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mic Sans MS" svg:font-family="'Comic Sans MS'" style:font-family-generic="script"/>
    <style:font-face style:name="Courier" svg:font-family="Courier" style:font-family-generic="modern" style:font-pitch="fixed"/>
    <style:font-face style:name="Courier1" svg:font-family="Courie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automatic-styles>
    <style:style style:name="co1" style:family="table-column">
      <style:table-column-properties fo:break-before="auto" style:column-width="2.9992in"/>
    </style:style>
    <style:style style:name="co2" style:family="table-column">
      <style:table-column-properties fo:break-before="auto" style:column-width="0.7492in"/>
    </style:style>
    <style:style style:name="co3" style:family="table-column">
      <style:table-column-properties fo:break-before="auto" style:column-width="0.2161in"/>
    </style:style>
    <style:style style:name="co4" style:family="table-column">
      <style:table-column-properties fo:break-before="auto" style:column-width="0.4244in"/>
    </style:style>
    <style:style style:name="co5" style:family="table-column">
      <style:table-column-properties fo:break-before="auto" style:column-width="0.1327in"/>
    </style:style>
    <style:style style:name="co6" style:family="table-column">
      <style:table-column-properties fo:break-before="auto" style:column-width="0.6992in"/>
    </style:style>
    <style:style style:name="co7" style:family="table-column">
      <style:table-column-properties fo:break-before="auto" style:column-width="0.6409in"/>
    </style:style>
    <style:style style:name="co8" style:family="table-column">
      <style:table-column-properties fo:break-before="auto" style:column-width="0.5992in"/>
    </style:style>
    <style:style style:name="co9" style:family="table-column">
      <style:table-column-properties fo:break-before="auto" style:column-width="0.5575in"/>
    </style:style>
    <style:style style:name="co10" style:family="table-column">
      <style:table-column-properties fo:break-before="auto" style:column-width="0.4992in"/>
    </style:style>
    <style:style style:name="co11" style:family="table-column">
      <style:table-column-properties fo:break-before="auto" style:column-width="0.6161in"/>
    </style:style>
    <style:style style:name="co12" style:family="table-column">
      <style:table-column-properties fo:break-before="auto" style:column-width="0.4492in"/>
    </style:style>
    <style:style style:name="co13" style:family="table-column">
      <style:table-column-properties fo:break-before="auto" style:column-width="1.3409in"/>
    </style:style>
    <style:style style:name="co14" style:family="table-column">
      <style:table-column-properties fo:break-before="auto" style:column-width="1.0909in"/>
    </style:style>
    <style:style style:name="co15" style:family="table-column">
      <style:table-column-properties fo:break-before="auto" style:column-width="0.2909in"/>
    </style:style>
    <style:style style:name="co16" style:family="table-column">
      <style:table-column-properties fo:break-before="auto" style:column-width="0.4909in"/>
    </style:style>
    <style:style style:name="co17" style:family="table-column">
      <style:table-column-properties fo:break-before="auto" style:column-width="0.4575in"/>
    </style:style>
    <style:style style:name="co18" style:family="table-column">
      <style:table-column-properties fo:break-before="auto" style:column-width="0.5075in"/>
    </style:style>
    <style:style style:name="co19" style:family="table-column">
      <style:table-column-properties fo:break-before="auto" style:column-width="0.5492in"/>
    </style:style>
    <style:style style:name="co20" style:family="table-column">
      <style:table-column-properties fo:break-before="auto" style:column-width="0.5744in"/>
    </style:style>
    <style:style style:name="co21" style:family="table-column">
      <style:table-column-properties fo:break-before="auto" style:column-width="0.5409in"/>
    </style:style>
    <style:style style:name="co22" style:family="table-column">
      <style:table-column-properties fo:break-before="auto" style:column-width="0.4661in"/>
    </style:style>
    <style:style style:name="co23" style:family="table-column">
      <style:table-column-properties fo:break-before="auto" style:column-width="0.6327in"/>
    </style:style>
    <style:style style:name="co24" style:family="table-column">
      <style:table-column-properties fo:break-before="auto" style:column-width="0.5161in"/>
    </style:style>
    <style:style style:name="co25" style:family="table-column">
      <style:table-column-properties fo:break-before="auto" style:column-width="0.8827in"/>
    </style:style>
    <style:style style:name="ro1" style:family="table-row">
      <style:table-row-properties style:row-height="0.1835in" fo:break-before="auto" style:use-optimal-row-height="false"/>
    </style:style>
    <style:style style:name="ro2" style:family="table-row">
      <style:table-row-properties style:row-height="0.2in" fo:break-before="auto" style:use-optimal-row-height="false"/>
    </style:style>
    <style:style style:name="ro3" style:family="table-row">
      <style:table-row-properties style:row-height="0.1917in" fo:break-before="auto" style:use-optimal-row-height="false"/>
    </style:style>
    <style:style style:name="ro4" style:family="table-row">
      <style:table-row-properties style:row-height="0.4083in" fo:break-before="auto" style:use-optimal-row-height="false"/>
    </style:style>
    <style:style style:name="ro5" style:family="table-row">
      <style:table-row-properties style:row-height="0.2165in" fo:break-before="auto" style:use-optimal-row-height="false"/>
    </style:style>
    <style:style style:name="ta1" style:family="table" style:master-page-name="PageStyle_5f_Vstup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Ballistics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cell-protect="none" style:print-content="true" fo:background-color="transparent" fo:padding="0.028in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cell-protect="none" style:print-content="true" fo:background-color="transparent" fo:padding="0.028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transparent" fo:padding="0.028in"/>
    </style:style>
    <style:style style:name="ce7" style:family="table-cell" style:parent-style-name="Default" style:data-style-name="N1">
      <style:table-cell-properties fo:background-color="transparent" fo:padding="0.028in"/>
    </style:style>
    <style:style style:name="ce8" style:family="table-cell" style:parent-style-name="Default" style:data-style-name="N1">
      <style:table-cell-properties style:glyph-orientation-vertical="0" fo:border-bottom="0.74pt solid #000000" fo:background-color="#969696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" style:family="table-cell" style:parent-style-name="Default" style:data-style-name="N1">
      <style:table-cell-properties style:glyph-orientation-vertical="0" fo:border-bottom="0.74pt solid #000000" fo:background-color="#969696" style:cell-protect="protected" style:print-content="true" style:diagonal-bl-tr="none" style:diagonal-tl-br="none" style:text-align-source="fix" style:repeat-content="false" fo:wrap-option="no-wrap" fo:border-left="1.76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" style:family="table-cell" style:parent-style-name="Default" style:data-style-name="N1">
      <style:table-cell-properties fo:border-bottom="0.74pt solid #000000" fo:background-color="#c0c0c0" style:cell-protect="protected" style:print-content="true" style:diagonal-bl-tr="none" style:diagonal-tl-br="none" fo:border-left="1.76pt solid #000000" fo:padding="0.028in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" style:family="table-cell" style:parent-style-name="Default" style:data-style-name="N1">
      <style:table-cell-properties fo:border-bottom="0.74pt solid #000000" fo:background-color="#ffffff" style:cell-protect="protected" style:print-content="true" style:diagonal-bl-tr="none" style:diagonal-tl-br="none" fo:border-left="1.76pt solid #000000" fo:padding="0.028in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" style:family="table-cell" style:parent-style-name="Default" style:data-style-name="N1">
      <style:table-cell-properties fo:border-bottom="1.76pt solid #000000" fo:background-color="#c0c0c0" style:cell-protect="protected" style:print-content="true" style:diagonal-bl-tr="none" style:diagonal-tl-br="none" fo:border-left="1.76pt solid #000000" fo:padding="0.028in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3" style:family="table-cell" style:parent-style-name="Default" style:data-style-name="N16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14" style:family="table-cell" style:parent-style-name="Default" style:data-style-name="N162">
      <style:table-cell-properties style:glyph-orientation-vertical="0" fo:border-bottom="0.74pt solid #000000" fo:background-color="#969696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5" style:family="table-cell" style:parent-style-name="Default" style:data-style-name="N162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 style:data-style-name="N162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7" style:family="table-cell" style:parent-style-name="Default" style:data-style-name="N16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8" style:family="table-cell" style:parent-style-name="Default" style:data-style-name="N162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 style:data-style-name="N162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20" style:family="table-cell" style:parent-style-name="Default" style:data-style-name="N162">
      <style:table-cell-properties fo:background-color="#c0c0c0" style:cell-protect="protected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1" style:family="table-cell" style:parent-style-name="Default" style:data-style-name="N162">
      <style:table-cell-properties fo:background-color="#ffffff" style:cell-protect="protected" style:print-content="true" style:diagonal-bl-tr="none" style:diagonal-tl-br="none" fo:border="0.74pt solid #000000" fo:padding="0.028in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 style:data-style-name="N162">
      <style:table-cell-properties fo:border-bottom="1.76pt solid #000000" fo:background-color="#c0c0c0" style:cell-protect="protected" style:print-content="true" style:diagonal-bl-tr="none" style:diagonal-tl-br="none" fo:border-left="0.74pt solid #000000" fo:padding="0.028in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3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</style:style>
    <style:style style:name="ce24" style:family="table-cell" style:parent-style-name="Default" style:data-style-name="N1">
      <style:table-cell-properties style:glyph-orientation-vertical="0" fo:border-bottom="0.74pt solid #000000" fo:background-color="#969696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 style:data-style-name="N1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 style:data-style-name="N1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 style:data-style-name="N1">
      <style:table-cell-properties style:glyph-orientation-vertical="0" fo:border-bottom="1.76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 style:data-style-name="N1">
      <style:table-cell-properties style:glyph-orientation-vertical="0" style:text-align-source="fix" style:repeat-content="false" fo:background-color="transparent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</style:style>
    <style:style style:name="ce30" style:family="table-cell" style:parent-style-name="Default" style:data-style-name="N162">
      <style:table-cell-properties fo:background-color="transparent" fo:padding="0.028in"/>
    </style:style>
    <style:style style:name="ce31" style:family="table-cell" style:parent-style-name="Default" style:data-style-name="N162">
      <style:table-cell-properties style:glyph-orientation-vertical="0" fo:background-color="#c0c0c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 style:data-style-name="N16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 style:data-style-name="N162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" style:family="table-cell" style:parent-style-name="Default" style:data-style-name="N162">
      <style:table-cell-properties style:glyph-orientation-vertical="0" fo:border-bottom="0.74pt solid #000000" fo:background-color="#969696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5" style:family="table-cell" style:parent-style-name="Default" style:data-style-name="N162">
      <style:table-cell-properties style:glyph-orientation-vertical="0" fo:border-bottom="0.74pt solid #000000" fo:background-color="#969696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" style:family="table-cell" style:parent-style-name="Default" style:data-style-name="N162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7" style:family="table-cell" style:parent-style-name="Default" style:data-style-name="N16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 style:data-style-name="N162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 style:data-style-name="N1">
      <style:table-cell-properties style:glyph-orientation-vertical="0" fo:border-bottom="0.74pt solid #000000" fo:background-color="#969696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1.76pt solid #000000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 style:data-style-name="N1">
      <style:table-cell-properties style:glyph-orientation-vertical="0" fo:border-bottom="0.74pt solid #000000" fo:background-color="#969696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1" style:family="table-cell" style:parent-style-name="Default" style:data-style-name="N1">
      <style:table-cell-properties style:glyph-orientation-vertical="0" fo:border-bottom="0.74pt solid #000000" fo:background-color="#c0c0c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2" style:family="table-cell" style:parent-style-name="Default" style:data-style-name="N1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3" style:family="table-cell" style:parent-style-name="Default" style:data-style-name="N1">
      <style:table-cell-properties style:glyph-orientation-vertical="0" fo:border-bottom="1.76pt solid #000000" fo:background-color="#c0c0c0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4" style:family="table-cell" style:parent-style-name="Default" style:data-style-name="N162">
      <style:table-cell-properties style:glyph-orientation-vertical="0" fo:border-bottom="0.74pt solid #000000" fo:background-color="#969696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5" style:family="table-cell" style:parent-style-name="Default" style:data-style-name="N162">
      <style:table-cell-properties style:glyph-orientation-vertical="0" fo:border-bottom="0.74pt solid #000000" fo:background-color="#969696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1.76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6" style:family="table-cell" style:parent-style-name="Default" style:data-style-name="N162">
      <style:table-cell-properties fo:border-bottom="0.74pt solid #000000" fo:background-color="#c0c0c0" style:cell-protect="protected" style:print-content="true" style:diagonal-bl-tr="none" style:diagonal-tl-br="none" fo:border-left="0.74pt solid #000000" fo:padding="0.028in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 style:data-style-name="N162">
      <style:table-cell-properties fo:border-bottom="0.74pt solid #000000" fo:background-color="#ffffff" style:cell-protect="protected" style:print-content="true" style:diagonal-bl-tr="none" style:diagonal-tl-br="none" fo:border-left="0.74pt solid #000000" fo:padding="0.028in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8" style:family="table-cell" style:parent-style-name="Default" style:data-style-name="N162">
      <style:table-cell-properties fo:border-bottom="1.76pt solid #000000" fo:background-color="#c0c0c0" style:cell-protect="protected" style:print-content="true" style:diagonal-bl-tr="none" style:diagonal-tl-br="none" fo:border-left="0.74pt solid #000000" fo:padding="0.028in" fo:border-right="1.76pt solid #000000" style:rotation-align="none" fo:border-top="0.74pt solid #000000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omic Sans MS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2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3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Default">
      <style:table-cell-properties fo:padding="0.028in"/>
    </style:style>
    <style:style style:name="ce5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8" style:family="table-cell" style:parent-style-name="Default">
      <style:table-cell-properties fo:padding="0.028in"/>
      <style:text-properties fo:color="#c0c0c0" style:text-outline="false" style:text-line-through-style="none" style:text-line-through-typ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0c0c0" style:text-outline="false" style:text-line-through-style="none" style:text-line-through-typ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0c0c0" style:text-outline="false" style:text-line-through-style="none" style:text-line-through-typ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1" style:family="table-cell" style:parent-style-name="Default">
      <style:table-cell-properties style:cell-protect="protected" style:print-content="true" fo:padding="0.028in"/>
      <style:text-properties fo:color="#c0c0c0" style:text-outline="false" style:text-line-through-style="none" style:text-line-through-typ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fo:background-color="#ffffff" style:diagonal-bl-tr="none" style:diagonal-tl-br="none" fo:border="none" fo:padding="0.028in" style:rotation-align="none"/>
    </style:style>
    <style:style style:name="ce6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62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fo:color="#00008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159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162">
      <style:table-cell-properties style:glyph-orientation-vertical="0" style:cell-protect="protected" style:print-content="true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fo:color="#c0c0c0" style:text-outline="false" style:text-line-through-style="none" style:text-line-through-typ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order-bottom="none" fo:background-color="#969696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1" style:family="table-cell" style:parent-style-name="Default">
      <style:table-cell-properties style:glyph-orientation-vertical="0" fo:border-bottom="0.74pt solid #000000" fo:background-color="#969696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2" style:family="table-cell" style:parent-style-name="Default" style:data-style-name="N159">
      <style:table-cell-properties fo:border-bottom="none" fo:background-color="#c0c0c0" style:cell-protect="protected" style:print-content="true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3" style:family="table-cell" style:parent-style-name="Default" style:data-style-name="N159">
      <style:table-cell-properties fo:border-bottom="none" fo:background-color="#ffffff" style:cell-protect="protected" style:print-content="true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4" style:family="table-cell" style:parent-style-name="Default" style:data-style-name="N159">
      <style:table-cell-properties fo:border-bottom="0.74pt solid #000000" fo:background-color="#c0c0c0" style:cell-protect="protected" style:print-content="true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5" style:family="table-cell" style:parent-style-name="Default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6" style:family="table-cell" style:parent-style-name="Default" style:data-style-name="N159">
      <style:table-cell-properties style:cell-protect="protected" style:print-content="true" fo:padding="0.028in"/>
    </style:style>
    <style:style style:name="ce77" style:family="table-cell" style:parent-style-name="Default">
      <style:table-cell-properties style:glyph-orientation-vertical="0" fo:border-bottom="none" fo:background-color="#969696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fo:background-color="#969696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Default">
      <style:table-cell-properties style:cell-protect="protected" style:print-content="true" fo:padding="0.028in"/>
    </style:style>
    <style:style style:name="ce8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3" style:family="table-cell" style:parent-style-name="Default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157">
      <style:table-cell-properties style:glyph-orientation-vertical="0" fo:border-bottom="0.74pt solid #000000" fo:background-color="#969696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6" style:family="table-cell" style:parent-style-name="Default" style:data-style-name="N160">
      <style:table-cell-properties fo:background-color="#c0c0c0"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7" style:family="table-cell" style:parent-style-name="Default" style:data-style-name="N160">
      <style:table-cell-properties fo:background-color="#ffffff"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8" style:family="table-cell" style:parent-style-name="Default" style:data-style-name="N160">
      <style:table-cell-properties fo:border-bottom="0.74pt solid #000000" fo:background-color="#c0c0c0" style:cell-protect="protected" style:print-content="true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9" style:family="table-cell" style:parent-style-name="Default" style:data-style-name="N160">
      <style:table-cell-properties style:glyph-orientation-vertical="0" fo:background-color="#c0c0c0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Default" style:data-style-name="N16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1" style:family="table-cell" style:parent-style-name="Default" style:data-style-name="N160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2" style:family="table-cell" style:parent-style-name="Default" style:data-style-name="N160">
      <style:table-cell-properties style:glyph-orientation-vertical="0" fo:border-bottom="none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3" style:family="table-cell" style:parent-style-name="Default" style:data-style-name="N16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4" style:family="table-cell" style:parent-style-name="Default" style:data-style-name="N160">
      <style:table-cell-properties style:glyph-orientation-vertical="0" fo:border-bottom="0.74pt solid #000000" fo:background-color="#c0c0c0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5" style:family="table-cell" style:parent-style-name="Default">
      <style:table-cell-properties style:glyph-orientation-vertical="0" fo:background-color="#969696" style:cell-protect="protected" style:print-content="true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6" style:family="table-cell" style:parent-style-name="Default" style:data-style-name="N2">
      <style:table-cell-properties style:glyph-orientation-vertical="0" fo:background-color="#c0c0c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0.74pt solid #000000" fo:background-color="#969696" style:cell-protect="protected" style:print-content="true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0" style:family="table-cell" style:parent-style-name="Default" style:data-style-name="N160">
      <style:table-cell-properties fo:border-bottom="none" fo:background-color="#c0c0c0" style:cell-protect="protected" style:print-content="true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1" style:family="table-cell" style:parent-style-name="Default" style:data-style-name="N160">
      <style:table-cell-properties fo:border-bottom="none" fo:background-color="#ffffff" style:cell-protect="protected" style:print-content="true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2" style:family="table-cell" style:parent-style-name="Default" style:data-style-name="N160">
      <style:table-cell-properties fo:border-bottom="0.74pt solid #000000" fo:background-color="#c0c0c0" style:cell-protect="protected" style:print-content="true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03" style:family="table-cell" style:parent-style-name="Default" style:data-style-name="N159">
      <style:table-cell-properties style:glyph-orientation-vertical="0" fo:border-bottom="0.74pt solid #000000" fo:background-color="#969696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04" style:family="table-cell" style:parent-style-name="Default" style:data-style-name="N160">
      <style:table-cell-properties fo:background-color="#c0c0c0"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5" style:family="table-cell" style:parent-style-name="Default" style:data-style-name="N160">
      <style:table-cell-properties fo:background-color="#ffffff" style:cell-protect="protected" style:print-content="true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6" style:family="table-cell" style:parent-style-name="Default" style:data-style-name="N160">
      <style:table-cell-properties fo:border-bottom="0.74pt solid #000000" fo:background-color="#c0c0c0" style:cell-protect="protected" style:print-content="true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7" style:family="table-cell" style:parent-style-name="Default" style:data-style-name="N159">
      <style:table-cell-properties style:glyph-orientation-vertical="0" fo:border-bottom="0.74pt solid #000000" fo:background-color="#969696" style:cell-protect="protected" style:print-content="true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8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9" style:family="table-cell" style:parent-style-name="Default" style:data-style-name="N162">
      <style:table-cell-properties fo:background-color="#c0c0c0"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0" style:family="table-cell" style:parent-style-name="Default" style:data-style-name="N162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1" style:family="table-cell" style:parent-style-name="Default" style:data-style-name="N162">
      <style:table-cell-properties fo:border-bottom="none" style:diagonal-bl-tr="none" style:diagonal-tl-br="none" fo:border-left="none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2" style:family="table-cell" style:parent-style-name="Default" style:data-style-name="N162">
      <style:table-cell-properties fo:border-bottom="none" fo:background-color="#c0c0c0" style:diagonal-bl-tr="none" style:diagonal-tl-br="none" fo:border-left="none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3" style:family="table-cell" style:parent-style-name="Default">
      <style:table-cell-properties fo:border-bottom="none" fo:background-color="#969696" style:diagonal-bl-tr="none" style:diagonal-tl-br="none" fo:border-left="0.74pt solid #000000" fo:padding="0.028in" fo:border-right="0.74pt solid #000000" style:rotation-align="none" fo:border-top="0.74pt solid #000000"/>
    </style:style>
    <style:style style:name="ce114" style:family="table-cell" style:parent-style-name="Default" style:data-style-name="N162">
      <style:table-cell-properties fo:border-bottom="none" fo:background-color="#c0c0c0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5" style:family="table-cell" style:parent-style-name="Default" style:data-style-name="N162">
      <style:table-cell-properties fo:border-bottom="none" fo:background-color="#ffffff" style:diagonal-bl-tr="none" style:diagonal-tl-br="none" fo:border-left="0.74pt solid #000000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6" style:family="table-cell" style:parent-style-name="Default" style:data-style-name="N162">
      <style:table-cell-properties fo:background-color="#ffffff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7" style:family="table-cell" style:parent-style-name="Default" style:data-style-name="N162">
      <style:table-cell-properties fo:background-color="#c0c0c0"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8" style:family="table-cell" style:parent-style-name="Default" style:data-style-name="N162">
      <style:table-cell-properties fo:border-bottom="0.74pt solid #000000" fo:background-color="#c0c0c0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0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1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2" style:family="table-cell" style:parent-style-name="Default" style:data-style-name="N162">
      <style:table-cell-properties fo:border-bottom="none" fo:background-color="#ffffff" style:diagonal-bl-tr="none" style:diagonal-tl-br="none" fo:border-left="none" fo:padding="0.028in" fo:border-right="0.74pt solid #000000" style:rotation-align="none" fo:border-top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none" fo:background-color="#969696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4" style:family="table-cell" style:parent-style-name="Default">
      <style:table-cell-properties style:glyph-orientation-vertical="0" fo:border-bottom="0.74pt solid #000000" fo:background-color="#969696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25" style:family="table-cell" style:parent-style-name="Default" style:data-style-name="N163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6" style:family="table-cell" style:parent-style-name="Default" style:data-style-name="N163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ourier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font-name="Arial" fo:font-size="12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use-window-font-color="true"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bold" style:font-weight-asian="bold" style:font-weight-complex="bold"/>
    </style:style>
    <style:style style:name="T3" style:family="text">
      <style:text-properties style:use-window-font-color="true" style:font-name="Arial" fo:font-size="12pt" style:text-underline-style="none" style:text-underline-color="font-color" style:text-line-through-type="none" fo:font-style="normal" style:text-outline="false" fo:text-shadow="none" style:text-position="0% 100%" style:font-name-complex="Arial" style:font-size-asian="12pt" style:font-size-complex="12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Vstup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number-columns-repeated="253" table:default-cell-style-name="ce2"/>
        <table:table-column table:style-name="co2" table:number-columns-repeated="16127"/>
        <table:table-row table:style-name="ro1">
          <table:table-cell table:number-columns-repeated="257"/>
        </table:table-row>
        <table:table-row table:style-name="ro1">
          <table:table-cell office:value-type="string" calcext:value-type="string">
            <text:p>Úsťová rýchlosť [m/s]</text:p>
          </table:table-cell>
          <table:table-cell table:style-name="ce3" office:value-type="float" office:value="794" calcext:value-type="float">
            <text:p>794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Hmotnosť strely [g]</text:p>
          </table:table-cell>
          <table:table-cell table:style-name="ce3" office:value-type="float" office:value="11.67" calcext:value-type="float">
            <text:p>11.67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Balistický koeficient</text:p>
          </table:table-cell>
          <table:table-cell table:style-name="ce3" office:value-type="float" office:value="0.552" calcext:value-type="float">
            <text:p>0.552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Počiatočná vzdialenosť [m]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Inkrement vzdialenosti [m]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Nadmorská výška [m]</text:p>
          </table:table-cell>
          <table:table-cell table:style-name="ce3" office:value-type="float" office:value="400" calcext:value-type="float">
            <text:p>40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Teplota [C]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Výška optickej osi voči hlavni [cm]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Nástrelná vzdialenosť [m]</text:p>
          </table:table-cell>
          <table:table-cell table:style-name="ce3" office:value-type="float" office:value="175" calcext:value-type="float">
            <text:p>175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Rýchlosť vetra [m/s]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Rýchlosť cieľa [m/s]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55"/>
        </table:table-row>
        <table:table-row table:style-name="ro1">
          <table:table-cell office:value-type="string" calcext:value-type="string">
            <text:p>Hodnota 1 kliku na 100m [cm]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55"/>
        </table:table-row>
        <table:table-row table:style-name="ro1">
          <table:table-cell/>
          <table:table-cell table:style-name="ce3"/>
          <table:table-cell table:number-columns-repeated="255"/>
        </table:table-row>
        <table:table-row table:style-name="ro1">
          <table:table-cell office:value-type="string" calcext:value-type="string">
            <text:p>Konverzie a konštanty</text:p>
          </table:table-cell>
          <table:table-cell table:style-name="ce4"/>
          <table:table-cell table:number-columns-repeated="255"/>
        </table:table-row>
        <table:table-row table:style-name="ro1">
          <table:table-cell office:value-type="string" calcext:value-type="string">
            <text:p>Hmotnosť strely [grain]</text:p>
          </table:table-cell>
          <table:table-cell table:style-name="ce3" office:value-type="float" office:value="178" calcext:value-type="float">
            <text:p>178</text:p>
          </table:table-cell>
          <table:table-cell table:style-name="ce5" office:value-type="string" calcext:value-type="string">
            <text:p>=</text:p>
          </table:table-cell>
          <table:table-cell table:formula="of:=[.B16]/15.432" office:value-type="float" office:value="11.5344738206325" calcext:value-type="float">
            <text:p>11.5344738206325</text:p>
          </table:table-cell>
          <table:table-cell office:value-type="string" calcext:value-type="string">
            <text:p>[g]</text:p>
          </table:table-cell>
          <table:table-cell table:number-columns-repeated="252"/>
        </table:table-row>
        <table:table-row table:style-name="ro1">
          <table:table-cell office:value-type="string" calcext:value-type="string">
            <text:p>1MOA</text:p>
          </table:table-cell>
          <table:table-cell table:formula="of:=PI()*200*100/(360*60)" office:value-type="float" office:value="2.90888208665722" calcext:value-type="float">
            <text:p>2.90888208665722</text:p>
          </table:table-cell>
          <table:table-cell table:number-columns-repeated="255"/>
        </table:table-row>
        <table:table-row table:style-name="ro1" table:number-rows-repeated="8">
          <table:table-cell table:number-columns-repeated="257"/>
        </table:table-row>
        <table:table-row table:style-name="ro1">
          <table:table-cell office:value-type="string" calcext:value-type="string">
            <text:p>Heslo pre unprotect</text:p>
          </table:table-cell>
          <table:table-cell office:value-type="string" calcext:value-type="string">
            <text:p>balistika</text:p>
          </table:table-cell>
          <table:table-cell table:number-columns-repeated="255"/>
        </table:table-row>
        <table:table-row table:style-name="ro1" table:number-rows-repeated="1048549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Data" table:style-name="ta2">
        <office:forms form:automatic-focus="false" form:apply-design-mode="false"/>
        <table:table-column table:style-name="co5" table:default-cell-style-name="ce6"/>
        <table:table-column table:style-name="co6" table:default-cell-style-name="ce7"/>
        <table:table-column table:style-name="co7" table:default-cell-style-name="ce6"/>
        <table:table-column table:style-name="co8" table:default-cell-style-name="ce6"/>
        <table:table-column table:style-name="co9" table:default-cell-style-name="ce7"/>
        <table:table-column table:style-name="co10" table:default-cell-style-name="ce6"/>
        <table:table-column table:style-name="co11" table:default-cell-style-name="ce6"/>
        <table:table-column table:style-name="co12" table:visibility="collapse" table:default-cell-style-name="ce6"/>
        <table:table-column table:style-name="co8" table:default-cell-style-name="ce7"/>
        <table:table-column table:style-name="co4" table:default-cell-style-name="ce6"/>
        <table:table-column table:style-name="co2" table:number-columns-repeated="247" table:default-cell-style-name="ce6"/>
        <table:table-column table:style-name="co2" table:number-columns-repeated="16127"/>
        <table:table-row table:style-name="ro2">
          <table:table-cell table:number-columns-repeated="2"/>
          <table:table-cell table:style-name="ce13"/>
          <table:table-cell table:style-name="ce19"/>
          <table:table-cell table:style-name="ce23"/>
          <table:table-cell table:style-name="ce29"/>
          <table:table-cell table:style-name="ce30" table:number-columns-repeated="2"/>
          <table:table-cell/>
          <table:table-cell table:style-name="ce30"/>
          <table:table-cell table:number-columns-repeated="247"/>
        </table:table-row>
        <table:table-row table:style-name="ro3">
          <table:table-cell/>
          <table:table-cell table:style-name="ce8" office:value-type="string" calcext:value-type="string">
            <text:p>Vdialenosť</text:p>
          </table:table-cell>
          <table:table-cell table:style-name="ce14" office:value-type="string" calcext:value-type="string">
            <text:p>Rýchlosť</text:p>
          </table:table-cell>
          <table:table-cell table:style-name="ce14" office:value-type="string" calcext:value-type="string">
            <text:p>Dráha</text:p>
          </table:table-cell>
          <table:table-cell table:style-name="ce24" office:value-type="string" calcext:value-type="string">
            <text:p>Vert.</text:p>
          </table:table-cell>
          <table:table-cell table:style-name="ce14" office:value-type="string" calcext:value-type="string">
            <text:p>Mil</text:p>
          </table:table-cell>
          <table:table-cell table:style-name="ce14" office:value-type="string" calcext:value-type="string">
            <text:p>Vietor =</text:p>
          </table:table-cell>
          <table:table-cell table:style-name="ce34"/>
          <table:table-cell table:style-name="ce39" table:formula="of:=[$Vstup.B11]" office:value-type="float" office:value="0" calcext:value-type="float">
            <text:p>0</text:p>
          </table:table-cell>
          <table:table-cell table:style-name="ce44" office:value-type="string" calcext:value-type="string">
            <text:p>m/s</text:p>
          </table:table-cell>
          <table:table-cell table:number-columns-repeated="247"/>
        </table:table-row>
        <table:table-row table:style-name="ro3">
          <table:table-cell/>
          <table:table-cell table:style-name="ce9" office:value-type="string" calcext:value-type="string">
            <text:p>m</text:p>
          </table:table-cell>
          <table:table-cell table:style-name="ce15" office:value-type="string" calcext:value-type="string">
            <text:p>m/s</text:p>
          </table:table-cell>
          <table:table-cell table:style-name="ce15" office:value-type="string" calcext:value-type="string">
            <text:p>strely</text:p>
          </table:table-cell>
          <table:table-cell table:style-name="ce25" office:value-type="string" calcext:value-type="string">
            <text:p>klik</text:p>
          </table:table-cell>
          <table:table-cell table:style-name="ce15" office:value-type="string" calcext:value-type="string">
            <text:p>Drop</text:p>
          </table:table-cell>
          <table:table-cell table:style-name="ce15" office:value-type="string" calcext:value-type="string">
            <text:p>Dráha</text:p>
          </table:table-cell>
          <table:table-cell table:style-name="ce35"/>
          <table:table-cell table:style-name="ce40" office:value-type="string" calcext:value-type="string">
            <text:p>klik</text:p>
          </table:table-cell>
          <table:table-cell table:style-name="ce45" office:value-type="string" calcext:value-type="string">
            <text:p>mil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4]/[$Ballistics.$B$26]" office:value-type="float" office:value="0" calcext:value-type="float">
            <text:p>0</text:p>
          </table:table-cell>
          <table:table-cell table:style-name="ce16" table:formula="of:=[$Ballistics.E4]/[$Ballistics.$B$25]" office:value-type="float" office:value="794" calcext:value-type="float">
            <text:p>794.0</text:p>
          </table:table-cell>
          <table:table-cell table:style-name="ce20" table:formula="of:=[$Ballistics.H4]/[$Ballistics.$B$27]" office:value-type="float" office:value="-5" calcext:value-type="float">
            <text:p>-5.0</text:p>
          </table:table-cell>
          <table:table-cell table:style-name="ce26"/>
          <table:table-cell table:style-name="ce16" table:formula="of:=[$Ballistics.J4]" office:value-type="float" office:value="0" calcext:value-type="float">
            <text:p>0.0</text:p>
          </table:table-cell>
          <table:table-cell table:style-name="ce31" table:formula="of:=[$Ballistics.K4]/[$Ballistics.$B$27]" office:value-type="float" office:value="0" calcext:value-type="float">
            <text:p>0.0</text:p>
          </table:table-cell>
          <table:table-cell table:style-name="ce36"/>
          <table:table-cell table:style-name="ce41"/>
          <table:table-cell table:style-name="ce46"/>
          <table:table-cell table:number-columns-repeated="247"/>
        </table:table-row>
        <table:table-row table:style-name="ro3">
          <table:table-cell/>
          <table:table-cell table:style-name="ce11" table:formula="of:=[$Ballistics.D5]/[$Ballistics.$B$26]" office:value-type="float" office:value="10" calcext:value-type="float">
            <text:p>10</text:p>
          </table:table-cell>
          <table:table-cell table:style-name="ce17" table:formula="of:=[$Ballistics.E5]/[$Ballistics.$B$25]" office:value-type="float" office:value="788.800650714532" calcext:value-type="float">
            <text:p>788.8</text:p>
          </table:table-cell>
          <table:table-cell table:style-name="ce21" table:formula="of:=[$Ballistics.H5]/[$Ballistics.$B$27]" office:value-type="float" office:value="-3.41220216903358" calcext:value-type="float">
            <text:p>-3.4</text:p>
          </table:table-cell>
          <table:table-cell table:style-name="ce27" table:formula="of:=[.D5]/([.B5]/100)/[$Vstup.$B$13]" office:value-type="float" office:value="-34.1220216903358" calcext:value-type="float">
            <text:p>-34</text:p>
          </table:table-cell>
          <table:table-cell table:style-name="ce17" table:formula="of:=[$Ballistics.J5]" office:value-type="float" office:value="3.41220217015307" calcext:value-type="float">
            <text:p>3.4</text:p>
          </table:table-cell>
          <table:table-cell table:style-name="ce32" table:formula="of:=[$Ballistics.K5]/[$Ballistics.$B$27]" office:value-type="float" office:value="0" calcext:value-type="float">
            <text:p>0.0</text:p>
          </table:table-cell>
          <table:table-cell table:style-name="ce37"/>
          <table:table-cell table:style-name="ce27" table:formula="of:=[.G5]/([.B5]/100)/[$Vstup.$B$13]" office:value-type="float" office:value="0" calcext:value-type="float">
            <text:p>0</text:p>
          </table:table-cell>
          <table:table-cell table:style-name="ce47" table:formula="of:=[$Ballistics.M5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6]/[$Ballistics.$B$26]" office:value-type="float" office:value="20" calcext:value-type="float">
            <text:p>20</text:p>
          </table:table-cell>
          <table:table-cell table:style-name="ce16" table:formula="of:=[$Ballistics.E6]/[$Ballistics.$B$25]" office:value-type="float" office:value="783.620676236488" calcext:value-type="float">
            <text:p>783.6</text:p>
          </table:table-cell>
          <table:table-cell table:style-name="ce20" table:formula="of:=[$Ballistics.H6]/[$Ballistics.$B$27]" office:value-type="float" office:value="-1.98120958757549" calcext:value-type="float">
            <text:p>-2.0</text:p>
          </table:table-cell>
          <table:table-cell table:style-name="ce26" table:formula="of:=[.D6]/([.B6]/100)/[$Vstup.$B$13]" office:value-type="float" office:value="-9.90604793787743" calcext:value-type="float">
            <text:p>-10</text:p>
          </table:table-cell>
          <table:table-cell table:style-name="ce16" table:formula="of:=[$Ballistics.J6]" office:value-type="float" office:value="0.990604794112745" calcext:value-type="float">
            <text:p>1.0</text:p>
          </table:table-cell>
          <table:table-cell table:style-name="ce31" table:formula="of:=[$Ballistics.K6]/[$Ballistics.$B$27]" office:value-type="float" office:value="0" calcext:value-type="float">
            <text:p>0.0</text:p>
          </table:table-cell>
          <table:table-cell table:style-name="ce36"/>
          <table:table-cell table:style-name="ce41" table:formula="of:=[.G6]/([.B6]/100)/[$Vstup.$B$13]" office:value-type="float" office:value="0" calcext:value-type="float">
            <text:p>0</text:p>
          </table:table-cell>
          <table:table-cell table:style-name="ce46" table:formula="of:=[$Ballistics.M6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1" table:formula="of:=[$Ballistics.D7]/[$Ballistics.$B$26]" office:value-type="float" office:value="30" calcext:value-type="float">
            <text:p>30</text:p>
          </table:table-cell>
          <table:table-cell table:style-name="ce17" table:formula="of:=[$Ballistics.E7]/[$Ballistics.$B$25]" office:value-type="float" office:value="778.459861572373" calcext:value-type="float">
            <text:p>778.5</text:p>
          </table:table-cell>
          <table:table-cell table:style-name="ce21" table:formula="of:=[$Ballistics.H7]/[$Ballistics.$B$27]" office:value-type="float" office:value="-0.708541177435286" calcext:value-type="float">
            <text:p>-0.7</text:p>
          </table:table-cell>
          <table:table-cell table:style-name="ce27" table:formula="of:=[.D7]/([.B7]/100)/[$Vstup.$B$13]" office:value-type="float" office:value="-2.36180392478429" calcext:value-type="float">
            <text:p>-2</text:p>
          </table:table-cell>
          <table:table-cell table:style-name="ce17" table:formula="of:=[$Ballistics.J7]" office:value-type="float" office:value="0.236180392555916" calcext:value-type="float">
            <text:p>0.2</text:p>
          </table:table-cell>
          <table:table-cell table:style-name="ce32" table:formula="of:=[$Ballistics.K7]/[$Ballistics.$B$27]" office:value-type="float" office:value="0" calcext:value-type="float">
            <text:p>0.0</text:p>
          </table:table-cell>
          <table:table-cell table:style-name="ce37"/>
          <table:table-cell table:style-name="ce42" table:formula="of:=[.G7]/([.B7]/100)/[$Vstup.$B$13]" office:value-type="float" office:value="0" calcext:value-type="float">
            <text:p>0</text:p>
          </table:table-cell>
          <table:table-cell table:style-name="ce47" table:formula="of:=[$Ballistics.M7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8]/[$Ballistics.$B$26]" office:value-type="float" office:value="40" calcext:value-type="float">
            <text:p>40</text:p>
          </table:table-cell>
          <table:table-cell table:style-name="ce16" table:formula="of:=[$Ballistics.E8]/[$Ballistics.$B$25]" office:value-type="float" office:value="773.317995675662" calcext:value-type="float">
            <text:p>773.3</text:p>
          </table:table-cell>
          <table:table-cell table:style-name="ce20" table:formula="of:=[$Ballistics.H8]/[$Ballistics.$B$27]" office:value-type="float" office:value="0.404331771530371" calcext:value-type="float">
            <text:p>0.4</text:p>
          </table:table-cell>
          <table:table-cell table:style-name="ce26" table:formula="of:=[.D8]/([.B8]/100)/[$Vstup.$B$13]" office:value-type="float" office:value="1.01082942882593" calcext:value-type="float">
            <text:p>1</text:p>
          </table:table-cell>
          <table:table-cell table:style-name="ce16" table:formula="of:=[$Ballistics.J8]" office:value-type="float" office:value="0.101082942915756" calcext:value-type="float">
            <text:p>0.1</text:p>
          </table:table-cell>
          <table:table-cell table:style-name="ce31" table:formula="of:=[$Ballistics.K8]/[$Ballistics.$B$27]" office:value-type="float" office:value="0" calcext:value-type="float">
            <text:p>0.0</text:p>
          </table:table-cell>
          <table:table-cell table:style-name="ce36"/>
          <table:table-cell table:style-name="ce41" table:formula="of:=[.G8]/([.B8]/100)/[$Vstup.$B$13]" office:value-type="float" office:value="0" calcext:value-type="float">
            <text:p>0</text:p>
          </table:table-cell>
          <table:table-cell table:style-name="ce46" table:formula="of:=[$Ballistics.M8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1" table:formula="of:=[$Ballistics.D9]/[$Ballistics.$B$26]" office:value-type="float" office:value="50" calcext:value-type="float">
            <text:p>50</text:p>
          </table:table-cell>
          <table:table-cell table:style-name="ce17" table:formula="of:=[$Ballistics.E9]/[$Ballistics.$B$25]" office:value-type="float" office:value="768.194871346097" calcext:value-type="float">
            <text:p>768.2</text:p>
          </table:table-cell>
          <table:table-cell table:style-name="ce21" table:formula="of:=[$Ballistics.H9]/[$Ballistics.$B$27]" office:value-type="float" office:value="1.35598501173035" calcext:value-type="float">
            <text:p>1.4</text:p>
          </table:table-cell>
          <table:table-cell table:style-name="ce27" table:formula="of:=[.D9]/([.B9]/100)/[$Vstup.$B$13]" office:value-type="float" office:value="2.7119700234607" calcext:value-type="float">
            <text:p>3</text:p>
          </table:table-cell>
          <table:table-cell table:style-name="ce17" table:formula="of:=[$Ballistics.J9]" office:value-type="float" office:value="0.271197002435045" calcext:value-type="float">
            <text:p>0.3</text:p>
          </table:table-cell>
          <table:table-cell table:style-name="ce32" table:formula="of:=[$Ballistics.K9]/[$Ballistics.$B$27]" office:value-type="float" office:value="0" calcext:value-type="float">
            <text:p>0.0</text:p>
          </table:table-cell>
          <table:table-cell table:style-name="ce37"/>
          <table:table-cell table:style-name="ce42" table:formula="of:=[.G9]/([.B9]/100)/[$Vstup.$B$13]" office:value-type="float" office:value="0" calcext:value-type="float">
            <text:p>0</text:p>
          </table:table-cell>
          <table:table-cell table:style-name="ce47" table:formula="of:=[$Ballistics.M9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10]/[$Ballistics.$B$26]" office:value-type="float" office:value="60" calcext:value-type="float">
            <text:p>60</text:p>
          </table:table-cell>
          <table:table-cell table:style-name="ce16" table:formula="of:=[$Ballistics.E10]/[$Ballistics.$B$25]" office:value-type="float" office:value="763.090285132258" calcext:value-type="float">
            <text:p>763.1</text:p>
          </table:table-cell>
          <table:table-cell table:style-name="ce20" table:formula="of:=[$Ballistics.H10]/[$Ballistics.$B$27]" office:value-type="float" office:value="2.14504075872261" calcext:value-type="float">
            <text:p>2.1</text:p>
          </table:table-cell>
          <table:table-cell table:style-name="ce26" table:formula="of:=[.D10]/([.B10]/100)/[$Vstup.$B$13]" office:value-type="float" office:value="3.57506793120435" calcext:value-type="float">
            <text:p>4</text:p>
          </table:table-cell>
          <table:table-cell table:style-name="ce16" table:formula="of:=[$Ballistics.J10]" office:value-type="float" office:value="0.357506793237727" calcext:value-type="float">
            <text:p>0.4</text:p>
          </table:table-cell>
          <table:table-cell table:style-name="ce31" table:formula="of:=[$Ballistics.K10]/[$Ballistics.$B$27]" office:value-type="float" office:value="0" calcext:value-type="float">
            <text:p>0.0</text:p>
          </table:table-cell>
          <table:table-cell table:style-name="ce36"/>
          <table:table-cell table:style-name="ce41" table:formula="of:=[.G10]/([.B10]/100)/[$Vstup.$B$13]" office:value-type="float" office:value="0" calcext:value-type="float">
            <text:p>0</text:p>
          </table:table-cell>
          <table:table-cell table:style-name="ce46" table:formula="of:=[$Ballistics.M10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1" table:formula="of:=[$Ballistics.D11]/[$Ballistics.$B$26]" office:value-type="float" office:value="70" calcext:value-type="float">
            <text:p>70</text:p>
          </table:table-cell>
          <table:table-cell table:style-name="ce17" table:formula="of:=[$Ballistics.E11]/[$Ballistics.$B$25]" office:value-type="float" office:value="758.004037237286" calcext:value-type="float">
            <text:p>758.0</text:p>
          </table:table-cell>
          <table:table-cell table:style-name="ce21" table:formula="of:=[$Ballistics.H11]/[$Ballistics.$B$27]" office:value-type="float" office:value="2.77016712243876" calcext:value-type="float">
            <text:p>2.8</text:p>
          </table:table-cell>
          <table:table-cell table:style-name="ce27" table:formula="of:=[.D11]/([.B11]/100)/[$Vstup.$B$13]" office:value-type="float" office:value="3.95738160348394" calcext:value-type="float">
            <text:p>4</text:p>
          </table:table-cell>
          <table:table-cell table:style-name="ce17" table:formula="of:=[$Ballistics.J11]" office:value-type="float" office:value="0.395738160478229" calcext:value-type="float">
            <text:p>0.4</text:p>
          </table:table-cell>
          <table:table-cell table:style-name="ce32" table:formula="of:=[$Ballistics.K11]/[$Ballistics.$B$27]" office:value-type="float" office:value="0" calcext:value-type="float">
            <text:p>0.0</text:p>
          </table:table-cell>
          <table:table-cell table:style-name="ce37"/>
          <table:table-cell table:style-name="ce42" table:formula="of:=[.G11]/([.B11]/100)/[$Vstup.$B$13]" office:value-type="float" office:value="0" calcext:value-type="float">
            <text:p>0</text:p>
          </table:table-cell>
          <table:table-cell table:style-name="ce47" table:formula="of:=[$Ballistics.M11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12]/[$Ballistics.$B$26]" office:value-type="float" office:value="80" calcext:value-type="float">
            <text:p>80</text:p>
          </table:table-cell>
          <table:table-cell table:style-name="ce16" table:formula="of:=[$Ballistics.E12]/[$Ballistics.$B$25]" office:value-type="float" office:value="752.946363434327" calcext:value-type="float">
            <text:p>752.9</text:p>
          </table:table-cell>
          <table:table-cell table:style-name="ce20" table:formula="of:=[$Ballistics.H12]/[$Ballistics.$B$27]" office:value-type="float" office:value="3.19272893011322" calcext:value-type="float">
            <text:p>3.2</text:p>
          </table:table-cell>
          <table:table-cell table:style-name="ce26" table:formula="of:=[.D12]/([.B12]/100)/[$Vstup.$B$13]" office:value-type="float" office:value="3.99091116264153" calcext:value-type="float">
            <text:p>4</text:p>
          </table:table-cell>
          <table:table-cell table:style-name="ce16" table:formula="of:=[$Ballistics.J12]" office:value-type="float" office:value="0.399091116395088" calcext:value-type="float">
            <text:p>0.4</text:p>
          </table:table-cell>
          <table:table-cell table:style-name="ce31" table:formula="of:=[$Ballistics.K12]/[$Ballistics.$B$27]" office:value-type="float" office:value="0" calcext:value-type="float">
            <text:p>0.0</text:p>
          </table:table-cell>
          <table:table-cell table:style-name="ce36"/>
          <table:table-cell table:style-name="ce41" table:formula="of:=[.G12]/([.B12]/100)/[$Vstup.$B$13]" office:value-type="float" office:value="0" calcext:value-type="float">
            <text:p>0</text:p>
          </table:table-cell>
          <table:table-cell table:style-name="ce46" table:formula="of:=[$Ballistics.M12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1" table:formula="of:=[$Ballistics.D13]/[$Ballistics.$B$26]" office:value-type="float" office:value="90" calcext:value-type="float">
            <text:p>90</text:p>
          </table:table-cell>
          <table:table-cell table:style-name="ce17" table:formula="of:=[$Ballistics.E13]/[$Ballistics.$B$25]" office:value-type="float" office:value="747.889498748906" calcext:value-type="float">
            <text:p>747.9</text:p>
          </table:table-cell>
          <table:table-cell table:style-name="ce21" table:formula="of:=[$Ballistics.H13]/[$Ballistics.$B$27]" office:value-type="float" office:value="3.47696751742723" calcext:value-type="float">
            <text:p>3.5</text:p>
          </table:table-cell>
          <table:table-cell table:style-name="ce27" table:formula="of:=[.D13]/([.B13]/100)/[$Vstup.$B$13]" office:value-type="float" office:value="3.86329724158582" calcext:value-type="float">
            <text:p>4</text:p>
          </table:table-cell>
          <table:table-cell table:style-name="ce17" table:formula="of:=[$Ballistics.J13]" office:value-type="float" office:value="0.38632972428533" calcext:value-type="float">
            <text:p>0.4</text:p>
          </table:table-cell>
          <table:table-cell table:style-name="ce32" table:formula="of:=[$Ballistics.K13]/[$Ballistics.$B$27]" office:value-type="float" office:value="0" calcext:value-type="float">
            <text:p>0.0</text:p>
          </table:table-cell>
          <table:table-cell table:style-name="ce37"/>
          <table:table-cell table:style-name="ce42" table:formula="of:=[.G13]/([.B13]/100)/[$Vstup.$B$13]" office:value-type="float" office:value="0" calcext:value-type="float">
            <text:p>0</text:p>
          </table:table-cell>
          <table:table-cell table:style-name="ce47" table:formula="of:=[$Ballistics.M13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14]/[$Ballistics.$B$26]" office:value-type="float" office:value="100" calcext:value-type="float">
            <text:p>100</text:p>
          </table:table-cell>
          <table:table-cell table:style-name="ce16" table:formula="of:=[$Ballistics.E14]/[$Ballistics.$B$25]" office:value-type="float" office:value="742.854404715665" calcext:value-type="float">
            <text:p>742.9</text:p>
          </table:table-cell>
          <table:table-cell table:style-name="ce20" table:formula="of:=[$Ballistics.H14]/[$Ballistics.$B$27]" office:value-type="float" office:value="3.5854753726903" calcext:value-type="float">
            <text:p>3.6</text:p>
          </table:table-cell>
          <table:table-cell table:style-name="ce26" table:formula="of:=[.D14]/([.B14]/100)/[$Vstup.$B$13]" office:value-type="float" office:value="3.5854753726903" calcext:value-type="float">
            <text:p>4</text:p>
          </table:table-cell>
          <table:table-cell table:style-name="ce16" table:formula="of:=[$Ballistics.J14]" office:value-type="float" office:value="0.358547537386663" calcext:value-type="float">
            <text:p>0.4</text:p>
          </table:table-cell>
          <table:table-cell table:style-name="ce31" table:formula="of:=[$Ballistics.K14]/[$Ballistics.$B$27]" office:value-type="float" office:value="0" calcext:value-type="float">
            <text:p>0.0</text:p>
          </table:table-cell>
          <table:table-cell table:style-name="ce36"/>
          <table:table-cell table:style-name="ce41" table:formula="of:=[.G14]/([.B14]/100)/[$Vstup.$B$13]" office:value-type="float" office:value="0" calcext:value-type="float">
            <text:p>0</text:p>
          </table:table-cell>
          <table:table-cell table:style-name="ce46" table:formula="of:=[$Ballistics.M14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1" table:formula="of:=[$Ballistics.D15]/[$Ballistics.$B$26]" office:value-type="float" office:value="110" calcext:value-type="float">
            <text:p>110</text:p>
          </table:table-cell>
          <table:table-cell table:style-name="ce17" table:formula="of:=[$Ballistics.E15]/[$Ballistics.$B$25]" office:value-type="float" office:value="737.840802553494" calcext:value-type="float">
            <text:p>737.8</text:p>
          </table:table-cell>
          <table:table-cell table:style-name="ce21" table:formula="of:=[$Ballistics.H15]/[$Ballistics.$B$27]" office:value-type="float" office:value="3.51508010164161" calcext:value-type="float">
            <text:p>3.5</text:p>
          </table:table-cell>
          <table:table-cell table:style-name="ce27" table:formula="of:=[.D15]/([.B15]/100)/[$Vstup.$B$13]" office:value-type="float" office:value="3.19552736512874" calcext:value-type="float">
            <text:p>3</text:p>
          </table:table-cell>
          <table:table-cell table:style-name="ce17" table:formula="of:=[$Ballistics.J15]" office:value-type="float" office:value="0.319552736617714" calcext:value-type="float">
            <text:p>0.3</text:p>
          </table:table-cell>
          <table:table-cell table:style-name="ce32" table:formula="of:=[$Ballistics.K15]/[$Ballistics.$B$27]" office:value-type="float" office:value="0" calcext:value-type="float">
            <text:p>0.0</text:p>
          </table:table-cell>
          <table:table-cell table:style-name="ce37"/>
          <table:table-cell table:style-name="ce42" table:formula="of:=[.G15]/([.B15]/100)/[$Vstup.$B$13]" office:value-type="float" office:value="0" calcext:value-type="float">
            <text:p>0</text:p>
          </table:table-cell>
          <table:table-cell table:style-name="ce47" table:formula="of:=[$Ballistics.M15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16]/[$Ballistics.$B$26]" office:value-type="float" office:value="120" calcext:value-type="float">
            <text:p>120</text:p>
          </table:table-cell>
          <table:table-cell table:style-name="ce16" table:formula="of:=[$Ballistics.E16]/[$Ballistics.$B$25]" office:value-type="float" office:value="732.848419380797" calcext:value-type="float">
            <text:p>732.8</text:p>
          </table:table-cell>
          <table:table-cell table:style-name="ce20" table:formula="of:=[$Ballistics.H16]/[$Ballistics.$B$27]" office:value-type="float" office:value="3.26268189639964" calcext:value-type="float">
            <text:p>3.3</text:p>
          </table:table-cell>
          <table:table-cell table:style-name="ce26" table:formula="of:=[.D16]/([.B16]/100)/[$Vstup.$B$13]" office:value-type="float" office:value="2.71890158033303" calcext:value-type="float">
            <text:p>3</text:p>
          </table:table-cell>
          <table:table-cell table:style-name="ce16" table:formula="of:=[$Ballistics.J16]" office:value-type="float" office:value="0.271890158122506" calcext:value-type="float">
            <text:p>0.3</text:p>
          </table:table-cell>
          <table:table-cell table:style-name="ce31" table:formula="of:=[$Ballistics.K16]/[$Ballistics.$B$27]" office:value-type="float" office:value="0" calcext:value-type="float">
            <text:p>0.0</text:p>
          </table:table-cell>
          <table:table-cell table:style-name="ce36"/>
          <table:table-cell table:style-name="ce41" table:formula="of:=[.G16]/([.B16]/100)/[$Vstup.$B$13]" office:value-type="float" office:value="0" calcext:value-type="float">
            <text:p>0</text:p>
          </table:table-cell>
          <table:table-cell table:style-name="ce46" table:formula="of:=[$Ballistics.M16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1" table:formula="of:=[$Ballistics.D17]/[$Ballistics.$B$26]" office:value-type="float" office:value="130" calcext:value-type="float">
            <text:p>130</text:p>
          </table:table-cell>
          <table:table-cell table:style-name="ce17" table:formula="of:=[$Ballistics.E17]/[$Ballistics.$B$25]" office:value-type="float" office:value="727.876988042169" calcext:value-type="float">
            <text:p>727.9</text:p>
          </table:table-cell>
          <table:table-cell table:style-name="ce21" table:formula="of:=[$Ballistics.H17]/[$Ballistics.$B$27]" office:value-type="float" office:value="2.82525293701631" calcext:value-type="float">
            <text:p>2.8</text:p>
          </table:table-cell>
          <table:table-cell table:style-name="ce27" table:formula="of:=[.D17]/([.B17]/100)/[$Vstup.$B$13]" office:value-type="float" office:value="2.17327149001254" calcext:value-type="float">
            <text:p>2</text:p>
          </table:table-cell>
          <table:table-cell table:style-name="ce17" table:formula="of:=[$Ballistics.J17]" office:value-type="float" office:value="0.217327149072556" calcext:value-type="float">
            <text:p>0.2</text:p>
          </table:table-cell>
          <table:table-cell table:style-name="ce32" table:formula="of:=[$Ballistics.K17]/[$Ballistics.$B$27]" office:value-type="float" office:value="0" calcext:value-type="float">
            <text:p>0.0</text:p>
          </table:table-cell>
          <table:table-cell table:style-name="ce37"/>
          <table:table-cell table:style-name="ce42" table:formula="of:=[.G17]/([.B17]/100)/[$Vstup.$B$13]" office:value-type="float" office:value="0" calcext:value-type="float">
            <text:p>0</text:p>
          </table:table-cell>
          <table:table-cell table:style-name="ce47" table:formula="of:=[$Ballistics.M17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18]/[$Ballistics.$B$26]" office:value-type="float" office:value="140" calcext:value-type="float">
            <text:p>140</text:p>
          </table:table-cell>
          <table:table-cell table:style-name="ce16" table:formula="of:=[$Ballistics.E18]/[$Ballistics.$B$25]" office:value-type="float" office:value="722.92624694158" calcext:value-type="float">
            <text:p>722.9</text:p>
          </table:table-cell>
          <table:table-cell table:style-name="ce20" table:formula="of:=[$Ballistics.H18]/[$Ballistics.$B$27]" office:value-type="float" office:value="2.19983678929014" calcext:value-type="float">
            <text:p>2.2</text:p>
          </table:table-cell>
          <table:table-cell table:style-name="ce26" table:formula="of:=[.D18]/([.B18]/100)/[$Vstup.$B$13]" office:value-type="float" office:value="1.5713119923501" calcext:value-type="float">
            <text:p>2</text:p>
          </table:table-cell>
          <table:table-cell table:style-name="ce16" table:formula="of:=[$Ballistics.J18]" office:value-type="float" office:value="0.157131199286562" calcext:value-type="float">
            <text:p>0.2</text:p>
          </table:table-cell>
          <table:table-cell table:style-name="ce31" table:formula="of:=[$Ballistics.K18]/[$Ballistics.$B$27]" office:value-type="float" office:value="0" calcext:value-type="float">
            <text:p>0.0</text:p>
          </table:table-cell>
          <table:table-cell table:style-name="ce36"/>
          <table:table-cell table:style-name="ce41" table:formula="of:=[.G18]/([.B18]/100)/[$Vstup.$B$13]" office:value-type="float" office:value="0" calcext:value-type="float">
            <text:p>0</text:p>
          </table:table-cell>
          <table:table-cell table:style-name="ce46" table:formula="of:=[$Ballistics.M18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1" table:formula="of:=[$Ballistics.D19]/[$Ballistics.$B$26]" office:value-type="float" office:value="150" calcext:value-type="float">
            <text:p>150</text:p>
          </table:table-cell>
          <table:table-cell table:style-name="ce17" table:formula="of:=[$Ballistics.E19]/[$Ballistics.$B$25]" office:value-type="float" office:value="717.995939881742" calcext:value-type="float">
            <text:p>718.0</text:p>
          </table:table-cell>
          <table:table-cell table:style-name="ce21" table:formula="of:=[$Ballistics.H19]/[$Ballistics.$B$27]" office:value-type="float" office:value="1.38354779968958" calcext:value-type="float">
            <text:p>1.4</text:p>
          </table:table-cell>
          <table:table-cell table:style-name="ce27" table:formula="of:=[.D19]/([.B19]/100)/[$Vstup.$B$13]" office:value-type="float" office:value="0.922365199793052" calcext:value-type="float">
            <text:p>1</text:p>
          </table:table-cell>
          <table:table-cell table:style-name="ce17" table:formula="of:=[$Ballistics.J19]" office:value-type="float" office:value="0.0922365200095665" calcext:value-type="float">
            <text:p>0.1</text:p>
          </table:table-cell>
          <table:table-cell table:style-name="ce32" table:formula="of:=[$Ballistics.K19]/[$Ballistics.$B$27]" office:value-type="float" office:value="0" calcext:value-type="float">
            <text:p>0.0</text:p>
          </table:table-cell>
          <table:table-cell table:style-name="ce37"/>
          <table:table-cell table:style-name="ce42" table:formula="of:=[.G19]/([.B19]/100)/[$Vstup.$B$13]" office:value-type="float" office:value="0" calcext:value-type="float">
            <text:p>0</text:p>
          </table:table-cell>
          <table:table-cell table:style-name="ce47" table:formula="of:=[$Ballistics.M19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20]/[$Ballistics.$B$26]" office:value-type="float" office:value="160" calcext:value-type="float">
            <text:p>160</text:p>
          </table:table-cell>
          <table:table-cell table:style-name="ce16" table:formula="of:=[$Ballistics.E20]/[$Ballistics.$B$25]" office:value-type="float" office:value="713.085815909403" calcext:value-type="float">
            <text:p>713.1</text:p>
          </table:table-cell>
          <table:table-cell table:style-name="ce20" table:formula="of:=[$Ballistics.H20]/[$Ballistics.$B$27]" office:value-type="float" office:value="0.373570488174317" calcext:value-type="float">
            <text:p>0.4</text:p>
          </table:table-cell>
          <table:table-cell table:style-name="ce26" table:formula="of:=[.D20]/([.B20]/100)/[$Vstup.$B$13]" office:value-type="float" office:value="0.233481555108948" calcext:value-type="float">
            <text:p>0</text:p>
          </table:table-cell>
          <table:table-cell table:style-name="ce16" table:formula="of:=[$Ballistics.J20]" office:value-type="float" office:value="0.023348155518555" calcext:value-type="float">
            <text:p>0.0</text:p>
          </table:table-cell>
          <table:table-cell table:style-name="ce31" table:formula="of:=[$Ballistics.K20]/[$Ballistics.$B$27]" office:value-type="float" office:value="0" calcext:value-type="float">
            <text:p>0.0</text:p>
          </table:table-cell>
          <table:table-cell table:style-name="ce36"/>
          <table:table-cell table:style-name="ce41" table:formula="of:=[.G20]/([.B20]/100)/[$Vstup.$B$13]" office:value-type="float" office:value="0" calcext:value-type="float">
            <text:p>0</text:p>
          </table:table-cell>
          <table:table-cell table:style-name="ce46" table:formula="of:=[$Ballistics.M20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1" table:formula="of:=[$Ballistics.D21]/[$Ballistics.$B$26]" office:value-type="float" office:value="170" calcext:value-type="float">
            <text:p>170</text:p>
          </table:table-cell>
          <table:table-cell table:style-name="ce17" table:formula="of:=[$Ballistics.E21]/[$Ballistics.$B$25]" office:value-type="float" office:value="708.19562916629" calcext:value-type="float">
            <text:p>708.2</text:p>
          </table:table-cell>
          <table:table-cell table:style-name="ce21" table:formula="of:=[$Ballistics.H21]/[$Ballistics.$B$27]" office:value-type="float" office:value="-0.832841060364907" calcext:value-type="float">
            <text:p>-0.8</text:p>
          </table:table-cell>
          <table:table-cell table:style-name="ce27" table:formula="of:=[.D21]/([.B21]/100)/[$Vstup.$B$13]" office:value-type="float" office:value="-0.489906506097004" calcext:value-type="float">
            <text:p>0</text:p>
          </table:table-cell>
          <table:table-cell table:style-name="ce17" table:formula="of:=[$Ballistics.J21]" office:value-type="float" office:value="0.0489906506257734" calcext:value-type="float">
            <text:p>0.0</text:p>
          </table:table-cell>
          <table:table-cell table:style-name="ce32" table:formula="of:=[$Ballistics.K21]/[$Ballistics.$B$27]" office:value-type="float" office:value="0" calcext:value-type="float">
            <text:p>0.0</text:p>
          </table:table-cell>
          <table:table-cell table:style-name="ce37"/>
          <table:table-cell table:style-name="ce42" table:formula="of:=[.G21]/([.B21]/100)/[$Vstup.$B$13]" office:value-type="float" office:value="0" calcext:value-type="float">
            <text:p>0</text:p>
          </table:table-cell>
          <table:table-cell table:style-name="ce47" table:formula="of:=[$Ballistics.M21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22]/[$Ballistics.$B$26]" office:value-type="float" office:value="180" calcext:value-type="float">
            <text:p>180</text:p>
          </table:table-cell>
          <table:table-cell table:style-name="ce16" table:formula="of:=[$Ballistics.E22]/[$Ballistics.$B$25]" office:value-type="float" office:value="703.325138745458" calcext:value-type="float">
            <text:p>703.3</text:p>
          </table:table-cell>
          <table:table-cell table:style-name="ce20" table:formula="of:=[$Ballistics.H22]/[$Ballistics.$B$27]" office:value-type="float" office:value="-2.23836380538712" calcext:value-type="float">
            <text:p>-2.2</text:p>
          </table:table-cell>
          <table:table-cell table:style-name="ce26" table:formula="of:=[.D22]/([.B22]/100)/[$Vstup.$B$13]" office:value-type="float" office:value="-1.24353544743729" calcext:value-type="float">
            <text:p>-1</text:p>
          </table:table-cell>
          <table:table-cell table:style-name="ce16" table:formula="of:=[$Ballistics.J22]" office:value-type="float" office:value="0.124353544784528" calcext:value-type="float">
            <text:p>0.1</text:p>
          </table:table-cell>
          <table:table-cell table:style-name="ce31" table:formula="of:=[$Ballistics.K22]/[$Ballistics.$B$27]" office:value-type="float" office:value="0" calcext:value-type="float">
            <text:p>0.0</text:p>
          </table:table-cell>
          <table:table-cell table:style-name="ce36"/>
          <table:table-cell table:style-name="ce41" table:formula="of:=[.G22]/([.B22]/100)/[$Vstup.$B$13]" office:value-type="float" office:value="0" calcext:value-type="float">
            <text:p>0</text:p>
          </table:table-cell>
          <table:table-cell table:style-name="ce46" table:formula="of:=[$Ballistics.M22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1" table:formula="of:=[$Ballistics.D23]/[$Ballistics.$B$26]" office:value-type="float" office:value="190" calcext:value-type="float">
            <text:p>190</text:p>
          </table:table-cell>
          <table:table-cell table:style-name="ce17" table:formula="of:=[$Ballistics.E23]/[$Ballistics.$B$25]" office:value-type="float" office:value="698.474108552803" calcext:value-type="float">
            <text:p>698.5</text:p>
          </table:table-cell>
          <table:table-cell table:style-name="ce21" table:formula="of:=[$Ballistics.H23]/[$Ballistics.$B$27]" office:value-type="float" office:value="-3.84560636009389" calcext:value-type="float">
            <text:p>-3.8</text:p>
          </table:table-cell>
          <table:table-cell table:style-name="ce27" table:formula="of:=[.D23]/([.B23]/100)/[$Vstup.$B$13]" office:value-type="float" office:value="-2.02400334741784" calcext:value-type="float">
            <text:p>-2</text:p>
          </table:table-cell>
          <table:table-cell table:style-name="ce17" table:formula="of:=[$Ballistics.J23]" office:value-type="float" office:value="0.202400334808188" calcext:value-type="float">
            <text:p>0.2</text:p>
          </table:table-cell>
          <table:table-cell table:style-name="ce32" table:formula="of:=[$Ballistics.K23]/[$Ballistics.$B$27]" office:value-type="float" office:value="0" calcext:value-type="float">
            <text:p>0.0</text:p>
          </table:table-cell>
          <table:table-cell table:style-name="ce37"/>
          <table:table-cell table:style-name="ce42" table:formula="of:=[.G23]/([.B23]/100)/[$Vstup.$B$13]" office:value-type="float" office:value="0" calcext:value-type="float">
            <text:p>0</text:p>
          </table:table-cell>
          <table:table-cell table:style-name="ce47" table:formula="of:=[$Ballistics.M23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24]/[$Ballistics.$B$26]" office:value-type="float" office:value="200" calcext:value-type="float">
            <text:p>200</text:p>
          </table:table-cell>
          <table:table-cell table:style-name="ce16" table:formula="of:=[$Ballistics.E24]/[$Ballistics.$B$25]" office:value-type="float" office:value="693.642307173519" calcext:value-type="float">
            <text:p>693.6</text:p>
          </table:table-cell>
          <table:table-cell table:style-name="ce20" table:formula="of:=[$Ballistics.H24]/[$Ballistics.$B$27]" office:value-type="float" office:value="-5.6571096003774" calcext:value-type="float">
            <text:p>-5.7</text:p>
          </table:table-cell>
          <table:table-cell table:style-name="ce26" table:formula="of:=[.D24]/([.B24]/100)/[$Vstup.$B$13]" office:value-type="float" office:value="-2.8285548001887" calcext:value-type="float">
            <text:p>-3</text:p>
          </table:table-cell>
          <table:table-cell table:style-name="ce16" table:formula="of:=[$Ballistics.J24]" office:value-type="float" office:value="0.296011548954074" calcext:value-type="float">
            <text:p>0.3</text:p>
          </table:table-cell>
          <table:table-cell table:style-name="ce31" table:formula="of:=[$Ballistics.K24]/[$Ballistics.$B$27]" office:value-type="float" office:value="0" calcext:value-type="float">
            <text:p>0.0</text:p>
          </table:table-cell>
          <table:table-cell table:style-name="ce36"/>
          <table:table-cell table:style-name="ce41" table:formula="of:=[.G24]/([.B24]/100)/[$Vstup.$B$13]" office:value-type="float" office:value="0" calcext:value-type="float">
            <text:p>0</text:p>
          </table:table-cell>
          <table:table-cell table:style-name="ce46" table:formula="of:=[$Ballistics.M24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1" table:formula="of:=[$Ballistics.D25]/[$Ballistics.$B$26]" office:value-type="float" office:value="210" calcext:value-type="float">
            <text:p>210</text:p>
          </table:table-cell>
          <table:table-cell table:style-name="ce17" table:formula="of:=[$Ballistics.E25]/[$Ballistics.$B$25]" office:value-type="float" office:value="688.829507743278" calcext:value-type="float">
            <text:p>688.8</text:p>
          </table:table-cell>
          <table:table-cell table:style-name="ce21" table:formula="of:=[$Ballistics.H25]/[$Ballistics.$B$27]" office:value-type="float" office:value="-7.67534727281578" calcext:value-type="float">
            <text:p>-7.7</text:p>
          </table:table-cell>
          <table:table-cell table:style-name="ce27" table:formula="of:=[.D25]/([.B25]/100)/[$Vstup.$B$13]" office:value-type="float" office:value="-3.65492727276942" calcext:value-type="float">
            <text:p>-4</text:p>
          </table:table-cell>
          <table:table-cell table:style-name="ce17" table:formula="of:=[$Ballistics.J25]" office:value-type="float" office:value="0.365492727396854" calcext:value-type="float">
            <text:p>0.4</text:p>
          </table:table-cell>
          <table:table-cell table:style-name="ce32" table:formula="of:=[$Ballistics.K25]/[$Ballistics.$B$27]" office:value-type="float" office:value="0" calcext:value-type="float">
            <text:p>0.0</text:p>
          </table:table-cell>
          <table:table-cell table:style-name="ce37"/>
          <table:table-cell table:style-name="ce42" table:formula="of:=[.G25]/([.B25]/100)/[$Vstup.$B$13]" office:value-type="float" office:value="0" calcext:value-type="float">
            <text:p>0</text:p>
          </table:table-cell>
          <table:table-cell table:style-name="ce47" table:formula="of:=[$Ballistics.M25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26]/[$Ballistics.$B$26]" office:value-type="float" office:value="220" calcext:value-type="float">
            <text:p>220</text:p>
          </table:table-cell>
          <table:table-cell table:style-name="ce16" table:formula="of:=[$Ballistics.E26]/[$Ballistics.$B$25]" office:value-type="float" office:value="684.035487823936" calcext:value-type="float">
            <text:p>684.0</text:p>
          </table:table-cell>
          <table:table-cell table:style-name="ce20" table:formula="of:=[$Ballistics.H26]/[$Ballistics.$B$27]" office:value-type="float" office:value="-9.90272660124656" calcext:value-type="float">
            <text:p>-9.9</text:p>
          </table:table-cell>
          <table:table-cell table:style-name="ce26" table:formula="of:=[.D26]/([.B26]/100)/[$Vstup.$B$13]" office:value-type="float" office:value="-4.50123936420298" calcext:value-type="float">
            <text:p>-5</text:p>
          </table:table-cell>
          <table:table-cell table:style-name="ce16" table:formula="of:=[$Ballistics.J26]" office:value-type="float" office:value="0.450123936567977" calcext:value-type="float">
            <text:p>0.5</text:p>
          </table:table-cell>
          <table:table-cell table:style-name="ce31" table:formula="of:=[$Ballistics.K26]/[$Ballistics.$B$27]" office:value-type="float" office:value="0" calcext:value-type="float">
            <text:p>0.0</text:p>
          </table:table-cell>
          <table:table-cell table:style-name="ce36"/>
          <table:table-cell table:style-name="ce41" table:formula="of:=[.G26]/([.B26]/100)/[$Vstup.$B$13]" office:value-type="float" office:value="0" calcext:value-type="float">
            <text:p>0</text:p>
          </table:table-cell>
          <table:table-cell table:style-name="ce46" table:formula="of:=[$Ballistics.M26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1" table:formula="of:=[$Ballistics.D27]/[$Ballistics.$B$26]" office:value-type="float" office:value="230" calcext:value-type="float">
            <text:p>230</text:p>
          </table:table-cell>
          <table:table-cell table:style-name="ce17" table:formula="of:=[$Ballistics.E27]/[$Ballistics.$B$25]" office:value-type="float" office:value="679.260029283569" calcext:value-type="float">
            <text:p>679.3</text:p>
          </table:table-cell>
          <table:table-cell table:style-name="ce21" table:formula="of:=[$Ballistics.H27]/[$Ballistics.$B$27]" office:value-type="float" office:value="-12.3415888914934" calcext:value-type="float">
            <text:p>-12.3</text:p>
          </table:table-cell>
          <table:table-cell table:style-name="ce27" table:formula="of:=[.D27]/([.B27]/100)/[$Vstup.$B$13]" office:value-type="float" office:value="-5.36590821369278" calcext:value-type="float">
            <text:p>-5</text:p>
          </table:table-cell>
          <table:table-cell table:style-name="ce17" table:formula="of:=[$Ballistics.J27]" office:value-type="float" office:value="0.536590821545324" calcext:value-type="float">
            <text:p>0.5</text:p>
          </table:table-cell>
          <table:table-cell table:style-name="ce32" table:formula="of:=[$Ballistics.K27]/[$Ballistics.$B$27]" office:value-type="float" office:value="0" calcext:value-type="float">
            <text:p>0.0</text:p>
          </table:table-cell>
          <table:table-cell table:style-name="ce37"/>
          <table:table-cell table:style-name="ce42" table:formula="of:=[.G27]/([.B27]/100)/[$Vstup.$B$13]" office:value-type="float" office:value="0" calcext:value-type="float">
            <text:p>0</text:p>
          </table:table-cell>
          <table:table-cell table:style-name="ce47" table:formula="of:=[$Ballistics.M27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28]/[$Ballistics.$B$26]" office:value-type="float" office:value="240" calcext:value-type="float">
            <text:p>240</text:p>
          </table:table-cell>
          <table:table-cell table:style-name="ce16" table:formula="of:=[$Ballistics.E28]/[$Ballistics.$B$25]" office:value-type="float" office:value="674.502918180659" calcext:value-type="float">
            <text:p>674.5</text:p>
          </table:table-cell>
          <table:table-cell table:style-name="ce20" table:formula="of:=[$Ballistics.H28]/[$Ballistics.$B$27]" office:value-type="float" office:value="-14.9942101338578" calcext:value-type="float">
            <text:p>-15.0</text:p>
          </table:table-cell>
          <table:table-cell table:style-name="ce26" table:formula="of:=[.D28]/([.B28]/100)/[$Vstup.$B$13]" office:value-type="float" office:value="-6.24758755577408" calcext:value-type="float">
            <text:p>-6</text:p>
          </table:table-cell>
          <table:table-cell table:style-name="ce16" table:formula="of:=[$Ballistics.J28]" office:value-type="float" office:value="0.624758755782381" calcext:value-type="float">
            <text:p>0.6</text:p>
          </table:table-cell>
          <table:table-cell table:style-name="ce31" table:formula="of:=[$Ballistics.K28]/[$Ballistics.$B$27]" office:value-type="float" office:value="0" calcext:value-type="float">
            <text:p>0.0</text:p>
          </table:table-cell>
          <table:table-cell table:style-name="ce36"/>
          <table:table-cell table:style-name="ce41" table:formula="of:=[.G28]/([.B28]/100)/[$Vstup.$B$13]" office:value-type="float" office:value="0" calcext:value-type="float">
            <text:p>0</text:p>
          </table:table-cell>
          <table:table-cell table:style-name="ce46" table:formula="of:=[$Ballistics.M28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1" table:formula="of:=[$Ballistics.D29]/[$Ballistics.$B$26]" office:value-type="float" office:value="250" calcext:value-type="float">
            <text:p>250</text:p>
          </table:table-cell>
          <table:table-cell table:style-name="ce17" table:formula="of:=[$Ballistics.E29]/[$Ballistics.$B$25]" office:value-type="float" office:value="669.763944652255" calcext:value-type="float">
            <text:p>669.8</text:p>
          </table:table-cell>
          <table:table-cell table:style-name="ce21" table:formula="of:=[$Ballistics.H29]/[$Ballistics.$B$27]" office:value-type="float" office:value="-17.8628016030173" calcext:value-type="float">
            <text:p>-17.9</text:p>
          </table:table-cell>
          <table:table-cell table:style-name="ce27" table:formula="of:=[.D29]/([.B29]/100)/[$Vstup.$B$13]" office:value-type="float" office:value="-7.14512064120691" calcext:value-type="float">
            <text:p>-7</text:p>
          </table:table-cell>
          <table:table-cell table:style-name="ce17" table:formula="of:=[$Ballistics.J29]" office:value-type="float" office:value="0.714512064355111" calcext:value-type="float">
            <text:p>0.7</text:p>
          </table:table-cell>
          <table:table-cell table:style-name="ce32" table:formula="of:=[$Ballistics.K29]/[$Ballistics.$B$27]" office:value-type="float" office:value="0" calcext:value-type="float">
            <text:p>0.0</text:p>
          </table:table-cell>
          <table:table-cell table:style-name="ce37"/>
          <table:table-cell table:style-name="ce42" table:formula="of:=[.G29]/([.B29]/100)/[$Vstup.$B$13]" office:value-type="float" office:value="0" calcext:value-type="float">
            <text:p>0</text:p>
          </table:table-cell>
          <table:table-cell table:style-name="ce47" table:formula="of:=[$Ballistics.M29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30]/[$Ballistics.$B$26]" office:value-type="float" office:value="260" calcext:value-type="float">
            <text:p>260</text:p>
          </table:table-cell>
          <table:table-cell table:style-name="ce16" table:formula="of:=[$Ballistics.E30]/[$Ballistics.$B$25]" office:value-type="float" office:value="665.042902805936" calcext:value-type="float">
            <text:p>665.0</text:p>
          </table:table-cell>
          <table:table-cell table:style-name="ce20" table:formula="of:=[$Ballistics.H30]/[$Ballistics.$B$27]" office:value-type="float" office:value="-20.9495104550115" calcext:value-type="float">
            <text:p>-20.9</text:p>
          </table:table-cell>
          <table:table-cell table:style-name="ce26" table:formula="of:=[.D30]/([.B30]/100)/[$Vstup.$B$13]" office:value-type="float" office:value="-8.05750402115828" calcext:value-type="float">
            <text:p>-8</text:p>
          </table:table-cell>
          <table:table-cell table:style-name="ce16" table:formula="of:=[$Ballistics.J30]" office:value-type="float" office:value="0.805750402380182" calcext:value-type="float">
            <text:p>0.8</text:p>
          </table:table-cell>
          <table:table-cell table:style-name="ce31" table:formula="of:=[$Ballistics.K30]/[$Ballistics.$B$27]" office:value-type="float" office:value="0" calcext:value-type="float">
            <text:p>0.0</text:p>
          </table:table-cell>
          <table:table-cell table:style-name="ce36"/>
          <table:table-cell table:style-name="ce41" table:formula="of:=[.G30]/([.B30]/100)/[$Vstup.$B$13]" office:value-type="float" office:value="0" calcext:value-type="float">
            <text:p>0</text:p>
          </table:table-cell>
          <table:table-cell table:style-name="ce46" table:formula="of:=[$Ballistics.M30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1" table:formula="of:=[$Ballistics.D31]/[$Ballistics.$B$26]" office:value-type="float" office:value="270" calcext:value-type="float">
            <text:p>270</text:p>
          </table:table-cell>
          <table:table-cell table:style-name="ce17" table:formula="of:=[$Ballistics.E31]/[$Ballistics.$B$25]" office:value-type="float" office:value="660.339590615436" calcext:value-type="float">
            <text:p>660.3</text:p>
          </table:table-cell>
          <table:table-cell table:style-name="ce21" table:formula="of:=[$Ballistics.H31]/[$Ballistics.$B$27]" office:value-type="float" office:value="-24.2564203210184" calcext:value-type="float">
            <text:p>-24.3</text:p>
          </table:table-cell>
          <table:table-cell table:style-name="ce27" table:formula="of:=[.D31]/([.B31]/100)/[$Vstup.$B$13]" office:value-type="float" office:value="-8.98385937815495" calcext:value-type="float">
            <text:p>-9</text:p>
          </table:table-cell>
          <table:table-cell table:style-name="ce17" table:formula="of:=[$Ballistics.J31]" office:value-type="float" office:value="0.898385938110241" calcext:value-type="float">
            <text:p>0.9</text:p>
          </table:table-cell>
          <table:table-cell table:style-name="ce32" table:formula="of:=[$Ballistics.K31]/[$Ballistics.$B$27]" office:value-type="float" office:value="0" calcext:value-type="float">
            <text:p>0.0</text:p>
          </table:table-cell>
          <table:table-cell table:style-name="ce37"/>
          <table:table-cell table:style-name="ce42" table:formula="of:=[.G31]/([.B31]/100)/[$Vstup.$B$13]" office:value-type="float" office:value="0" calcext:value-type="float">
            <text:p>0</text:p>
          </table:table-cell>
          <table:table-cell table:style-name="ce47" table:formula="of:=[$Ballistics.M31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32]/[$Ballistics.$B$26]" office:value-type="float" office:value="280" calcext:value-type="float">
            <text:p>280</text:p>
          </table:table-cell>
          <table:table-cell table:style-name="ce16" table:formula="of:=[$Ballistics.E32]/[$Ballistics.$B$25]" office:value-type="float" office:value="655.653809819764" calcext:value-type="float">
            <text:p>655.7</text:p>
          </table:table-cell>
          <table:table-cell table:style-name="ce20" table:formula="of:=[$Ballistics.H32]/[$Ballistics.$B$27]" office:value-type="float" office:value="-27.785551897657" calcext:value-type="float">
            <text:p>-27.8</text:p>
          </table:table-cell>
          <table:table-cell table:style-name="ce26" table:formula="of:=[.D32]/([.B32]/100)/[$Vstup.$B$13]" office:value-type="float" office:value="-9.92341139202034" calcext:value-type="float">
            <text:p>-10</text:p>
          </table:table-cell>
          <table:table-cell table:style-name="ce16" table:formula="of:=[$Ballistics.J32]" office:value-type="float" office:value="0.992341139527605" calcext:value-type="float">
            <text:p>1.0</text:p>
          </table:table-cell>
          <table:table-cell table:style-name="ce31" table:formula="of:=[$Ballistics.K32]/[$Ballistics.$B$27]" office:value-type="float" office:value="0" calcext:value-type="float">
            <text:p>0.0</text:p>
          </table:table-cell>
          <table:table-cell table:style-name="ce36"/>
          <table:table-cell table:style-name="ce41" table:formula="of:=[.G32]/([.B32]/100)/[$Vstup.$B$13]" office:value-type="float" office:value="0" calcext:value-type="float">
            <text:p>0</text:p>
          </table:table-cell>
          <table:table-cell table:style-name="ce46" table:formula="of:=[$Ballistics.M32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1" table:formula="of:=[$Ballistics.D33]/[$Ballistics.$B$26]" office:value-type="float" office:value="290" calcext:value-type="float">
            <text:p>290</text:p>
          </table:table-cell>
          <table:table-cell table:style-name="ce17" table:formula="of:=[$Ballistics.E33]/[$Ballistics.$B$25]" office:value-type="float" office:value="650.985365825683" calcext:value-type="float">
            <text:p>651.0</text:p>
          </table:table-cell>
          <table:table-cell table:style-name="ce21" table:formula="of:=[$Ballistics.H33]/[$Ballistics.$B$27]" office:value-type="float" office:value="-31.5388635335744" calcext:value-type="float">
            <text:p>-31.5</text:p>
          </table:table-cell>
          <table:table-cell table:style-name="ce27" table:formula="of:=[.D33]/([.B33]/100)/[$Vstup.$B$13]" office:value-type="float" office:value="-10.8754701839912" calcext:value-type="float">
            <text:p>-11</text:p>
          </table:table-cell>
          <table:table-cell table:style-name="ce17" table:formula="of:=[$Ballistics.J33]" office:value-type="float" office:value="1.08754701875592" calcext:value-type="float">
            <text:p>1.1</text:p>
          </table:table-cell>
          <table:table-cell table:style-name="ce32" table:formula="of:=[$Ballistics.K33]/[$Ballistics.$B$27]" office:value-type="float" office:value="0" calcext:value-type="float">
            <text:p>0.0</text:p>
          </table:table-cell>
          <table:table-cell table:style-name="ce37"/>
          <table:table-cell table:style-name="ce42" table:formula="of:=[.G33]/([.B33]/100)/[$Vstup.$B$13]" office:value-type="float" office:value="0" calcext:value-type="float">
            <text:p>0</text:p>
          </table:table-cell>
          <table:table-cell table:style-name="ce47" table:formula="of:=[$Ballistics.M33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34]/[$Ballistics.$B$26]" office:value-type="float" office:value="300" calcext:value-type="float">
            <text:p>300</text:p>
          </table:table-cell>
          <table:table-cell table:style-name="ce16" table:formula="of:=[$Ballistics.E34]/[$Ballistics.$B$25]" office:value-type="float" office:value="646.334067613414" calcext:value-type="float">
            <text:p>646.3</text:p>
          </table:table-cell>
          <table:table-cell table:style-name="ce20" table:formula="of:=[$Ballistics.H34]/[$Ballistics.$B$27]" office:value-type="float" office:value="-35.5182518120975" calcext:value-type="float">
            <text:p>-35.5</text:p>
          </table:table-cell>
          <table:table-cell table:style-name="ce26" table:formula="of:=[.D34]/([.B34]/100)/[$Vstup.$B$13]" office:value-type="float" office:value="-11.8394172706992" calcext:value-type="float">
            <text:p>-12</text:p>
          </table:table-cell>
          <table:table-cell table:style-name="ce16" table:formula="of:=[$Ballistics.J34]" office:value-type="float" office:value="1.18394172745835" calcext:value-type="float">
            <text:p>1.2</text:p>
          </table:table-cell>
          <table:table-cell table:style-name="ce31" table:formula="of:=[$Ballistics.K34]/[$Ballistics.$B$27]" office:value-type="float" office:value="0" calcext:value-type="float">
            <text:p>0.0</text:p>
          </table:table-cell>
          <table:table-cell table:style-name="ce36"/>
          <table:table-cell table:style-name="ce41" table:formula="of:=[.G34]/([.B34]/100)/[$Vstup.$B$13]" office:value-type="float" office:value="0" calcext:value-type="float">
            <text:p>0</text:p>
          </table:table-cell>
          <table:table-cell table:style-name="ce46" table:formula="of:=[$Ballistics.M34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1" table:formula="of:=[$Ballistics.D35]/[$Ballistics.$B$26]" office:value-type="float" office:value="310" calcext:value-type="float">
            <text:p>310</text:p>
          </table:table-cell>
          <table:table-cell table:style-name="ce17" table:formula="of:=[$Ballistics.E35]/[$Ballistics.$B$25]" office:value-type="float" office:value="641.699727645438" calcext:value-type="float">
            <text:p>641.7</text:p>
          </table:table-cell>
          <table:table-cell table:style-name="ce21" table:formula="of:=[$Ballistics.H35]/[$Ballistics.$B$27]" office:value-type="float" office:value="-39.7255521297578" calcext:value-type="float">
            <text:p>-39.7</text:p>
          </table:table-cell>
          <table:table-cell table:style-name="ce27" table:formula="of:=[.D35]/([.B35]/100)/[$Vstup.$B$13]" office:value-type="float" office:value="-12.8146942354057" calcext:value-type="float">
            <text:p>-13</text:p>
          </table:table-cell>
          <table:table-cell table:style-name="ce17" table:formula="of:=[$Ballistics.J35]" office:value-type="float" office:value="1.281469423961" calcext:value-type="float">
            <text:p>1.3</text:p>
          </table:table-cell>
          <table:table-cell table:style-name="ce32" table:formula="of:=[$Ballistics.K35]/[$Ballistics.$B$27]" office:value-type="float" office:value="0" calcext:value-type="float">
            <text:p>0.0</text:p>
          </table:table-cell>
          <table:table-cell table:style-name="ce37"/>
          <table:table-cell table:style-name="ce42" table:formula="of:=[.G35]/([.B35]/100)/[$Vstup.$B$13]" office:value-type="float" office:value="0" calcext:value-type="float">
            <text:p>0</text:p>
          </table:table-cell>
          <table:table-cell table:style-name="ce47" table:formula="of:=[$Ballistics.M35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36]/[$Ballistics.$B$26]" office:value-type="float" office:value="320" calcext:value-type="float">
            <text:p>320</text:p>
          </table:table-cell>
          <table:table-cell table:style-name="ce16" table:formula="of:=[$Ballistics.E36]/[$Ballistics.$B$25]" office:value-type="float" office:value="637.082161778262" calcext:value-type="float">
            <text:p>637.1</text:p>
          </table:table-cell>
          <table:table-cell table:style-name="ce20" table:formula="of:=[$Ballistics.H36]/[$Ballistics.$B$27]" office:value-type="float" office:value="-44.1625392705086" calcext:value-type="float">
            <text:p>-44.2</text:p>
          </table:table-cell>
          <table:table-cell table:style-name="ce26" table:formula="of:=[.D36]/([.B36]/100)/[$Vstup.$B$13]" office:value-type="float" office:value="-13.8007935220339" calcext:value-type="float">
            <text:p>-14</text:p>
          </table:table-cell>
          <table:table-cell table:style-name="ce16" table:formula="of:=[$Ballistics.J36]" office:value-type="float" office:value="1.38007935265618" calcext:value-type="float">
            <text:p>1.4</text:p>
          </table:table-cell>
          <table:table-cell table:style-name="ce31" table:formula="of:=[$Ballistics.K36]/[$Ballistics.$B$27]" office:value-type="float" office:value="0" calcext:value-type="float">
            <text:p>0.0</text:p>
          </table:table-cell>
          <table:table-cell table:style-name="ce36"/>
          <table:table-cell table:style-name="ce41" table:formula="of:=[.G36]/([.B36]/100)/[$Vstup.$B$13]" office:value-type="float" office:value="0" calcext:value-type="float">
            <text:p>0</text:p>
          </table:table-cell>
          <table:table-cell table:style-name="ce46" table:formula="of:=[$Ballistics.M36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1" table:formula="of:=[$Ballistics.D37]/[$Ballistics.$B$26]" office:value-type="float" office:value="330" calcext:value-type="float">
            <text:p>330</text:p>
          </table:table-cell>
          <table:table-cell table:style-name="ce17" table:formula="of:=[$Ballistics.E37]/[$Ballistics.$B$25]" office:value-type="float" office:value="632.481189177044" calcext:value-type="float">
            <text:p>632.5</text:p>
          </table:table-cell>
          <table:table-cell table:style-name="ce21" table:formula="of:=[$Ballistics.H37]/[$Ballistics.$B$27]" office:value-type="float" office:value="-48.8309279754776" calcext:value-type="float">
            <text:p>-48.8</text:p>
          </table:table-cell>
          <table:table-cell table:style-name="ce27" table:formula="of:=[.D37]/([.B37]/100)/[$Vstup.$B$13]" office:value-type="float" office:value="-14.7972509016599" calcext:value-type="float">
            <text:p>-15</text:p>
          </table:table-cell>
          <table:table-cell table:style-name="ce17" table:formula="of:=[$Ballistics.J37]" office:value-type="float" office:value="1.47972509065146" calcext:value-type="float">
            <text:p>1.5</text:p>
          </table:table-cell>
          <table:table-cell table:style-name="ce32" table:formula="of:=[$Ballistics.K37]/[$Ballistics.$B$27]" office:value-type="float" office:value="0" calcext:value-type="float">
            <text:p>0.0</text:p>
          </table:table-cell>
          <table:table-cell table:style-name="ce37"/>
          <table:table-cell table:style-name="ce42" table:formula="of:=[.G37]/([.B37]/100)/[$Vstup.$B$13]" office:value-type="float" office:value="0" calcext:value-type="float">
            <text:p>0</text:p>
          </table:table-cell>
          <table:table-cell table:style-name="ce47" table:formula="of:=[$Ballistics.M37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38]/[$Ballistics.$B$26]" office:value-type="float" office:value="340" calcext:value-type="float">
            <text:p>340</text:p>
          </table:table-cell>
          <table:table-cell table:style-name="ce16" table:formula="of:=[$Ballistics.E38]/[$Ballistics.$B$25]" office:value-type="float" office:value="627.896632232955" calcext:value-type="float">
            <text:p>627.9</text:p>
          </table:table-cell>
          <table:table-cell table:style-name="ce20" table:formula="of:=[$Ballistics.H38]/[$Ballistics.$B$27]" office:value-type="float" office:value="-53.7323735081168" calcext:value-type="float">
            <text:p>-53.7</text:p>
          </table:table-cell>
          <table:table-cell table:style-name="ce26" table:formula="of:=[.D38]/([.B38]/100)/[$Vstup.$B$13]" office:value-type="float" office:value="-15.8036392670932" calcext:value-type="float">
            <text:p>-16</text:p>
          </table:table-cell>
          <table:table-cell table:style-name="ce16" table:formula="of:=[$Ballistics.J38]" office:value-type="float" office:value="1.58036392722781" calcext:value-type="float">
            <text:p>1.6</text:p>
          </table:table-cell>
          <table:table-cell table:style-name="ce31" table:formula="of:=[$Ballistics.K38]/[$Ballistics.$B$27]" office:value-type="float" office:value="0" calcext:value-type="float">
            <text:p>0.0</text:p>
          </table:table-cell>
          <table:table-cell table:style-name="ce36"/>
          <table:table-cell table:style-name="ce41" table:formula="of:=[.G38]/([.B38]/100)/[$Vstup.$B$13]" office:value-type="float" office:value="0" calcext:value-type="float">
            <text:p>0</text:p>
          </table:table-cell>
          <table:table-cell table:style-name="ce46" table:formula="of:=[$Ballistics.M38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1" table:formula="of:=[$Ballistics.D39]/[$Ballistics.$B$26]" office:value-type="float" office:value="350" calcext:value-type="float">
            <text:p>350</text:p>
          </table:table-cell>
          <table:table-cell table:style-name="ce17" table:formula="of:=[$Ballistics.E39]/[$Ballistics.$B$25]" office:value-type="float" office:value="623.328316483181" calcext:value-type="float">
            <text:p>623.3</text:p>
          </table:table-cell>
          <table:table-cell table:style-name="ce21" table:formula="of:=[$Ballistics.H39]/[$Ballistics.$B$27]" office:value-type="float" office:value="-58.8684722146257" calcext:value-type="float">
            <text:p>-58.9</text:p>
          </table:table-cell>
          <table:table-cell table:style-name="ce27" table:formula="of:=[.D39]/([.B39]/100)/[$Vstup.$B$13]" office:value-type="float" office:value="-16.819563489893" calcext:value-type="float">
            <text:p>-17</text:p>
          </table:table-cell>
          <table:table-cell table:style-name="ce17" table:formula="of:=[$Ballistics.J39]" office:value-type="float" office:value="1.68195634954113" calcext:value-type="float">
            <text:p>1.7</text:p>
          </table:table-cell>
          <table:table-cell table:style-name="ce32" table:formula="of:=[$Ballistics.K39]/[$Ballistics.$B$27]" office:value-type="float" office:value="0" calcext:value-type="float">
            <text:p>0.0</text:p>
          </table:table-cell>
          <table:table-cell table:style-name="ce37"/>
          <table:table-cell table:style-name="ce42" table:formula="of:=[.G39]/([.B39]/100)/[$Vstup.$B$13]" office:value-type="float" office:value="0" calcext:value-type="float">
            <text:p>0</text:p>
          </table:table-cell>
          <table:table-cell table:style-name="ce47" table:formula="of:=[$Ballistics.M39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40]/[$Ballistics.$B$26]" office:value-type="float" office:value="360" calcext:value-type="float">
            <text:p>360</text:p>
          </table:table-cell>
          <table:table-cell table:style-name="ce16" table:formula="of:=[$Ballistics.E40]/[$Ballistics.$B$25]" office:value-type="float" office:value="618.776070533456" calcext:value-type="float">
            <text:p>618.8</text:p>
          </table:table-cell>
          <table:table-cell table:style-name="ce20" table:formula="of:=[$Ballistics.H40]/[$Ballistics.$B$27]" office:value-type="float" office:value="-64.2407620795306" calcext:value-type="float">
            <text:p>-64.2</text:p>
          </table:table-cell>
          <table:table-cell table:style-name="ce26" table:formula="of:=[.D40]/([.B40]/100)/[$Vstup.$B$13]" office:value-type="float" office:value="-17.8446561332029" calcext:value-type="float">
            <text:p>-18</text:p>
          </table:table-cell>
          <table:table-cell table:style-name="ce16" table:formula="of:=[$Ballistics.J40]" office:value-type="float" office:value="1.86746401455253" calcext:value-type="float">
            <text:p>1.9</text:p>
          </table:table-cell>
          <table:table-cell table:style-name="ce31" table:formula="of:=[$Ballistics.K40]/[$Ballistics.$B$27]" office:value-type="float" office:value="0" calcext:value-type="float">
            <text:p>0.0</text:p>
          </table:table-cell>
          <table:table-cell table:style-name="ce36"/>
          <table:table-cell table:style-name="ce41" table:formula="of:=[.G40]/([.B40]/100)/[$Vstup.$B$13]" office:value-type="float" office:value="0" calcext:value-type="float">
            <text:p>0</text:p>
          </table:table-cell>
          <table:table-cell table:style-name="ce46" table:formula="of:=[$Ballistics.M40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1" table:formula="of:=[$Ballistics.D41]/[$Ballistics.$B$26]" office:value-type="float" office:value="370" calcext:value-type="float">
            <text:p>370</text:p>
          </table:table-cell>
          <table:table-cell table:style-name="ce17" table:formula="of:=[$Ballistics.E41]/[$Ballistics.$B$25]" office:value-type="float" office:value="614.239725983025" calcext:value-type="float">
            <text:p>614.2</text:p>
          </table:table-cell>
          <table:table-cell table:style-name="ce21" table:formula="of:=[$Ballistics.H41]/[$Ballistics.$B$27]" office:value-type="float" office:value="-69.8507232763359" calcext:value-type="float">
            <text:p>-69.9</text:p>
          </table:table-cell>
          <table:table-cell table:style-name="ce27" table:formula="of:=[.D41]/([.B41]/100)/[$Vstup.$B$13]" office:value-type="float" office:value="-18.8785738584691" calcext:value-type="float">
            <text:p>-19</text:p>
          </table:table-cell>
          <table:table-cell table:style-name="ce17" table:formula="of:=[$Ballistics.J41]" office:value-type="float" office:value="1.88785738646629" calcext:value-type="float">
            <text:p>1.9</text:p>
          </table:table-cell>
          <table:table-cell table:style-name="ce32" table:formula="of:=[$Ballistics.K41]/[$Ballistics.$B$27]" office:value-type="float" office:value="0" calcext:value-type="float">
            <text:p>0.0</text:p>
          </table:table-cell>
          <table:table-cell table:style-name="ce37"/>
          <table:table-cell table:style-name="ce42" table:formula="of:=[.G41]/([.B41]/100)/[$Vstup.$B$13]" office:value-type="float" office:value="0" calcext:value-type="float">
            <text:p>0</text:p>
          </table:table-cell>
          <table:table-cell table:style-name="ce47" table:formula="of:=[$Ballistics.M41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0" table:formula="of:=[$Ballistics.D42]/[$Ballistics.$B$26]" office:value-type="float" office:value="380" calcext:value-type="float">
            <text:p>380</text:p>
          </table:table-cell>
          <table:table-cell table:style-name="ce16" table:formula="of:=[$Ballistics.E42]/[$Ballistics.$B$25]" office:value-type="float" office:value="609.719117351959" calcext:value-type="float">
            <text:p>609.7</text:p>
          </table:table-cell>
          <table:table-cell table:style-name="ce20" table:formula="of:=[$Ballistics.H42]/[$Ballistics.$B$27]" office:value-type="float" office:value="-75.6997787131505" calcext:value-type="float">
            <text:p>-75.7</text:p>
          </table:table-cell>
          <table:table-cell table:style-name="ce26" table:formula="of:=[.D42]/([.B42]/100)/[$Vstup.$B$13]" office:value-type="float" office:value="-19.9209943981975" calcext:value-type="float">
            <text:p>-20</text:p>
          </table:table-cell>
          <table:table-cell table:style-name="ce16" table:formula="of:=[$Ballistics.J42]" office:value-type="float" office:value="2.08475522840232" calcext:value-type="float">
            <text:p>2.1</text:p>
          </table:table-cell>
          <table:table-cell table:style-name="ce31" table:formula="of:=[$Ballistics.K42]/[$Ballistics.$B$27]" office:value-type="float" office:value="0" calcext:value-type="float">
            <text:p>0.0</text:p>
          </table:table-cell>
          <table:table-cell table:style-name="ce36"/>
          <table:table-cell table:style-name="ce41" table:formula="of:=[.G42]/([.B42]/100)/[$Vstup.$B$13]" office:value-type="float" office:value="0" calcext:value-type="float">
            <text:p>0</text:p>
          </table:table-cell>
          <table:table-cell table:style-name="ce46" table:formula="of:=[$Ballistics.M42]" office:value-type="float" office:value="0" calcext:value-type="float">
            <text:p>0.0</text:p>
          </table:table-cell>
          <table:table-cell table:number-columns-repeated="247"/>
        </table:table-row>
        <table:table-row table:style-name="ro3">
          <table:table-cell/>
          <table:table-cell table:style-name="ce11" table:formula="of:=[$Ballistics.D43]/[$Ballistics.$B$26]" office:value-type="float" office:value="390" calcext:value-type="float">
            <text:p>390</text:p>
          </table:table-cell>
          <table:table-cell table:style-name="ce17" table:formula="of:=[$Ballistics.E43]/[$Ballistics.$B$25]" office:value-type="float" office:value="605.214082010717" calcext:value-type="float">
            <text:p>605.2</text:p>
          </table:table-cell>
          <table:table-cell table:style-name="ce21" table:formula="of:=[$Ballistics.H43]/[$Ballistics.$B$27]" office:value-type="float" office:value="-81.7892945732282" calcext:value-type="float">
            <text:p>-81.8</text:p>
          </table:table-cell>
          <table:table-cell table:style-name="ce27" table:formula="of:=[.D43]/([.B43]/100)/[$Vstup.$B$13]" office:value-type="float" office:value="-20.9716139931354" calcext:value-type="float">
            <text:p>-21</text:p>
          </table:table-cell>
          <table:table-cell table:style-name="ce17" table:formula="of:=[$Ballistics.J43]" office:value-type="float" office:value="2.09716140000159" calcext:value-type="float">
            <text:p>2.1</text:p>
          </table:table-cell>
          <table:table-cell table:style-name="ce32" table:formula="of:=[$Ballistics.K43]/[$Ballistics.$B$27]" office:value-type="float" office:value="0" calcext:value-type="float">
            <text:p>0.0</text:p>
          </table:table-cell>
          <table:table-cell table:style-name="ce37"/>
          <table:table-cell table:style-name="ce42" table:formula="of:=[.G43]/([.B43]/100)/[$Vstup.$B$13]" office:value-type="float" office:value="0" calcext:value-type="float">
            <text:p>0</text:p>
          </table:table-cell>
          <table:table-cell table:style-name="ce47" table:formula="of:=[$Ballistics.M43]" office:value-type="float" office:value="0" calcext:value-type="float">
            <text:p>0.0</text:p>
          </table:table-cell>
          <table:table-cell table:number-columns-repeated="247"/>
        </table:table-row>
        <table:table-row table:style-name="ro2">
          <table:table-cell/>
          <table:table-cell table:style-name="ce12" table:formula="of:=[$Ballistics.D44]/[$Ballistics.$B$26]" office:value-type="float" office:value="400" calcext:value-type="float">
            <text:p>400</text:p>
          </table:table-cell>
          <table:table-cell table:style-name="ce18" table:formula="of:=[$Ballistics.E44]/[$Ballistics.$B$25]" office:value-type="float" office:value="600.810106234818" calcext:value-type="float">
            <text:p>600.8</text:p>
          </table:table-cell>
          <table:table-cell table:style-name="ce22" table:formula="of:=[$Ballistics.H44]/[$Ballistics.$B$27]" office:value-type="float" office:value="-88.5144444291026" calcext:value-type="float">
            <text:p>-88.5</text:p>
          </table:table-cell>
          <table:table-cell table:style-name="ce28" table:formula="of:=[.D44]/([.B44]/100)/[$Vstup.$B$13]" office:value-type="float" office:value="-22.1286111072756" calcext:value-type="float">
            <text:p>-22</text:p>
          </table:table-cell>
          <table:table-cell table:style-name="ce18" table:formula="of:=[$Ballistics.J44]" office:value-type="float" office:value="2.21286111145357" calcext:value-type="float">
            <text:p>2.2</text:p>
          </table:table-cell>
          <table:table-cell table:style-name="ce33" table:formula="of:=[$Ballistics.K44]/[$Ballistics.$B$27]" office:value-type="float" office:value="0" calcext:value-type="float">
            <text:p>0.0</text:p>
          </table:table-cell>
          <table:table-cell table:style-name="ce38"/>
          <table:table-cell table:style-name="ce43" table:formula="of:=[.G44]/([.B44]/100)/[$Vstup.$B$13]" office:value-type="float" office:value="0" calcext:value-type="float">
            <text:p>0</text:p>
          </table:table-cell>
          <table:table-cell table:style-name="ce48" table:formula="of:=[$Ballistics.M44]" office:value-type="float" office:value="0" calcext:value-type="float">
            <text:p>0.0</text:p>
          </table:table-cell>
          <table:table-cell table:number-columns-repeated="247"/>
        </table:table-row>
        <table:table-row table:style-name="ro3" table:number-rows-repeated="1048531">
          <table:table-cell table:number-columns-repeated="257"/>
        </table:table-row>
        <table:table-row table:style-name="ro3">
          <table:table-cell table:number-columns-repeated="257"/>
        </table:table-row>
      </table:table>
      <table:table table:name="Ballistics" table:style-name="ta3" table:print-ranges="Ballistics.D1:Ballistics.S47">
        <office:forms form:automatic-focus="false" form:apply-design-mode="false"/>
        <table:table-column table:style-name="co13" table:default-cell-style-name="ce56"/>
        <table:table-column table:style-name="co14" table:default-cell-style-name="ce56"/>
        <table:table-column table:style-name="co15" table:default-cell-style-name="ce56"/>
        <table:table-column table:style-name="co16" table:default-cell-style-name="ce56"/>
        <table:table-column table:style-name="co17" table:default-cell-style-name="ce56"/>
        <table:table-column table:style-name="co18" table:default-cell-style-name="ce56"/>
        <table:table-column table:style-name="co19" table:default-cell-style-name="ce56"/>
        <table:table-column table:style-name="co6" table:default-cell-style-name="ce56"/>
        <table:table-column table:style-name="co20" table:default-cell-style-name="ce56"/>
        <table:table-column table:style-name="co21" table:default-cell-style-name="ce56"/>
        <table:table-column table:style-name="co18" table:default-cell-style-name="ce56"/>
        <table:table-column table:style-name="co22" table:default-cell-style-name="ce56"/>
        <table:table-column table:style-name="co12" table:default-cell-style-name="ce56"/>
        <table:table-column table:style-name="co16" table:default-cell-style-name="ce56"/>
        <table:table-column table:style-name="co9" table:default-cell-style-name="ce56"/>
        <table:table-column table:style-name="co21" table:default-cell-style-name="ce56"/>
        <table:table-column table:style-name="co23" table:default-cell-style-name="ce56"/>
        <table:table-column table:style-name="co21" table:default-cell-style-name="ce56"/>
        <table:table-column table:style-name="co24" table:default-cell-style-name="ce56"/>
        <table:table-column table:style-name="co25" table:number-columns-repeated="238" table:default-cell-style-name="ce56"/>
        <table:table-column table:style-name="co25" table:number-columns-repeated="16127"/>
        <table:table-header-rows>
          <table:table-row table:style-name="ro4">
            <table:table-cell table:style-name="ce49"/>
            <table:table-cell table:style-name="ce62"/>
            <table:table-cell table:number-columns-repeated="15"/>
            <table:table-cell table:style-name="ce127"/>
            <table:table-cell table:number-columns-repeated="239"/>
          </table:table-row>
        </table:table-header-rows>
        <table:table-row table:style-name="ro3">
          <table:table-cell table:style-name="ce50"/>
          <table:table-cell table:style-name="ce63"/>
          <table:table-cell/>
          <table:table-cell table:style-name="ce70" office:value-type="string" calcext:value-type="string">
            <text:p>Range</text:p>
          </table:table-cell>
          <table:table-cell table:style-name="ce77" office:value-type="string" calcext:value-type="string">
            <text:p>Vel.</text:p>
          </table:table-cell>
          <table:table-cell table:style-name="ce77" office:value-type="string" calcext:value-type="string">
            <text:p>Energy</text:p>
          </table:table-cell>
          <table:table-cell table:style-name="ce77" office:value-type="string" calcext:value-type="string">
            <text:p>Total</text:p>
          </table:table-cell>
          <table:table-cell table:style-name="ce77" office:value-type="string" calcext:value-type="string">
            <text:p><text:s text:c="2"/>Bullet</text:p>
          </table:table-cell>
          <table:table-cell table:style-name="ce70" office:value-type="string" calcext:value-type="string">
            <text:p>MOA</text:p>
          </table:table-cell>
          <table:table-cell table:style-name="ce95" office:value-type="string" calcext:value-type="string">
            <text:p>Mil</text:p>
          </table:table-cell>
          <table:table-cell table:style-name="ce99" office:value-type="string" calcext:value-type="string">
            <text:p>Wind =</text:p>
          </table:table-cell>
          <table:table-cell table:style-name="ce103" table:formula="of:=[.B21]" office:value-type="float" office:value="0" calcext:value-type="float">
            <text:p>0 </text:p>
          </table:table-cell>
          <table:table-cell table:style-name="ce107" office:value-type="string" calcext:value-type="string">
            <text:p>mph</text:p>
          </table:table-cell>
          <table:table-cell table:style-name="ce113"/>
          <table:table-cell table:style-name="ce119" office:value-type="string" calcext:value-type="string">
            <text:p>Slope (inch)</text:p>
          </table:table-cell>
          <table:table-cell table:style-name="ce121"/>
          <table:table-cell table:style-name="ce123" office:value-type="string" calcext:value-type="string">
            <text:p>TOF</text:p>
          </table:table-cell>
          <table:table-cell table:number-columns-repeated="240"/>
        </table:table-row>
        <table:table-row table:style-name="ro2">
          <table:table-cell table:style-name="ce51"/>
          <table:table-cell table:style-name="ce64"/>
          <table:table-cell/>
          <table:table-cell table:style-name="ce71" office:value-type="string" calcext:value-type="string">
            <text:p>yds</text:p>
          </table:table-cell>
          <table:table-cell table:style-name="ce78" office:value-type="string" calcext:value-type="string">
            <text:p>fps</text:p>
          </table:table-cell>
          <table:table-cell table:style-name="ce78" office:value-type="string" calcext:value-type="string">
            <text:p>ft/lbs</text:p>
          </table:table-cell>
          <table:table-cell table:style-name="ce85" office:value-type="string" calcext:value-type="string">
            <text:p>Drop</text:p>
          </table:table-cell>
          <table:table-cell table:style-name="ce78" office:value-type="string" calcext:value-type="string">
            <text:p>Path</text:p>
          </table:table-cell>
          <table:table-cell table:style-name="ce71" office:value-type="string" calcext:value-type="string">
            <text:p>Drop</text:p>
          </table:table-cell>
          <table:table-cell table:style-name="ce78" office:value-type="string" calcext:value-type="string">
            <text:p>Drop</text:p>
          </table:table-cell>
          <table:table-cell table:style-name="ce71" office:value-type="string" calcext:value-type="string">
            <text:p>Inch</text:p>
          </table:table-cell>
          <table:table-cell table:style-name="ce78" office:value-type="string" calcext:value-type="string">
            <text:p>MOA</text:p>
          </table:table-cell>
          <table:table-cell table:style-name="ce108" office:value-type="string" calcext:value-type="string">
            <text:p>MIL</text:p>
          </table:table-cell>
          <table:table-cell table:style-name="ce71" office:value-type="string" calcext:value-type="string">
            <text:p>15 Deg</text:p>
          </table:table-cell>
          <table:table-cell table:style-name="ce120" office:value-type="string" calcext:value-type="string">
            <text:p>30 Deg</text:p>
          </table:table-cell>
          <table:table-cell table:style-name="ce108" office:value-type="string" calcext:value-type="string">
            <text:p>45 Deg</text:p>
          </table:table-cell>
          <table:table-cell table:style-name="ce124" office:value-type="string" calcext:value-type="string">
            <text:p>seconds</text:p>
          </table:table-cell>
          <table:table-cell table:number-columns-repeated="240"/>
        </table:table-row>
        <table:table-row table:style-name="ro2">
          <table:table-cell table:style-name="ce51"/>
          <table:table-cell table:style-name="ce64"/>
          <table:table-cell/>
          <table:table-cell table:style-name="ce72" table:formula="of:=[.B15]" office:value-type="float" office:value="0" calcext:value-type="float">
            <text:p>0 </text:p>
          </table:table-cell>
          <table:table-cell table:style-name="ce79" table:formula="of:=[.R58]+(-[.L58]-SQRT([.L58]^2-4*[.M58]*([.K58]-[.J58])))/(2*[.M58])" office:value-type="float" office:value="2604.98687664042" calcext:value-type="float">
            <text:p>2604.98687664042</text:p>
          </table:table-cell>
          <table:table-cell table:style-name="ce79" table:formula="of:=TRUNC([.E4]^2*[.$B$13]/450400.1)" office:value-type="float" office:value="2713" calcext:value-type="float">
            <text:p>2713</text:p>
          </table:table-cell>
          <table:table-cell table:style-name="ce86" table:formula="of:=-12*[.T58]*[.S58]^2" office:value-type="float" office:value="-0" calcext:value-type="float">
            <text:p>0.0 </text:p>
          </table:table-cell>
          <table:table-cell table:style-name="ce89" table:formula="of:=[.G4]-[.$B$19]+([.D4]/100*[.$B$55]*1.047)" office:value-type="float" office:value="-1.96850393700787" calcext:value-type="float">
            <text:p>-2.0 </text:p>
          </table:table-cell>
          <table:table-cell table:style-name="ce92" table:formula="of:=IF([.D4]=0;0;([.H4]/([.D4]/100)))" office:value-type="float" office:value="0" calcext:value-type="float">
            <text:p>0.0 </text:p>
          </table:table-cell>
          <table:table-cell table:style-name="ce96" table:formula="of:=[.I4]/3.44" office:value-type="float" office:value="0" calcext:value-type="float">
            <text:p>0.00</text:p>
          </table:table-cell>
          <table:table-cell table:style-name="ce100" table:formula="of:=ABS(([.$B$21]*35.2)*([.S58]-(3*[.D4])/[.$B$12]))/2" office:value-type="float" office:value="0" calcext:value-type="float">
            <text:p>0.0 </text:p>
          </table:table-cell>
          <table:table-cell table:style-name="ce104" table:formula="of:=IF([.K4]&gt;0;SUM([.K4]/1.047/([.D4]/100));0)" office:value-type="float" office:value="0" calcext:value-type="float">
            <text:p>0.0 </text:p>
          </table:table-cell>
          <table:table-cell table:style-name="ce109" table:formula="of:=SUM([.L4]/3.6)" office:value-type="float" office:value="0" calcext:value-type="float">
            <text:p>0.0</text:p>
          </table:table-cell>
          <table:table-cell table:style-name="ce114" table:formula="of:=ABS([.G4]*0.034)" office:value-type="float" office:value="0" calcext:value-type="float">
            <text:p>0.0</text:p>
          </table:table-cell>
          <table:table-cell table:style-name="ce117" table:formula="of:=ABS([.G4]*0.134)" office:value-type="float" office:value="0" calcext:value-type="float">
            <text:p>0.0</text:p>
          </table:table-cell>
          <table:table-cell table:style-name="ce112" table:formula="of:=ABS([.G4]*0.293)" office:value-type="float" office:value="0" calcext:value-type="float">
            <text:p>0.0</text:p>
          </table:table-cell>
          <table:table-cell table:style-name="ce125" table:formula="of:=([.D4]-0)*3/[.E4]" office:value-type="float" office:value="0" calcext:value-type="float">
            <text:p>0.000</text:p>
          </table:table-cell>
          <table:table-cell table:number-columns-repeated="240"/>
        </table:table-row>
        <table:table-row table:style-name="ro2">
          <table:table-cell table:style-name="ce51"/>
          <table:table-cell table:style-name="ce64"/>
          <table:table-cell/>
          <table:table-cell table:style-name="ce73" table:formula="of:=[.D4]+[.$B$16]" office:value-type="float" office:value="10.9361329797891" calcext:value-type="float">
            <text:p>11 </text:p>
          </table:table-cell>
          <table:table-cell table:style-name="ce79" table:formula="of:=[.R59]+(-[.L59]-SQRT([.L59]^2-4*[.M59]*([.K59]-[.J59])))/(2*[.M59])" office:value-type="float" office:value="2587.92864407655" calcext:value-type="float">
            <text:p>2587.92864407655</text:p>
          </table:table-cell>
          <table:table-cell table:style-name="ce82" table:formula="of:=TRUNC([.E5]^2*[.$B$13]/450400.1)" office:value-type="float" office:value="2677" calcext:value-type="float">
            <text:p>2677</text:p>
          </table:table-cell>
          <table:table-cell table:style-name="ce87" table:formula="of:=-12*[.T59]*[.S59]^2" office:value-type="float" office:value="-0.0306631062060605" calcext:value-type="float">
            <text:p>0.0 </text:p>
          </table:table-cell>
          <table:table-cell table:style-name="ce90" table:formula="of:=[.G5]-[.$B$19]+([.D5]/100*[.$B$55]*1.047)" office:value-type="float" office:value="-1.34338668072188" calcext:value-type="float">
            <text:p>-1.3 </text:p>
          </table:table-cell>
          <table:table-cell table:style-name="ce93" table:formula="of:=SUM([.H5]/([.D5]/100))" office:value-type="float" office:value="-12.283927812551" calcext:value-type="float">
            <text:p>-12.3 </text:p>
          </table:table-cell>
          <table:table-cell table:style-name="ce97" table:formula="of:=IF([.D5]&gt;0;ABS(SUM(([.H5]/([.D5]/100))/3.6));0)" office:value-type="float" office:value="3.41220217015307" calcext:value-type="float">
            <text:p>3.41</text:p>
          </table:table-cell>
          <table:table-cell table:style-name="ce101" table:formula="of:=ABS(([.$B$21]*35.2)*([.S59]-(3*[.D5])/[.$B$12]))/2" office:value-type="float" office:value="0" calcext:value-type="float">
            <text:p>0.0 </text:p>
          </table:table-cell>
          <table:table-cell table:style-name="ce105" table:formula="of:=IF([.K5]&gt;0;SUM([.K5]/1.047/([.D5]/100));0)" office:value-type="float" office:value="0" calcext:value-type="float">
            <text:p>0.0 </text:p>
          </table:table-cell>
          <table:table-cell table:style-name="ce110" table:formula="of:=SUM([.L5]/3.6)" office:value-type="float" office:value="0" calcext:value-type="float">
            <text:p>0.0</text:p>
          </table:table-cell>
          <table:table-cell table:style-name="ce115" table:formula="of:=ABS([.G5]*0.034)" office:value-type="float" office:value="0.00104254561100606" calcext:value-type="float">
            <text:p>0.0</text:p>
          </table:table-cell>
          <table:table-cell table:style-name="ce116" table:formula="of:=ABS([.G5]*0.134)" office:value-type="float" office:value="0.00410885623161211" calcext:value-type="float">
            <text:p>0.0</text:p>
          </table:table-cell>
          <table:table-cell table:style-name="ce122" table:formula="of:=ABS([.G5]*0.293)" office:value-type="float" office:value="0.00898429011837573" calcext:value-type="float">
            <text:p>0.0</text:p>
          </table:table-cell>
          <table:table-cell table:style-name="ce126" table:formula="of:=((([.D5]-[.D4])*3)/[.E5])+[.Q4]" office:value-type="float" office:value="0.0126774743246734" calcext:value-type="float">
            <text:p>0.013</text:p>
          </table:table-cell>
          <table:table-cell table:number-columns-repeated="240"/>
        </table:table-row>
        <table:table-row table:style-name="ro2">
          <table:table-cell table:style-name="ce51"/>
          <table:table-cell table:style-name="ce65"/>
          <table:table-cell/>
          <table:table-cell table:style-name="ce72" table:formula="of:=[.D5]+[.$B$16]" office:value-type="float" office:value="21.8722659595782" calcext:value-type="float">
            <text:p>22 </text:p>
          </table:table-cell>
          <table:table-cell table:style-name="ce79" table:formula="of:=[.R60]+(-[.L60]-SQRT([.L60]^2-4*[.M60]*([.K60]-[.J60])))/(2*[.M60])" office:value-type="float" office:value="2570.93397715383" calcext:value-type="float">
            <text:p>2570.93397715383</text:p>
          </table:table-cell>
          <table:table-cell table:style-name="ce79" table:formula="of:=TRUNC([.E6]^2*[.$B$13]/450400.1)" office:value-type="float" office:value="2642" calcext:value-type="float">
            <text:p>2642</text:p>
          </table:table-cell>
          <table:table-cell table:style-name="ce86" table:formula="of:=-12*[.T60]*[.S60]^2" office:value-type="float" office:value="-0.123060562612251" calcext:value-type="float">
            <text:p>-0.1 </text:p>
          </table:table-cell>
          <table:table-cell table:style-name="ce89" table:formula="of:=[.G6]-[.$B$19]+([.D6]/100*[.$B$55]*1.047)" office:value-type="float" office:value="-0.780003774636018" calcext:value-type="float">
            <text:p>-0.8 </text:p>
          </table:table-cell>
          <table:table-cell table:style-name="ce92" table:formula="of:=SUM([.H6]/([.D6]/100))" office:value-type="float" office:value="-3.56617725880588" calcext:value-type="float">
            <text:p>-3.6 </text:p>
          </table:table-cell>
          <table:table-cell table:style-name="ce96" table:formula="of:=IF([.D6]&gt;0;ABS(SUM(([.H6]/([.D6]/100))/3.6));0)" office:value-type="float" office:value="0.990604794112745" calcext:value-type="float">
            <text:p>0.99</text:p>
          </table:table-cell>
          <table:table-cell table:style-name="ce100" table:formula="of:=ABS(([.$B$21]*35.2)*([.S60]-(3*[.D6])/[.$B$12]))/2" office:value-type="float" office:value="0" calcext:value-type="float">
            <text:p>0.0 </text:p>
          </table:table-cell>
          <table:table-cell table:style-name="ce104" table:formula="of:=IF([.K6]&gt;0;SUM([.K6]/1.047/([.D6]/100));0)" office:value-type="float" office:value="0" calcext:value-type="float">
            <text:p>0.0 </text:p>
          </table:table-cell>
          <table:table-cell table:style-name="ce109" table:formula="of:=SUM([.L6]/3.6)" office:value-type="float" office:value="0" calcext:value-type="float">
            <text:p>0.0</text:p>
          </table:table-cell>
          <table:table-cell table:style-name="ce114" table:formula="of:=ABS([.G6]*0.034)" office:value-type="float" office:value="0.00418405912881654" calcext:value-type="float">
            <text:p>0.0</text:p>
          </table:table-cell>
          <table:table-cell table:style-name="ce117" table:formula="of:=ABS([.G6]*0.134)" office:value-type="float" office:value="0.0164901153900417" calcext:value-type="float">
            <text:p>0.0</text:p>
          </table:table-cell>
          <table:table-cell table:style-name="ce112" table:formula="of:=ABS([.G6]*0.293)" office:value-type="float" office:value="0.0360567448453896" calcext:value-type="float">
            <text:p>0.0</text:p>
          </table:table-cell>
          <table:table-cell table:style-name="ce125" table:formula="of:=((([.D6]-[.D5])*3)/[.E6])+[.Q5]" office:value-type="float" office:value="0.0254387506666229" calcext:value-type="float">
            <text:p>0.025</text:p>
          </table:table-cell>
          <table:table-cell table:number-columns-repeated="240"/>
        </table:table-row>
        <table:table-row table:style-name="ro2">
          <table:table-cell table:style-name="ce51"/>
          <table:table-cell table:style-name="ce64"/>
          <table:table-cell/>
          <table:table-cell table:style-name="ce73" table:formula="of:=[.D6]+[.$B$16]" office:value-type="float" office:value="32.8083989393673" calcext:value-type="float">
            <text:p>33 </text:p>
          </table:table-cell>
          <table:table-cell table:style-name="ce79" table:formula="of:=[.R61]+(-[.L61]-SQRT([.L61]^2-4*[.M61]*([.K61]-[.J61])))/(2*[.M61])" office:value-type="float" office:value="2554.00217051303" calcext:value-type="float">
            <text:p>2554.00217051303</text:p>
          </table:table-cell>
          <table:table-cell table:style-name="ce82" table:formula="of:=TRUNC([.E7]^2*[.$B$13]/450400.1)" office:value-type="float" office:value="2608" calcext:value-type="float">
            <text:p>2608</text:p>
          </table:table-cell>
          <table:table-cell table:style-name="ce87" table:formula="of:=-12*[.T61]*[.S61]^2" office:value-type="float" office:value="-0.277790369930998" calcext:value-type="float">
            <text:p>-0.3 </text:p>
          </table:table-cell>
          <table:table-cell table:style-name="ce90" table:formula="of:=[.G7]-[.$B$19]+([.D7]/100*[.$B$55]*1.047)" office:value-type="float" office:value="-0.278953219462711" calcext:value-type="float">
            <text:p>-0.3 </text:p>
          </table:table-cell>
          <table:table-cell table:style-name="ce93" table:formula="of:=SUM([.H7]/([.D7]/100))" office:value-type="float" office:value="-0.850249413201297" calcext:value-type="float">
            <text:p>-0.9 </text:p>
          </table:table-cell>
          <table:table-cell table:style-name="ce97" table:formula="of:=IF([.D7]&gt;0;ABS(SUM(([.H7]/([.D7]/100))/3.6));0)" office:value-type="float" office:value="0.236180392555916" calcext:value-type="float">
            <text:p>0.24</text:p>
          </table:table-cell>
          <table:table-cell table:style-name="ce101" table:formula="of:=ABS(([.$B$21]*35.2)*([.S61]-(3*[.D7])/[.$B$12]))/2" office:value-type="float" office:value="0" calcext:value-type="float">
            <text:p>0.0 </text:p>
          </table:table-cell>
          <table:table-cell table:style-name="ce105" table:formula="of:=IF([.K7]&gt;0;SUM([.K7]/1.047/([.D7]/100));0)" office:value-type="float" office:value="0" calcext:value-type="float">
            <text:p>0.0 </text:p>
          </table:table-cell>
          <table:table-cell table:style-name="ce110" table:formula="of:=SUM([.L7]/3.6)" office:value-type="float" office:value="0" calcext:value-type="float">
            <text:p>0.0</text:p>
          </table:table-cell>
          <table:table-cell table:style-name="ce115" table:formula="of:=ABS([.G7]*0.034)" office:value-type="float" office:value="0.00944487257765392" calcext:value-type="float">
            <text:p>0.0</text:p>
          </table:table-cell>
          <table:table-cell table:style-name="ce116" table:formula="of:=ABS([.G7]*0.134)" office:value-type="float" office:value="0.0372239095707537" calcext:value-type="float">
            <text:p>0.0</text:p>
          </table:table-cell>
          <table:table-cell table:style-name="ce122" table:formula="of:=ABS([.G7]*0.293)" office:value-type="float" office:value="0.0813925783897823" calcext:value-type="float">
            <text:p>0.1</text:p>
          </table:table-cell>
          <table:table-cell table:style-name="ce126" table:formula="of:=((([.D7]-[.D6])*3)/[.E7])+[.Q6]" office:value-type="float" office:value="0.0382846281361698" calcext:value-type="float">
            <text:p>0.038</text:p>
          </table:table-cell>
          <table:table-cell table:number-columns-repeated="240"/>
        </table:table-row>
        <table:table-row table:style-name="ro2">
          <table:table-cell table:style-name="ce52"/>
          <table:table-cell table:style-name="ce64"/>
          <table:table-cell/>
          <table:table-cell table:style-name="ce72" table:formula="of:=[.D7]+[.$B$16]" office:value-type="float" office:value="43.7445319191564" calcext:value-type="float">
            <text:p>44 </text:p>
          </table:table-cell>
          <table:table-cell table:style-name="ce79" table:formula="of:=[.R62]+(-[.L62]-SQRT([.L62]^2-4*[.M62]*([.K62]-[.J62])))/(2*[.M62])" office:value-type="float" office:value="2537.1325317443" calcext:value-type="float">
            <text:p>2537.1325317443</text:p>
          </table:table-cell>
          <table:table-cell table:style-name="ce79" table:formula="of:=TRUNC([.E8]^2*[.$B$13]/450400.1)" office:value-type="float" office:value="2573" calcext:value-type="float">
            <text:p>2573</text:p>
          </table:table-cell>
          <table:table-cell table:style-name="ce86" table:formula="of:=-12*[.T62]*[.S62]^2" office:value-type="float" office:value="-0.495431776137359" calcext:value-type="float">
            <text:p>-0.5 </text:p>
          </table:table-cell>
          <table:table-cell table:style-name="ce89" table:formula="of:=[.G8]-[.$B$19]+([.D8]/100*[.$B$55]*1.047)" office:value-type="float" office:value="0.159185736822981" calcext:value-type="float">
            <text:p>0.2 </text:p>
          </table:table-cell>
          <table:table-cell table:style-name="ce92" table:formula="of:=SUM([.H8]/([.D8]/100))" office:value-type="float" office:value="0.363898594496723" calcext:value-type="float">
            <text:p>0.4 </text:p>
          </table:table-cell>
          <table:table-cell table:style-name="ce96" table:formula="of:=IF([.D8]&gt;0;ABS(SUM(([.H8]/([.D8]/100))/3.6));0)" office:value-type="float" office:value="0.101082942915756" calcext:value-type="float">
            <text:p>0.10</text:p>
          </table:table-cell>
          <table:table-cell table:style-name="ce100" table:formula="of:=ABS(([.$B$21]*35.2)*([.S62]-(3*[.D8])/[.$B$12]))/2" office:value-type="float" office:value="0" calcext:value-type="float">
            <text:p>0.0 </text:p>
          </table:table-cell>
          <table:table-cell table:style-name="ce104" table:formula="of:=IF([.K8]&gt;0;SUM([.K8]/1.047/([.D8]/100));0)" office:value-type="float" office:value="0" calcext:value-type="float">
            <text:p>0.0 </text:p>
          </table:table-cell>
          <table:table-cell table:style-name="ce109" table:formula="of:=SUM([.L8]/3.6)" office:value-type="float" office:value="0" calcext:value-type="float">
            <text:p>0.0</text:p>
          </table:table-cell>
          <table:table-cell table:style-name="ce114" table:formula="of:=ABS([.G8]*0.034)" office:value-type="float" office:value="0.0168446803886702" calcext:value-type="float">
            <text:p>0.0</text:p>
          </table:table-cell>
          <table:table-cell table:style-name="ce117" table:formula="of:=ABS([.G8]*0.134)" office:value-type="float" office:value="0.0663878580024061" calcext:value-type="float">
            <text:p>0.1</text:p>
          </table:table-cell>
          <table:table-cell table:style-name="ce112" table:formula="of:=ABS([.G8]*0.293)" office:value-type="float" office:value="0.145161510408246" calcext:value-type="float">
            <text:p>0.1</text:p>
          </table:table-cell>
          <table:table-cell table:style-name="ce125" table:formula="of:=((([.D8]-[.D7])*3)/[.E8])+[.Q7]" office:value-type="float" office:value="0.0512159190832814" calcext:value-type="float">
            <text:p>0.051</text:p>
          </table:table-cell>
          <table:table-cell table:number-columns-repeated="240"/>
        </table:table-row>
        <table:table-row table:style-name="ro2">
          <table:table-cell table:style-name="ce52"/>
          <table:table-cell table:style-name="ce64"/>
          <table:table-cell/>
          <table:table-cell table:style-name="ce73" table:formula="of:=[.D8]+[.$B$16]" office:value-type="float" office:value="54.6806648989455" calcext:value-type="float">
            <text:p>55 </text:p>
          </table:table-cell>
          <table:table-cell table:style-name="ce79" table:formula="of:=[.R63]+(-[.L63]-SQRT([.L63]^2-4*[.M63]*([.K63]-[.J63])))/(2*[.M63])" office:value-type="float" office:value="2520.32438105675" calcext:value-type="float">
            <text:p>2520.32438105675</text:p>
          </table:table-cell>
          <table:table-cell table:style-name="ce82" table:formula="of:=TRUNC([.E9]^2*[.$B$13]/450400.1)" office:value-type="float" office:value="2539" calcext:value-type="float">
            <text:p>2539</text:p>
          </table:table-cell>
          <table:table-cell table:style-name="ce87" table:formula="of:=-12*[.T63]*[.S63]^2" office:value-type="float" office:value="-0.776545508629421" calcext:value-type="float">
            <text:p>-0.8 </text:p>
          </table:table-cell>
          <table:table-cell table:style-name="ce90" table:formula="of:=[.G9]-[.$B$19]+([.D9]/100*[.$B$55]*1.047)" office:value-type="float" office:value="0.533852366822972" calcext:value-type="float">
            <text:p>0.5 </text:p>
          </table:table-cell>
          <table:table-cell table:style-name="ce93" table:formula="of:=SUM([.H9]/([.D9]/100))" office:value-type="float" office:value="0.976309208766163" calcext:value-type="float">
            <text:p>1.0 </text:p>
          </table:table-cell>
          <table:table-cell table:style-name="ce97" table:formula="of:=IF([.D9]&gt;0;ABS(SUM(([.H9]/([.D9]/100))/3.6));0)" office:value-type="float" office:value="0.271197002435045" calcext:value-type="float">
            <text:p>0.27</text:p>
          </table:table-cell>
          <table:table-cell table:style-name="ce101" table:formula="of:=ABS(([.$B$21]*35.2)*([.S63]-(3*[.D9])/[.$B$12]))/2" office:value-type="float" office:value="0" calcext:value-type="float">
            <text:p>0.0 </text:p>
          </table:table-cell>
          <table:table-cell table:style-name="ce105" table:formula="of:=IF([.K9]&gt;0;SUM([.K9]/1.047/([.D9]/100));0)" office:value-type="float" office:value="0" calcext:value-type="float">
            <text:p>0.0 </text:p>
          </table:table-cell>
          <table:table-cell table:style-name="ce110" table:formula="of:=SUM([.L9]/3.6)" office:value-type="float" office:value="0" calcext:value-type="float">
            <text:p>0.0</text:p>
          </table:table-cell>
          <table:table-cell table:style-name="ce115" table:formula="of:=ABS([.G9]*0.034)" office:value-type="float" office:value="0.0264025472934003" calcext:value-type="float">
            <text:p>0.0</text:p>
          </table:table-cell>
          <table:table-cell table:style-name="ce116" table:formula="of:=ABS([.G9]*0.134)" office:value-type="float" office:value="0.104057098156342" calcext:value-type="float">
            <text:p>0.1</text:p>
          </table:table-cell>
          <table:table-cell table:style-name="ce122" table:formula="of:=ABS([.G9]*0.293)" office:value-type="float" office:value="0.22752783402842" calcext:value-type="float">
            <text:p>0.2</text:p>
          </table:table-cell>
          <table:table-cell table:style-name="ce126" table:formula="of:=((([.D9]-[.D8])*3)/[.E9])+[.Q8]" office:value-type="float" office:value="0.0642334493607178" calcext:value-type="float">
            <text:p>0.064</text:p>
          </table:table-cell>
          <table:table-cell table:number-columns-repeated="240"/>
        </table:table-row>
        <table:table-row table:style-name="ro2">
          <table:table-cell table:style-name="ce53"/>
          <table:table-cell table:style-name="ce66"/>
          <table:table-cell/>
          <table:table-cell table:style-name="ce72" table:formula="of:=[.D9]+[.$B$16]" office:value-type="float" office:value="65.6167978787346" calcext:value-type="float">
            <text:p>66 </text:p>
          </table:table-cell>
          <table:table-cell table:style-name="ce79" table:formula="of:=[.R64]+(-[.L64]-SQRT([.L64]^2-4*[.M64]*([.K64]-[.J64])))/(2*[.M64])" office:value-type="float" office:value="2503.57705095885" calcext:value-type="float">
            <text:p>2503.57705095885</text:p>
          </table:table-cell>
          <table:table-cell table:style-name="ce79" table:formula="of:=TRUNC([.E10]^2*[.$B$13]/450400.1)" office:value-type="float" office:value="2506" calcext:value-type="float">
            <text:p>2506</text:p>
          </table:table-cell>
          <table:table-cell table:style-name="ce86" table:formula="of:=-12*[.T64]*[.S64]^2" office:value-type="float" office:value="-1.12167400222688" calcext:value-type="float">
            <text:p>-1.1 </text:p>
          </table:table-cell>
          <table:table-cell table:style-name="ce89" table:formula="of:=[.G10]-[.$B$19]+([.D10]/100*[.$B$55]*1.047)" office:value-type="float" office:value="0.844504235717563" calcext:value-type="float">
            <text:p>0.8 </text:p>
          </table:table-cell>
          <table:table-cell table:style-name="ce92" table:formula="of:=SUM([.H10]/([.D10]/100))" office:value-type="float" office:value="1.28702445565582" calcext:value-type="float">
            <text:p>1.3 </text:p>
          </table:table-cell>
          <table:table-cell table:style-name="ce96" table:formula="of:=IF([.D10]&gt;0;ABS(SUM(([.H10]/([.D10]/100))/3.6));0)" office:value-type="float" office:value="0.357506793237727" calcext:value-type="float">
            <text:p>0.36</text:p>
          </table:table-cell>
          <table:table-cell table:style-name="ce100" table:formula="of:=ABS(([.$B$21]*35.2)*([.S64]-(3*[.D10])/[.$B$12]))/2" office:value-type="float" office:value="0" calcext:value-type="float">
            <text:p>0.0 </text:p>
          </table:table-cell>
          <table:table-cell table:style-name="ce104" table:formula="of:=IF([.K10]&gt;0;SUM([.K10]/1.047/([.D10]/100));0)" office:value-type="float" office:value="0" calcext:value-type="float">
            <text:p>0.0 </text:p>
          </table:table-cell>
          <table:table-cell table:style-name="ce109" table:formula="of:=SUM([.L10]/3.6)" office:value-type="float" office:value="0" calcext:value-type="float">
            <text:p>0.0</text:p>
          </table:table-cell>
          <table:table-cell table:style-name="ce114" table:formula="of:=ABS([.G10]*0.034)" office:value-type="float" office:value="0.038136916075714" calcext:value-type="float">
            <text:p>0.0</text:p>
          </table:table-cell>
          <table:table-cell table:style-name="ce117" table:formula="of:=ABS([.G10]*0.134)" office:value-type="float" office:value="0.150304316298402" calcext:value-type="float">
            <text:p>0.2</text:p>
          </table:table-cell>
          <table:table-cell table:style-name="ce112" table:formula="of:=ABS([.G10]*0.293)" office:value-type="float" office:value="0.328650482652477" calcext:value-type="float">
            <text:p>0.3</text:p>
          </table:table-cell>
          <table:table-cell table:style-name="ce125" table:formula="of:=((([.D10]-[.D9])*3)/[.E10])+[.Q9]" office:value-type="float" office:value="0.0773380585944548" calcext:value-type="float">
            <text:p>0.077</text:p>
          </table:table-cell>
          <table:table-cell table:number-columns-repeated="240"/>
        </table:table-row>
        <table:table-row table:style-name="ro2">
          <table:table-cell table:style-name="ce54"/>
          <table:table-cell table:style-name="ce66"/>
          <table:table-cell/>
          <table:table-cell table:style-name="ce73" table:formula="of:=[.D10]+[.$B$16]" office:value-type="float" office:value="76.5529308585238" calcext:value-type="float">
            <text:p>77 </text:p>
          </table:table-cell>
          <table:table-cell table:style-name="ce79" table:formula="of:=[.R65]+(-[.L65]-SQRT([.L65]^2-4*[.M65]*([.K65]-[.J65])))/(2*[.M65])" office:value-type="float" office:value="2486.8898859491" calcext:value-type="float">
            <text:p>2486.8898859491</text:p>
          </table:table-cell>
          <table:table-cell table:style-name="ce82" table:formula="of:=TRUNC([.E11]^2*[.$B$13]/450400.1)" office:value-type="float" office:value="2472" calcext:value-type="float">
            <text:p>2472</text:p>
          </table:table-cell>
          <table:table-cell table:style-name="ce87" table:formula="of:=-12*[.T65]*[.S65]^2" office:value-type="float" office:value="-1.53134162309841" calcext:value-type="float">
            <text:p>-1.5 </text:p>
          </table:table-cell>
          <table:table-cell table:style-name="ce90" table:formula="of:=[.G11]-[.$B$19]+([.D11]/100*[.$B$55]*1.047)" office:value-type="float" office:value="1.09061697733809" calcext:value-type="float">
            <text:p>1.1 </text:p>
          </table:table-cell>
          <table:table-cell table:style-name="ce93" table:formula="of:=SUM([.H11]/([.D11]/100))" office:value-type="float" office:value="1.42465737772162" calcext:value-type="float">
            <text:p>1.4 </text:p>
          </table:table-cell>
          <table:table-cell table:style-name="ce97" table:formula="of:=IF([.D11]&gt;0;ABS(SUM(([.H11]/([.D11]/100))/3.6));0)" office:value-type="float" office:value="0.395738160478229" calcext:value-type="float">
            <text:p>0.40</text:p>
          </table:table-cell>
          <table:table-cell table:style-name="ce101" table:formula="of:=ABS(([.$B$21]*35.2)*([.S65]-(3*[.D11])/[.$B$12]))/2" office:value-type="float" office:value="0" calcext:value-type="float">
            <text:p>0.0 </text:p>
          </table:table-cell>
          <table:table-cell table:style-name="ce105" table:formula="of:=IF([.K11]&gt;0;SUM([.K11]/1.047/([.D11]/100));0)" office:value-type="float" office:value="0" calcext:value-type="float">
            <text:p>0.0 </text:p>
          </table:table-cell>
          <table:table-cell table:style-name="ce110" table:formula="of:=SUM([.L11]/3.6)" office:value-type="float" office:value="0" calcext:value-type="float">
            <text:p>0.0</text:p>
          </table:table-cell>
          <table:table-cell table:style-name="ce115" table:formula="of:=ABS([.G11]*0.034)" office:value-type="float" office:value="0.0520656151853459" calcext:value-type="float">
            <text:p>0.1</text:p>
          </table:table-cell>
          <table:table-cell table:style-name="ce116" table:formula="of:=ABS([.G11]*0.134)" office:value-type="float" office:value="0.205199777495187" calcext:value-type="float">
            <text:p>0.2</text:p>
          </table:table-cell>
          <table:table-cell table:style-name="ce122" table:formula="of:=ABS([.G11]*0.293)" office:value-type="float" office:value="0.448683095567833" calcext:value-type="float">
            <text:p>0.4</text:p>
          </table:table-cell>
          <table:table-cell table:style-name="ce126" table:formula="of:=((([.D11]-[.D10])*3)/[.E11])+[.Q10]" office:value-type="float" office:value="0.0905306004616015" calcext:value-type="float">
            <text:p>0.091</text:p>
          </table:table-cell>
          <table:table-cell table:number-columns-repeated="240"/>
        </table:table-row>
        <table:table-row table:style-name="ro3">
          <table:table-cell table:style-name="ce55" office:value-type="string" calcext:value-type="string">
            <text:p>Velocity (fps)</text:p>
          </table:table-cell>
          <table:table-cell table:style-name="ce67" table:formula="of:=[$Vstup.B2]*[$Ballistics.B25]" office:value-type="float" office:value="2604.98687664042" calcext:value-type="float">
            <text:p>2604.98687664042</text:p>
          </table:table-cell>
          <table:table-cell/>
          <table:table-cell table:style-name="ce72" table:formula="of:=[.D11]+[.$B$16]" office:value-type="float" office:value="87.4890638383129" calcext:value-type="float">
            <text:p>87 </text:p>
          </table:table-cell>
          <table:table-cell table:style-name="ce79" table:formula="of:=[.R66]+(-[.L66]-SQRT([.L66]^2-4*[.M66]*([.K66]-[.J66])))/(2*[.M66])" office:value-type="float" office:value="2470.29646796039" calcext:value-type="float">
            <text:p>2470.29646796039</text:p>
          </table:table-cell>
          <table:table-cell table:style-name="ce79" table:formula="of:=TRUNC([.E12]^2*[.$B$13]/450400.1)" office:value-type="float" office:value="2440" calcext:value-type="float">
            <text:p>2440</text:p>
          </table:table-cell>
          <table:table-cell table:style-name="ce86" table:formula="of:=-12*[.T66]*[.S66]^2" office:value-type="float" office:value="-2.02075906918319" calcext:value-type="float">
            <text:p>-2.0 </text:p>
          </table:table-cell>
          <table:table-cell table:style-name="ce89" table:formula="of:=[.G12]-[.$B$19]+([.D12]/100*[.$B$55]*1.047)" office:value-type="float" office:value="1.25697989374536" calcext:value-type="float">
            <text:p>1.3 </text:p>
          </table:table-cell>
          <table:table-cell table:style-name="ce92" table:formula="of:=SUM([.H12]/([.D12]/100))" office:value-type="float" office:value="1.43672801902232" calcext:value-type="float">
            <text:p>1.4 </text:p>
          </table:table-cell>
          <table:table-cell table:style-name="ce96" table:formula="of:=IF([.D12]&gt;0;ABS(SUM(([.H12]/([.D12]/100))/3.6));0)" office:value-type="float" office:value="0.399091116395088" calcext:value-type="float">
            <text:p>0.40</text:p>
          </table:table-cell>
          <table:table-cell table:style-name="ce100" table:formula="of:=ABS(([.$B$21]*35.2)*([.S66]-(3*[.D12])/[.$B$12]))/2" office:value-type="float" office:value="0" calcext:value-type="float">
            <text:p>0.0 </text:p>
          </table:table-cell>
          <table:table-cell table:style-name="ce104" table:formula="of:=IF([.K12]&gt;0;SUM([.K12]/1.047/([.D12]/100));0)" office:value-type="float" office:value="0" calcext:value-type="float">
            <text:p>0.0 </text:p>
          </table:table-cell>
          <table:table-cell table:style-name="ce109" table:formula="of:=SUM([.L12]/3.6)" office:value-type="float" office:value="0" calcext:value-type="float">
            <text:p>0.0</text:p>
          </table:table-cell>
          <table:table-cell table:style-name="ce114" table:formula="of:=ABS([.G12]*0.034)" office:value-type="float" office:value="0.0687058083522285" calcext:value-type="float">
            <text:p>0.1</text:p>
          </table:table-cell>
          <table:table-cell table:style-name="ce117" table:formula="of:=ABS([.G12]*0.134)" office:value-type="float" office:value="0.270781715270548" calcext:value-type="float">
            <text:p>0.3</text:p>
          </table:table-cell>
          <table:table-cell table:style-name="ce112" table:formula="of:=ABS([.G12]*0.293)" office:value-type="float" office:value="0.592082407270675" calcext:value-type="float">
            <text:p>0.6</text:p>
          </table:table-cell>
          <table:table-cell table:style-name="ce125" table:formula="of:=((([.D12]-[.D11])*3)/[.E12])+[.Q11]" office:value-type="float" office:value="0.10381175896419" calcext:value-type="float">
            <text:p>0.104</text:p>
          </table:table-cell>
          <table:table-cell table:number-columns-repeated="240"/>
        </table:table-row>
        <table:table-row table:style-name="ro3">
          <table:table-cell table:style-name="ce55" office:value-type="string" calcext:value-type="string">
            <text:p>Bullet Wt (gr)</text:p>
          </table:table-cell>
          <table:table-cell table:style-name="ce67" table:formula="of:=[$Vstup.B3]*[$Ballistics.B29]" office:value-type="float" office:value="180.09144" calcext:value-type="float">
            <text:p>180.09144</text:p>
          </table:table-cell>
          <table:table-cell/>
          <table:table-cell table:style-name="ce73" table:formula="of:=[.D12]+[.$B$16]" office:value-type="float" office:value="98.425196818102" calcext:value-type="float">
            <text:p>98 </text:p>
          </table:table-cell>
          <table:table-cell table:style-name="ce79" table:formula="of:=[.R67]+(-[.L67]-SQRT([.L67]^2-4*[.M67]*([.K67]-[.J67])))/(2*[.M67])" office:value-type="float" office:value="2453.70570455678" calcext:value-type="float">
            <text:p>2453.70570455678</text:p>
          </table:table-cell>
          <table:table-cell table:style-name="ce82" table:formula="of:=TRUNC([.E13]^2*[.$B$13]/450400.1)" office:value-type="float" office:value="2407" calcext:value-type="float">
            <text:p>2407</text:p>
          </table:table-cell>
          <table:table-cell table:style-name="ce87" table:formula="of:=-12*[.T67]*[.S67]^2" office:value-type="float" office:value="-2.56463447603981" calcext:value-type="float">
            <text:p>-2.6 </text:p>
          </table:table-cell>
          <table:table-cell table:style-name="ce90" table:formula="of:=[.G13]-[.$B$19]+([.D13]/100*[.$B$55]*1.047)" office:value-type="float" office:value="1.3688848493808" calcext:value-type="float">
            <text:p>1.4 </text:p>
          </table:table-cell>
          <table:table-cell table:style-name="ce93" table:formula="of:=SUM([.H13]/([.D13]/100))" office:value-type="float" office:value="1.39078700742719" calcext:value-type="float">
            <text:p>1.4 </text:p>
          </table:table-cell>
          <table:table-cell table:style-name="ce97" table:formula="of:=IF([.D13]&gt;0;ABS(SUM(([.H13]/([.D13]/100))/3.6));0)" office:value-type="float" office:value="0.38632972428533" calcext:value-type="float">
            <text:p>0.39</text:p>
          </table:table-cell>
          <table:table-cell table:style-name="ce101" table:formula="of:=ABS(([.$B$21]*35.2)*([.S67]-(3*[.D13])/[.$B$12]))/2" office:value-type="float" office:value="0" calcext:value-type="float">
            <text:p>0.0 </text:p>
          </table:table-cell>
          <table:table-cell table:style-name="ce105" table:formula="of:=IF([.K13]&gt;0;SUM([.K13]/1.047/([.D13]/100));0)" office:value-type="float" office:value="0" calcext:value-type="float">
            <text:p>0.0 </text:p>
          </table:table-cell>
          <table:table-cell table:style-name="ce110" table:formula="of:=SUM([.L13]/3.6)" office:value-type="float" office:value="0" calcext:value-type="float">
            <text:p>0.0</text:p>
          </table:table-cell>
          <table:table-cell table:style-name="ce115" table:formula="of:=ABS([.G13]*0.034)" office:value-type="float" office:value="0.0871975721853534" calcext:value-type="float">
            <text:p>0.1</text:p>
          </table:table-cell>
          <table:table-cell table:style-name="ce116" table:formula="of:=ABS([.G13]*0.134)" office:value-type="float" office:value="0.343661019789334" calcext:value-type="float">
            <text:p>0.3</text:p>
          </table:table-cell>
          <table:table-cell table:style-name="ce122" table:formula="of:=ABS([.G13]*0.293)" office:value-type="float" office:value="0.751437901479663" calcext:value-type="float">
            <text:p>0.8</text:p>
          </table:table-cell>
          <table:table-cell table:style-name="ce126" table:formula="of:=((([.D13]-[.D12])*3)/[.E13])+[.Q12]" office:value-type="float" office:value="0.117182718194728" calcext:value-type="float">
            <text:p>0.117</text:p>
          </table:table-cell>
          <table:table-cell table:number-columns-repeated="240"/>
        </table:table-row>
        <table:table-row table:style-name="ro3">
          <table:table-cell table:style-name="ce55" office:value-type="string" calcext:value-type="string">
            <text:p>Bullet BC</text:p>
          </table:table-cell>
          <table:table-cell table:style-name="ce67" table:formula="of:=[$Vstup.B4]" office:value-type="float" office:value="0.552" calcext:value-type="float">
            <text:p>0.552</text:p>
          </table:table-cell>
          <table:table-cell/>
          <table:table-cell table:style-name="ce72" table:formula="of:=[.D13]+[.$B$16]" office:value-type="float" office:value="109.361329797891" calcext:value-type="float">
            <text:p>109 </text:p>
          </table:table-cell>
          <table:table-cell table:style-name="ce79" table:formula="of:=[.R68]+(-[.L68]-SQRT([.L68]^2-4*[.M68]*([.K68]-[.J68])))/(2*[.M68])" office:value-type="float" office:value="2437.18636717738" calcext:value-type="float">
            <text:p>2437.18636717738</text:p>
          </table:table-cell>
          <table:table-cell table:style-name="ce79" table:formula="of:=TRUNC([.E14]^2*[.$B$13]/450400.1)" office:value-type="float" office:value="2375" calcext:value-type="float">
            <text:p>2375</text:p>
          </table:table-cell>
          <table:table-cell table:style-name="ce86" table:formula="of:=-12*[.T68]*[.S68]^2" office:value-type="float" office:value="-3.17769521047554" calcext:value-type="float">
            <text:p>-3.2 </text:p>
          </table:table-cell>
          <table:table-cell table:style-name="ce89" table:formula="of:=[.G14]-[.$B$19]+([.D14]/100*[.$B$55]*1.047)" office:value-type="float" office:value="1.41160447743713" calcext:value-type="float">
            <text:p>1.4 </text:p>
          </table:table-cell>
          <table:table-cell table:style-name="ce92" table:formula="of:=SUM([.H14]/([.D14]/100))" office:value-type="float" office:value="1.29077113459199" calcext:value-type="float">
            <text:p>1.3 </text:p>
          </table:table-cell>
          <table:table-cell table:style-name="ce96" table:formula="of:=IF([.D14]&gt;0;ABS(SUM(([.H14]/([.D14]/100))/3.6));0)" office:value-type="float" office:value="0.358547537386663" calcext:value-type="float">
            <text:p>0.36</text:p>
          </table:table-cell>
          <table:table-cell table:style-name="ce100" table:formula="of:=ABS(([.$B$21]*35.2)*([.S68]-(3*[.D14])/[.$B$12]))/2" office:value-type="float" office:value="0" calcext:value-type="float">
            <text:p>0.0 </text:p>
          </table:table-cell>
          <table:table-cell table:style-name="ce104" table:formula="of:=IF([.K14]&gt;0;SUM([.K14]/1.047/([.D14]/100));0)" office:value-type="float" office:value="0" calcext:value-type="float">
            <text:p>0.0 </text:p>
          </table:table-cell>
          <table:table-cell table:style-name="ce109" table:formula="of:=SUM([.L14]/3.6)" office:value-type="float" office:value="0" calcext:value-type="float">
            <text:p>0.0</text:p>
          </table:table-cell>
          <table:table-cell table:style-name="ce114" table:formula="of:=ABS([.G14]*0.034)" office:value-type="float" office:value="0.108041637156168" calcext:value-type="float">
            <text:p>0.1</text:p>
          </table:table-cell>
          <table:table-cell table:style-name="ce117" table:formula="of:=ABS([.G14]*0.134)" office:value-type="float" office:value="0.425811158203722" calcext:value-type="float">
            <text:p>0.4</text:p>
          </table:table-cell>
          <table:table-cell table:style-name="ce112" table:formula="of:=ABS([.G14]*0.293)" office:value-type="float" office:value="0.931064696669332" calcext:value-type="float">
            <text:p>0.9</text:p>
          </table:table-cell>
          <table:table-cell table:style-name="ce125" table:formula="of:=((([.D14]-[.D13])*3)/[.E14])+[.Q13]" office:value-type="float" office:value="0.130644306270721" calcext:value-type="float">
            <text:p>0.131</text:p>
          </table:table-cell>
          <table:table-cell table:number-columns-repeated="240"/>
        </table:table-row>
        <table:table-row table:style-name="ro3">
          <table:table-cell table:style-name="ce55" office:value-type="string" calcext:value-type="string">
            <text:p>Start Distance</text:p>
          </table:table-cell>
          <table:table-cell table:style-name="ce67" table:formula="of:=[$Vstup.B5]*[$Ballistics.B26]" office:value-type="float" office:value="0" calcext:value-type="float">
            <text:p>0</text:p>
          </table:table-cell>
          <table:table-cell/>
          <table:table-cell table:style-name="ce73" table:formula="of:=[.D14]+[.$B$16]" office:value-type="float" office:value="120.29746277768" calcext:value-type="float">
            <text:p>120 </text:p>
          </table:table-cell>
          <table:table-cell table:style-name="ce79" table:formula="of:=[.R69]+(-[.L69]-SQRT([.L69]^2-4*[.M69]*([.K69]-[.J69])))/(2*[.M69])" office:value-type="float" office:value="2420.73754118601" calcext:value-type="float">
            <text:p>2420.73754118601</text:p>
          </table:table-cell>
          <table:table-cell table:style-name="ce82" table:formula="of:=TRUNC([.E15]^2*[.$B$13]/450400.1)" office:value-type="float" office:value="2343" calcext:value-type="float">
            <text:p>2343</text:p>
          </table:table-cell>
          <table:table-cell table:style-name="ce87" table:formula="of:=-12*[.T69]*[.S69]^2" office:value-type="float" office:value="-3.8611902466088" calcext:value-type="float">
            <text:p>-3.9 </text:p>
          </table:table-cell>
          <table:table-cell table:style-name="ce90" table:formula="of:=[.G15]-[.$B$19]+([.D15]/100*[.$B$55]*1.047)" office:value-type="float" office:value="1.38388980379591" calcext:value-type="float">
            <text:p>1.4 </text:p>
          </table:table-cell>
          <table:table-cell table:style-name="ce93" table:formula="of:=SUM([.H15]/([.D15]/100))" office:value-type="float" office:value="1.15038985182377" calcext:value-type="float">
            <text:p>1.2 </text:p>
          </table:table-cell>
          <table:table-cell table:style-name="ce97" table:formula="of:=IF([.D15]&gt;0;ABS(SUM(([.H15]/([.D15]/100))/3.6));0)" office:value-type="float" office:value="0.319552736617714" calcext:value-type="float">
            <text:p>0.32</text:p>
          </table:table-cell>
          <table:table-cell table:style-name="ce101" table:formula="of:=ABS(([.$B$21]*35.2)*([.S69]-(3*[.D15])/[.$B$12]))/2" office:value-type="float" office:value="0" calcext:value-type="float">
            <text:p>0.0 </text:p>
          </table:table-cell>
          <table:table-cell table:style-name="ce105" table:formula="of:=IF([.K15]&gt;0;SUM([.K15]/1.047/([.D15]/100));0)" office:value-type="float" office:value="0" calcext:value-type="float">
            <text:p>0.0 </text:p>
          </table:table-cell>
          <table:table-cell table:style-name="ce110" table:formula="of:=SUM([.L15]/3.6)" office:value-type="float" office:value="0" calcext:value-type="float">
            <text:p>0.0</text:p>
          </table:table-cell>
          <table:table-cell table:style-name="ce115" table:formula="of:=ABS([.G15]*0.034)" office:value-type="float" office:value="0.131280468384699" calcext:value-type="float">
            <text:p>0.1</text:p>
          </table:table-cell>
          <table:table-cell table:style-name="ce116" table:formula="of:=ABS([.G15]*0.134)" office:value-type="float" office:value="0.51739949304558" calcext:value-type="float">
            <text:p>0.5</text:p>
          </table:table-cell>
          <table:table-cell table:style-name="ce122" table:formula="of:=ABS([.G15]*0.293)" office:value-type="float" office:value="1.13132874225638" calcext:value-type="float">
            <text:p>1.1</text:p>
          </table:table-cell>
          <table:table-cell table:style-name="ce126" table:formula="of:=((([.D15]-[.D14])*3)/[.E15])+[.Q14]" office:value-type="float" office:value="0.144197365361668" calcext:value-type="float">
            <text:p>0.144</text:p>
          </table:table-cell>
          <table:table-cell table:number-columns-repeated="240"/>
        </table:table-row>
        <table:table-row table:style-name="ro3">
          <table:table-cell table:style-name="ce55" office:value-type="string" calcext:value-type="string">
            <text:p>Range Increment</text:p>
          </table:table-cell>
          <table:table-cell table:style-name="ce67" table:formula="of:=[$Vstup.B6]*[$Ballistics.B26]" office:value-type="float" office:value="10.9361329797891" calcext:value-type="float">
            <text:p>10.9361329797891</text:p>
          </table:table-cell>
          <table:table-cell/>
          <table:table-cell table:style-name="ce72" table:formula="of:=[.D15]+[.$B$16]" office:value-type="float" office:value="131.233595757469" calcext:value-type="float">
            <text:p>131 </text:p>
          </table:table-cell>
          <table:table-cell table:style-name="ce79" table:formula="of:=[.R70]+(-[.L70]-SQRT([.L70]^2-4*[.M70]*([.K70]-[.J70])))/(2*[.M70])" office:value-type="float" office:value="2404.35833130183" calcext:value-type="float">
            <text:p>2404.35833130183</text:p>
          </table:table-cell>
          <table:table-cell table:style-name="ce79" table:formula="of:=TRUNC([.E16]^2*[.$B$13]/450400.1)" office:value-type="float" office:value="2311" calcext:value-type="float">
            <text:p>2311</text:p>
          </table:table-cell>
          <table:table-cell table:style-name="ce86" table:formula="of:=-12*[.T70]*[.S70]^2" office:value-type="float" office:value="-4.61633998124337" calcext:value-type="float">
            <text:p>-4.6 </text:p>
          </table:table-cell>
          <table:table-cell table:style-name="ce89" table:formula="of:=[.G16]-[.$B$19]+([.D16]/100*[.$B$55]*1.047)" office:value-type="float" office:value="1.2845204316534" calcext:value-type="float">
            <text:p>1.3 </text:p>
          </table:table-cell>
          <table:table-cell table:style-name="ce92" table:formula="of:=SUM([.H16]/([.D16]/100))" office:value-type="float" office:value="0.978804569241022" calcext:value-type="float">
            <text:p>1.0 </text:p>
          </table:table-cell>
          <table:table-cell table:style-name="ce96" table:formula="of:=IF([.D16]&gt;0;ABS(SUM(([.H16]/([.D16]/100))/3.6));0)" office:value-type="float" office:value="0.271890158122506" calcext:value-type="float">
            <text:p>0.27</text:p>
          </table:table-cell>
          <table:table-cell table:style-name="ce100" table:formula="of:=ABS(([.$B$21]*35.2)*([.S70]-(3*[.D16])/[.$B$12]))/2" office:value-type="float" office:value="0" calcext:value-type="float">
            <text:p>0.0 </text:p>
          </table:table-cell>
          <table:table-cell table:style-name="ce104" table:formula="of:=IF([.K16]&gt;0;SUM([.K16]/1.047/([.D16]/100));0)" office:value-type="float" office:value="0" calcext:value-type="float">
            <text:p>0.0 </text:p>
          </table:table-cell>
          <table:table-cell table:style-name="ce109" table:formula="of:=SUM([.L16]/3.6)" office:value-type="float" office:value="0" calcext:value-type="float">
            <text:p>0.0</text:p>
          </table:table-cell>
          <table:table-cell table:style-name="ce114" table:formula="of:=ABS([.G16]*0.034)" office:value-type="float" office:value="0.156955559362274" calcext:value-type="float">
            <text:p>0.2</text:p>
          </table:table-cell>
          <table:table-cell table:style-name="ce117" table:formula="of:=ABS([.G16]*0.134)" office:value-type="float" office:value="0.618589557486611" calcext:value-type="float">
            <text:p>0.6</text:p>
          </table:table-cell>
          <table:table-cell table:style-name="ce112" table:formula="of:=ABS([.G16]*0.293)" office:value-type="float" office:value="1.35258761450431" calcext:value-type="float">
            <text:p>1.4</text:p>
          </table:table-cell>
          <table:table-cell table:style-name="ce125" table:formula="of:=((([.D16]-[.D15])*3)/[.E16])+[.Q15]" office:value-type="float" office:value="0.15784275195494" calcext:value-type="float">
            <text:p>0.158</text:p>
          </table:table-cell>
          <table:table-cell table:number-columns-repeated="240"/>
        </table:table-row>
        <table:table-row table:style-name="ro3">
          <table:table-cell table:style-name="ce55" office:value-type="string" calcext:value-type="string">
            <text:p>Altitude (ft)</text:p>
          </table:table-cell>
          <table:table-cell table:style-name="ce67" table:formula="of:=[$Vstup.B7]*[$Ballistics.B25]" office:value-type="float" office:value="1312.33595800525" calcext:value-type="float">
            <text:p>1312.33595800525</text:p>
          </table:table-cell>
          <table:table-cell/>
          <table:table-cell table:style-name="ce73" table:formula="of:=[.D16]+[.$B$16]" office:value-type="float" office:value="142.169728737258" calcext:value-type="float">
            <text:p>142 </text:p>
          </table:table-cell>
          <table:table-cell table:style-name="ce79" table:formula="of:=[.R71]+(-[.L71]-SQRT([.L71]^2-4*[.M71]*([.K71]-[.J71])))/(2*[.M71])" office:value-type="float" office:value="2388.04786103074" calcext:value-type="float">
            <text:p>2388.04786103074</text:p>
          </table:table-cell>
          <table:table-cell table:style-name="ce82" table:formula="of:=TRUNC([.E17]^2*[.$B$13]/450400.1)" office:value-type="float" office:value="2280" calcext:value-type="float">
            <text:p>2280</text:p>
          </table:table-cell>
          <table:table-cell table:style-name="ce87" table:formula="of:=-12*[.T71]*[.S71]^2" office:value-type="float" office:value="-5.44433646947689" calcext:value-type="float">
            <text:p>-5.4 </text:p>
          </table:table-cell>
          <table:table-cell table:style-name="ce90" table:formula="of:=[.G17]-[.$B$19]+([.D17]/100*[.$B$55]*1.047)" office:value-type="float" office:value="1.11230430591193" calcext:value-type="float">
            <text:p>1.1 </text:p>
          </table:table-cell>
          <table:table-cell table:style-name="ce93" table:formula="of:=SUM([.H17]/([.D17]/100))" office:value-type="float" office:value="0.782377736661201" calcext:value-type="float">
            <text:p>0.8 </text:p>
          </table:table-cell>
          <table:table-cell table:style-name="ce97" table:formula="of:=IF([.D17]&gt;0;ABS(SUM(([.H17]/([.D17]/100))/3.6));0)" office:value-type="float" office:value="0.217327149072556" calcext:value-type="float">
            <text:p>0.22</text:p>
          </table:table-cell>
          <table:table-cell table:style-name="ce101" table:formula="of:=ABS(([.$B$21]*35.2)*([.S71]-(3*[.D17])/[.$B$12]))/2" office:value-type="float" office:value="0" calcext:value-type="float">
            <text:p>0.0 </text:p>
          </table:table-cell>
          <table:table-cell table:style-name="ce105" table:formula="of:=IF([.K17]&gt;0;SUM([.K17]/1.047/([.D17]/100));0)" office:value-type="float" office:value="0" calcext:value-type="float">
            <text:p>0.0 </text:p>
          </table:table-cell>
          <table:table-cell table:style-name="ce110" table:formula="of:=SUM([.L17]/3.6)" office:value-type="float" office:value="0" calcext:value-type="float">
            <text:p>0.0</text:p>
          </table:table-cell>
          <table:table-cell table:style-name="ce115" table:formula="of:=ABS([.G17]*0.034)" office:value-type="float" office:value="0.185107439962214" calcext:value-type="float">
            <text:p>0.2</text:p>
          </table:table-cell>
          <table:table-cell table:style-name="ce116" table:formula="of:=ABS([.G17]*0.134)" office:value-type="float" office:value="0.729541086909903" calcext:value-type="float">
            <text:p>0.7</text:p>
          </table:table-cell>
          <table:table-cell table:style-name="ce122" table:formula="of:=ABS([.G17]*0.293)" office:value-type="float" office:value="1.59519058555673" calcext:value-type="float">
            <text:p>1.6</text:p>
          </table:table-cell>
          <table:table-cell table:style-name="ce126" table:formula="of:=((([.D17]-[.D16])*3)/[.E17])+[.Q16]" office:value-type="float" office:value="0.171581337129362" calcext:value-type="float">
            <text:p>0.172</text:p>
          </table:table-cell>
          <table:table-cell table:number-columns-repeated="240"/>
        </table:table-row>
        <table:table-row table:style-name="ro3">
          <table:table-cell table:style-name="ce55" office:value-type="string" calcext:value-type="string">
            <text:p>Temperature (F)</text:p>
          </table:table-cell>
          <table:table-cell table:style-name="ce67" table:formula="of:=1.8*[$Vstup.B8]+32" office:value-type="float" office:value="50" calcext:value-type="float">
            <text:p>50</text:p>
          </table:table-cell>
          <table:table-cell/>
          <table:table-cell table:style-name="ce72" table:formula="of:=[.D17]+[.$B$16]" office:value-type="float" office:value="153.105861717048" calcext:value-type="float">
            <text:p>153 </text:p>
          </table:table-cell>
          <table:table-cell table:style-name="ce79" table:formula="of:=[.R72]+(-[.L72]-SQRT([.L72]^2-4*[.M72]*([.K72]-[.J72])))/(2*[.M72])" office:value-type="float" office:value="2371.80527211804" calcext:value-type="float">
            <text:p>2371.80527211804</text:p>
          </table:table-cell>
          <table:table-cell table:style-name="ce79" table:formula="of:=TRUNC([.E18]^2*[.$B$13]/450400.1)" office:value-type="float" office:value="2249" calcext:value-type="float">
            <text:p>2249</text:p>
          </table:table-cell>
          <table:table-cell table:style-name="ce86" table:formula="of:=-12*[.T72]*[.S72]^2" office:value-type="float" office:value="-6.34634366178239" calcext:value-type="float">
            <text:p>-6.3 </text:p>
          </table:table-cell>
          <table:table-cell table:style-name="ce89" table:formula="of:=[.G18]-[.$B$19]+([.D18]/100*[.$B$55]*1.047)" office:value-type="float" office:value="0.86607747609848" calcext:value-type="float">
            <text:p>0.9 </text:p>
          </table:table-cell>
          <table:table-cell table:style-name="ce92" table:formula="of:=SUM([.H18]/([.D18]/100))" office:value-type="float" office:value="0.565672317431624" calcext:value-type="float">
            <text:p>0.6 </text:p>
          </table:table-cell>
          <table:table-cell table:style-name="ce96" table:formula="of:=IF([.D18]&gt;0;ABS(SUM(([.H18]/([.D18]/100))/3.6));0)" office:value-type="float" office:value="0.157131199286562" calcext:value-type="float">
            <text:p>0.16</text:p>
          </table:table-cell>
          <table:table-cell table:style-name="ce100" table:formula="of:=ABS(([.$B$21]*35.2)*([.S72]-(3*[.D18])/[.$B$12]))/2" office:value-type="float" office:value="0" calcext:value-type="float">
            <text:p>0.0 </text:p>
          </table:table-cell>
          <table:table-cell table:style-name="ce104" table:formula="of:=IF([.K18]&gt;0;SUM([.K18]/1.047/([.D18]/100));0)" office:value-type="float" office:value="0" calcext:value-type="float">
            <text:p>0.0 </text:p>
          </table:table-cell>
          <table:table-cell table:style-name="ce109" table:formula="of:=SUM([.L18]/3.6)" office:value-type="float" office:value="0" calcext:value-type="float">
            <text:p>0.0</text:p>
          </table:table-cell>
          <table:table-cell table:style-name="ce114" table:formula="of:=ABS([.G18]*0.034)" office:value-type="float" office:value="0.215775684500601" calcext:value-type="float">
            <text:p>0.2</text:p>
          </table:table-cell>
          <table:table-cell table:style-name="ce117" table:formula="of:=ABS([.G18]*0.134)" office:value-type="float" office:value="0.850410050678841" calcext:value-type="float">
            <text:p>0.9</text:p>
          </table:table-cell>
          <table:table-cell table:style-name="ce112" table:formula="of:=ABS([.G18]*0.293)" office:value-type="float" office:value="1.85947869290224" calcext:value-type="float">
            <text:p>1.9</text:p>
          </table:table-cell>
          <table:table-cell table:style-name="ce125" table:formula="of:=((([.D18]-[.D17])*3)/[.E18])+[.Q17]" office:value-type="float" office:value="0.185414006836715" calcext:value-type="float">
            <text:p>0.185</text:p>
          </table:table-cell>
          <table:table-cell table:number-columns-repeated="240"/>
        </table:table-row>
        <table:table-row table:style-name="ro3">
          <table:table-cell table:style-name="ce55" office:value-type="string" calcext:value-type="string">
            <text:p>Scope Ht (inch)</text:p>
          </table:table-cell>
          <table:table-cell table:style-name="ce67" table:formula="of:=[$Vstup.B9]*[$Ballistics.B27]" office:value-type="float" office:value="1.96850393700787" calcext:value-type="float">
            <text:p>1.96850393700787</text:p>
          </table:table-cell>
          <table:table-cell/>
          <table:table-cell table:style-name="ce73" table:formula="of:=[.D18]+[.$B$16]" office:value-type="float" office:value="164.041994696837" calcext:value-type="float">
            <text:p>164 </text:p>
          </table:table-cell>
          <table:table-cell table:style-name="ce79" table:formula="of:=[.R73]+(-[.L73]-SQRT([.L73]^2-4*[.M73]*([.K73]-[.J73])))/(2*[.M73])" office:value-type="float" office:value="2355.62972402146" calcext:value-type="float">
            <text:p>2355.62972402146</text:p>
          </table:table-cell>
          <table:table-cell table:style-name="ce82" table:formula="of:=TRUNC([.E19]^2*[.$B$13]/450400.1)" office:value-type="float" office:value="2218" calcext:value-type="float">
            <text:p>2218</text:p>
          </table:table-cell>
          <table:table-cell table:style-name="ce87" table:formula="of:=-12*[.T73]*[.S73]^2" office:value-type="float" office:value="-7.32349764222742" calcext:value-type="float">
            <text:p>-7.3 </text:p>
          </table:table-cell>
          <table:table-cell table:style-name="ce90" table:formula="of:=[.G19]-[.$B$19]+([.D19]/100*[.$B$55]*1.047)" office:value-type="float" office:value="0.544703858145503" calcext:value-type="float">
            <text:p>0.5 </text:p>
          </table:table-cell>
          <table:table-cell table:style-name="ce93" table:formula="of:=SUM([.H19]/([.D19]/100))" office:value-type="float" office:value="0.33205147203444" calcext:value-type="float">
            <text:p>0.3 </text:p>
          </table:table-cell>
          <table:table-cell table:style-name="ce97" table:formula="of:=IF([.D19]&gt;0;ABS(SUM(([.H19]/([.D19]/100))/3.6));0)" office:value-type="float" office:value="0.0922365200095665" calcext:value-type="float">
            <text:p>0.09</text:p>
          </table:table-cell>
          <table:table-cell table:style-name="ce101" table:formula="of:=ABS(([.$B$21]*35.2)*([.S73]-(3*[.D19])/[.$B$12]))/2" office:value-type="float" office:value="0" calcext:value-type="float">
            <text:p>0.0 </text:p>
          </table:table-cell>
          <table:table-cell table:style-name="ce105" table:formula="of:=IF([.K19]&gt;0;SUM([.K19]/1.047/([.D19]/100));0)" office:value-type="float" office:value="0" calcext:value-type="float">
            <text:p>0.0 </text:p>
          </table:table-cell>
          <table:table-cell table:style-name="ce111" table:formula="of:=SUM([.L19]/3.6)" office:value-type="float" office:value="0" calcext:value-type="float">
            <text:p>0.0</text:p>
          </table:table-cell>
          <table:table-cell table:style-name="ce116" table:formula="of:=ABS([.G19]*0.034)" office:value-type="float" office:value="0.248998919835732" calcext:value-type="float">
            <text:p>0.2</text:p>
          </table:table-cell>
          <table:table-cell table:style-name="ce116" table:formula="of:=ABS([.G19]*0.134)" office:value-type="float" office:value="0.981348684058475" calcext:value-type="float">
            <text:p>1.0</text:p>
          </table:table-cell>
          <table:table-cell table:style-name="ce122" table:formula="of:=ABS([.G19]*0.293)" office:value-type="float" office:value="2.14578480917263" calcext:value-type="float">
            <text:p>2.1</text:p>
          </table:table-cell>
          <table:table-cell table:style-name="ce126" table:formula="of:=((([.D19]-[.D18])*3)/[.E19])+[.Q18]" office:value-type="float" office:value="0.199341662191377" calcext:value-type="float">
            <text:p>0.199</text:p>
          </table:table-cell>
          <table:table-cell table:number-columns-repeated="240"/>
        </table:table-row>
        <table:table-row table:style-name="ro3">
          <table:table-cell table:style-name="ce55" office:value-type="string" calcext:value-type="string">
            <text:p>Zero Range (yds)</text:p>
          </table:table-cell>
          <table:table-cell table:style-name="ce67" table:formula="of:=[$Vstup.B10]*[$Ballistics.B26]" office:value-type="float" office:value="191.382327146309" calcext:value-type="float">
            <text:p>191.382327146309</text:p>
          </table:table-cell>
          <table:table-cell/>
          <table:table-cell table:style-name="ce72" table:formula="of:=[.D19]+[.$B$16]" office:value-type="float" office:value="174.978127676626" calcext:value-type="float">
            <text:p>175 </text:p>
          </table:table-cell>
          <table:table-cell table:style-name="ce79" table:formula="of:=[.R74]+(-[.L74]-SQRT([.L74]^2-4*[.M74]*([.K74]-[.J74])))/(2*[.M74])" office:value-type="float" office:value="2339.52039340355" calcext:value-type="float">
            <text:p>2339.52039340355</text:p>
          </table:table-cell>
          <table:table-cell table:style-name="ce79" table:formula="of:=TRUNC([.E20]^2*[.$B$13]/450400.1)" office:value-type="float" office:value="2188" calcext:value-type="float">
            <text:p>2188</text:p>
          </table:table-cell>
          <table:table-cell table:style-name="ce86" table:formula="of:=-12*[.T74]*[.S74]^2" office:value-type="float" office:value="-8.37690686752076" calcext:value-type="float">
            <text:p>-8.4 </text:p>
          </table:table-cell>
          <table:table-cell table:style-name="ce89" table:formula="of:=[.G20]-[.$B$19]+([.D20]/100*[.$B$55]*1.047)" office:value-type="float" office:value="0.147074995344219" calcext:value-type="float">
            <text:p>0.1 </text:p>
          </table:table-cell>
          <table:table-cell table:style-name="ce92" table:formula="of:=SUM([.H20]/([.D20]/100))" office:value-type="float" office:value="0.084053359866798" calcext:value-type="float">
            <text:p>0.1 </text:p>
          </table:table-cell>
          <table:table-cell table:style-name="ce96" table:formula="of:=IF([.D20]&gt;0;ABS(SUM(([.H20]/([.D20]/100))/3.6));0)" office:value-type="float" office:value="0.023348155518555" calcext:value-type="float">
            <text:p>0.02</text:p>
          </table:table-cell>
          <table:table-cell table:style-name="ce100" table:formula="of:=ABS(([.$B$21]*35.2)*([.S74]-(3*[.D20])/[.$B$12]))/2" office:value-type="float" office:value="0" calcext:value-type="float">
            <text:p>0.0 </text:p>
          </table:table-cell>
          <table:table-cell table:style-name="ce104" table:formula="of:=IF([.K20]&gt;0;SUM([.K20]/1.047/([.D20]/100));0)" office:value-type="float" office:value="0" calcext:value-type="float">
            <text:p>0.0 </text:p>
          </table:table-cell>
          <table:table-cell table:style-name="ce112" table:formula="of:=SUM([.L20]/3.6)" office:value-type="float" office:value="0" calcext:value-type="float">
            <text:p>0.0</text:p>
          </table:table-cell>
          <table:table-cell table:style-name="ce117" table:formula="of:=ABS([.G20]*0.034)" office:value-type="float" office:value="0.284814833495706" calcext:value-type="float">
            <text:p>0.3</text:p>
          </table:table-cell>
          <table:table-cell table:style-name="ce117" table:formula="of:=ABS([.G20]*0.134)" office:value-type="float" office:value="1.12250552024778" calcext:value-type="float">
            <text:p>1.1</text:p>
          </table:table-cell>
          <table:table-cell table:style-name="ce112" table:formula="of:=ABS([.G20]*0.293)" office:value-type="float" office:value="2.45443371218358" calcext:value-type="float">
            <text:p>2.5</text:p>
          </table:table-cell>
          <table:table-cell table:style-name="ce125" table:formula="of:=((([.D20]-[.D19])*3)/[.E20])+[.Q19]" office:value-type="float" office:value="0.213365219768337" calcext:value-type="float">
            <text:p>0.213</text:p>
          </table:table-cell>
          <table:table-cell table:number-columns-repeated="240"/>
        </table:table-row>
        <table:table-row table:style-name="ro3">
          <table:table-cell table:style-name="ce55" office:value-type="string" calcext:value-type="string">
            <text:p>Wind Speed (mph)</text:p>
          </table:table-cell>
          <table:table-cell table:style-name="ce67" table:formula="of:=[$Vstup.B11]*[$Ballistics.B28]" office:value-type="float" office:value="0" calcext:value-type="float">
            <text:p>0</text:p>
          </table:table-cell>
          <table:table-cell/>
          <table:table-cell table:style-name="ce73" table:formula="of:=[.D20]+[.$B$16]" office:value-type="float" office:value="185.914260656415" calcext:value-type="float">
            <text:p>186 </text:p>
          </table:table-cell>
          <table:table-cell table:style-name="ce79" table:formula="of:=[.R75]+(-[.L75]-SQRT([.L75]^2-4*[.M75]*([.K75]-[.J75])))/(2*[.M75])" office:value-type="float" office:value="2323.47647364268" calcext:value-type="float">
            <text:p>2323.47647364268</text:p>
          </table:table-cell>
          <table:table-cell table:style-name="ce82" table:formula="of:=TRUNC([.E21]^2*[.$B$13]/450400.1)" office:value-type="float" office:value="2158" calcext:value-type="float">
            <text:p>2158</text:p>
          </table:table-cell>
          <table:table-cell table:style-name="ce87" table:formula="of:=-12*[.T75]*[.S75]^2" office:value-type="float" office:value="-9.50765240660306" calcext:value-type="float">
            <text:p>-9.5 </text:p>
          </table:table-cell>
          <table:table-cell table:style-name="ce90" table:formula="of:=[.G21]-[.$B$19]+([.D21]/100*[.$B$55]*1.047)" office:value-type="float" office:value="-0.327890181246026" calcext:value-type="float">
            <text:p>-0.3 </text:p>
          </table:table-cell>
          <table:table-cell table:style-name="ce93" table:formula="of:=SUM([.H21]/([.D21]/100))" office:value-type="float" office:value="-0.176366342252784" calcext:value-type="float">
            <text:p>-0.2 </text:p>
          </table:table-cell>
          <table:table-cell table:style-name="ce97" table:formula="of:=IF([.D21]&gt;0;ABS(SUM(([.H21]/([.D21]/100))/3.6));0)" office:value-type="float" office:value="0.0489906506257734" calcext:value-type="float">
            <text:p>0.05</text:p>
          </table:table-cell>
          <table:table-cell table:style-name="ce101" table:formula="of:=ABS(([.$B$21]*35.2)*([.S75]-(3*[.D21])/[.$B$12]))/2" office:value-type="float" office:value="0" calcext:value-type="float">
            <text:p>0.0 </text:p>
          </table:table-cell>
          <table:table-cell table:style-name="ce105" table:formula="of:=IF([.K21]&gt;0;SUM([.K21]/1.047/([.D21]/100));0)" office:value-type="float" office:value="0" calcext:value-type="float">
            <text:p>0.0 </text:p>
          </table:table-cell>
          <table:table-cell table:style-name="ce111" table:formula="of:=SUM([.L21]/3.6)" office:value-type="float" office:value="0" calcext:value-type="float">
            <text:p>0.0</text:p>
          </table:table-cell>
          <table:table-cell table:style-name="ce116" table:formula="of:=ABS([.G21]*0.034)" office:value-type="float" office:value="0.323260181824504" calcext:value-type="float">
            <text:p>0.3</text:p>
          </table:table-cell>
          <table:table-cell table:style-name="ce116" table:formula="of:=ABS([.G21]*0.134)" office:value-type="float" office:value="1.27402542248481" calcext:value-type="float">
            <text:p>1.3</text:p>
          </table:table-cell>
          <table:table-cell table:style-name="ce122" table:formula="of:=ABS([.G21]*0.293)" office:value-type="float" office:value="2.7857421551347" calcext:value-type="float">
            <text:p>2.8</text:p>
          </table:table-cell>
          <table:table-cell table:style-name="ce126" table:formula="of:=((([.D21]-[.D20])*3)/[.E21])+[.Q20]" office:value-type="float" office:value="0.227485611909829" calcext:value-type="float">
            <text:p>0.227</text:p>
          </table:table-cell>
          <table:table-cell table:number-columns-repeated="240"/>
        </table:table-row>
        <table:table-row table:style-name="ro3">
          <table:table-cell table:style-name="ce55" office:value-type="string" calcext:value-type="string">
            <text:p>Target Vely (fps)</text:p>
          </table:table-cell>
          <table:table-cell table:style-name="ce67" table:formula="of:=[$Vstup.B12]*[$Ballistics.B25]" office:value-type="float" office:value="0" calcext:value-type="float">
            <text:p>0</text:p>
          </table:table-cell>
          <table:table-cell/>
          <table:table-cell table:style-name="ce72" table:formula="of:=[.D21]+[.$B$16]" office:value-type="float" office:value="196.850393636204" calcext:value-type="float">
            <text:p>197 </text:p>
          </table:table-cell>
          <table:table-cell table:style-name="ce79" table:formula="of:=[.R76]+(-[.L76]-SQRT([.L76]^2-4*[.M76]*([.K76]-[.J76])))/(2*[.M76])" office:value-type="float" office:value="2307.49717436174" calcext:value-type="float">
            <text:p>2307.49717436174</text:p>
          </table:table-cell>
          <table:table-cell table:style-name="ce79" table:formula="of:=TRUNC([.E22]^2*[.$B$13]/450400.1)" office:value-type="float" office:value="2129" calcext:value-type="float">
            <text:p>2129</text:p>
          </table:table-cell>
          <table:table-cell table:style-name="ce86" table:formula="of:=-12*[.T76]*[.S76]^2" office:value-type="float" office:value="-10.7167881805212" calcext:value-type="float">
            <text:p>-10.7 </text:p>
          </table:table-cell>
          <table:table-cell table:style-name="ce89" table:formula="of:=[.G22]-[.$B$19]+([.D22]/100*[.$B$55]*1.047)" office:value-type="float" office:value="-0.881245592672096" calcext:value-type="float">
            <text:p>-0.9 </text:p>
          </table:table-cell>
          <table:table-cell table:style-name="ce92" table:formula="of:=SUM([.H22]/([.D22]/100))" office:value-type="float" office:value="-0.447672761224299" calcext:value-type="float">
            <text:p>-0.4 </text:p>
          </table:table-cell>
          <table:table-cell table:style-name="ce96" table:formula="of:=IF([.D22]&gt;0;ABS(SUM(([.H22]/([.D22]/100))/3.6));0)" office:value-type="float" office:value="0.124353544784528" calcext:value-type="float">
            <text:p>0.12</text:p>
          </table:table-cell>
          <table:table-cell table:style-name="ce100" table:formula="of:=ABS(([.$B$21]*35.2)*([.S76]-(3*[.D22])/[.$B$12]))/2" office:value-type="float" office:value="0" calcext:value-type="float">
            <text:p>0.0 </text:p>
          </table:table-cell>
          <table:table-cell table:style-name="ce104" table:formula="of:=IF([.K22]&gt;0;SUM([.K22]/1.047/([.D22]/100));0)" office:value-type="float" office:value="0" calcext:value-type="float">
            <text:p>0.0 </text:p>
          </table:table-cell>
          <table:table-cell table:style-name="ce112" table:formula="of:=SUM([.L22]/3.6)" office:value-type="float" office:value="0" calcext:value-type="float">
            <text:p>0.0</text:p>
          </table:table-cell>
          <table:table-cell table:style-name="ce117" table:formula="of:=ABS([.G22]*0.034)" office:value-type="float" office:value="0.36437079813772" calcext:value-type="float">
            <text:p>0.4</text:p>
          </table:table-cell>
          <table:table-cell table:style-name="ce117" table:formula="of:=ABS([.G22]*0.134)" office:value-type="float" office:value="1.43604961618984" calcext:value-type="float">
            <text:p>1.4</text:p>
          </table:table-cell>
          <table:table-cell table:style-name="ce112" table:formula="of:=ABS([.G22]*0.293)" office:value-type="float" office:value="3.14001893689271" calcext:value-type="float">
            <text:p>3.1</text:p>
          </table:table-cell>
          <table:table-cell table:style-name="ce125" table:formula="of:=((([.D22]-[.D21])*3)/[.E22])+[.Q21]" office:value-type="float" office:value="0.241703787040831" calcext:value-type="float">
            <text:p>0.242</text:p>
          </table:table-cell>
          <table:table-cell table:number-columns-repeated="240"/>
        </table:table-row>
        <table:table-row table:style-name="ro3">
          <table:table-cell table:style-name="ce55"/>
          <table:table-cell table:style-name="ce68"/>
          <table:table-cell/>
          <table:table-cell table:style-name="ce73" table:formula="of:=[.D22]+[.$B$16]" office:value-type="float" office:value="207.786526615993" calcext:value-type="float">
            <text:p>208 </text:p>
          </table:table-cell>
          <table:table-cell table:style-name="ce79" table:formula="of:=[.R77]+(-[.L77]-SQRT([.L77]^2-4*[.M77]*([.K77]-[.J77])))/(2*[.M77])" office:value-type="float" office:value="2291.58172097376" calcext:value-type="float">
            <text:p>2291.58172097376</text:p>
          </table:table-cell>
          <table:table-cell table:style-name="ce82" table:formula="of:=TRUNC([.E23]^2*[.$B$13]/450400.1)" office:value-type="float" office:value="2099" calcext:value-type="float">
            <text:p>2099</text:p>
          </table:table-cell>
          <table:table-cell table:style-name="ce87" table:formula="of:=-12*[.T77]*[.S77]^2" office:value-type="float" office:value="-12.0053412023466" calcext:value-type="float">
            <text:p>-12.0 </text:p>
          </table:table-cell>
          <table:table-cell table:style-name="ce90" table:formula="of:=[.G23]-[.$B$19]+([.D23]/100*[.$B$55]*1.047)" office:value-type="float" office:value="-1.51401825200547" calcext:value-type="float">
            <text:p>-1.5 </text:p>
          </table:table-cell>
          <table:table-cell table:style-name="ce93" table:formula="of:=SUM([.H23]/([.D23]/100))" office:value-type="float" office:value="-0.728641205309477" calcext:value-type="float">
            <text:p>-0.7 </text:p>
          </table:table-cell>
          <table:table-cell table:style-name="ce97" table:formula="of:=IF([.D23]&gt;0;ABS(SUM(([.H23]/([.D23]/100))/3.6));0)" office:value-type="float" office:value="0.202400334808188" calcext:value-type="float">
            <text:p>0.20</text:p>
          </table:table-cell>
          <table:table-cell table:style-name="ce101" table:formula="of:=ABS(([.$B$21]*35.2)*([.S77]-(3*[.D23])/[.$B$12]))/2" office:value-type="float" office:value="0" calcext:value-type="float">
            <text:p>0.0 </text:p>
          </table:table-cell>
          <table:table-cell table:style-name="ce105" table:formula="of:=IF([.K23]&gt;0;SUM([.K23]/1.047/([.D23]/100));0)" office:value-type="float" office:value="0" calcext:value-type="float">
            <text:p>0.0 </text:p>
          </table:table-cell>
          <table:table-cell table:style-name="ce111" table:formula="of:=SUM([.L23]/3.6)" office:value-type="float" office:value="0" calcext:value-type="float">
            <text:p>0.0</text:p>
          </table:table-cell>
          <table:table-cell table:style-name="ce116" table:formula="of:=ABS([.G23]*0.034)" office:value-type="float" office:value="0.408181600879785" calcext:value-type="float">
            <text:p>0.4</text:p>
          </table:table-cell>
          <table:table-cell table:style-name="ce116" table:formula="of:=ABS([.G23]*0.134)" office:value-type="float" office:value="1.60871572111445" calcext:value-type="float">
            <text:p>1.6</text:p>
          </table:table-cell>
          <table:table-cell table:style-name="ce122" table:formula="of:=ABS([.G23]*0.293)" office:value-type="float" office:value="3.51756497228756" calcext:value-type="float">
            <text:p>3.5</text:p>
          </table:table-cell>
          <table:table-cell table:style-name="ce126" table:formula="of:=((([.D23]-[.D22])*3)/[.E23])+[.Q22]" office:value-type="float" office:value="0.256020709993693" calcext:value-type="float">
            <text:p>0.256</text:p>
          </table:table-cell>
          <table:table-cell table:number-columns-repeated="240"/>
        </table:table-row>
        <table:table-row table:style-name="ro3">
          <table:table-cell table:style-name="ce55"/>
          <table:table-cell table:style-name="ce68"/>
          <table:table-cell/>
          <table:table-cell table:style-name="ce72" table:formula="of:=[.D23]+[.$B$16]" office:value-type="float" office:value="218.722659595782" calcext:value-type="float">
            <text:p>219 </text:p>
          </table:table-cell>
          <table:table-cell table:style-name="ce79" table:formula="of:=[.R78]+(-[.L78]-SQRT([.L78]^2-4*[.M78]*([.K78]-[.J78])))/(2*[.M78])" office:value-type="float" office:value="2275.72935424383" calcext:value-type="float">
            <text:p>2275.72935424383</text:p>
          </table:table-cell>
          <table:table-cell table:style-name="ce79" table:formula="of:=TRUNC([.E24]^2*[.$B$13]/450400.1)" office:value-type="float" office:value="2070" calcext:value-type="float">
            <text:p>2070</text:p>
          </table:table-cell>
          <table:table-cell table:style-name="ce86" table:formula="of:=-12*[.T78]*[.S78]^2" office:value-type="float" office:value="-13.3743118169188" calcext:value-type="float">
            <text:p>-13.4 </text:p>
          </table:table-cell>
          <table:table-cell table:style-name="ce89" table:formula="of:=[.G24]-[.$B$19]+([.D24]/100*[.B55]*1.047)" office:value-type="float" office:value="-2.22720850408559" calcext:value-type="float">
            <text:p>-2.2 </text:p>
          </table:table-cell>
          <table:table-cell table:style-name="ce92" table:formula="of:=SUM([.H24]*1.047/([.D24]/100))" office:value-type="float" office:value="-1.06613887563691" calcext:value-type="float">
            <text:p>-1.1 </text:p>
          </table:table-cell>
          <table:table-cell table:style-name="ce96" table:formula="of:=ABS(([.H24]/([.D24]/100))/3.44)" office:value-type="float" office:value="0.296011548954074" calcext:value-type="float">
            <text:p>0.30</text:p>
          </table:table-cell>
          <table:table-cell table:style-name="ce100" table:formula="of:=ABS(([.$B$21]*35.2)*([.S78]-(3*[.D24])/[.$B$12]))/2" office:value-type="float" office:value="0" calcext:value-type="float">
            <text:p>0.0 </text:p>
          </table:table-cell>
          <table:table-cell table:style-name="ce104" table:formula="of:=([.K24]/1.047/([.D24]/100))" office:value-type="float" office:value="0" calcext:value-type="float">
            <text:p>0.0 </text:p>
          </table:table-cell>
          <table:table-cell table:style-name="ce112" table:formula="of:=SUM([.L24]/3.44)" office:value-type="float" office:value="0" calcext:value-type="float">
            <text:p>0.0</text:p>
          </table:table-cell>
          <table:table-cell table:style-name="ce117" table:formula="of:=ABS([.G24]*0.034)" office:value-type="float" office:value="0.454726601775239" calcext:value-type="float">
            <text:p>0.5</text:p>
          </table:table-cell>
          <table:table-cell table:style-name="ce117" table:formula="of:=ABS([.G24]*0.134)" office:value-type="float" office:value="1.79215778346712" calcext:value-type="float">
            <text:p>1.8</text:p>
          </table:table-cell>
          <table:table-cell table:style-name="ce112" table:formula="of:=ABS([.G24]*0.293)" office:value-type="float" office:value="3.9186733623572" calcext:value-type="float">
            <text:p>3.9</text:p>
          </table:table-cell>
          <table:table-cell table:style-name="ce125" table:formula="of:=((([.D24]-[.D23])*3)/[.E24])+[.Q23]" office:value-type="float" office:value="0.270437362342174" calcext:value-type="float">
            <text:p>0.270</text:p>
          </table:table-cell>
          <table:table-cell table:number-columns-repeated="240"/>
        </table:table-row>
        <table:table-row table:style-name="ro3">
          <table:table-cell table:style-name="ce55" office:value-type="string" calcext:value-type="string">
            <text:p>m-&gt;ft</text:p>
          </table:table-cell>
          <table:table-cell table:style-name="ce67" office:value-type="float" office:value="3.28083989501312" calcext:value-type="float">
            <text:p>3.28083989501312</text:p>
          </table:table-cell>
          <table:table-cell/>
          <table:table-cell table:style-name="ce73" table:formula="of:=[.D24]+[.$B$16]" office:value-type="float" office:value="229.658792575571" calcext:value-type="float">
            <text:p>230 </text:p>
          </table:table-cell>
          <table:table-cell table:style-name="ce79" table:formula="of:=[.R79]+(-[.L79]-SQRT([.L79]^2-4*[.M79]*([.K79]-[.J79])))/(2*[.M79])" office:value-type="float" office:value="2259.9393298664" calcext:value-type="float">
            <text:p>2259.9393298664</text:p>
          </table:table-cell>
          <table:table-cell table:style-name="ce82" table:formula="of:=TRUNC([.E25]^2*[.$B$13]/450400.1)" office:value-type="float" office:value="2042" calcext:value-type="float">
            <text:p>2042</text:p>
          </table:table-cell>
          <table:table-cell table:style-name="ce87" table:formula="of:=-12*[.T79]*[.S79]^2" office:value-type="float" office:value="-14.8246739402134" calcext:value-type="float">
            <text:p>-14.8 </text:p>
          </table:table-cell>
          <table:table-cell table:style-name="ce90" table:formula="of:=[.G25]-[.$B$19]+([.D25]/100*[.$B$55]*1.047)" office:value-type="float" office:value="-3.0217902648881" calcext:value-type="float">
            <text:p>-3.0 </text:p>
          </table:table-cell>
          <table:table-cell table:style-name="ce93" table:formula="of:=SUM([.H25]/([.D25]/100))" office:value-type="float" office:value="-1.31577381862868" calcext:value-type="float">
            <text:p>-1.3 </text:p>
          </table:table-cell>
          <table:table-cell table:style-name="ce97" table:formula="of:=IF([.D25]&gt;0;ABS(SUM(([.H25]/([.D25]/100))/3.6));0)" office:value-type="float" office:value="0.365492727396854" calcext:value-type="float">
            <text:p>0.37</text:p>
          </table:table-cell>
          <table:table-cell table:style-name="ce101" table:formula="of:=ABS(([.$B$21]*35.2)*([.S79]-(3*[.D25])/[.$B$12]))/2" office:value-type="float" office:value="0" calcext:value-type="float">
            <text:p>0.0 </text:p>
          </table:table-cell>
          <table:table-cell table:style-name="ce105" table:formula="of:=IF([.K25]&gt;0;SUM([.K25]/1.047/([.D25]/100));0)" office:value-type="float" office:value="0" calcext:value-type="float">
            <text:p>0.0 </text:p>
          </table:table-cell>
          <table:table-cell table:style-name="ce111" table:formula="of:=SUM([.L25]/3.6)" office:value-type="float" office:value="0" calcext:value-type="float">
            <text:p>0.0</text:p>
          </table:table-cell>
          <table:table-cell table:style-name="ce116" table:formula="of:=ABS([.G25]*0.034)" office:value-type="float" office:value="0.504038913967254" calcext:value-type="float">
            <text:p>0.5</text:p>
          </table:table-cell>
          <table:table-cell table:style-name="ce116" table:formula="of:=ABS([.G25]*0.134)" office:value-type="float" office:value="1.98650630798859" calcext:value-type="float">
            <text:p>2.0</text:p>
          </table:table-cell>
          <table:table-cell table:style-name="ce122" table:formula="of:=ABS([.G25]*0.293)" office:value-type="float" office:value="4.34362946448251" calcext:value-type="float">
            <text:p>4.3</text:p>
          </table:table-cell>
          <table:table-cell table:style-name="ce126" table:formula="of:=((([.D25]-[.D24])*3)/[.E25])+[.Q24]" office:value-type="float" office:value="0.284954742745173" calcext:value-type="float">
            <text:p>0.285</text:p>
          </table:table-cell>
          <table:table-cell table:number-columns-repeated="240"/>
        </table:table-row>
        <table:table-row table:style-name="ro3">
          <table:table-cell table:style-name="ce55" office:value-type="string" calcext:value-type="string">
            <text:p>m-&gt;y</text:p>
          </table:table-cell>
          <table:table-cell table:style-name="ce67" office:value-type="float" office:value="1.09361329797891" calcext:value-type="float">
            <text:p>1.09361329797891</text:p>
          </table:table-cell>
          <table:table-cell/>
          <table:table-cell table:style-name="ce72" table:formula="of:=[.D25]+[.$B$16]" office:value-type="float" office:value="240.59492555536" calcext:value-type="float">
            <text:p>241 </text:p>
          </table:table-cell>
          <table:table-cell table:style-name="ce79" table:formula="of:=[.R80]+(-[.L80]-SQRT([.L80]^2-4*[.M80]*([.K80]-[.J80])))/(2*[.M80])" office:value-type="float" office:value="2244.21091805753" calcext:value-type="float">
            <text:p>2244.21091805753</text:p>
          </table:table-cell>
          <table:table-cell table:style-name="ce79" table:formula="of:=TRUNC([.E26]^2*[.$B$13]/450400.1)" office:value-type="float" office:value="2013" calcext:value-type="float">
            <text:p>2013</text:p>
          </table:table-cell>
          <table:table-cell table:style-name="ce86" table:formula="of:=-12*[.T80]*[.S80]^2" office:value-type="float" office:value="-16.3573752981506" calcext:value-type="float">
            <text:p>-16.4 </text:p>
          </table:table-cell>
          <table:table-cell table:style-name="ce89" table:formula="of:=[.G26]-[.$B$19]+([.D26]/100*[.$B$55]*1.047)" office:value-type="float" office:value="-3.89871126033329" calcext:value-type="float">
            <text:p>-3.9 </text:p>
          </table:table-cell>
          <table:table-cell table:style-name="ce92" table:formula="of:=SUM([.H26]/([.D26]/100))" office:value-type="float" office:value="-1.62044617164472" calcext:value-type="float">
            <text:p>-1.6 </text:p>
          </table:table-cell>
          <table:table-cell table:style-name="ce96" table:formula="of:=IF([.D26]&gt;0;ABS(SUM(([.H26]/([.D26]/100))/3.6));0)" office:value-type="float" office:value="0.450123936567977" calcext:value-type="float">
            <text:p>0.45</text:p>
          </table:table-cell>
          <table:table-cell table:style-name="ce100" table:formula="of:=ABS(([.$B$21]*35.2)*([.S80]-(3*[.D26])/[.$B$12]))/2" office:value-type="float" office:value="0" calcext:value-type="float">
            <text:p>0.0 </text:p>
          </table:table-cell>
          <table:table-cell table:style-name="ce104" table:formula="of:=IF([.K26]&gt;0;SUM([.K26]/1.047/([.D26]/100));0)" office:value-type="float" office:value="0" calcext:value-type="float">
            <text:p>0.0 </text:p>
          </table:table-cell>
          <table:table-cell table:style-name="ce112" table:formula="of:=SUM([.L26]/3.6)" office:value-type="float" office:value="0" calcext:value-type="float">
            <text:p>0.0</text:p>
          </table:table-cell>
          <table:table-cell table:style-name="ce117" table:formula="of:=ABS([.G26]*0.034)" office:value-type="float" office:value="0.55615076013712" calcext:value-type="float">
            <text:p>0.6</text:p>
          </table:table-cell>
          <table:table-cell table:style-name="ce117" table:formula="of:=ABS([.G26]*0.134)" office:value-type="float" office:value="2.19188828995218" calcext:value-type="float">
            <text:p>2.2</text:p>
          </table:table-cell>
          <table:table-cell table:style-name="ce112" table:formula="of:=ABS([.G26]*0.293)" office:value-type="float" office:value="4.79271096235812" calcext:value-type="float">
            <text:p>4.8</text:p>
          </table:table-cell>
          <table:table-cell table:style-name="ce125" table:formula="of:=((([.D26]-[.D25])*3)/[.E26])+[.Q25]" office:value-type="float" office:value="0.299573867300437" calcext:value-type="float">
            <text:p>0.300</text:p>
          </table:table-cell>
          <table:table-cell table:number-columns-repeated="240"/>
        </table:table-row>
        <table:table-row table:style-name="ro3">
          <table:table-cell table:style-name="ce55" office:value-type="string" calcext:value-type="string">
            <text:p>cm-&gt;inch</text:p>
          </table:table-cell>
          <table:table-cell table:style-name="ce67" office:value-type="float" office:value="0.393700787401575" calcext:value-type="float">
            <text:p>0.393700787401575</text:p>
          </table:table-cell>
          <table:table-cell/>
          <table:table-cell table:style-name="ce73" table:formula="of:=[.D26]+[.$B$16]" office:value-type="float" office:value="251.531058535149" calcext:value-type="float">
            <text:p>252 </text:p>
          </table:table-cell>
          <table:table-cell table:style-name="ce79" table:formula="of:=[.R81]+(-[.L81]-SQRT([.L81]^2-4*[.M81]*([.K81]-[.J81])))/(2*[.M81])" office:value-type="float" office:value="2228.54340316131" calcext:value-type="float">
            <text:p>2228.54340316131</text:p>
          </table:table-cell>
          <table:table-cell table:style-name="ce82" table:formula="of:=TRUNC([.E27]^2*[.$B$13]/450400.1)" office:value-type="float" office:value="1985" calcext:value-type="float">
            <text:p>1985</text:p>
          </table:table-cell>
          <table:table-cell table:style-name="ce87" table:formula="of:=-12*[.T81]*[.S81]^2" office:value-type="float" office:value="-17.9733376646768" calcext:value-type="float">
            <text:p>-18.0 </text:p>
          </table:table-cell>
          <table:table-cell table:style-name="ce90" table:formula="of:=[.G27]-[.$B$19]+([.D27]/100*[.$B$55]*1.047)" office:value-type="float" office:value="-4.85889326436747" calcext:value-type="float">
            <text:p>-4.9 </text:p>
          </table:table-cell>
          <table:table-cell table:style-name="ce93" table:formula="of:=SUM([.H27]/([.D27]/100))" office:value-type="float" office:value="-1.93172695756317" calcext:value-type="float">
            <text:p>-1.9 </text:p>
          </table:table-cell>
          <table:table-cell table:style-name="ce97" table:formula="of:=IF([.D27]&gt;0;ABS(SUM(([.H27]/([.D27]/100))/3.6));0)" office:value-type="float" office:value="0.536590821545324" calcext:value-type="float">
            <text:p>0.54</text:p>
          </table:table-cell>
          <table:table-cell table:style-name="ce101" table:formula="of:=ABS(([.$B$21]*35.2)*([.S81]-(3*[.D27])/[.$B$12]))/2" office:value-type="float" office:value="0" calcext:value-type="float">
            <text:p>0.0 </text:p>
          </table:table-cell>
          <table:table-cell table:style-name="ce105" table:formula="of:=IF([.K27]&gt;0;SUM([.K27]/1.047/([.D27]/100));0)" office:value-type="float" office:value="0" calcext:value-type="float">
            <text:p>0.0 </text:p>
          </table:table-cell>
          <table:table-cell table:style-name="ce111" table:formula="of:=SUM([.L27]/3.6)" office:value-type="float" office:value="0" calcext:value-type="float">
            <text:p>0.0</text:p>
          </table:table-cell>
          <table:table-cell table:style-name="ce116" table:formula="of:=ABS([.G27]*0.034)" office:value-type="float" office:value="0.611093480599012" calcext:value-type="float">
            <text:p>0.6</text:p>
          </table:table-cell>
          <table:table-cell table:style-name="ce116" table:formula="of:=ABS([.G27]*0.134)" office:value-type="float" office:value="2.4084272470667" calcext:value-type="float">
            <text:p>2.4</text:p>
          </table:table-cell>
          <table:table-cell table:style-name="ce122" table:formula="of:=ABS([.G27]*0.293)" office:value-type="float" office:value="5.26618793575031" calcext:value-type="float">
            <text:p>5.3</text:p>
          </table:table-cell>
          <table:table-cell table:style-name="ce126" table:formula="of:=((([.D27]-[.D26])*3)/[.E27])+[.Q26]" office:value-type="float" office:value="0.314295769908583" calcext:value-type="float">
            <text:p>0.314</text:p>
          </table:table-cell>
          <table:table-cell table:number-columns-repeated="240"/>
        </table:table-row>
        <table:table-row table:style-name="ro3">
          <table:table-cell table:style-name="ce55" office:value-type="string" calcext:value-type="string">
            <text:p>m/s-&gt;Mph</text:p>
          </table:table-cell>
          <table:table-cell table:style-name="ce67" office:value-type="float" office:value="2.2369362920544" calcext:value-type="float">
            <text:p>2.2369362920544</text:p>
          </table:table-cell>
          <table:table-cell/>
          <table:table-cell table:style-name="ce72" table:formula="of:=[.D27]+[.$B$16]" office:value-type="float" office:value="262.467191514939" calcext:value-type="float">
            <text:p>262 </text:p>
          </table:table-cell>
          <table:table-cell table:style-name="ce79" table:formula="of:=[.R82]+(-[.L82]-SQRT([.L82]^2-4*[.M82]*([.K82]-[.J82])))/(2*[.M82])" office:value-type="float" office:value="2212.93608326988" calcext:value-type="float">
            <text:p>2212.93608326988</text:p>
          </table:table-cell>
          <table:table-cell table:style-name="ce79" table:formula="of:=TRUNC([.E28]^2*[.$B$13]/450400.1)" office:value-type="float" office:value="1958" calcext:value-type="float">
            <text:p>1958</text:p>
          </table:table-cell>
          <table:table-cell table:style-name="ce86" table:formula="of:=-12*[.T82]*[.S82]^2" office:value-type="float" office:value="-19.6734570989659" calcext:value-type="float">
            <text:p>-19.7 </text:p>
          </table:table-cell>
          <table:table-cell table:style-name="ce89" table:formula="of:=[.G28]-[.$B$19]+([.D28]/100*[.$B$55]*1.047)" office:value-type="float" office:value="-5.90323233616448" calcext:value-type="float">
            <text:p>-5.9 </text:p>
          </table:table-cell>
          <table:table-cell table:style-name="ce92" table:formula="of:=SUM([.H28]/([.D28]/100))" office:value-type="float" office:value="-2.24913152081657" calcext:value-type="float">
            <text:p>-2.2 </text:p>
          </table:table-cell>
          <table:table-cell table:style-name="ce96" table:formula="of:=IF([.D28]&gt;0;ABS(SUM(([.H28]/([.D28]/100))/3.6));0)" office:value-type="float" office:value="0.624758755782381" calcext:value-type="float">
            <text:p>0.62</text:p>
          </table:table-cell>
          <table:table-cell table:style-name="ce100" table:formula="of:=ABS(([.$B$21]*35.2)*([.S82]-(3*[.D28])/[.$B$12]))/2" office:value-type="float" office:value="0" calcext:value-type="float">
            <text:p>0.0 </text:p>
          </table:table-cell>
          <table:table-cell table:style-name="ce104" table:formula="of:=IF([.K28]&gt;0;SUM([.K28]/1.047/([.D28]/100));0)" office:value-type="float" office:value="0" calcext:value-type="float">
            <text:p>0.0 </text:p>
          </table:table-cell>
          <table:table-cell table:style-name="ce112" table:formula="of:=SUM([.L28]/3.6)" office:value-type="float" office:value="0" calcext:value-type="float">
            <text:p>0.0</text:p>
          </table:table-cell>
          <table:table-cell table:style-name="ce117" table:formula="of:=ABS([.G28]*0.034)" office:value-type="float" office:value="0.66889754136484" calcext:value-type="float">
            <text:p>0.7</text:p>
          </table:table-cell>
          <table:table-cell table:style-name="ce117" table:formula="of:=ABS([.G28]*0.134)" office:value-type="float" office:value="2.63624325126143" calcext:value-type="float">
            <text:p>2.6</text:p>
          </table:table-cell>
          <table:table-cell table:style-name="ce112" table:formula="of:=ABS([.G28]*0.293)" office:value-type="float" office:value="5.76432292999701" calcext:value-type="float">
            <text:p>5.8</text:p>
          </table:table-cell>
          <table:table-cell table:style-name="ce125" table:formula="of:=((([.D28]-[.D27])*3)/[.E28])+[.Q27]" office:value-type="float" office:value="0.329121502647727" calcext:value-type="float">
            <text:p>0.329</text:p>
          </table:table-cell>
          <table:table-cell table:number-columns-repeated="240"/>
        </table:table-row>
        <table:table-row table:style-name="ro3">
          <table:table-cell table:style-name="ce55" office:value-type="string" calcext:value-type="string">
            <text:p>g-&gt;gr</text:p>
          </table:table-cell>
          <table:table-cell table:style-name="ce54" office:value-type="float" office:value="15.432" calcext:value-type="float">
            <text:p>15.432</text:p>
          </table:table-cell>
          <table:table-cell/>
          <table:table-cell table:style-name="ce73" table:formula="of:=[.D28]+[.$B$16]" office:value-type="float" office:value="273.403324494728" calcext:value-type="float">
            <text:p>273 </text:p>
          </table:table-cell>
          <table:table-cell table:style-name="ce79" table:formula="of:=[.R83]+(-[.L83]-SQRT([.L83]^2-4*[.M83]*([.K83]-[.J83])))/(2*[.M83])" office:value-type="float" office:value="2197.38826985648" calcext:value-type="float">
            <text:p>2197.38826985648</text:p>
          </table:table-cell>
          <table:table-cell table:style-name="ce82" table:formula="of:=TRUNC([.E29]^2*[.$B$13]/450400.1)" office:value-type="float" office:value="1930" calcext:value-type="float">
            <text:p>1930</text:p>
          </table:table-cell>
          <table:table-cell table:style-name="ce87" table:formula="of:=-12*[.T83]*[.S83]^2" office:value-type="float" office:value="-21.4586041815995" calcext:value-type="float">
            <text:p>-21.5 </text:p>
          </table:table-cell>
          <table:table-cell table:style-name="ce90" table:formula="of:=[.G29]-[.$B$19]+([.D29]/100*[.$B$55]*1.047)" office:value-type="float" office:value="-7.03259905630601" calcext:value-type="float">
            <text:p>-7.0 </text:p>
          </table:table-cell>
          <table:table-cell table:style-name="ce93" table:formula="of:=SUM([.H29]/([.D29]/100))" office:value-type="float" office:value="-2.5722434316784" calcext:value-type="float">
            <text:p>-2.6 </text:p>
          </table:table-cell>
          <table:table-cell table:style-name="ce97" table:formula="of:=IF([.D29]&gt;0;ABS(SUM(([.H29]/([.D29]/100))/3.6));0)" office:value-type="float" office:value="0.714512064355111" calcext:value-type="float">
            <text:p>0.71</text:p>
          </table:table-cell>
          <table:table-cell table:style-name="ce101" table:formula="of:=ABS(([.$B$21]*35.2)*([.S83]-(3*[.D29])/[.$B$12]))/2" office:value-type="float" office:value="0" calcext:value-type="float">
            <text:p>0.0 </text:p>
          </table:table-cell>
          <table:table-cell table:style-name="ce105" table:formula="of:=IF([.K29]&gt;0;SUM([.K29]/1.047/([.D29]/100));0)" office:value-type="float" office:value="0" calcext:value-type="float">
            <text:p>0.0 </text:p>
          </table:table-cell>
          <table:table-cell table:style-name="ce111" table:formula="of:=SUM([.L29]/3.6)" office:value-type="float" office:value="0" calcext:value-type="float">
            <text:p>0.0</text:p>
          </table:table-cell>
          <table:table-cell table:style-name="ce116" table:formula="of:=ABS([.G29]*0.034)" office:value-type="float" office:value="0.729592542174382" calcext:value-type="float">
            <text:p>0.7</text:p>
          </table:table-cell>
          <table:table-cell table:style-name="ce116" table:formula="of:=ABS([.G29]*0.134)" office:value-type="float" office:value="2.87545296033433" calcext:value-type="float">
            <text:p>2.9</text:p>
          </table:table-cell>
          <table:table-cell table:style-name="ce122" table:formula="of:=ABS([.G29]*0.293)" office:value-type="float" office:value="6.28737102520865" calcext:value-type="float">
            <text:p>6.3</text:p>
          </table:table-cell>
          <table:table-cell table:style-name="ce126" table:formula="of:=((([.D29]-[.D28])*3)/[.E29])+[.Q28]" office:value-type="float" office:value="0.344052136159077" calcext:value-type="float">
            <text:p>0.344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72" table:formula="of:=[.D29]+[.$B$16]" office:value-type="float" office:value="284.339457474517" calcext:value-type="float">
            <text:p>284 </text:p>
          </table:table-cell>
          <table:table-cell table:style-name="ce79" table:formula="of:=[.R84]+(-[.L84]-SQRT([.L84]^2-4*[.M84]*([.K84]-[.J84])))/(2*[.M84])" office:value-type="float" office:value="2181.89928742105" calcext:value-type="float">
            <text:p>2181.89928742105</text:p>
          </table:table-cell>
          <table:table-cell table:style-name="ce79" table:formula="of:=TRUNC([.E30]^2*[.$B$13]/450400.1)" office:value-type="float" office:value="1903" calcext:value-type="float">
            <text:p>1903</text:p>
          </table:table-cell>
          <table:table-cell table:style-name="ce86" table:formula="of:=-12*[.T84]*[.S84]^2" office:value-type="float" office:value="-23.3296242496011" calcext:value-type="float">
            <text:p>-23.3 </text:p>
          </table:table-cell>
          <table:table-cell table:style-name="ce89" table:formula="of:=[.G30]-[.$B$19]+([.D30]/100*[.$B$55]*1.047)" office:value-type="float" office:value="-8.24783876181557" calcext:value-type="float">
            <text:p>-8.2 </text:p>
          </table:table-cell>
          <table:table-cell table:style-name="ce92" table:formula="of:=SUM([.H30]/([.D30]/100))" office:value-type="float" office:value="-2.90070144856866" calcext:value-type="float">
            <text:p>-2.9 </text:p>
          </table:table-cell>
          <table:table-cell table:style-name="ce96" table:formula="of:=IF([.D30]&gt;0;ABS(SUM(([.H30]/([.D30]/100))/3.6));0)" office:value-type="float" office:value="0.805750402380182" calcext:value-type="float">
            <text:p>0.81</text:p>
          </table:table-cell>
          <table:table-cell table:style-name="ce100" table:formula="of:=ABS(([.$B$21]*35.2)*([.S84]-(3*[.D30])/[.$B$12]))/2" office:value-type="float" office:value="0" calcext:value-type="float">
            <text:p>0.0 </text:p>
          </table:table-cell>
          <table:table-cell table:style-name="ce104" table:formula="of:=IF([.K30]&gt;0;SUM([.K30]/1.047/([.D30]/100));0)" office:value-type="float" office:value="0" calcext:value-type="float">
            <text:p>0.0 </text:p>
          </table:table-cell>
          <table:table-cell table:style-name="ce112" table:formula="of:=SUM([.L30]/3.6)" office:value-type="float" office:value="0" calcext:value-type="float">
            <text:p>0.0</text:p>
          </table:table-cell>
          <table:table-cell table:style-name="ce117" table:formula="of:=ABS([.G30]*0.034)" office:value-type="float" office:value="0.793207224486437" calcext:value-type="float">
            <text:p>0.8</text:p>
          </table:table-cell>
          <table:table-cell table:style-name="ce117" table:formula="of:=ABS([.G30]*0.134)" office:value-type="float" office:value="3.12616964944655" calcext:value-type="float">
            <text:p>3.1</text:p>
          </table:table-cell>
          <table:table-cell table:style-name="ce112" table:formula="of:=ABS([.G30]*0.293)" office:value-type="float" office:value="6.83557990513312" calcext:value-type="float">
            <text:p>6.8</text:p>
          </table:table-cell>
          <table:table-cell table:style-name="ce125" table:formula="of:=((([.D30]-[.D29])*3)/[.E30])+[.Q29]" office:value-type="float" office:value="0.359088760043833" calcext:value-type="float">
            <text:p>0.359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73" table:formula="of:=[.D30]+[.$B$16]" office:value-type="float" office:value="295.275590454306" calcext:value-type="float">
            <text:p>295 </text:p>
          </table:table-cell>
          <table:table-cell table:style-name="ce79" table:formula="of:=[.R85]+(-[.L85]-SQRT([.L85]^2-4*[.M85]*([.K85]-[.J85])))/(2*[.M85])" office:value-type="float" office:value="2166.46847314776" calcext:value-type="float">
            <text:p>2166.46847314776</text:p>
          </table:table-cell>
          <table:table-cell table:style-name="ce82" table:formula="of:=TRUNC([.E31]^2*[.$B$13]/450400.1)" office:value-type="float" office:value="1876" calcext:value-type="float">
            <text:p>1876</text:p>
          </table:table-cell>
          <table:table-cell table:style-name="ce87" table:formula="of:=-12*[.T85]*[.S85]^2" office:value-type="float" office:value="-25.2873376302061" calcext:value-type="float">
            <text:p>-25.3 </text:p>
          </table:table-cell>
          <table:table-cell table:style-name="ce90" table:formula="of:=[.G31]-[.$B$19]+([.D31]/100*[.$B$55]*1.047)" office:value-type="float" office:value="-9.54977177992849" calcext:value-type="float">
            <text:p>-9.5 </text:p>
          </table:table-cell>
          <table:table-cell table:style-name="ce93" table:formula="of:=SUM([.H31]/([.D31]/100))" office:value-type="float" office:value="-3.23418937719687" calcext:value-type="float">
            <text:p>-3.2 </text:p>
          </table:table-cell>
          <table:table-cell table:style-name="ce97" table:formula="of:=IF([.D31]&gt;0;ABS(SUM(([.H31]/([.D31]/100))/3.6));0)" office:value-type="float" office:value="0.898385938110241" calcext:value-type="float">
            <text:p>0.90</text:p>
          </table:table-cell>
          <table:table-cell table:style-name="ce101" table:formula="of:=ABS(([.$B$21]*35.2)*([.S85]-(3*[.D31])/[.$B$12]))/2" office:value-type="float" office:value="0" calcext:value-type="float">
            <text:p>0.0 </text:p>
          </table:table-cell>
          <table:table-cell table:style-name="ce105" table:formula="of:=IF([.K31]&gt;0;SUM([.K31]/1.047/([.D31]/100));0)" office:value-type="float" office:value="0" calcext:value-type="float">
            <text:p>0.0 </text:p>
          </table:table-cell>
          <table:table-cell table:style-name="ce111" table:formula="of:=SUM([.L31]/3.6)" office:value-type="float" office:value="0" calcext:value-type="float">
            <text:p>0.0</text:p>
          </table:table-cell>
          <table:table-cell table:style-name="ce116" table:formula="of:=ABS([.G31]*0.034)" office:value-type="float" office:value="0.859769479427006" calcext:value-type="float">
            <text:p>0.9</text:p>
          </table:table-cell>
          <table:table-cell table:style-name="ce116" table:formula="of:=ABS([.G31]*0.134)" office:value-type="float" office:value="3.38850324244761" calcext:value-type="float">
            <text:p>3.4</text:p>
          </table:table-cell>
          <table:table-cell table:style-name="ce122" table:formula="of:=ABS([.G31]*0.293)" office:value-type="float" office:value="7.40918992565038" calcext:value-type="float">
            <text:p>7.4</text:p>
          </table:table-cell>
          <table:table-cell table:style-name="ce126" table:formula="of:=((([.D31]-[.D30])*3)/[.E31])+[.Q30]" office:value-type="float" office:value="0.374232483271755" calcext:value-type="float">
            <text:p>0.374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72" table:formula="of:=[.D31]+[.$B$16]" office:value-type="float" office:value="306.211723434095" calcext:value-type="float">
            <text:p>306 </text:p>
          </table:table-cell>
          <table:table-cell table:style-name="ce79" table:formula="of:=[.R86]+(-[.L86]-SQRT([.L86]^2-4*[.M86]*([.K86]-[.J86])))/(2*[.M86])" office:value-type="float" office:value="2151.09517657403" calcext:value-type="float">
            <text:p>2151.09517657403</text:p>
          </table:table-cell>
          <table:table-cell table:style-name="ce79" table:formula="of:=TRUNC([.E32]^2*[.$B$13]/450400.1)" office:value-type="float" office:value="1850" calcext:value-type="float">
            <text:p>1850</text:p>
          </table:table-cell>
          <table:table-cell table:style-name="ce86" table:formula="of:=-12*[.T86]*[.S86]^2" office:value-type="float" office:value="-27.3325398732645" calcext:value-type="float">
            <text:p>-27.3 </text:p>
          </table:table-cell>
          <table:table-cell table:style-name="ce89" table:formula="of:=[.G32]-[.$B$19]+([.D32]/100*[.$B$55]*1.047)" office:value-type="float" office:value="-10.9391936604949" calcext:value-type="float">
            <text:p>-10.9 </text:p>
          </table:table-cell>
          <table:table-cell table:style-name="ce92" table:formula="of:=SUM([.H32]/([.D32]/100))" office:value-type="float" office:value="-3.57242810229938" calcext:value-type="float">
            <text:p>-3.6 </text:p>
          </table:table-cell>
          <table:table-cell table:style-name="ce96" table:formula="of:=IF([.D32]&gt;0;ABS(SUM(([.H32]/([.D32]/100))/3.6));0)" office:value-type="float" office:value="0.992341139527605" calcext:value-type="float">
            <text:p>0.99</text:p>
          </table:table-cell>
          <table:table-cell table:style-name="ce100" table:formula="of:=ABS(([.$B$21]*35.2)*([.S86]-(3*[.D32])/[.$B$12]))/2" office:value-type="float" office:value="0" calcext:value-type="float">
            <text:p>0.0 </text:p>
          </table:table-cell>
          <table:table-cell table:style-name="ce104" table:formula="of:=IF([.K32]&gt;0;SUM([.K32]/1.047/([.D32]/100));0)" office:value-type="float" office:value="0" calcext:value-type="float">
            <text:p>0.0 </text:p>
          </table:table-cell>
          <table:table-cell table:style-name="ce112" table:formula="of:=SUM([.L32]/3.6)" office:value-type="float" office:value="0" calcext:value-type="float">
            <text:p>0.0</text:p>
          </table:table-cell>
          <table:table-cell table:style-name="ce117" table:formula="of:=ABS([.G32]*0.034)" office:value-type="float" office:value="0.929306355690993" calcext:value-type="float">
            <text:p>0.9</text:p>
          </table:table-cell>
          <table:table-cell table:style-name="ce117" table:formula="of:=ABS([.G32]*0.134)" office:value-type="float" office:value="3.66256034301744" calcext:value-type="float">
            <text:p>3.7</text:p>
          </table:table-cell>
          <table:table-cell table:style-name="ce112" table:formula="of:=ABS([.G32]*0.293)" office:value-type="float" office:value="8.0084341828665" calcext:value-type="float">
            <text:p>8.0</text:p>
          </table:table-cell>
          <table:table-cell table:style-name="ce125" table:formula="of:=((([.D32]-[.D31])*3)/[.E32])+[.Q31]" office:value-type="float" office:value="0.389484434601784" calcext:value-type="float">
            <text:p>0.389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73" table:formula="of:=[.D32]+[.$B$16]" office:value-type="float" office:value="317.147856413884" calcext:value-type="float">
            <text:p>317 </text:p>
          </table:table-cell>
          <table:table-cell table:style-name="ce79" table:formula="of:=[.R87]+(-[.L87]-SQRT([.L87]^2-4*[.M87]*([.K87]-[.J87])))/(2*[.M87])" office:value-type="float" office:value="2135.77875927061" calcext:value-type="float">
            <text:p>2135.77875927061</text:p>
          </table:table-cell>
          <table:table-cell table:style-name="ce82" table:formula="of:=TRUNC([.E33]^2*[.$B$13]/450400.1)" office:value-type="float" office:value="1823" calcext:value-type="float">
            <text:p>1823</text:p>
          </table:table-cell>
          <table:table-cell table:style-name="ce87" table:formula="of:=-12*[.T87]*[.S87]^2" office:value-type="float" office:value="-29.4660019821807" calcext:value-type="float">
            <text:p>-29.5 </text:p>
          </table:table-cell>
          <table:table-cell table:style-name="ce90" table:formula="of:=[.G33]-[.$B$19]+([.D33]/100*[.$B$55]*1.047)" office:value-type="float" office:value="-12.4168754069191" calcext:value-type="float">
            <text:p>-12.4 </text:p>
          </table:table-cell>
          <table:table-cell table:style-name="ce93" table:formula="of:=SUM([.H33]/([.D33]/100))" office:value-type="float" office:value="-3.91516926752132" calcext:value-type="float">
            <text:p>-3.9 </text:p>
          </table:table-cell>
          <table:table-cell table:style-name="ce97" table:formula="of:=IF([.D33]&gt;0;ABS(SUM(([.H33]/([.D33]/100))/3.6));0)" office:value-type="float" office:value="1.08754701875592" calcext:value-type="float">
            <text:p>1.09</text:p>
          </table:table-cell>
          <table:table-cell table:style-name="ce101" table:formula="of:=ABS(([.$B$21]*35.2)*([.S87]-(3*[.D33])/[.$B$12]))/2" office:value-type="float" office:value="0" calcext:value-type="float">
            <text:p>0.0 </text:p>
          </table:table-cell>
          <table:table-cell table:style-name="ce105" table:formula="of:=IF([.K33]&gt;0;SUM([.K33]/1.047/([.D33]/100));0)" office:value-type="float" office:value="0" calcext:value-type="float">
            <text:p>0.0 </text:p>
          </table:table-cell>
          <table:table-cell table:style-name="ce111" table:formula="of:=SUM([.L33]/3.6)" office:value-type="float" office:value="0" calcext:value-type="float">
            <text:p>0.0</text:p>
          </table:table-cell>
          <table:table-cell table:style-name="ce116" table:formula="of:=ABS([.G33]*0.034)" office:value-type="float" office:value="1.00184406739415" calcext:value-type="float">
            <text:p>1.0</text:p>
          </table:table-cell>
          <table:table-cell table:style-name="ce116" table:formula="of:=ABS([.G33]*0.134)" office:value-type="float" office:value="3.94844426561222" calcext:value-type="float">
            <text:p>3.9</text:p>
          </table:table-cell>
          <table:table-cell table:style-name="ce122" table:formula="of:=ABS([.G33]*0.293)" office:value-type="float" office:value="8.63353858077896" calcext:value-type="float">
            <text:p>8.6</text:p>
          </table:table-cell>
          <table:table-cell table:style-name="ce126" table:formula="of:=((([.D33]-[.D32])*3)/[.E33])+[.Q32]" office:value-type="float" office:value="0.404845763015113" calcext:value-type="float">
            <text:p>0.405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72" table:formula="of:=[.D33]+[.$B$16]" office:value-type="float" office:value="328.083989393673" calcext:value-type="float">
            <text:p>328 </text:p>
          </table:table-cell>
          <table:table-cell table:style-name="ce79" table:formula="of:=[.R88]+(-[.L88]-SQRT([.L88]^2-4*[.M88]*([.K88]-[.J88])))/(2*[.M88])" office:value-type="float" office:value="2120.5185945322" calcext:value-type="float">
            <text:p>2120.5185945322</text:p>
          </table:table-cell>
          <table:table-cell table:style-name="ce79" table:formula="of:=TRUNC([.E34]^2*[.$B$13]/450400.1)" office:value-type="float" office:value="1797" calcext:value-type="float">
            <text:p>1797</text:p>
          </table:table-cell>
          <table:table-cell table:style-name="ce86" table:formula="of:=-12*[.T88]*[.S88]^2" office:value-type="float" office:value="-31.6884706433039" calcext:value-type="float">
            <text:p>-31.7 </text:p>
          </table:table-cell>
          <table:table-cell table:style-name="ce89" table:formula="of:=[.G34]-[.$B$19]+([.D34]/100*[.$B$55]*1.047)" office:value-type="float" office:value="-13.9835637055502" calcext:value-type="float">
            <text:p>-14.0 </text:p>
          </table:table-cell>
          <table:table-cell table:style-name="ce92" table:formula="of:=SUM([.H34]/([.D34]/100))" office:value-type="float" office:value="-4.26219021885005" calcext:value-type="float">
            <text:p>-4.3 </text:p>
          </table:table-cell>
          <table:table-cell table:style-name="ce96" table:formula="of:=IF([.D34]&gt;0;ABS(SUM(([.H34]/([.D34]/100))/3.6));0)" office:value-type="float" office:value="1.18394172745835" calcext:value-type="float">
            <text:p>1.18</text:p>
          </table:table-cell>
          <table:table-cell table:style-name="ce100" table:formula="of:=ABS(([.$B$21]*35.2)*([.S88]-(3*[.D34])/[.$B$12]))/2" office:value-type="float" office:value="0" calcext:value-type="float">
            <text:p>0.0 </text:p>
          </table:table-cell>
          <table:table-cell table:style-name="ce104" table:formula="of:=IF([.K34]&gt;0;SUM([.K34]/1.047/([.D34]/100));0)" office:value-type="float" office:value="0" calcext:value-type="float">
            <text:p>0.0 </text:p>
          </table:table-cell>
          <table:table-cell table:style-name="ce112" table:formula="of:=SUM([.L34]/3.6)" office:value-type="float" office:value="0" calcext:value-type="float">
            <text:p>0.0</text:p>
          </table:table-cell>
          <table:table-cell table:style-name="ce117" table:formula="of:=ABS([.G34]*0.034)" office:value-type="float" office:value="1.07740800187233" calcext:value-type="float">
            <text:p>1.1</text:p>
          </table:table-cell>
          <table:table-cell table:style-name="ce117" table:formula="of:=ABS([.G34]*0.134)" office:value-type="float" office:value="4.24625506620273" calcext:value-type="float">
            <text:p>4.2</text:p>
          </table:table-cell>
          <table:table-cell table:style-name="ce112" table:formula="of:=ABS([.G34]*0.293)" office:value-type="float" office:value="9.28472189848805" calcext:value-type="float">
            <text:p>9.3</text:p>
          </table:table-cell>
          <table:table-cell table:style-name="ce125" table:formula="of:=((([.D34]-[.D33])*3)/[.E34])+[.Q33]" office:value-type="float" office:value="0.42031763816111" calcext:value-type="float">
            <text:p>0.420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73" table:formula="of:=[.D34]+[.$B$16]" office:value-type="float" office:value="339.020122373463" calcext:value-type="float">
            <text:p>339 </text:p>
          </table:table-cell>
          <table:table-cell table:style-name="ce79" table:formula="of:=[.R89]+(-[.L89]-SQRT([.L89]^2-4*[.M89]*([.K89]-[.J89])))/(2*[.M89])" office:value-type="float" office:value="2105.31406707821" calcext:value-type="float">
            <text:p>2105.31406707821</text:p>
          </table:table-cell>
          <table:table-cell table:style-name="ce82" table:formula="of:=TRUNC([.E35]^2*[.$B$13]/450400.1)" office:value-type="float" office:value="1772" calcext:value-type="float">
            <text:p>1772</text:p>
          </table:table-cell>
          <table:table-cell table:style-name="ce87" table:formula="of:=-12*[.T89]*[.S89]^2" office:value-type="float" office:value="-34.0006684536937" calcext:value-type="float">
            <text:p>-34.0 </text:p>
          </table:table-cell>
          <table:table-cell table:style-name="ce90" table:formula="of:=[.G35]-[.$B$19]+([.D35]/100*[.$B$55]*1.047)" office:value-type="float" office:value="-15.6399811534479" calcext:value-type="float">
            <text:p>-15.6 </text:p>
          </table:table-cell>
          <table:table-cell table:style-name="ce93" table:formula="of:=SUM([.H35]/([.D35]/100))" office:value-type="float" office:value="-4.61328992625961" calcext:value-type="float">
            <text:p>-4.6 </text:p>
          </table:table-cell>
          <table:table-cell table:style-name="ce97" table:formula="of:=IF([.D35]&gt;0;ABS(SUM(([.H35]/([.D35]/100))/3.6));0)" office:value-type="float" office:value="1.281469423961" calcext:value-type="float">
            <text:p>1.28</text:p>
          </table:table-cell>
          <table:table-cell table:style-name="ce101" table:formula="of:=ABS(([.$B$21]*35.2)*([.S89]-(3*[.D35])/[.$B$12]))/2" office:value-type="float" office:value="0" calcext:value-type="float">
            <text:p>0.0 </text:p>
          </table:table-cell>
          <table:table-cell table:style-name="ce105" table:formula="of:=IF([.K35]&gt;0;SUM([.K35]/1.047/([.D35]/100));0)" office:value-type="float" office:value="0" calcext:value-type="float">
            <text:p>0.0 </text:p>
          </table:table-cell>
          <table:table-cell table:style-name="ce111" table:formula="of:=SUM([.L35]/3.6)" office:value-type="float" office:value="0" calcext:value-type="float">
            <text:p>0.0</text:p>
          </table:table-cell>
          <table:table-cell table:style-name="ce116" table:formula="of:=ABS([.G35]*0.034)" office:value-type="float" office:value="1.15602272742559" calcext:value-type="float">
            <text:p>1.2</text:p>
          </table:table-cell>
          <table:table-cell table:style-name="ce116" table:formula="of:=ABS([.G35]*0.134)" office:value-type="float" office:value="4.55608957279496" calcext:value-type="float">
            <text:p>4.6</text:p>
          </table:table-cell>
          <table:table-cell table:style-name="ce122" table:formula="of:=ABS([.G35]*0.293)" office:value-type="float" office:value="9.96219585693226" calcext:value-type="float">
            <text:p>10.0</text:p>
          </table:table-cell>
          <table:table-cell table:style-name="ce126" table:formula="of:=((([.D35]-[.D34])*3)/[.E35])+[.Q34]" office:value-type="float" office:value="0.435901250816536" calcext:value-type="float">
            <text:p>0.436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72" table:formula="of:=[.D35]+[.$B$16]" office:value-type="float" office:value="349.956255353252" calcext:value-type="float">
            <text:p>350 </text:p>
          </table:table-cell>
          <table:table-cell table:style-name="ce79" table:formula="of:=[.R90]+(-[.L90]-SQRT([.L90]^2-4*[.M90]*([.K90]-[.J90])))/(2*[.M90])" office:value-type="float" office:value="2090.16457276333" calcext:value-type="float">
            <text:p>2090.16457276333</text:p>
          </table:table-cell>
          <table:table-cell table:style-name="ce79" table:formula="of:=TRUNC([.E36]^2*[.$B$13]/450400.1)" office:value-type="float" office:value="1746" calcext:value-type="float">
            <text:p>1746</text:p>
          </table:table-cell>
          <table:table-cell table:style-name="ce86" table:formula="of:=-12*[.T90]*[.S90]^2" office:value-type="float" office:value="-36.4032941471901" calcext:value-type="float">
            <text:p>-36.4 </text:p>
          </table:table-cell>
          <table:table-cell table:style-name="ce89" table:formula="of:=[.G36]-[.$B$19]+([.D36]/100*[.$B$55]*1.047)" office:value-type="float" office:value="-17.3868264844522" calcext:value-type="float">
            <text:p>-17.4 </text:p>
          </table:table-cell>
          <table:table-cell table:style-name="ce92" table:formula="of:=SUM([.H36]/([.D36]/100))" office:value-type="float" office:value="-4.96828566956223" calcext:value-type="float">
            <text:p>-5.0 </text:p>
          </table:table-cell>
          <table:table-cell table:style-name="ce96" table:formula="of:=IF([.D36]&gt;0;ABS(SUM(([.H36]/([.D36]/100))/3.6));0)" office:value-type="float" office:value="1.38007935265618" calcext:value-type="float">
            <text:p>1.38</text:p>
          </table:table-cell>
          <table:table-cell table:style-name="ce100" table:formula="of:=ABS(([.$B$21]*35.2)*([.S90]-(3*[.D36])/[.$B$12]))/2" office:value-type="float" office:value="0" calcext:value-type="float">
            <text:p>0.0 </text:p>
          </table:table-cell>
          <table:table-cell table:style-name="ce104" table:formula="of:=IF([.K36]&gt;0;SUM([.K36]/1.047/([.D36]/100));0)" office:value-type="float" office:value="0" calcext:value-type="float">
            <text:p>0.0 </text:p>
          </table:table-cell>
          <table:table-cell table:style-name="ce112" table:formula="of:=SUM([.L36]/3.6)" office:value-type="float" office:value="0" calcext:value-type="float">
            <text:p>0.0</text:p>
          </table:table-cell>
          <table:table-cell table:style-name="ce117" table:formula="of:=ABS([.G36]*0.034)" office:value-type="float" office:value="1.23771200100446" calcext:value-type="float">
            <text:p>1.2</text:p>
          </table:table-cell>
          <table:table-cell table:style-name="ce117" table:formula="of:=ABS([.G36]*0.134)" office:value-type="float" office:value="4.87804141572347" calcext:value-type="float">
            <text:p>4.9</text:p>
          </table:table-cell>
          <table:table-cell table:style-name="ce112" table:formula="of:=ABS([.G36]*0.293)" office:value-type="float" office:value="10.6661651851267" calcext:value-type="float">
            <text:p>10.7</text:p>
          </table:table-cell>
          <table:table-cell table:style-name="ce125" table:formula="of:=((([.D36]-[.D35])*3)/[.E36])+[.Q35]" office:value-type="float" office:value="0.451597813358496" calcext:value-type="float">
            <text:p>0.452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73" table:formula="of:=[.D36]+[.$B$16]" office:value-type="float" office:value="360.892388333041" calcext:value-type="float">
            <text:p>361 </text:p>
          </table:table-cell>
          <table:table-cell table:style-name="ce79" table:formula="of:=[.R91]+(-[.L91]-SQRT([.L91]^2-4*[.M91]*([.K91]-[.J91])))/(2*[.M91])" office:value-type="float" office:value="2075.06951829739" calcext:value-type="float">
            <text:p>2075.06951829739</text:p>
          </table:table-cell>
          <table:table-cell table:style-name="ce82" table:formula="of:=TRUNC([.E37]^2*[.$B$13]/450400.1)" office:value-type="float" office:value="1721" calcext:value-type="float">
            <text:p>1721</text:p>
          </table:table-cell>
          <table:table-cell table:style-name="ce87" table:formula="of:=-12*[.T91]*[.S91]^2" office:value-type="float" office:value="-38.897022818725" calcext:value-type="float">
            <text:p>-38.9 </text:p>
          </table:table-cell>
          <table:table-cell table:style-name="ce90" table:formula="of:=[.G37]-[.$B$19]+([.D37]/100*[.$B$55]*1.047)" office:value-type="float" office:value="-19.2247747934951" calcext:value-type="float">
            <text:p>-19.2 </text:p>
          </table:table-cell>
          <table:table-cell table:style-name="ce93" table:formula="of:=SUM([.H37]/([.D37]/100))" office:value-type="float" office:value="-5.32701032634526" calcext:value-type="float">
            <text:p>-5.3 </text:p>
          </table:table-cell>
          <table:table-cell table:style-name="ce97" table:formula="of:=IF([.D37]&gt;0;ABS(SUM(([.H37]/([.D37]/100))/3.6));0)" office:value-type="float" office:value="1.47972509065146" calcext:value-type="float">
            <text:p>1.48</text:p>
          </table:table-cell>
          <table:table-cell table:style-name="ce101" table:formula="of:=ABS(([.$B$21]*35.2)*([.S91]-(3*[.D37])/[.$B$12]))/2" office:value-type="float" office:value="0" calcext:value-type="float">
            <text:p>0.0 </text:p>
          </table:table-cell>
          <table:table-cell table:style-name="ce105" table:formula="of:=IF([.K37]&gt;0;SUM([.K37]/1.047/([.D37]/100));0)" office:value-type="float" office:value="0" calcext:value-type="float">
            <text:p>0.0 </text:p>
          </table:table-cell>
          <table:table-cell table:style-name="ce111" table:formula="of:=SUM([.L37]/3.6)" office:value-type="float" office:value="0" calcext:value-type="float">
            <text:p>0.0</text:p>
          </table:table-cell>
          <table:table-cell table:style-name="ce116" table:formula="of:=ABS([.G37]*0.034)" office:value-type="float" office:value="1.32249877583665" calcext:value-type="float">
            <text:p>1.3</text:p>
          </table:table-cell>
          <table:table-cell table:style-name="ce116" table:formula="of:=ABS([.G37]*0.134)" office:value-type="float" office:value="5.21220105770915" calcext:value-type="float">
            <text:p>5.2</text:p>
          </table:table-cell>
          <table:table-cell table:style-name="ce122" table:formula="of:=ABS([.G37]*0.293)" office:value-type="float" office:value="11.3968276858864" calcext:value-type="float">
            <text:p>11.4</text:p>
          </table:table-cell>
          <table:table-cell table:style-name="ce126" table:formula="of:=((([.D37]-[.D36])*3)/[.E37])+[.Q36]" office:value-type="float" office:value="0.467408560251586" calcext:value-type="float">
            <text:p>0.467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72" table:formula="of:=[.D37]+[.$B$16]" office:value-type="float" office:value="371.82852131283" calcext:value-type="float">
            <text:p>372 </text:p>
          </table:table-cell>
          <table:table-cell table:style-name="ce79" table:formula="of:=[.R92]+(-[.L92]-SQRT([.L92]^2-4*[.M92]*([.K92]-[.J92])))/(2*[.M92])" office:value-type="float" office:value="2060.02832097426" calcext:value-type="float">
            <text:p>2060.02832097426</text:p>
          </table:table-cell>
          <table:table-cell table:style-name="ce79" table:formula="of:=TRUNC([.E38]^2*[.$B$13]/450400.1)" office:value-type="float" office:value="1696" calcext:value-type="float">
            <text:p>1696</text:p>
          </table:table-cell>
          <table:table-cell table:style-name="ce86" table:formula="of:=-12*[.T92]*[.S92]^2" office:value-type="float" office:value="-41.4825061468231" calcext:value-type="float">
            <text:p>-41.5 </text:p>
          </table:table-cell>
          <table:table-cell table:style-name="ce89" table:formula="of:=[.G38]-[.$B$19]+([.D38]/100*[.$B$55]*1.047)" office:value-type="float" office:value="-21.1544777591011" calcext:value-type="float">
            <text:p>-21.2 </text:p>
          </table:table-cell>
          <table:table-cell table:style-name="ce92" table:formula="of:=SUM([.H38]/([.D38]/100))" office:value-type="float" office:value="-5.68931013802011" calcext:value-type="float">
            <text:p>-5.7 </text:p>
          </table:table-cell>
          <table:table-cell table:style-name="ce96" table:formula="of:=IF([.D38]&gt;0;ABS(SUM(([.H38]/([.D38]/100))/3.6));0)" office:value-type="float" office:value="1.58036392722781" calcext:value-type="float">
            <text:p>1.58</text:p>
          </table:table-cell>
          <table:table-cell table:style-name="ce100" table:formula="of:=ABS(([.$B$21]*35.2)*([.S92]-(3*[.D38])/[.$B$12]))/2" office:value-type="float" office:value="0" calcext:value-type="float">
            <text:p>0.0 </text:p>
          </table:table-cell>
          <table:table-cell table:style-name="ce104" table:formula="of:=IF([.K38]&gt;0;SUM([.K38]/1.047/([.D38]/100));0)" office:value-type="float" office:value="0" calcext:value-type="float">
            <text:p>0.0 </text:p>
          </table:table-cell>
          <table:table-cell table:style-name="ce112" table:formula="of:=SUM([.L38]/3.6)" office:value-type="float" office:value="0" calcext:value-type="float">
            <text:p>0.0</text:p>
          </table:table-cell>
          <table:table-cell table:style-name="ce117" table:formula="of:=ABS([.G38]*0.034)" office:value-type="float" office:value="1.41040520899198" calcext:value-type="float">
            <text:p>1.4</text:p>
          </table:table-cell>
          <table:table-cell table:style-name="ce117" table:formula="of:=ABS([.G38]*0.134)" office:value-type="float" office:value="5.55865582367429" calcext:value-type="float">
            <text:p>5.6</text:p>
          </table:table-cell>
          <table:table-cell table:style-name="ce112" table:formula="of:=ABS([.G38]*0.293)" office:value-type="float" office:value="12.1543743010192" calcext:value-type="float">
            <text:p>12.2</text:p>
          </table:table-cell>
          <table:table-cell table:style-name="ce125" table:formula="of:=((([.D38]-[.D37])*3)/[.E38])+[.Q37]" office:value-type="float" office:value="0.483334748549741" calcext:value-type="float">
            <text:p>0.483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73" table:formula="of:=[.D38]+[.$B$16]" office:value-type="float" office:value="382.764654292619" calcext:value-type="float">
            <text:p>383 </text:p>
          </table:table-cell>
          <table:table-cell table:style-name="ce79" table:formula="of:=[.R93]+(-[.L93]-SQRT([.L93]^2-4*[.M93]*([.K93]-[.J93])))/(2*[.M93])" office:value-type="float" office:value="2045.04040840939" calcext:value-type="float">
            <text:p>2045.04040840939</text:p>
          </table:table-cell>
          <table:table-cell table:style-name="ce82" table:formula="of:=TRUNC([.E39]^2*[.$B$13]/450400.1)" office:value-type="float" office:value="1672" calcext:value-type="float">
            <text:p>1672</text:p>
          </table:table-cell>
          <table:table-cell table:style-name="ce87" table:formula="of:=-12*[.T93]*[.S93]^2" office:value-type="float" office:value="-44.1603726142399" calcext:value-type="float">
            <text:p>-44.2 </text:p>
          </table:table-cell>
          <table:table-cell table:style-name="ce90" table:formula="of:=[.G39]-[.$B$19]+([.D39]/100*[.$B$55]*1.047)" office:value-type="float" office:value="-23.1765638640259" calcext:value-type="float">
            <text:p>-23.2 </text:p>
          </table:table-cell>
          <table:table-cell table:style-name="ce93" table:formula="of:=SUM([.H39]/([.D39]/100))" office:value-type="float" office:value="-6.05504285834806" calcext:value-type="float">
            <text:p>-6.1 </text:p>
          </table:table-cell>
          <table:table-cell table:style-name="ce97" table:formula="of:=IF([.D39]&gt;0;ABS(SUM(([.H39]/([.D39]/100))/3.6));0)" office:value-type="float" office:value="1.68195634954113" calcext:value-type="float">
            <text:p>1.68</text:p>
          </table:table-cell>
          <table:table-cell table:style-name="ce101" table:formula="of:=ABS(([.$B$21]*35.2)*([.S93]-(3*[.D39])/[.$B$12]))/2" office:value-type="float" office:value="0" calcext:value-type="float">
            <text:p>0.0 </text:p>
          </table:table-cell>
          <table:table-cell table:style-name="ce105" table:formula="of:=IF([.K39]&gt;0;SUM([.K39]/1.047/([.D39]/100));0)" office:value-type="float" office:value="0" calcext:value-type="float">
            <text:p>0.0 </text:p>
          </table:table-cell>
          <table:table-cell table:style-name="ce111" table:formula="of:=SUM([.L39]/3.6)" office:value-type="float" office:value="0" calcext:value-type="float">
            <text:p>0.0</text:p>
          </table:table-cell>
          <table:table-cell table:style-name="ce116" table:formula="of:=ABS([.G39]*0.034)" office:value-type="float" office:value="1.50145266888416" calcext:value-type="float">
            <text:p>1.5</text:p>
          </table:table-cell>
          <table:table-cell table:style-name="ce116" table:formula="of:=ABS([.G39]*0.134)" office:value-type="float" office:value="5.91748993030814" calcext:value-type="float">
            <text:p>5.9</text:p>
          </table:table-cell>
          <table:table-cell table:style-name="ce122" table:formula="of:=ABS([.G39]*0.293)" office:value-type="float" office:value="12.9389891759723" calcext:value-type="float">
            <text:p>12.9</text:p>
          </table:table-cell>
          <table:table-cell table:style-name="ce126" table:formula="of:=((([.D39]-[.D38])*3)/[.E39])+[.Q38]" office:value-type="float" office:value="0.499377658413261" calcext:value-type="float">
            <text:p>0.499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72" table:formula="of:=[.D39]+[.$B$16]" office:value-type="float" office:value="393.700787272408" calcext:value-type="float">
            <text:p>394 </text:p>
          </table:table-cell>
          <table:table-cell table:style-name="ce79" table:formula="of:=[.R94]+(-[.L94]-SQRT([.L94]^2-4*[.M94]*([.K94]-[.J94])))/(2*[.M94])" office:value-type="float" office:value="2030.10521828562" calcext:value-type="float">
            <text:p>2030.10521828562</text:p>
          </table:table-cell>
          <table:table-cell table:style-name="ce79" table:formula="of:=TRUNC([.E40]^2*[.$B$13]/450400.1)" office:value-type="float" office:value="1647" calcext:value-type="float">
            <text:p>1647</text:p>
          </table:table-cell>
          <table:table-cell table:style-name="ce86" table:formula="of:=-12*[.T94]*[.S94]^2" office:value-type="float" office:value="-46.9312277266945" calcext:value-type="float">
            <text:p>-46.9 </text:p>
          </table:table-cell>
          <table:table-cell table:style-name="ce89" table:formula="of:=[.G40]-[.$B$19]+([.D40]/100*[.$B$55]*1.047)" office:value-type="float" office:value="-25.2916386139884" calcext:value-type="float">
            <text:p>-25.3 </text:p>
          </table:table-cell>
          <table:table-cell table:style-name="ce92" table:formula="of:=SUM([.H40]*1.047/([.D40]/100))" office:value-type="float" office:value="-6.72600779193354" calcext:value-type="float">
            <text:p>-6.7 </text:p>
          </table:table-cell>
          <table:table-cell table:style-name="ce96" table:formula="of:=IF([.D40]&gt;0;ABS(SUM(([.H40]/([.D40]/100))/3.44));0)" office:value-type="float" office:value="1.86746401455253" calcext:value-type="float">
            <text:p>1.87</text:p>
          </table:table-cell>
          <table:table-cell table:style-name="ce100" table:formula="of:=ABS(([.$B$21]*35.2)*([.S94]-(3*[.D40])/[.$B$12]))/2" office:value-type="float" office:value="0" calcext:value-type="float">
            <text:p>0.0 </text:p>
          </table:table-cell>
          <table:table-cell table:style-name="ce104" table:formula="of:=IF([.K40]&gt;0;SUM([.K40]/1.047/([.D40]/100));0)" office:value-type="float" office:value="0" calcext:value-type="float">
            <text:p>0.0 </text:p>
          </table:table-cell>
          <table:table-cell table:style-name="ce112" table:formula="of:=SUM([.L40]/3.6)" office:value-type="float" office:value="0" calcext:value-type="float">
            <text:p>0.0</text:p>
          </table:table-cell>
          <table:table-cell table:style-name="ce117" table:formula="of:=ABS([.G40]*0.034)" office:value-type="float" office:value="1.59566174270761" calcext:value-type="float">
            <text:p>1.6</text:p>
          </table:table-cell>
          <table:table-cell table:style-name="ce117" table:formula="of:=ABS([.G40]*0.134)" office:value-type="float" office:value="6.28878451537706" calcext:value-type="float">
            <text:p>6.3</text:p>
          </table:table-cell>
          <table:table-cell table:style-name="ce112" table:formula="of:=ABS([.G40]*0.293)" office:value-type="float" office:value="13.7508497239215" calcext:value-type="float">
            <text:p>13.8</text:p>
          </table:table-cell>
          <table:table-cell table:style-name="ce125" table:formula="of:=((([.D40]-[.D39])*3)/[.E40])+[.Q39]" office:value-type="float" office:value="0.51553859364157" calcext:value-type="float">
            <text:p>0.516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73" table:formula="of:=[.D40]+[.$B$16]" office:value-type="float" office:value="404.636920252197" calcext:value-type="float">
            <text:p>405 </text:p>
          </table:table-cell>
          <table:table-cell table:style-name="ce79" table:formula="of:=[.R95]+(-[.L95]-SQRT([.L95]^2-4*[.M95]*([.K95]-[.J95])))/(2*[.M95])" office:value-type="float" office:value="2015.22219810704" calcext:value-type="float">
            <text:p>2015.22219810704</text:p>
          </table:table-cell>
          <table:table-cell table:style-name="ce82" table:formula="of:=TRUNC([.E41]^2*[.$B$13]/450400.1)" office:value-type="float" office:value="1623" calcext:value-type="float">
            <text:p>1623</text:p>
          </table:table-cell>
          <table:table-cell table:style-name="ce87" table:formula="of:=-12*[.T95]*[.S95]^2" office:value-type="float" office:value="-49.7956542296611" calcext:value-type="float">
            <text:p>-49.8 </text:p>
          </table:table-cell>
          <table:table-cell table:style-name="ce90" table:formula="of:=[.G41]-[.$B$19]+([.D41]/100*[.$B$55]*1.047)" office:value-type="float" office:value="-27.500284754463" calcext:value-type="float">
            <text:p>-27.5 </text:p>
          </table:table-cell>
          <table:table-cell table:style-name="ce93" table:formula="of:=SUM([.H41]/([.D41]/100))" office:value-type="float" office:value="-6.79628659127865" calcext:value-type="float">
            <text:p>-6.8 </text:p>
          </table:table-cell>
          <table:table-cell table:style-name="ce97" table:formula="of:=IF([.D41]&gt;0;ABS(SUM(([.H41]/([.D41]/100))/3.6));0)" office:value-type="float" office:value="1.88785738646629" calcext:value-type="float">
            <text:p>1.89</text:p>
          </table:table-cell>
          <table:table-cell table:style-name="ce101" table:formula="of:=ABS(([.$B$21]*35.2)*([.S95]-(3*[.D41])/[.$B$12]))/2" office:value-type="float" office:value="0" calcext:value-type="float">
            <text:p>0.0 </text:p>
          </table:table-cell>
          <table:table-cell table:style-name="ce105" table:formula="of:=IF([.K41]&gt;0;SUM([.K41]/1.047/([.D41]/100));0)" office:value-type="float" office:value="0" calcext:value-type="float">
            <text:p>0.0 </text:p>
          </table:table-cell>
          <table:table-cell table:style-name="ce111" table:formula="of:=SUM([.L41]/3.6)" office:value-type="float" office:value="0" calcext:value-type="float">
            <text:p>0.0</text:p>
          </table:table-cell>
          <table:table-cell table:style-name="ce116" table:formula="of:=ABS([.G41]*0.034)" office:value-type="float" office:value="1.69305224380848" calcext:value-type="float">
            <text:p>1.7</text:p>
          </table:table-cell>
          <table:table-cell table:style-name="ce116" table:formula="of:=ABS([.G41]*0.134)" office:value-type="float" office:value="6.67261766677459" calcext:value-type="float">
            <text:p>6.7</text:p>
          </table:table-cell>
          <table:table-cell table:style-name="ce122" table:formula="of:=ABS([.G41]*0.293)" office:value-type="float" office:value="14.5901266892907" calcext:value-type="float">
            <text:p>14.6</text:p>
          </table:table-cell>
          <table:table-cell table:style-name="ce126" table:formula="of:=((([.D41]-[.D40])*3)/[.E41])+[.Q40]" office:value-type="float" office:value="0.531818882222247" calcext:value-type="float">
            <text:p>0.532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72" table:formula="of:=[.D41]+[.$B$16]" office:value-type="float" office:value="415.573053231987" calcext:value-type="float">
            <text:p>416 </text:p>
          </table:table-cell>
          <table:table-cell table:style-name="ce79" table:formula="of:=[.R96]+(-[.L96]-SQRT([.L96]^2-4*[.M96]*([.K96]-[.J96])))/(2*[.M96])" office:value-type="float" office:value="2000.39080496049" calcext:value-type="float">
            <text:p>2000.39080496049</text:p>
          </table:table-cell>
          <table:table-cell table:style-name="ce79" table:formula="of:=TRUNC([.E42]^2*[.$B$13]/450400.1)" office:value-type="float" office:value="1600" calcext:value-type="float">
            <text:p>1600</text:p>
          </table:table-cell>
          <table:table-cell table:style-name="ce86" table:formula="of:=-12*[.T96]*[.S96]^2" office:value-type="float" office:value="-52.7542123231825" calcext:value-type="float">
            <text:p>-52.8 </text:p>
          </table:table-cell>
          <table:table-cell table:style-name="ce89" table:formula="of:=[.G42]-[.$B$19]+([.D42]/100*[.$B$55]*1.047)" office:value-type="float" office:value="-29.8030624854923" calcext:value-type="float">
            <text:p>-29.8 </text:p>
          </table:table-cell>
          <table:table-cell table:style-name="ce92" table:formula="of:=SUM([.H42]*1.042/([.D42]/100))" office:value-type="float" office:value="-7.47276342110354" calcext:value-type="float">
            <text:p>-7.5 </text:p>
          </table:table-cell>
          <table:table-cell table:style-name="ce96" table:formula="of:=IF([.D42]&gt;0;ABS(SUM(([.H42]/([.D42]/100))/3.44));0)" office:value-type="float" office:value="2.08475522840232" calcext:value-type="float">
            <text:p>2.08</text:p>
          </table:table-cell>
          <table:table-cell table:style-name="ce100" table:formula="of:=ABS(([.$B$21]*35.2)*([.S96]-(3*[.D42])/[.$B$12]))/2" office:value-type="float" office:value="0" calcext:value-type="float">
            <text:p>0.0 </text:p>
          </table:table-cell>
          <table:table-cell table:style-name="ce104" table:formula="of:=IF([.K42]&gt;0;SUM([.K42]/1.047/([.D42]/100));0)" office:value-type="float" office:value="0" calcext:value-type="float">
            <text:p>0.0 </text:p>
          </table:table-cell>
          <table:table-cell table:style-name="ce112" table:formula="of:=SUM([.L42]/3.6)" office:value-type="float" office:value="0" calcext:value-type="float">
            <text:p>0.0</text:p>
          </table:table-cell>
          <table:table-cell table:style-name="ce117" table:formula="of:=ABS([.G42]*0.034)" office:value-type="float" office:value="1.79364321898821" calcext:value-type="float">
            <text:p>1.8</text:p>
          </table:table-cell>
          <table:table-cell table:style-name="ce117" table:formula="of:=ABS([.G42]*0.134)" office:value-type="float" office:value="7.06906445130646" calcext:value-type="float">
            <text:p>7.1</text:p>
          </table:table-cell>
          <table:table-cell table:style-name="ce112" table:formula="of:=ABS([.G42]*0.293)" office:value-type="float" office:value="15.4569842106925" calcext:value-type="float">
            <text:p>15.5</text:p>
          </table:table-cell>
          <table:table-cell table:style-name="ce125" table:formula="of:=((([.D42]-[.D41])*3)/[.E42])+[.Q41]" office:value-type="float" office:value="0.548219876896892" calcext:value-type="float">
            <text:p>0.548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73" table:formula="of:=[.D42]+[.$B$16]" office:value-type="float" office:value="426.509186211776" calcext:value-type="float">
            <text:p>427 </text:p>
          </table:table-cell>
          <table:table-cell table:style-name="ce79" table:formula="of:=[.R97]+(-[.L97]-SQRT([.L97]^2-4*[.M97]*([.K97]-[.J97])))/(2*[.M97])" office:value-type="float" office:value="1985.61050528451" calcext:value-type="float">
            <text:p>1985.61050528451</text:p>
          </table:table-cell>
          <table:table-cell table:style-name="ce82" table:formula="of:=TRUNC([.E43]^2*[.$B$13]/450400.1)" office:value-type="float" office:value="1576" calcext:value-type="float">
            <text:p>1576</text:p>
          </table:table-cell>
          <table:table-cell table:style-name="ce87" table:formula="of:=-12*[.T97]*[.S97]^2" office:value-type="float" office:value="-55.8074398746815" calcext:value-type="float">
            <text:p>-55.8 </text:p>
          </table:table-cell>
          <table:table-cell table:style-name="ce90" table:formula="of:=[.G43]-[.$B$19]+([.D43]/100*[.$B$55]*1.047)" office:value-type="float" office:value="-32.2005096744993" calcext:value-type="float">
            <text:p>-32.2 </text:p>
          </table:table-cell>
          <table:table-cell table:style-name="ce93" table:formula="of:=SUM([.H43]/([.D43]/100))" office:value-type="float" office:value="-7.54978104000571" calcext:value-type="float">
            <text:p>-7.5 </text:p>
          </table:table-cell>
          <table:table-cell table:style-name="ce97" table:formula="of:=IF([.D43]&gt;0;ABS(SUM(([.H43]/([.D43]/100))/3.6));0)" office:value-type="float" office:value="2.09716140000159" calcext:value-type="float">
            <text:p>2.10</text:p>
          </table:table-cell>
          <table:table-cell table:style-name="ce101" table:formula="of:=ABS(([.$B$21]*35.2)*([.S97]-(3*[.D43])/[.$B$12]))/2" office:value-type="float" office:value="0" calcext:value-type="float">
            <text:p>0.0 </text:p>
          </table:table-cell>
          <table:table-cell table:style-name="ce105" table:formula="of:=IF([.K43]&gt;0;SUM([.K43]/1.047/([.D43]/100));0)" office:value-type="float" office:value="0" calcext:value-type="float">
            <text:p>0.0 </text:p>
          </table:table-cell>
          <table:table-cell table:style-name="ce111" table:formula="of:=SUM([.L43]/3.6)" office:value-type="float" office:value="0" calcext:value-type="float">
            <text:p>0.0</text:p>
          </table:table-cell>
          <table:table-cell table:style-name="ce116" table:formula="of:=ABS([.G43]*0.034)" office:value-type="float" office:value="1.89745295573917" calcext:value-type="float">
            <text:p>1.9</text:p>
          </table:table-cell>
          <table:table-cell table:style-name="ce116" table:formula="of:=ABS([.G43]*0.134)" office:value-type="float" office:value="7.47819694320733" calcext:value-type="float">
            <text:p>7.5</text:p>
          </table:table-cell>
          <table:table-cell table:style-name="ce122" table:formula="of:=ABS([.G43]*0.293)" office:value-type="float" office:value="16.3515798832817" calcext:value-type="float">
            <text:p>16.4</text:p>
          </table:table-cell>
          <table:table-cell table:style-name="ce126" table:formula="of:=((([.D43]-[.D42])*3)/[.E43])+[.Q42]" office:value-type="float" office:value="0.564742955744456" calcext:value-type="float">
            <text:p>0.565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74" table:formula="of:=[.D43]+[.$B$16]" office:value-type="float" office:value="437.445319191565" calcext:value-type="float">
            <text:p>437 </text:p>
          </table:table-cell>
          <table:table-cell table:style-name="ce79" table:formula="of:=[.R98]+(-[.L98]-SQRT([.L98]^2-4*[.M98]*([.K98]-[.J98])))/(2*[.M98])" office:value-type="float" office:value="1971.16176586226" calcext:value-type="float">
            <text:p>1971.16176586226</text:p>
          </table:table-cell>
          <table:table-cell table:style-name="ce83" table:formula="of:=TRUNC([.E44]^2*[.$B$13]/450400.1)" office:value-type="float" office:value="1553" calcext:value-type="float">
            <text:p>1553</text:p>
          </table:table-cell>
          <table:table-cell table:style-name="ce88" table:formula="of:=-12*[.T98]*[.S98]^2" office:value-type="float" office:value="-59.1109170308249" calcext:value-type="float">
            <text:p>-59.1 </text:p>
          </table:table-cell>
          <table:table-cell table:style-name="ce91" table:formula="of:=[.G44]-[.$B$19]+([.D44]/100*[.$B$55]*1.047)" office:value-type="float" office:value="-34.8482064681506" calcext:value-type="float">
            <text:p>-34.8 </text:p>
          </table:table-cell>
          <table:table-cell table:style-name="ce94" table:formula="of:=SUM([.H44]/([.D44]/100))" office:value-type="float" office:value="-7.96630000123284" calcext:value-type="float">
            <text:p>-8.0 </text:p>
          </table:table-cell>
          <table:table-cell table:style-name="ce96" table:formula="of:=IF([.D44]&gt;0;ABS(SUM(([.H44]/([.D44]/100))/3.6));0)" office:value-type="float" office:value="2.21286111145357" calcext:value-type="float">
            <text:p>2.21</text:p>
          </table:table-cell>
          <table:table-cell table:style-name="ce102" table:formula="of:=ABS(([.$B$21]*35.2)*([.S98]-(3*[.D44])/[.$B$12]))/2" office:value-type="float" office:value="0" calcext:value-type="float">
            <text:p>0.0 </text:p>
          </table:table-cell>
          <table:table-cell table:style-name="ce106" table:formula="of:=IF([.K44]&gt;0;SUM([.K44]/1.047/([.D44]/100));0)" office:value-type="float" office:value="0" calcext:value-type="float">
            <text:p>0.0 </text:p>
          </table:table-cell>
          <table:table-cell table:style-name="ce112" table:formula="of:=SUM([.L44]/3.6)" office:value-type="float" office:value="0" calcext:value-type="float">
            <text:p>0.0</text:p>
          </table:table-cell>
          <table:table-cell table:style-name="ce118" table:formula="of:=ABS([.G44]*0.034)" office:value-type="float" office:value="2.00977117904805" calcext:value-type="float">
            <text:p>2.0</text:p>
          </table:table-cell>
          <table:table-cell table:style-name="ce117" table:formula="of:=ABS([.G44]*0.134)" office:value-type="float" office:value="7.92086288213054" calcext:value-type="float">
            <text:p>7.9</text:p>
          </table:table-cell>
          <table:table-cell table:style-name="ce112" table:formula="of:=ABS([.G44]*0.293)" office:value-type="float" office:value="17.3194986900317" calcext:value-type="float">
            <text:p>17.3</text:p>
          </table:table-cell>
          <table:table-cell table:style-name="ce125" table:formula="of:=((([.D44]-[.D43])*3)/[.E44])+[.Q43]" office:value-type="float" office:value="0.581387149796696" calcext:value-type="float">
            <text:p>0.581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75" office:value-type="string" calcext:value-type="string">
            <text:p>yds</text:p>
          </table:table-cell>
          <table:table-cell table:style-name="ce80" office:value-type="string" calcext:value-type="string">
            <text:p>fps</text:p>
          </table:table-cell>
          <table:table-cell table:style-name="ce84" office:value-type="string" calcext:value-type="string">
            <text:p>ft/lbs</text:p>
          </table:table-cell>
          <table:table-cell table:number-columns-repeated="2" table:style-name="ce84" office:value-type="string" calcext:value-type="string">
            <text:p>Inches</text:p>
          </table:table-cell>
          <table:table-cell table:style-name="ce84" office:value-type="string" calcext:value-type="string">
            <text:p>MOA</text:p>
          </table:table-cell>
          <table:table-cell table:style-name="ce98" office:value-type="string" calcext:value-type="string">
            <text:p>MIL</text:p>
          </table:table-cell>
          <table:table-cell table:style-name="ce84" office:value-type="string" calcext:value-type="string">
            <text:p>Inches</text:p>
          </table:table-cell>
          <table:table-cell table:style-name="ce84" office:value-type="string" calcext:value-type="string">
            <text:p>MOA</text:p>
          </table:table-cell>
          <table:table-cell table:style-name="ce98" office:value-type="string" calcext:value-type="string">
            <text:p>MIL</text:p>
          </table:table-cell>
          <table:table-cell table:style-name="ce84" office:value-type="string" calcext:value-type="string">
            <text:p>Inches</text:p>
          </table:table-cell>
          <table:table-cell table:number-columns-repeated="2" table:style-name="ce98" office:value-type="string" calcext:value-type="string">
            <text:p>Inches</text:p>
          </table:table-cell>
          <table:table-cell table:style-name="ce98" office:value-type="string" calcext:value-type="string">
            <text:p>Seconds</text:p>
          </table:table-cell>
          <table:table-cell table:number-columns-repeated="240"/>
        </table:table-row>
        <table:table-row table:style-name="ro3">
          <table:table-cell table:number-columns-repeated="257"/>
        </table:table-row>
        <table:table-row table:style-name="ro5">
          <table:table-cell table:number-columns-repeated="3"/>
          <table:table-cell table:style-name="ce57" office:value-type="string" calcext:value-type="string">
            <text:p>NOTE:<text:span text:style-name="T1">  Shooting uphill or downhill will cause the bullet to hit </text:span><text:span text:style-name="T2">high</text:span><text:span text:style-name="T3"> by the amount of inches listed in the slope columns.</text:span></text:p>
          </table:table-cell>
          <table:table-cell table:style-name="ce81"/>
          <table:table-cell table:number-columns-repeated="252"/>
        </table:table-row>
        <table:table-row table:style-name="ro3">
          <table:table-cell table:number-columns-repeated="3"/>
          <table:table-cell table:style-name="ce76"/>
          <table:table-cell table:style-name="ce81"/>
          <table:table-cell table:number-columns-repeated="252"/>
        </table:table-row>
        <table:table-row table:style-name="ro5">
          <table:table-cell table:style-name="ce57"/>
          <table:table-cell table:number-columns-repeated="2"/>
          <table:table-cell table:style-name="ce76"/>
          <table:table-cell table:number-columns-repeated="253"/>
        </table:table-row>
        <table:table-row table:style-name="ro3">
          <table:table-cell table:number-columns-repeated="3"/>
          <table:table-cell table:style-name="ce76"/>
          <table:table-cell table:number-columns-repeated="253"/>
        </table:table-row>
        <table:table-row table:style-name="ro3" table:number-rows-repeated="2">
          <table:table-cell table:number-columns-repeated="257"/>
        </table:table-row>
        <table:table-row table:style-name="ro3">
          <table:table-cell table:style-name="ce58" table:number-columns-repeated="20"/>
          <table:table-cell table:number-columns-repeated="237"/>
        </table:table-row>
        <table:table-row table:style-name="ro3">
          <table:table-cell table:style-name="ce59" office:value-type="string" calcext:value-type="string">
            <text:p>DROP @ ZERO</text:p>
          </table:table-cell>
          <table:table-cell table:style-name="ce69" table:formula="of:=ABS(VLOOKUP([.$B$20];[.D4:.G44];4))" office:value-type="float" office:value="9.50765240660306" calcext:value-type="float">
            <text:p>9.5</text:p>
          </table:table-cell>
          <table:table-cell table:style-name="ce58" table:number-columns-repeated="18"/>
          <table:table-cell table:number-columns-repeated="237"/>
        </table:table-row>
        <table:table-row table:style-name="ro3">
          <table:table-cell table:style-name="ce59" office:value-type="string" calcext:value-type="string">
            <text:p>MOA @ ZERO</text:p>
          </table:table-cell>
          <table:table-cell table:style-name="ce69" table:formula="of:=([.$B$54]+[.$B$19])/([.$B$20]/100)/1.047" office:value-type="float" office:value="5.7272737694314" calcext:value-type="float">
            <text:p>5.7</text:p>
          </table:table-cell>
          <table:table-cell table:style-name="ce58" table:number-columns-repeated="18"/>
          <table:table-cell table:number-columns-repeated="237"/>
        </table:table-row>
        <table:table-row table:style-name="ro3">
          <table:table-cell table:style-name="ce60" office:value-type="string" calcext:value-type="string">
            <text:p>****************************</text:p>
          </table:table-cell>
          <table:table-cell table:style-name="ce58" table:number-columns-repeated="2"/>
          <table:table-cell table:style-name="ce60" office:value-type="string" calcext:value-type="string">
            <text:p>TABULAR</text:p>
          </table:table-cell>
          <table:table-cell table:style-name="ce60" office:value-type="string" calcext:value-type="string">
            <text:p>DATA</text:p>
          </table:table-cell>
          <table:table-cell table:style-name="ce60" office:value-type="string" calcext:value-type="string">
            <text:p>*************************************</text:p>
          </table:table-cell>
          <table:table-cell table:style-name="ce58" table:number-columns-repeated="3"/>
          <table:table-cell table:style-name="ce60" office:value-type="string" calcext:value-type="string">
            <text:p>######################################</text:p>
          </table:table-cell>
          <table:table-cell table:style-name="ce58" table:number-columns-repeated="3"/>
          <table:table-cell table:style-name="ce60" office:value-type="string" calcext:value-type="string">
            <text:p>CHANGEABLE </text:p>
          </table:table-cell>
          <table:table-cell table:style-name="ce60" office:value-type="string" calcext:value-type="string">
            <text:p>DATA</text:p>
          </table:table-cell>
          <table:table-cell table:style-name="ce60" office:value-type="string" calcext:value-type="string">
            <text:p>##################</text:p>
          </table:table-cell>
          <table:table-cell table:style-name="ce58" table:number-columns-repeated="4"/>
          <table:table-cell table:number-columns-repeated="237"/>
        </table:table-row>
        <table:table-row table:style-name="ro3">
          <table:table-cell table:style-name="ce60" office:value-type="string" calcext:value-type="string">
            <text:p>SULOOKUP</text:p>
          </table:table-cell>
          <table:table-cell table:style-name="ce60" office:value-type="string" calcext:value-type="string">
            <text:p>1\SU</text:p>
          </table:table-cell>
          <table:table-cell table:style-name="ce60" office:value-type="string" calcext:value-type="string">
            <text:p>VB</text:p>
          </table:table-cell>
          <table:table-cell table:style-name="ce60" office:value-type="string" calcext:value-type="string">
            <text:p>AS</text:p>
          </table:table-cell>
          <table:table-cell table:style-name="ce60" office:value-type="string" calcext:value-type="string">
            <text:p>BS</text:p>
          </table:table-cell>
          <table:table-cell table:style-name="ce60" office:value-type="string" calcext:value-type="string">
            <text:p>CS</text:p>
          </table:table-cell>
          <table:table-cell table:style-name="ce60" office:value-type="string" calcext:value-type="string">
            <text:p>AT</text:p>
          </table:table-cell>
          <table:table-cell table:style-name="ce60" office:value-type="string" calcext:value-type="string">
            <text:p>BT</text:p>
          </table:table-cell>
          <table:table-cell table:style-name="ce60" office:value-type="string" calcext:value-type="string">
            <text:p>CT</text:p>
          </table:table-cell>
          <table:table-cell table:style-name="ce60" office:value-type="string" calcext:value-type="string">
            <text:p>SU</text:p>
          </table:table-cell>
          <table:table-cell table:style-name="ce60" office:value-type="string" calcext:value-type="string">
            <text:p>AS</text:p>
          </table:table-cell>
          <table:table-cell table:style-name="ce60" office:value-type="string" calcext:value-type="string">
            <text:p>BS</text:p>
          </table:table-cell>
          <table:table-cell table:style-name="ce60" office:value-type="string" calcext:value-type="string">
            <text:p>CS</text:p>
          </table:table-cell>
          <table:table-cell table:style-name="ce60" office:value-type="string" calcext:value-type="string">
            <text:p>AT</text:p>
          </table:table-cell>
          <table:table-cell table:style-name="ce60" office:value-type="string" calcext:value-type="string">
            <text:p>BT</text:p>
          </table:table-cell>
          <table:table-cell table:style-name="ce60" office:value-type="string" calcext:value-type="string">
            <text:p>CT</text:p>
          </table:table-cell>
          <table:table-cell table:style-name="ce60" office:value-type="string" calcext:value-type="string">
            <text:p>TU</text:p>
          </table:table-cell>
          <table:table-cell table:style-name="ce60" office:value-type="string" calcext:value-type="string">
            <text:p>VB</text:p>
          </table:table-cell>
          <table:table-cell table:style-name="ce60" office:value-type="string" calcext:value-type="string">
            <text:p>T</text:p>
          </table:table-cell>
          <table:table-cell table:style-name="ce60" office:value-type="string" calcext:value-type="string">
            <text:p>F</text:p>
          </table:table-cell>
          <table:table-cell table:number-columns-repeated="237"/>
        </table:table-row>
        <table:table-row table:style-name="ro3">
          <table:table-cell table:style-name="ce61" office:value-type="float" office:value="43041" calcext:value-type="float">
            <text:p>43041</text:p>
          </table:table-cell>
          <table:table-cell table:style-name="ce61" table:formula="of:=1/[.A58]" office:value-type="float" office:value="0.0000232336609279524" calcext:value-type="float">
            <text:p>2.32336609279524E-05</text:p>
          </table:table-cell>
          <table:table-cell table:style-name="ce61" office:value-type="float" office:value="350" calcext:value-type="float">
            <text:p>350</text:p>
          </table:table-cell>
          <table:table-cell table:style-name="ce61" office:value-type="float" office:value="39663.2" calcext:value-type="float">
            <text:p>39663.2</text:p>
          </table:table-cell>
          <table:table-cell table:style-name="ce61" office:value-type="float" office:value="-63.768" calcext:value-type="float">
            <text:p>-63.768</text:p>
          </table:table-cell>
          <table:table-cell table:style-name="ce61" office:value-type="float" office:value="0.0758391" calcext:value-type="float">
            <text:p>0.0758391</text:p>
          </table:table-cell>
          <table:table-cell table:style-name="ce61" office:value-type="float" office:value="49.669" calcext:value-type="float">
            <text:p>49.669</text:p>
          </table:table-cell>
          <table:table-cell table:style-name="ce61" office:value-type="float" office:value="-0.1845" calcext:value-type="float">
            <text:p>-0.1845</text:p>
          </table:table-cell>
          <table:table-cell table:style-name="ce61" office:value-type="float" office:value="0.000482396" calcext:value-type="float">
            <text:p>0.000482396</text:p>
          </table:table-cell>
          <table:table-cell table:style-name="ce61" table:formula="of:=[.$F$84]+3*[.D4]/([.$B$14]/[.$F$85])" office:value-type="float" office:value="7974.34597407663" calcext:value-type="float">
            <text:p>7974.34597407663</text:p>
          </table:table-cell>
          <table:table-cell table:style-name="ce61" table:formula="of:=VLOOKUP([.$R$58];[.$C$58:.$I$79];2)" office:value-type="float" office:value="7492.73" calcext:value-type="float">
            <text:p>7492.73</text:p>
          </table:table-cell>
          <table:table-cell table:style-name="ce61" table:formula="of:=VLOOKUP([.$R$58];[.$C$58:.$I$79];3)" office:value-type="float" office:value="-3.26733" calcext:value-type="float">
            <text:p>-3.26733</text:p>
          </table:table-cell>
          <table:table-cell table:style-name="ce61" table:formula="of:=VLOOKUP([.$R$58];[.$C$58:.$I$79];4)" office:value-type="float" office:value="0.000371407" calcext:value-type="float">
            <text:p>0.000371407</text:p>
          </table:table-cell>
          <table:table-cell table:style-name="ce61" table:formula="of:=VLOOKUP([.$R$58];[.$C$58:.$I$79];5)" office:value-type="float" office:value="1.88267" calcext:value-type="float">
            <text:p>1.88267</text:p>
          </table:table-cell>
          <table:table-cell table:style-name="ce61" table:formula="of:=VLOOKUP([.$R$58];[.$C$58:.$I$79];6)" office:value-type="float" office:value="-0.0011924" calcext:value-type="float">
            <text:p>-0.0011924</text:p>
          </table:table-cell>
          <table:table-cell table:style-name="ce61" table:formula="of:=VLOOKUP([.$R$58];[.$C$58:.$I$79];7)" office:value-type="float" office:value="0.000000352828" calcext:value-type="float">
            <text:p>0.000000352828</text:p>
          </table:table-cell>
          <table:table-cell table:style-name="ce61" table:formula="of:=[.N58]+[.O58]*([.E4]-[.R58])+[.P58]*([.E4]-[.R58])^2" office:value-type="float" office:value="2.06300319983846" calcext:value-type="float">
            <text:p>2.06300319983846</text:p>
          </table:table-cell>
          <table:table-cell table:style-name="ce61" table:formula="of:=VLOOKUP(1.1*[.$B$12];[.$C$58:.$I$79];1)" office:value-type="float" office:value="2750" calcext:value-type="float">
            <text:p>2750</text:p>
          </table:table-cell>
          <table:table-cell table:style-name="ce61" table:formula="of:=([.$B$14]/[.$F$85])*([.Q58]-[.$F$83])" office:value-type="float" office:value="0" calcext:value-type="float">
            <text:p>0</text:p>
          </table:table-cell>
          <table:table-cell table:style-name="ce61" table:formula="of:=14.0069+6.59285*(([.E4]/[.$B$12])-0.65)-1.94051*(([.E4]/[.$B$12])-0.65)^2" office:value-type="float" office:value="16.076685025" calcext:value-type="float">
            <text:p>16.076685025</text:p>
          </table:table-cell>
          <table:table-cell table:number-columns-repeated="237"/>
        </table:table-row>
        <table:table-row table:style-name="ro3">
          <table:table-cell table:style-name="ce61" office:value-type="float" office:value="36664.2" calcext:value-type="float">
            <text:p>36664.2</text:p>
          </table:table-cell>
          <table:table-cell table:style-name="ce61" table:formula="of:=1/[.A59]" office:value-type="float" office:value="0.0000272745621069054" calcext:value-type="float">
            <text:p>2.72745621069054E-05</text:p>
          </table:table-cell>
          <table:table-cell table:style-name="ce61" office:value-type="float" office:value="450" calcext:value-type="float">
            <text:p>450</text:p>
          </table:table-cell>
          <table:table-cell table:style-name="ce61" office:value-type="float" office:value="33958.1" calcext:value-type="float">
            <text:p>33958.1</text:p>
          </table:table-cell>
          <table:table-cell table:style-name="ce61" office:value-type="float" office:value="-51.756" calcext:value-type="float">
            <text:p>-51.756</text:p>
          </table:table-cell>
          <table:table-cell table:style-name="ce61" office:value-type="float" office:value="0.0473157" calcext:value-type="float">
            <text:p>0.0473157</text:p>
          </table:table-cell>
          <table:table-cell table:style-name="ce61" office:value-type="float" office:value="35.269" calcext:value-type="float">
            <text:p>35.269</text:p>
          </table:table-cell>
          <table:table-cell table:style-name="ce61" office:value-type="float" office:value="-0.115879" calcext:value-type="float">
            <text:p>-0.115879</text:p>
          </table:table-cell>
          <table:table-cell table:style-name="ce61" office:value-type="float" office:value="0.000234824" calcext:value-type="float">
            <text:p>0.000234824</text:p>
          </table:table-cell>
          <table:table-cell table:style-name="ce61" table:formula="of:=[.$F$84]+3*[.D5]/([.$B$14]/[.$F$85])" office:value-type="float" office:value="8032.02639722544" calcext:value-type="float">
            <text:p>8032.02639722544</text:p>
          </table:table-cell>
          <table:table-cell table:style-name="ce61" table:formula="of:=VLOOKUP(1/[.J58];[.$B$58:.$I$79];3)" office:value-type="float" office:value="7492.73" calcext:value-type="float">
            <text:p>7492.73</text:p>
          </table:table-cell>
          <table:table-cell table:style-name="ce61" table:formula="of:=VLOOKUP(1/[.J58];[.$B$58:.$I$79];4)" office:value-type="float" office:value="-3.26733" calcext:value-type="float">
            <text:p>-3.26733</text:p>
          </table:table-cell>
          <table:table-cell table:style-name="ce61" table:formula="of:=VLOOKUP(1/[.J58];[.$B$58:.$I$79];5)" office:value-type="float" office:value="0.000371407" calcext:value-type="float">
            <text:p>0.000371407</text:p>
          </table:table-cell>
          <table:table-cell table:style-name="ce61" table:formula="of:=VLOOKUP(1/[.J58];[.$B$58:.$I$79];6)" office:value-type="float" office:value="1.88267" calcext:value-type="float">
            <text:p>1.88267</text:p>
          </table:table-cell>
          <table:table-cell table:style-name="ce61" table:formula="of:=VLOOKUP(1/[.J58];[.$B$58:.$I$79];7)" office:value-type="float" office:value="-0.0011924" calcext:value-type="float">
            <text:p>-0.0011924</text:p>
          </table:table-cell>
          <table:table-cell table:style-name="ce61" table:formula="of:=VLOOKUP(1/[.J58];[.$B$58:.$I$79];8)" office:value-type="float" office:value="0.000000352828" calcext:value-type="float">
            <text:p>0.000000352828</text:p>
          </table:table-cell>
          <table:table-cell table:style-name="ce61" table:formula="of:=[.N59]+[.O59]*([.E5]-[.R59])+[.P59]*([.E5]-[.R59])^2" office:value-type="float" office:value="2.08519166177476" calcext:value-type="float">
            <text:p>2.08519166177476</text:p>
          </table:table-cell>
          <table:table-cell table:style-name="ce61" table:formula="of:=VLOOKUP(1/[.J58];[.$B$58:.$I$79];2)" office:value-type="float" office:value="2750" calcext:value-type="float">
            <text:p>2750</text:p>
          </table:table-cell>
          <table:table-cell table:style-name="ce61" table:formula="of:=([.$B$14]/[.$F$85])*([.Q59]-[.$F$83])" office:value-type="float" office:value="0.0126207103089244" calcext:value-type="float">
            <text:p>0.0126207103089244</text:p>
          </table:table-cell>
          <table:table-cell table:style-name="ce61" table:formula="of:=14.0069+6.59285*(([.E5]/[.$B$12])-0.65)-1.94051*(([.E5]/[.$B$12])-0.65)^2" office:value-type="float" office:value="16.0423247910258" calcext:value-type="float">
            <text:p>16.0423247910258</text:p>
          </table:table-cell>
          <table:table-cell table:number-columns-repeated="237"/>
        </table:table-row>
        <table:table-row table:style-name="ro3">
          <table:table-cell table:style-name="ce61" office:value-type="float" office:value="31488.6" calcext:value-type="float">
            <text:p>31488.6</text:p>
          </table:table-cell>
          <table:table-cell table:style-name="ce61" table:formula="of:=1/[.A60]" office:value-type="float" office:value="0.0000317575249455358" calcext:value-type="float">
            <text:p>3.17575249455358E-05</text:p>
          </table:table-cell>
          <table:table-cell table:style-name="ce61" office:value-type="float" office:value="550" calcext:value-type="float">
            <text:p>550</text:p>
          </table:table-cell>
          <table:table-cell table:style-name="ce61" office:value-type="float" office:value="29218.7" calcext:value-type="float">
            <text:p>29218.7</text:p>
          </table:table-cell>
          <table:table-cell table:style-name="ce61" office:value-type="float" office:value="-43.64" calcext:value-type="float">
            <text:p>-43.64</text:p>
          </table:table-cell>
          <table:table-cell table:style-name="ce61" office:value-type="float" office:value="0.035161" calcext:value-type="float">
            <text:p>0.035161</text:p>
          </table:table-cell>
          <table:table-cell table:style-name="ce61" office:value-type="float" office:value="25.7322" calcext:value-type="float">
            <text:p>25.7322</text:p>
          </table:table-cell>
          <table:table-cell table:style-name="ce61" office:value-type="float" office:value="-0.079629" calcext:value-type="float">
            <text:p>-0.079629</text:p>
          </table:table-cell>
          <table:table-cell table:style-name="ce61" office:value-type="float" office:value="0.000136695" calcext:value-type="float">
            <text:p>0.000136695</text:p>
          </table:table-cell>
          <table:table-cell table:style-name="ce61" table:formula="of:=[.$F$84]+3*[.D6]/([.$B$14]/[.$F$85])" office:value-type="float" office:value="8089.70682037425" calcext:value-type="float">
            <text:p>8089.70682037425</text:p>
          </table:table-cell>
          <table:table-cell table:style-name="ce61" table:formula="of:=VLOOKUP(1/[.J59];[.$B$58:.$I$79];3)" office:value-type="float" office:value="7492.73" calcext:value-type="float">
            <text:p>7492.73</text:p>
          </table:table-cell>
          <table:table-cell table:style-name="ce61" table:formula="of:=VLOOKUP(1/[.J59];[.$B$58:.$I$79];4)" office:value-type="float" office:value="-3.26733" calcext:value-type="float">
            <text:p>-3.26733</text:p>
          </table:table-cell>
          <table:table-cell table:style-name="ce61" table:formula="of:=VLOOKUP(1/[.J59];[.$B$58:.$I$79];5)" office:value-type="float" office:value="0.000371407" calcext:value-type="float">
            <text:p>0.000371407</text:p>
          </table:table-cell>
          <table:table-cell table:style-name="ce61" table:formula="of:=VLOOKUP(1/[.J59];[.$B$58:.$I$79];6)" office:value-type="float" office:value="1.88267" calcext:value-type="float">
            <text:p>1.88267</text:p>
          </table:table-cell>
          <table:table-cell table:style-name="ce61" table:formula="of:=VLOOKUP(1/[.J59];[.$B$58:.$I$79];7)" office:value-type="float" office:value="-0.0011924" calcext:value-type="float">
            <text:p>-0.0011924</text:p>
          </table:table-cell>
          <table:table-cell table:style-name="ce61" table:formula="of:=VLOOKUP(1/[.J59];[.$B$58:.$I$79];8)" office:value-type="float" office:value="0.000000352828" calcext:value-type="float">
            <text:p>0.000000352828</text:p>
          </table:table-cell>
          <table:table-cell table:style-name="ce61" table:formula="of:=[.N60]+[.O60]*([.E6]-[.R60])+[.P60]*([.E6]-[.R60])^2" office:value-type="float" office:value="2.10750162863349" calcext:value-type="float">
            <text:p>2.10750162863349</text:p>
          </table:table-cell>
          <table:table-cell table:style-name="ce61" table:formula="of:=VLOOKUP(1/[.J59];[.$B$58:.$I$79];2)" office:value-type="float" office:value="2750" calcext:value-type="float">
            <text:p>2750</text:p>
          </table:table-cell>
          <table:table-cell table:style-name="ce61" table:formula="of:=([.$B$14]/[.$F$85])*([.Q60]-[.$F$83])" office:value-type="float" office:value="0.0253105321421827" calcext:value-type="float">
            <text:p>0.0253105321421827</text:p>
          </table:table-cell>
          <table:table-cell table:style-name="ce61" table:formula="of:=14.0069+6.59285*(([.E6]/[.$B$12])-0.65)-1.94051*(([.E6]/[.$B$12])-0.65)^2" office:value-type="float" office:value="16.0079271067867" calcext:value-type="float">
            <text:p>16.0079271067867</text:p>
          </table:table-cell>
          <table:table-cell table:number-columns-repeated="237"/>
        </table:table-row>
        <table:table-row table:style-name="ro3">
          <table:table-cell table:style-name="ce61" office:value-type="float" office:value="27124.6" calcext:value-type="float">
            <text:p>27124.6</text:p>
          </table:table-cell>
          <table:table-cell table:style-name="ce61" table:formula="of:=1/[.A61]" office:value-type="float" office:value="0.0000368669031064053" calcext:value-type="float">
            <text:p>3.68669031064053E-05</text:p>
          </table:table-cell>
          <table:table-cell table:style-name="ce61" office:value-type="float" office:value="650" calcext:value-type="float">
            <text:p>650</text:p>
          </table:table-cell>
          <table:table-cell table:style-name="ce61" office:value-type="float" office:value="25192" calcext:value-type="float">
            <text:p>25192</text:p>
          </table:table-cell>
          <table:table-cell table:style-name="ce61" office:value-type="float" office:value="-37.095" calcext:value-type="float">
            <text:p>-37.095</text:p>
          </table:table-cell>
          <table:table-cell table:style-name="ce61" office:value-type="float" office:value="0.0311391" calcext:value-type="float">
            <text:p>0.0311391</text:p>
          </table:table-cell>
          <table:table-cell table:style-name="ce61" office:value-type="float" office:value="18.9904" calcext:value-type="float">
            <text:p>18.9904</text:p>
          </table:table-cell>
          <table:table-cell table:style-name="ce61" office:value-type="float" office:value="-0.057305" calcext:value-type="float">
            <text:p>-0.057305</text:p>
          </table:table-cell>
          <table:table-cell table:style-name="ce61" office:value-type="float" office:value="0.0000920586" calcext:value-type="float">
            <text:p>0.0000920586</text:p>
          </table:table-cell>
          <table:table-cell table:style-name="ce61" table:formula="of:=[.$F$84]+3*[.D7]/([.$B$14]/[.$F$85])" office:value-type="float" office:value="8147.38724352305" calcext:value-type="float">
            <text:p>8147.38724352305</text:p>
          </table:table-cell>
          <table:table-cell table:style-name="ce61" table:formula="of:=VLOOKUP(1/[.J60];[.$B$58:.$I$79];3)" office:value-type="float" office:value="7492.73" calcext:value-type="float">
            <text:p>7492.73</text:p>
          </table:table-cell>
          <table:table-cell table:style-name="ce61" table:formula="of:=VLOOKUP(1/[.J60];[.$B$58:.$I$79];4)" office:value-type="float" office:value="-3.26733" calcext:value-type="float">
            <text:p>-3.26733</text:p>
          </table:table-cell>
          <table:table-cell table:style-name="ce61" table:formula="of:=VLOOKUP(1/[.J60];[.$B$58:.$I$79];5)" office:value-type="float" office:value="0.000371407" calcext:value-type="float">
            <text:p>0.000371407</text:p>
          </table:table-cell>
          <table:table-cell table:style-name="ce61" table:formula="of:=VLOOKUP(1/[.J60];[.$B$58:.$I$79];6)" office:value-type="float" office:value="1.88267" calcext:value-type="float">
            <text:p>1.88267</text:p>
          </table:table-cell>
          <table:table-cell table:style-name="ce61" table:formula="of:=VLOOKUP(1/[.J60];[.$B$58:.$I$79];7)" office:value-type="float" office:value="-0.0011924" calcext:value-type="float">
            <text:p>-0.0011924</text:p>
          </table:table-cell>
          <table:table-cell table:style-name="ce61" table:formula="of:=VLOOKUP(1/[.J60];[.$B$58:.$I$79];8)" office:value-type="float" office:value="0.000000352828" calcext:value-type="float">
            <text:p>0.000000352828</text:p>
          </table:table-cell>
          <table:table-cell table:style-name="ce61" table:formula="of:=[.N61]+[.O61]*([.E7]-[.R61])+[.P61]*([.E7]-[.R61])^2" office:value-type="float" office:value="2.12993175212935" calcext:value-type="float">
            <text:p>2.12993175212935</text:p>
          </table:table-cell>
          <table:table-cell table:style-name="ce61" table:formula="of:=VLOOKUP(1/[.J60];[.$B$58:.$I$79];2)" office:value-type="float" office:value="2750" calcext:value-type="float">
            <text:p>2750</text:p>
          </table:table-cell>
          <table:table-cell table:style-name="ce61" table:formula="of:=([.$B$14]/[.$F$85])*([.Q61]-[.$F$83])" office:value-type="float" office:value="0.0380686986003755" calcext:value-type="float">
            <text:p>0.0380686986003755</text:p>
          </table:table-cell>
          <table:table-cell table:style-name="ce61" table:formula="of:=14.0069+6.59285*(([.E7]/[.$B$12])-0.65)-1.94051*(([.E7]/[.$B$12])-0.65)^2" office:value-type="float" office:value="15.9734923878516" calcext:value-type="float">
            <text:p>15.9734923878516</text:p>
          </table:table-cell>
          <table:table-cell table:number-columns-repeated="237"/>
        </table:table-row>
        <table:table-row table:style-name="ro3">
          <table:table-cell table:style-name="ce61" office:value-type="float" office:value="23415.1" calcext:value-type="float">
            <text:p>23415.1</text:p>
          </table:table-cell>
          <table:table-cell table:style-name="ce61" table:formula="of:=1/[.A62]" office:value-type="float" office:value="0.0000427074836323569" calcext:value-type="float">
            <text:p>4.27074836323569E-05</text:p>
          </table:table-cell>
          <table:table-cell table:style-name="ce61" office:value-type="float" office:value="750" calcext:value-type="float">
            <text:p>750</text:p>
          </table:table-cell>
          <table:table-cell table:style-name="ce61" office:value-type="float" office:value="21792" calcext:value-type="float">
            <text:p>21792</text:p>
          </table:table-cell>
          <table:table-cell table:style-name="ce61" office:value-type="float" office:value="-30.896" calcext:value-type="float">
            <text:p>-30.896</text:p>
          </table:table-cell>
          <table:table-cell table:style-name="ce61" office:value-type="float" office:value="0.0313196" calcext:value-type="float">
            <text:p>0.0313196</text:p>
          </table:table-cell>
          <table:table-cell table:style-name="ce61" office:value-type="float" office:value="14.1144" calcext:value-type="float">
            <text:p>14.1144</text:p>
          </table:table-cell>
          <table:table-cell table:style-name="ce61" office:value-type="float" office:value="-0.041349" calcext:value-type="float">
            <text:p>-0.041349</text:p>
          </table:table-cell>
          <table:table-cell table:style-name="ce61" office:value-type="float" office:value="0.000069381" calcext:value-type="float">
            <text:p>0.000069381</text:p>
          </table:table-cell>
          <table:table-cell table:style-name="ce61" table:formula="of:=[.$F$84]+3*[.D8]/([.$B$14]/[.$F$85])" office:value-type="float" office:value="8205.06766667186" calcext:value-type="float">
            <text:p>8205.06766667186</text:p>
          </table:table-cell>
          <table:table-cell table:style-name="ce61" table:formula="of:=VLOOKUP(1/[.J61];[.$B$58:.$I$79];3)" office:value-type="float" office:value="7492.73" calcext:value-type="float">
            <text:p>7492.73</text:p>
          </table:table-cell>
          <table:table-cell table:style-name="ce61" table:formula="of:=VLOOKUP(1/[.J61];[.$B$58:.$I$79];4)" office:value-type="float" office:value="-3.26733" calcext:value-type="float">
            <text:p>-3.26733</text:p>
          </table:table-cell>
          <table:table-cell table:style-name="ce61" table:formula="of:=VLOOKUP(1/[.J61];[.$B$58:.$I$79];5)" office:value-type="float" office:value="0.000371407" calcext:value-type="float">
            <text:p>0.000371407</text:p>
          </table:table-cell>
          <table:table-cell table:style-name="ce61" table:formula="of:=VLOOKUP(1/[.J61];[.$B$58:.$I$79];6)" office:value-type="float" office:value="1.88267" calcext:value-type="float">
            <text:p>1.88267</text:p>
          </table:table-cell>
          <table:table-cell table:style-name="ce61" table:formula="of:=VLOOKUP(1/[.J61];[.$B$58:.$I$79];7)" office:value-type="float" office:value="-0.0011924" calcext:value-type="float">
            <text:p>-0.0011924</text:p>
          </table:table-cell>
          <table:table-cell table:style-name="ce61" table:formula="of:=VLOOKUP(1/[.J61];[.$B$58:.$I$79];8)" office:value-type="float" office:value="0.000000352828" calcext:value-type="float">
            <text:p>0.000000352828</text:p>
          </table:table-cell>
          <table:table-cell table:style-name="ce61" table:formula="of:=[.N62]+[.O62]*([.E8]-[.R62])+[.P62]*([.E8]-[.R62])^2" office:value-type="float" office:value="2.15248070872963" calcext:value-type="float">
            <text:p>2.15248070872963</text:p>
          </table:table-cell>
          <table:table-cell table:style-name="ce61" table:formula="of:=VLOOKUP(1/[.J61];[.$B$58:.$I$79];2)" office:value-type="float" office:value="2750" calcext:value-type="float">
            <text:p>2750</text:p>
          </table:table-cell>
          <table:table-cell table:style-name="ce61" table:formula="of:=([.$B$14]/[.$F$85])*([.Q62]-[.$F$83])" office:value-type="float" office:value="0.0508944568632719" calcext:value-type="float">
            <text:p>0.0508944568632719</text:p>
          </table:table-cell>
          <table:table-cell table:style-name="ce61" table:formula="of:=14.0069+6.59285*(([.E8]/[.$B$12])-0.65)-1.94051*(([.E8]/[.$B$12])-0.65)^2" office:value-type="float" office:value="15.9390210421597" calcext:value-type="float">
            <text:p>15.9390210421597</text:p>
          </table:table-cell>
          <table:table-cell table:number-columns-repeated="237"/>
        </table:table-row>
        <table:table-row table:style-name="ro3">
          <table:table-cell table:style-name="ce61" office:value-type="float" office:value="20325.5" calcext:value-type="float">
            <text:p>20325.5</text:p>
          </table:table-cell>
          <table:table-cell table:style-name="ce61" table:formula="of:=1/[.A63]" office:value-type="float" office:value="0.0000491992816904873" calcext:value-type="float">
            <text:p>4.91992816904873E-05</text:p>
          </table:table-cell>
          <table:table-cell table:style-name="ce61" office:value-type="float" office:value="850" calcext:value-type="float">
            <text:p>850</text:p>
          </table:table-cell>
          <table:table-cell table:style-name="ce61" office:value-type="float" office:value="19020.1" calcext:value-type="float">
            <text:p>19020.1</text:p>
          </table:table-cell>
          <table:table-cell table:style-name="ce61" office:value-type="float" office:value="-24.4588" calcext:value-type="float">
            <text:p>-24.4588</text:p>
          </table:table-cell>
          <table:table-cell table:style-name="ce61" office:value-type="float" office:value="0.0330303" calcext:value-type="float">
            <text:p>0.0330303</text:p>
          </table:table-cell>
          <table:table-cell table:style-name="ce61" office:value-type="float" office:value="10.6366" calcext:value-type="float">
            <text:p>10.6366</text:p>
          </table:table-cell>
          <table:table-cell table:style-name="ce61" office:value-type="float" office:value="-0.0288527" calcext:value-type="float">
            <text:p>-0.0288527</text:p>
          </table:table-cell>
          <table:table-cell table:style-name="ce61" office:value-type="float" office:value="0.0000558719" calcext:value-type="float">
            <text:p>0.0000558719</text:p>
          </table:table-cell>
          <table:table-cell table:style-name="ce61" table:formula="of:=[.$F$84]+3*[.D9]/([.$B$14]/[.$F$85])" office:value-type="float" office:value="8262.74808982067" calcext:value-type="float">
            <text:p>8262.74808982067</text:p>
          </table:table-cell>
          <table:table-cell table:style-name="ce61" table:formula="of:=VLOOKUP(1/[.J62];[.$B$58:.$I$79];3)" office:value-type="float" office:value="7492.73" calcext:value-type="float">
            <text:p>7492.73</text:p>
          </table:table-cell>
          <table:table-cell table:style-name="ce61" table:formula="of:=VLOOKUP(1/[.J62];[.$B$58:.$I$79];4)" office:value-type="float" office:value="-3.26733" calcext:value-type="float">
            <text:p>-3.26733</text:p>
          </table:table-cell>
          <table:table-cell table:style-name="ce61" table:formula="of:=VLOOKUP(1/[.J62];[.$B$58:.$I$79];5)" office:value-type="float" office:value="0.000371407" calcext:value-type="float">
            <text:p>0.000371407</text:p>
          </table:table-cell>
          <table:table-cell table:style-name="ce61" table:formula="of:=VLOOKUP(1/[.J62];[.$B$58:.$I$79];6)" office:value-type="float" office:value="1.88267" calcext:value-type="float">
            <text:p>1.88267</text:p>
          </table:table-cell>
          <table:table-cell table:style-name="ce61" table:formula="of:=VLOOKUP(1/[.J62];[.$B$58:.$I$79];7)" office:value-type="float" office:value="-0.0011924" calcext:value-type="float">
            <text:p>-0.0011924</text:p>
          </table:table-cell>
          <table:table-cell table:style-name="ce61" table:formula="of:=VLOOKUP(1/[.J62];[.$B$58:.$I$79];8)" office:value-type="float" office:value="0.000000352828" calcext:value-type="float">
            <text:p>0.000000352828</text:p>
          </table:table-cell>
          <table:table-cell table:style-name="ce61" table:formula="of:=[.N63]+[.O63]*([.E9]-[.R63])+[.P63]*([.E9]-[.R63])^2" office:value-type="float" office:value="2.17514719902261" calcext:value-type="float">
            <text:p>2.17514719902261</text:p>
          </table:table-cell>
          <table:table-cell table:style-name="ce61" table:formula="of:=VLOOKUP(1/[.J62];[.$B$58:.$I$79];2)" office:value-type="float" office:value="2750" calcext:value-type="float">
            <text:p>2750</text:p>
          </table:table-cell>
          <table:table-cell table:style-name="ce61" table:formula="of:=([.$B$14]/[.$F$85])*([.Q63]-[.$F$83])" office:value-type="float" office:value="0.0637870678305852" calcext:value-type="float">
            <text:p>0.0637870678305852</text:p>
          </table:table-cell>
          <table:table-cell table:style-name="ce61" table:formula="of:=14.0069+6.59285*(([.E9]/[.$B$12])-0.65)-1.94051*(([.E9]/[.$B$12])-0.65)^2" office:value-type="float" office:value="15.9045134702161" calcext:value-type="float">
            <text:p>15.9045134702161</text:p>
          </table:table-cell>
          <table:table-cell table:number-columns-repeated="237"/>
        </table:table-row>
        <table:table-row table:style-name="ro3">
          <table:table-cell table:style-name="ce61" office:value-type="float" office:value="17879.9" calcext:value-type="float">
            <text:p>17879.9</text:p>
          </table:table-cell>
          <table:table-cell table:style-name="ce61" table:formula="of:=1/[.A64]" office:value-type="float" office:value="0.0000559287244335818" calcext:value-type="float">
            <text:p>5.59287244335818E-05</text:p>
          </table:table-cell>
          <table:table-cell table:style-name="ce61" office:value-type="float" office:value="950" calcext:value-type="float">
            <text:p>950</text:p>
          </table:table-cell>
          <table:table-cell table:style-name="ce61" office:value-type="float" office:value="16906.5" calcext:value-type="float">
            <text:p>16906.5</text:p>
          </table:table-cell>
          <table:table-cell table:style-name="ce61" office:value-type="float" office:value="-17.8388" calcext:value-type="float">
            <text:p>-17.8388</text:p>
          </table:table-cell>
          <table:table-cell table:style-name="ce61" office:value-type="float" office:value="0.0325134" calcext:value-type="float">
            <text:p>0.0325134</text:p>
          </table:table-cell>
          <table:table-cell table:style-name="ce61" office:value-type="float" office:value="8.27886" calcext:value-type="float">
            <text:p>8.27886</text:p>
          </table:table-cell>
          <table:table-cell table:style-name="ce61" office:value-type="float" office:value="-0.01884" calcext:value-type="float">
            <text:p>-0.01884</text:p>
          </table:table-cell>
          <table:table-cell table:style-name="ce61" office:value-type="float" office:value="0.0000441677" calcext:value-type="float">
            <text:p>0.0000441677</text:p>
          </table:table-cell>
          <table:table-cell table:style-name="ce61" table:formula="of:=[.$F$84]+3*[.D10]/([.$B$14]/[.$F$85])" office:value-type="float" office:value="8320.42851296948" calcext:value-type="float">
            <text:p>8320.42851296948</text:p>
          </table:table-cell>
          <table:table-cell table:style-name="ce61" table:formula="of:=VLOOKUP(1/[.J63];[.$B$58:.$I$79];3)" office:value-type="float" office:value="7492.73" calcext:value-type="float">
            <text:p>7492.73</text:p>
          </table:table-cell>
          <table:table-cell table:style-name="ce61" table:formula="of:=VLOOKUP(1/[.J63];[.$B$58:.$I$79];4)" office:value-type="float" office:value="-3.26733" calcext:value-type="float">
            <text:p>-3.26733</text:p>
          </table:table-cell>
          <table:table-cell table:style-name="ce61" table:formula="of:=VLOOKUP(1/[.J63];[.$B$58:.$I$79];5)" office:value-type="float" office:value="0.000371407" calcext:value-type="float">
            <text:p>0.000371407</text:p>
          </table:table-cell>
          <table:table-cell table:style-name="ce61" table:formula="of:=VLOOKUP(1/[.J63];[.$B$58:.$I$79];6)" office:value-type="float" office:value="1.88267" calcext:value-type="float">
            <text:p>1.88267</text:p>
          </table:table-cell>
          <table:table-cell table:style-name="ce61" table:formula="of:=VLOOKUP(1/[.J63];[.$B$58:.$I$79];7)" office:value-type="float" office:value="-0.0011924" calcext:value-type="float">
            <text:p>-0.0011924</text:p>
          </table:table-cell>
          <table:table-cell table:style-name="ce61" table:formula="of:=VLOOKUP(1/[.J63];[.$B$58:.$I$79];8)" office:value-type="float" office:value="0.000000352828" calcext:value-type="float">
            <text:p>0.000000352828</text:p>
          </table:table-cell>
          <table:table-cell table:style-name="ce61" table:formula="of:=[.N64]+[.O64]*([.E10]-[.R64])+[.P64]*([.E10]-[.R64])^2" office:value-type="float" office:value="2.19792994710665" calcext:value-type="float">
            <text:p>2.19792994710665</text:p>
          </table:table-cell>
          <table:table-cell table:style-name="ce61" table:formula="of:=VLOOKUP(1/[.J63];[.$B$58:.$I$79];2)" office:value-type="float" office:value="2750" calcext:value-type="float">
            <text:p>2750</text:p>
          </table:table-cell>
          <table:table-cell table:style-name="ce61" table:formula="of:=([.$B$14]/[.$F$85])*([.Q64]-[.$F$83])" office:value-type="float" office:value="0.076745805774442" calcext:value-type="float">
            <text:p>0.076745805774442</text:p>
          </table:table-cell>
          <table:table-cell table:style-name="ce61" table:formula="of:=14.0069+6.59285*(([.E10]/[.$B$12])-0.65)-1.94051*(([.E10]/[.$B$12])-0.65)^2" office:value-type="float" office:value="15.8699700652793" calcext:value-type="float">
            <text:p>15.8699700652793</text:p>
          </table:table-cell>
          <table:table-cell table:number-columns-repeated="237"/>
        </table:table-row>
        <table:table-row table:style-name="ro3">
          <table:table-cell table:style-name="ce61" office:value-type="float" office:value="16095.6" calcext:value-type="float">
            <text:p>16095.6</text:p>
          </table:table-cell>
          <table:table-cell table:style-name="ce61" table:formula="of:=1/[.A65]" office:value-type="float" office:value="0.0000621287805362956" calcext:value-type="float">
            <text:p>6.21287805362956E-05</text:p>
          </table:table-cell>
          <table:table-cell table:style-name="ce61" office:value-type="float" office:value="1025" calcext:value-type="float">
            <text:p>1025</text:p>
          </table:table-cell>
          <table:table-cell table:style-name="ce61" office:value-type="float" office:value="15747.2" calcext:value-type="float">
            <text:p>15747.2</text:p>
          </table:table-cell>
          <table:table-cell table:style-name="ce61" office:value-type="float" office:value="-13.2423" calcext:value-type="float">
            <text:p>-13.2423</text:p>
          </table:table-cell>
          <table:table-cell table:style-name="ce61" office:value-type="float" office:value="0.0276581" calcext:value-type="float">
            <text:p>0.0276581</text:p>
          </table:table-cell>
          <table:table-cell table:style-name="ce61" office:value-type="float" office:value="7.10211" calcext:value-type="float">
            <text:p>7.10211</text:p>
          </table:table-cell>
          <table:table-cell table:style-name="ce61" office:value-type="float" office:value="-0.0129298" calcext:value-type="float">
            <text:p>-0.0129298</text:p>
          </table:table-cell>
          <table:table-cell table:style-name="ce61" office:value-type="float" office:value="0.0000332035" calcext:value-type="float">
            <text:p>0.0000332035</text:p>
          </table:table-cell>
          <table:table-cell table:style-name="ce61" table:formula="of:=[.$F$84]+3*[.D11]/([.$B$14]/[.$F$85])" office:value-type="float" office:value="8378.10893611829" calcext:value-type="float">
            <text:p>8378.10893611829</text:p>
          </table:table-cell>
          <table:table-cell table:style-name="ce61" table:formula="of:=VLOOKUP(1/[.J64];[.$B$58:.$I$79];3)" office:value-type="float" office:value="7492.73" calcext:value-type="float">
            <text:p>7492.73</text:p>
          </table:table-cell>
          <table:table-cell table:style-name="ce61" table:formula="of:=VLOOKUP(1/[.J64];[.$B$58:.$I$79];4)" office:value-type="float" office:value="-3.26733" calcext:value-type="float">
            <text:p>-3.26733</text:p>
          </table:table-cell>
          <table:table-cell table:style-name="ce61" table:formula="of:=VLOOKUP(1/[.J64];[.$B$58:.$I$79];5)" office:value-type="float" office:value="0.000371407" calcext:value-type="float">
            <text:p>0.000371407</text:p>
          </table:table-cell>
          <table:table-cell table:style-name="ce61" table:formula="of:=VLOOKUP(1/[.J64];[.$B$58:.$I$79];6)" office:value-type="float" office:value="1.88267" calcext:value-type="float">
            <text:p>1.88267</text:p>
          </table:table-cell>
          <table:table-cell table:style-name="ce61" table:formula="of:=VLOOKUP(1/[.J64];[.$B$58:.$I$79];7)" office:value-type="float" office:value="-0.0011924" calcext:value-type="float">
            <text:p>-0.0011924</text:p>
          </table:table-cell>
          <table:table-cell table:style-name="ce61" table:formula="of:=VLOOKUP(1/[.J64];[.$B$58:.$I$79];8)" office:value-type="float" office:value="0.000000352828" calcext:value-type="float">
            <text:p>0.000000352828</text:p>
          </table:table-cell>
          <table:table-cell table:style-name="ce61" table:formula="of:=[.N65]+[.O65]*([.E11]-[.R65])+[.P65]*([.E11]-[.R65])^2" office:value-type="float" office:value="2.22082769999887" calcext:value-type="float">
            <text:p>2.22082769999887</text:p>
          </table:table-cell>
          <table:table-cell table:style-name="ce61" table:formula="of:=VLOOKUP(1/[.J64];[.$B$58:.$I$79];2)" office:value-type="float" office:value="2750" calcext:value-type="float">
            <text:p>2750</text:p>
          </table:table-cell>
          <table:table-cell table:style-name="ce61" table:formula="of:=([.$B$14]/[.$F$85])*([.Q65]-[.$F$83])" office:value-type="float" office:value="0.0897699580030944" calcext:value-type="float">
            <text:p>0.0897699580030944</text:p>
          </table:table-cell>
          <table:table-cell table:style-name="ce61" table:formula="of:=14.0069+6.59285*(([.E11]/[.$B$12])-0.65)-1.94051*(([.E11]/[.$B$12])-0.65)^2" office:value-type="float" office:value="15.8353912135438" calcext:value-type="float">
            <text:p>15.8353912135438</text:p>
          </table:table-cell>
          <table:table-cell table:number-columns-repeated="237"/>
        </table:table-row>
        <table:table-row table:style-name="ro3">
          <table:table-cell table:style-name="ce61" office:value-type="float" office:value="15433.3" calcext:value-type="float">
            <text:p>15433.3</text:p>
          </table:table-cell>
          <table:table-cell table:style-name="ce61" table:formula="of:=1/[.A66]" office:value-type="float" office:value="0.0000647949563605969" calcext:value-type="float">
            <text:p>6.47949563605969E-05</text:p>
          </table:table-cell>
          <table:table-cell table:style-name="ce61" office:value-type="float" office:value="1062.5" calcext:value-type="float">
            <text:p>1062.5</text:p>
          </table:table-cell>
          <table:table-cell table:style-name="ce61" office:value-type="float" office:value="15288.1" calcext:value-type="float">
            <text:p>15288.1</text:p>
          </table:table-cell>
          <table:table-cell table:style-name="ce61" office:value-type="float" office:value="-11.3183" calcext:value-type="float">
            <text:p>-11.3183</text:p>
          </table:table-cell>
          <table:table-cell table:style-name="ce61" office:value-type="float" office:value="0.023346" calcext:value-type="float">
            <text:p>0.023346</text:p>
          </table:table-cell>
          <table:table-cell table:style-name="ce61" office:value-type="float" office:value="6.66207" calcext:value-type="float">
            <text:p>6.66207</text:p>
          </table:table-cell>
          <table:table-cell table:style-name="ce61" office:value-type="float" office:value="-0.0106524" calcext:value-type="float">
            <text:p>-0.0106524</text:p>
          </table:table-cell>
          <table:table-cell table:style-name="ce61" office:value-type="float" office:value="0.0000268757" calcext:value-type="float">
            <text:p>0.0000268757</text:p>
          </table:table-cell>
          <table:table-cell table:style-name="ce61" table:formula="of:=[.$F$84]+3*[.D12]/([.$B$14]/[.$F$85])" office:value-type="float" office:value="8435.7893592671" calcext:value-type="float">
            <text:p>8435.7893592671</text:p>
          </table:table-cell>
          <table:table-cell table:style-name="ce61" table:formula="of:=VLOOKUP(1/[.J65];[.$B$58:.$I$79];3)" office:value-type="float" office:value="9222.059" calcext:value-type="float">
            <text:p>9222.059</text:p>
          </table:table-cell>
          <table:table-cell table:style-name="ce61" table:formula="of:=VLOOKUP(1/[.J65];[.$B$58:.$I$79];4)" office:value-type="float" office:value="-3.66916" calcext:value-type="float">
            <text:p>-3.66916</text:p>
          </table:table-cell>
          <table:table-cell table:style-name="ce61" table:formula="of:=VLOOKUP(1/[.J65];[.$B$58:.$I$79];5)" office:value-type="float" office:value="0.00045401" calcext:value-type="float">
            <text:p>0.00045401</text:p>
          </table:table-cell>
          <table:table-cell table:style-name="ce61" table:formula="of:=VLOOKUP(1/[.J65];[.$B$58:.$I$79];6)" office:value-type="float" office:value="2.57801" calcext:value-type="float">
            <text:p>2.57801</text:p>
          </table:table-cell>
          <table:table-cell table:style-name="ce61" table:formula="of:=VLOOKUP(1/[.J65];[.$B$58:.$I$79];7)" office:value-type="float" office:value="-0.00163915" calcext:value-type="float">
            <text:p>-0.00163915</text:p>
          </table:table-cell>
          <table:table-cell table:style-name="ce61" table:formula="of:=VLOOKUP(1/[.J65];[.$B$58:.$I$79];8)" office:value-type="float" office:value="0.000000568494" calcext:value-type="float">
            <text:p>0.000000568494</text:p>
          </table:table-cell>
          <table:table-cell table:style-name="ce61" table:formula="of:=[.N66]+[.O66]*([.E12]-[.R66])+[.P66]*([.E12]-[.R66])^2" office:value-type="float" office:value="2.24450036182245" calcext:value-type="float">
            <text:p>2.24450036182245</text:p>
          </table:table-cell>
          <table:table-cell table:style-name="ce61" table:formula="of:=VLOOKUP(1/[.J65];[.$B$58:.$I$79];2)" office:value-type="float" office:value="2250" calcext:value-type="float">
            <text:p>2250</text:p>
          </table:table-cell>
          <table:table-cell table:style-name="ce61" table:formula="of:=([.$B$14]/[.$F$85])*([.Q66]-[.$F$83])" office:value-type="float" office:value="0.103234875399087" calcext:value-type="float">
            <text:p>0.103234875399087</text:p>
          </table:table-cell>
          <table:table-cell table:style-name="ce61" table:formula="of:=14.0069+6.59285*(([.E12]/[.$B$12])-0.65)-1.94051*(([.E12]/[.$B$12])-0.65)^2" office:value-type="float" office:value="15.8008487047657" calcext:value-type="float">
            <text:p>15.8008487047657</text:p>
          </table:table-cell>
          <table:table-cell table:number-columns-repeated="237"/>
        </table:table-row>
        <table:table-row table:style-name="ro3">
          <table:table-cell table:style-name="ce61" office:value-type="float" office:value="15150.3" calcext:value-type="float">
            <text:p>15150.3</text:p>
          </table:table-cell>
          <table:table-cell table:style-name="ce61" table:formula="of:=1/[.A67]" office:value-type="float" office:value="0.0000660052936245487" calcext:value-type="float">
            <text:p>6.60052936245487E-05</text:p>
          </table:table-cell>
          <table:table-cell table:style-name="ce61" office:value-type="float" office:value="1087.5" calcext:value-type="float">
            <text:p>1087.5</text:p>
          </table:table-cell>
          <table:table-cell table:style-name="ce61" office:value-type="float" office:value="15019.2" calcext:value-type="float">
            <text:p>15019.2</text:p>
          </table:table-cell>
          <table:table-cell table:style-name="ce61" office:value-type="float" office:value="-10.2383" calcext:value-type="float">
            <text:p>-10.2383</text:p>
          </table:table-cell>
          <table:table-cell table:style-name="ce61" office:value-type="float" office:value="0.0199585" calcext:value-type="float">
            <text:p>0.0199585</text:p>
          </table:table-cell>
          <table:table-cell table:style-name="ce61" office:value-type="float" office:value="6.41183" calcext:value-type="float">
            <text:p>6.41183</text:p>
          </table:table-cell>
          <table:table-cell table:style-name="ce61" office:value-type="float" office:value="-0.00941688" calcext:value-type="float">
            <text:p>-0.00941688</text:p>
          </table:table-cell>
          <table:table-cell table:style-name="ce61" office:value-type="float" office:value="0.000022611" calcext:value-type="float">
            <text:p>0.000022611</text:p>
          </table:table-cell>
          <table:table-cell table:style-name="ce61" table:formula="of:=[.$F$84]+3*[.D13]/([.$B$14]/[.$F$85])" office:value-type="float" office:value="8493.46978241591" calcext:value-type="float">
            <text:p>8493.46978241591</text:p>
          </table:table-cell>
          <table:table-cell table:style-name="ce61" table:formula="of:=VLOOKUP(1/[.J66];[.$B$58:.$I$79];3)" office:value-type="float" office:value="9222.059" calcext:value-type="float">
            <text:p>9222.059</text:p>
          </table:table-cell>
          <table:table-cell table:style-name="ce61" table:formula="of:=VLOOKUP(1/[.J66];[.$B$58:.$I$79];4)" office:value-type="float" office:value="-3.66916" calcext:value-type="float">
            <text:p>-3.66916</text:p>
          </table:table-cell>
          <table:table-cell table:style-name="ce61" table:formula="of:=VLOOKUP(1/[.J66];[.$B$58:.$I$79];5)" office:value-type="float" office:value="0.00045401" calcext:value-type="float">
            <text:p>0.00045401</text:p>
          </table:table-cell>
          <table:table-cell table:style-name="ce61" table:formula="of:=VLOOKUP(1/[.J66];[.$B$58:.$I$79];6)" office:value-type="float" office:value="2.57801" calcext:value-type="float">
            <text:p>2.57801</text:p>
          </table:table-cell>
          <table:table-cell table:style-name="ce61" table:formula="of:=VLOOKUP(1/[.J66];[.$B$58:.$I$79];7)" office:value-type="float" office:value="-0.00163915" calcext:value-type="float">
            <text:p>-0.00163915</text:p>
          </table:table-cell>
          <table:table-cell table:style-name="ce61" table:formula="of:=VLOOKUP(1/[.J66];[.$B$58:.$I$79];8)" office:value-type="float" office:value="0.000000568494" calcext:value-type="float">
            <text:p>0.000000568494</text:p>
          </table:table-cell>
          <table:table-cell table:style-name="ce61" table:formula="of:=[.N67]+[.O67]*([.E13]-[.R67])+[.P67]*([.E13]-[.R67])^2" office:value-type="float" office:value="2.26769602939788" calcext:value-type="float">
            <text:p>2.26769602939788</text:p>
          </table:table-cell>
          <table:table-cell table:style-name="ce61" table:formula="of:=VLOOKUP(1/[.J66];[.$B$58:.$I$79];2)" office:value-type="float" office:value="2250" calcext:value-type="float">
            <text:p>2250</text:p>
          </table:table-cell>
          <table:table-cell table:style-name="ce61" table:formula="of:=([.$B$14]/[.$F$85])*([.Q67]-[.$F$83])" office:value-type="float" office:value="0.11642848033358" calcext:value-type="float">
            <text:p>0.11642848033358</text:p>
          </table:table-cell>
          <table:table-cell table:style-name="ce61" table:formula="of:=14.0069+6.59285*(([.E13]/[.$B$12])-0.65)-1.94051*(([.E13]/[.$B$12])-0.65)^2" office:value-type="float" office:value="15.7661542866748" calcext:value-type="float">
            <text:p>15.7661542866748</text:p>
          </table:table-cell>
          <table:table-cell table:number-columns-repeated="237"/>
        </table:table-row>
        <table:table-row table:style-name="ro3">
          <table:table-cell table:style-name="ce61" office:value-type="float" office:value="14894.3" calcext:value-type="float">
            <text:p>14894.3</text:p>
          </table:table-cell>
          <table:table-cell table:style-name="ce61" table:formula="of:=1/[.A68]" office:value-type="float" office:value="0.000067139778304452" calcext:value-type="float">
            <text:p>6.7139778304452E-05</text:p>
          </table:table-cell>
          <table:table-cell table:style-name="ce61" office:value-type="float" office:value="1105" calcext:value-type="float">
            <text:p>1105</text:p>
          </table:table-cell>
          <table:table-cell table:style-name="ce61" office:value-type="float" office:value="14846" calcext:value-type="float">
            <text:p>14846</text:p>
          </table:table-cell>
          <table:table-cell table:style-name="ce61" office:value-type="float" office:value="-9.58136" calcext:value-type="float">
            <text:p>-9.58136</text:p>
          </table:table-cell>
          <table:table-cell table:style-name="ce61" office:value-type="float" office:value="0.0164795" calcext:value-type="float">
            <text:p>0.0164795</text:p>
          </table:table-cell>
          <table:table-cell table:style-name="ce61" office:value-type="float" office:value="6.25378" calcext:value-type="float">
            <text:p>6.25378</text:p>
          </table:table-cell>
          <table:table-cell table:style-name="ce61" office:value-type="float" office:value="-0.00866849" calcext:value-type="float">
            <text:p>-0.00866849</text:p>
          </table:table-cell>
          <table:table-cell table:style-name="ce61" office:value-type="float" office:value="0.000020396" calcext:value-type="float">
            <text:p>0.000020396</text:p>
          </table:table-cell>
          <table:table-cell table:style-name="ce61" table:formula="of:=[.$F$84]+3*[.D14]/([.$B$14]/[.$F$85])" office:value-type="float" office:value="8551.15020556472" calcext:value-type="float">
            <text:p>8551.15020556472</text:p>
          </table:table-cell>
          <table:table-cell table:style-name="ce61" table:formula="of:=VLOOKUP(1/[.J67];[.$B$58:.$I$79];3)" office:value-type="float" office:value="9222.059" calcext:value-type="float">
            <text:p>9222.059</text:p>
          </table:table-cell>
          <table:table-cell table:style-name="ce61" table:formula="of:=VLOOKUP(1/[.J67];[.$B$58:.$I$79];4)" office:value-type="float" office:value="-3.66916" calcext:value-type="float">
            <text:p>-3.66916</text:p>
          </table:table-cell>
          <table:table-cell table:style-name="ce61" table:formula="of:=VLOOKUP(1/[.J67];[.$B$58:.$I$79];5)" office:value-type="float" office:value="0.00045401" calcext:value-type="float">
            <text:p>0.00045401</text:p>
          </table:table-cell>
          <table:table-cell table:style-name="ce61" table:formula="of:=VLOOKUP(1/[.J67];[.$B$58:.$I$79];6)" office:value-type="float" office:value="2.57801" calcext:value-type="float">
            <text:p>2.57801</text:p>
          </table:table-cell>
          <table:table-cell table:style-name="ce61" table:formula="of:=VLOOKUP(1/[.J67];[.$B$58:.$I$79];7)" office:value-type="float" office:value="-0.00163915" calcext:value-type="float">
            <text:p>-0.00163915</text:p>
          </table:table-cell>
          <table:table-cell table:style-name="ce61" table:formula="of:=VLOOKUP(1/[.J67];[.$B$58:.$I$79];8)" office:value-type="float" office:value="0.000000568494" calcext:value-type="float">
            <text:p>0.000000568494</text:p>
          </table:table-cell>
          <table:table-cell table:style-name="ce61" table:formula="of:=[.N68]+[.O68]*([.E14]-[.R68])+[.P68]*([.E14]-[.R68])^2" office:value-type="float" office:value="2.29110277745723" calcext:value-type="float">
            <text:p>2.29110277745723</text:p>
          </table:table-cell>
          <table:table-cell table:style-name="ce61" table:formula="of:=VLOOKUP(1/[.J67];[.$B$58:.$I$79];2)" office:value-type="float" office:value="2250" calcext:value-type="float">
            <text:p>2250</text:p>
          </table:table-cell>
          <table:table-cell table:style-name="ce61" table:formula="of:=([.$B$14]/[.$F$85])*([.Q68]-[.$F$83])" office:value-type="float" office:value="0.1297421470212" calcext:value-type="float">
            <text:p>0.1297421470212</text:p>
          </table:table-cell>
          <table:table-cell table:style-name="ce61" table:formula="of:=14.0069+6.59285*(([.E14]/[.$B$12])-0.65)-1.94051*(([.E14]/[.$B$12])-0.65)^2" office:value-type="float" office:value="15.731452826255" calcext:value-type="float">
            <text:p>15.731452826255</text:p>
          </table:table-cell>
          <table:table-cell table:number-columns-repeated="237"/>
        </table:table-row>
        <table:table-row table:style-name="ro3">
          <table:table-cell table:style-name="ce61" office:value-type="float" office:value="14798.5" calcext:value-type="float">
            <text:p>14798.5</text:p>
          </table:table-cell>
          <table:table-cell table:style-name="ce61" table:formula="of:=1/[.A69]" office:value-type="float" office:value="0.000067574416325979" calcext:value-type="float">
            <text:p>6.7574416325979E-05</text:p>
          </table:table-cell>
          <table:table-cell table:style-name="ce61" office:value-type="float" office:value="1115" calcext:value-type="float">
            <text:p>1115</text:p>
          </table:table-cell>
          <table:table-cell table:style-name="ce61" office:value-type="float" office:value="14751.9" calcext:value-type="float">
            <text:p>14751.9</text:p>
          </table:table-cell>
          <table:table-cell table:style-name="ce61" office:value-type="float" office:value="-9.231361" calcext:value-type="float">
            <text:p>-9.231361</text:p>
          </table:table-cell>
          <table:table-cell table:style-name="ce61" office:value-type="float" office:value="0.0165939" calcext:value-type="float">
            <text:p>0.0165939</text:p>
          </table:table-cell>
          <table:table-cell table:style-name="ce61" office:value-type="float" office:value="6.16907" calcext:value-type="float">
            <text:p>6.16907</text:p>
          </table:table-cell>
          <table:table-cell table:style-name="ce61" office:value-type="float" office:value="-0.00828369" calcext:value-type="float">
            <text:p>-0.00828369</text:p>
          </table:table-cell>
          <table:table-cell table:style-name="ce61" office:value-type="float" office:value="0.0000183284" calcext:value-type="float">
            <text:p>0.0000183284</text:p>
          </table:table-cell>
          <table:table-cell table:style-name="ce61" table:formula="of:=[.$F$84]+3*[.D15]/([.$B$14]/[.$F$85])" office:value-type="float" office:value="8608.83062871353" calcext:value-type="float">
            <text:p>8608.83062871353</text:p>
          </table:table-cell>
          <table:table-cell table:style-name="ce61" table:formula="of:=VLOOKUP(1/[.J68];[.$B$58:.$I$79];3)" office:value-type="float" office:value="9222.059" calcext:value-type="float">
            <text:p>9222.059</text:p>
          </table:table-cell>
          <table:table-cell table:style-name="ce61" table:formula="of:=VLOOKUP(1/[.J68];[.$B$58:.$I$79];4)" office:value-type="float" office:value="-3.66916" calcext:value-type="float">
            <text:p>-3.66916</text:p>
          </table:table-cell>
          <table:table-cell table:style-name="ce61" table:formula="of:=VLOOKUP(1/[.J68];[.$B$58:.$I$79];5)" office:value-type="float" office:value="0.00045401" calcext:value-type="float">
            <text:p>0.00045401</text:p>
          </table:table-cell>
          <table:table-cell table:style-name="ce61" table:formula="of:=VLOOKUP(1/[.J68];[.$B$58:.$I$79];6)" office:value-type="float" office:value="2.57801" calcext:value-type="float">
            <text:p>2.57801</text:p>
          </table:table-cell>
          <table:table-cell table:style-name="ce61" table:formula="of:=VLOOKUP(1/[.J68];[.$B$58:.$I$79];7)" office:value-type="float" office:value="-0.00163915" calcext:value-type="float">
            <text:p>-0.00163915</text:p>
          </table:table-cell>
          <table:table-cell table:style-name="ce61" table:formula="of:=VLOOKUP(1/[.J68];[.$B$58:.$I$79];8)" office:value-type="float" office:value="0.000000568494" calcext:value-type="float">
            <text:p>0.000000568494</text:p>
          </table:table-cell>
          <table:table-cell table:style-name="ce61" table:formula="of:=[.N69]+[.O69]*([.E15]-[.R69])+[.P69]*([.E15]-[.R69])^2" office:value-type="float" office:value="2.3147179030382" calcext:value-type="float">
            <text:p>2.3147179030382</text:p>
          </table:table-cell>
          <table:table-cell table:style-name="ce61" table:formula="of:=VLOOKUP(1/[.J68];[.$B$58:.$I$79];2)" office:value-type="float" office:value="2250" calcext:value-type="float">
            <text:p>2250</text:p>
          </table:table-cell>
          <table:table-cell table:style-name="ce61" table:formula="of:=([.$B$14]/[.$F$85])*([.Q69]-[.$F$83])" office:value-type="float" office:value="0.143174338027582" calcext:value-type="float">
            <text:p>0.143174338027582</text:p>
          </table:table-cell>
          <table:table-cell table:style-name="ce61" table:formula="of:=14.0069+6.59285*(([.E15]/[.$B$12])-0.65)-1.94051*(([.E15]/[.$B$12])-0.65)^2" office:value-type="float" office:value="15.6967444136858" calcext:value-type="float">
            <text:p>15.6967444136858</text:p>
          </table:table-cell>
          <table:table-cell table:number-columns-repeated="237"/>
        </table:table-row>
        <table:table-row table:style-name="ro3">
          <table:table-cell table:style-name="ce61" office:value-type="float" office:value="14706.2" calcext:value-type="float">
            <text:p>14706.2</text:p>
          </table:table-cell>
          <table:table-cell table:style-name="ce61" table:formula="of:=1/[.A70]" office:value-type="float" office:value="0.0000679985312317254" calcext:value-type="float">
            <text:p>6.79985312317254E-05</text:p>
          </table:table-cell>
          <table:table-cell table:style-name="ce61" office:value-type="float" office:value="1125" calcext:value-type="float">
            <text:p>1125</text:p>
          </table:table-cell>
          <table:table-cell table:style-name="ce61" office:value-type="float" office:value="14661.2" calcext:value-type="float">
            <text:p>14661.2</text:p>
          </table:table-cell>
          <table:table-cell table:style-name="ce61" office:value-type="float" office:value="-8.930021" calcext:value-type="float">
            <text:p>-8.930021</text:p>
          </table:table-cell>
          <table:table-cell table:style-name="ce61" office:value-type="float" office:value="0.0147629" calcext:value-type="float">
            <text:p>0.0147629</text:p>
          </table:table-cell>
          <table:table-cell table:style-name="ce61" office:value-type="float" office:value="6.08802" calcext:value-type="float">
            <text:p>6.08802</text:p>
          </table:table-cell>
          <table:table-cell table:style-name="ce61" office:value-type="float" office:value="-0.00793184" calcext:value-type="float">
            <text:p>-0.00793184</text:p>
          </table:table-cell>
          <table:table-cell table:style-name="ce61" office:value-type="float" office:value="0.0000170991" calcext:value-type="float">
            <text:p>0.0000170991</text:p>
          </table:table-cell>
          <table:table-cell table:style-name="ce61" table:formula="of:=[.$F$84]+3*[.D16]/([.$B$14]/[.$F$85])" office:value-type="float" office:value="8666.51105186233" calcext:value-type="float">
            <text:p>8666.51105186233</text:p>
          </table:table-cell>
          <table:table-cell table:style-name="ce61" table:formula="of:=VLOOKUP(1/[.J69];[.$B$58:.$I$79];3)" office:value-type="float" office:value="9222.059" calcext:value-type="float">
            <text:p>9222.059</text:p>
          </table:table-cell>
          <table:table-cell table:style-name="ce61" table:formula="of:=VLOOKUP(1/[.J69];[.$B$58:.$I$79];4)" office:value-type="float" office:value="-3.66916" calcext:value-type="float">
            <text:p>-3.66916</text:p>
          </table:table-cell>
          <table:table-cell table:style-name="ce61" table:formula="of:=VLOOKUP(1/[.J69];[.$B$58:.$I$79];5)" office:value-type="float" office:value="0.00045401" calcext:value-type="float">
            <text:p>0.00045401</text:p>
          </table:table-cell>
          <table:table-cell table:style-name="ce61" table:formula="of:=VLOOKUP(1/[.J69];[.$B$58:.$I$79];6)" office:value-type="float" office:value="2.57801" calcext:value-type="float">
            <text:p>2.57801</text:p>
          </table:table-cell>
          <table:table-cell table:style-name="ce61" table:formula="of:=VLOOKUP(1/[.J69];[.$B$58:.$I$79];7)" office:value-type="float" office:value="-0.00163915" calcext:value-type="float">
            <text:p>-0.00163915</text:p>
          </table:table-cell>
          <table:table-cell table:style-name="ce61" table:formula="of:=VLOOKUP(1/[.J69];[.$B$58:.$I$79];8)" office:value-type="float" office:value="0.000000568494" calcext:value-type="float">
            <text:p>0.000000568494</text:p>
          </table:table-cell>
          <table:table-cell table:style-name="ce61" table:formula="of:=[.N70]+[.O70]*([.E16]-[.R70])+[.P70]*([.E16]-[.R70])^2" office:value-type="float" office:value="2.33853876037808" calcext:value-type="float">
            <text:p>2.33853876037808</text:p>
          </table:table-cell>
          <table:table-cell table:style-name="ce61" table:formula="of:=VLOOKUP(1/[.J69];[.$B$58:.$I$79];2)" office:value-type="float" office:value="2250" calcext:value-type="float">
            <text:p>2250</text:p>
          </table:table-cell>
          <table:table-cell table:style-name="ce61" table:formula="of:=([.$B$14]/[.$F$85])*([.Q70]-[.$F$83])" office:value-type="float" office:value="0.15672354845325" calcext:value-type="float">
            <text:p>0.15672354845325</text:p>
          </table:table-cell>
          <table:table-cell table:style-name="ce61" table:formula="of:=14.0069+6.59285*(([.E16]/[.$B$12])-0.65)-1.94051*(([.E16]/[.$B$12])-0.65)^2" office:value-type="float" office:value="15.6620291372386" calcext:value-type="float">
            <text:p>15.6620291372386</text:p>
          </table:table-cell>
          <table:table-cell table:number-columns-repeated="237"/>
        </table:table-row>
        <table:table-row table:style-name="ro3">
          <table:table-cell table:style-name="ce61" office:value-type="float" office:value="14616.9" calcext:value-type="float">
            <text:p>14616.9</text:p>
          </table:table-cell>
          <table:table-cell table:style-name="ce61" table:formula="of:=1/[.A71]" office:value-type="float" office:value="0.000068413959184232" calcext:value-type="float">
            <text:p>6.8413959184232E-05</text:p>
          </table:table-cell>
          <table:table-cell table:style-name="ce61" office:value-type="float" office:value="1140" calcext:value-type="float">
            <text:p>1140</text:p>
          </table:table-cell>
          <table:table-cell table:style-name="ce61" office:value-type="float" office:value="14530.6" calcext:value-type="float">
            <text:p>14530.6</text:p>
          </table:table-cell>
          <table:table-cell table:style-name="ce61" office:value-type="float" office:value="-8.482001" calcext:value-type="float">
            <text:p>-8.482001</text:p>
          </table:table-cell>
          <table:table-cell table:style-name="ce61" office:value-type="float" office:value="0.0116909" calcext:value-type="float">
            <text:p>0.0116909</text:p>
          </table:table-cell>
          <table:table-cell table:style-name="ce61" office:value-type="float" office:value="5.97274" calcext:value-type="float">
            <text:p>5.97274</text:p>
          </table:table-cell>
          <table:table-cell table:style-name="ce61" office:value-type="float" office:value="-0.00745342" calcext:value-type="float">
            <text:p>-0.00745342</text:p>
          </table:table-cell>
          <table:table-cell table:style-name="ce61" office:value-type="float" office:value="0.0000150953" calcext:value-type="float">
            <text:p>0.0000150953</text:p>
          </table:table-cell>
          <table:table-cell table:style-name="ce61" table:formula="of:=[.$F$84]+3*[.D17]/([.$B$14]/[.$F$85])" office:value-type="float" office:value="8724.19147501114" calcext:value-type="float">
            <text:p>8724.19147501114</text:p>
          </table:table-cell>
          <table:table-cell table:style-name="ce61" table:formula="of:=VLOOKUP(1/[.J70];[.$B$58:.$I$79];3)" office:value-type="float" office:value="9222.059" calcext:value-type="float">
            <text:p>9222.059</text:p>
          </table:table-cell>
          <table:table-cell table:style-name="ce61" table:formula="of:=VLOOKUP(1/[.J70];[.$B$58:.$I$79];4)" office:value-type="float" office:value="-3.66916" calcext:value-type="float">
            <text:p>-3.66916</text:p>
          </table:table-cell>
          <table:table-cell table:style-name="ce61" table:formula="of:=VLOOKUP(1/[.J70];[.$B$58:.$I$79];5)" office:value-type="float" office:value="0.00045401" calcext:value-type="float">
            <text:p>0.00045401</text:p>
          </table:table-cell>
          <table:table-cell table:style-name="ce61" table:formula="of:=VLOOKUP(1/[.J70];[.$B$58:.$I$79];6)" office:value-type="float" office:value="2.57801" calcext:value-type="float">
            <text:p>2.57801</text:p>
          </table:table-cell>
          <table:table-cell table:style-name="ce61" table:formula="of:=VLOOKUP(1/[.J70];[.$B$58:.$I$79];7)" office:value-type="float" office:value="-0.00163915" calcext:value-type="float">
            <text:p>-0.00163915</text:p>
          </table:table-cell>
          <table:table-cell table:style-name="ce61" table:formula="of:=VLOOKUP(1/[.J70];[.$B$58:.$I$79];8)" office:value-type="float" office:value="0.000000568494" calcext:value-type="float">
            <text:p>0.000000568494</text:p>
          </table:table-cell>
          <table:table-cell table:style-name="ce61" table:formula="of:=[.N71]+[.O71]*([.E17]-[.R71])+[.P71]*([.E17]-[.R71])^2" office:value-type="float" office:value="2.36256275923334" calcext:value-type="float">
            <text:p>2.36256275923334</text:p>
          </table:table-cell>
          <table:table-cell table:style-name="ce61" table:formula="of:=VLOOKUP(1/[.J70];[.$B$58:.$I$79];2)" office:value-type="float" office:value="2250" calcext:value-type="float">
            <text:p>2250</text:p>
          </table:table-cell>
          <table:table-cell table:style-name="ce61" table:formula="of:=([.$B$14]/[.$F$85])*([.Q71]-[.$F$83])" office:value-type="float" office:value="0.170388304977809" calcext:value-type="float">
            <text:p>0.170388304977809</text:p>
          </table:table-cell>
          <table:table-cell table:style-name="ce61" table:formula="of:=14.0069+6.59285*(([.E17]/[.$B$12])-0.65)-1.94051*(([.E17]/[.$B$12])-0.65)^2" office:value-type="float" office:value="15.6273070833321" calcext:value-type="float">
            <text:p>15.6273070833321</text:p>
          </table:table-cell>
          <table:table-cell table:number-columns-repeated="237"/>
        </table:table-row>
        <table:table-row table:style-name="ro3">
          <table:table-cell table:style-name="ce61" office:value-type="float" office:value="14447.1" calcext:value-type="float">
            <text:p>14447.1</text:p>
          </table:table-cell>
          <table:table-cell table:style-name="ce61" table:formula="of:=1/[.A72]" office:value-type="float" office:value="0.0000692180437596473" calcext:value-type="float">
            <text:p>6.92180437596473E-05</text:p>
          </table:table-cell>
          <table:table-cell table:style-name="ce61" office:value-type="float" office:value="1200" calcext:value-type="float">
            <text:p>1200</text:p>
          </table:table-cell>
          <table:table-cell table:style-name="ce61" office:value-type="float" office:value="14062.5" calcext:value-type="float">
            <text:p>14062.5</text:p>
          </table:table-cell>
          <table:table-cell table:style-name="ce61" office:value-type="float" office:value="-7.2568" calcext:value-type="float">
            <text:p>-7.2568</text:p>
          </table:table-cell>
          <table:table-cell table:style-name="ce61" office:value-type="float" office:value="0.00850001" calcext:value-type="float">
            <text:p>0.00850001</text:p>
          </table:table-cell>
          <table:table-cell table:style-name="ce61" office:value-type="float" office:value="5.57228" calcext:value-type="float">
            <text:p>5.57228</text:p>
          </table:table-cell>
          <table:table-cell table:style-name="ce61" office:value-type="float" office:value="-0.006058" calcext:value-type="float">
            <text:p>-0.006058</text:p>
          </table:table-cell>
          <table:table-cell table:style-name="ce61" office:value-type="float" office:value="0.0000096174" calcext:value-type="float">
            <text:p>0.0000096174</text:p>
          </table:table-cell>
          <table:table-cell table:style-name="ce61" table:formula="of:=[.$F$84]+3*[.D18]/([.$B$14]/[.$F$85])" office:value-type="float" office:value="8781.87189815995" calcext:value-type="float">
            <text:p>8781.87189815995</text:p>
          </table:table-cell>
          <table:table-cell table:style-name="ce61" table:formula="of:=VLOOKUP(1/[.J71];[.$B$58:.$I$79];3)" office:value-type="float" office:value="9222.059" calcext:value-type="float">
            <text:p>9222.059</text:p>
          </table:table-cell>
          <table:table-cell table:style-name="ce61" table:formula="of:=VLOOKUP(1/[.J71];[.$B$58:.$I$79];4)" office:value-type="float" office:value="-3.66916" calcext:value-type="float">
            <text:p>-3.66916</text:p>
          </table:table-cell>
          <table:table-cell table:style-name="ce61" table:formula="of:=VLOOKUP(1/[.J71];[.$B$58:.$I$79];5)" office:value-type="float" office:value="0.00045401" calcext:value-type="float">
            <text:p>0.00045401</text:p>
          </table:table-cell>
          <table:table-cell table:style-name="ce61" table:formula="of:=VLOOKUP(1/[.J71];[.$B$58:.$I$79];6)" office:value-type="float" office:value="2.57801" calcext:value-type="float">
            <text:p>2.57801</text:p>
          </table:table-cell>
          <table:table-cell table:style-name="ce61" table:formula="of:=VLOOKUP(1/[.J71];[.$B$58:.$I$79];7)" office:value-type="float" office:value="-0.00163915" calcext:value-type="float">
            <text:p>-0.00163915</text:p>
          </table:table-cell>
          <table:table-cell table:style-name="ce61" table:formula="of:=VLOOKUP(1/[.J71];[.$B$58:.$I$79];8)" office:value-type="float" office:value="0.000000568494" calcext:value-type="float">
            <text:p>0.000000568494</text:p>
          </table:table-cell>
          <table:table-cell table:style-name="ce61" table:formula="of:=[.N72]+[.O72]*([.E18]-[.R72])+[.P72]*([.E18]-[.R72])^2" office:value-type="float" office:value="2.38678736326207" calcext:value-type="float">
            <text:p>2.38678736326207</text:p>
          </table:table-cell>
          <table:table-cell table:style-name="ce61" table:formula="of:=VLOOKUP(1/[.J71];[.$B$58:.$I$79];2)" office:value-type="float" office:value="2250" calcext:value-type="float">
            <text:p>2250</text:p>
          </table:table-cell>
          <table:table-cell table:style-name="ce61" table:formula="of:=([.$B$14]/[.$F$85])*([.Q72]-[.$F$83])" office:value-type="float" office:value="0.184167164939922" calcext:value-type="float">
            <text:p>0.184167164939922</text:p>
          </table:table-cell>
          <table:table-cell table:style-name="ce61" table:formula="of:=14.0069+6.59285*(([.E18]/[.$B$12])-0.65)-1.94051*(([.E18]/[.$B$12])-0.65)^2" office:value-type="float" office:value="15.5925783365869" calcext:value-type="float">
            <text:p>15.5925783365869</text:p>
          </table:table-cell>
          <table:table-cell table:number-columns-repeated="237"/>
        </table:table-row>
        <table:table-row table:style-name="ro3">
          <table:table-cell table:style-name="ce61" office:value-type="float" office:value="13720.5" calcext:value-type="float">
            <text:p>13720.5</text:p>
          </table:table-cell>
          <table:table-cell table:style-name="ce61" table:formula="of:=1/[.A73]" office:value-type="float" office:value="0.0000728836412667177" calcext:value-type="float">
            <text:p>7.28836412667177E-05</text:p>
          </table:table-cell>
          <table:table-cell table:style-name="ce61" office:value-type="float" office:value="1375" calcext:value-type="float">
            <text:p>1375</text:p>
          </table:table-cell>
          <table:table-cell table:style-name="ce61" office:value-type="float" office:value="12977.5" calcext:value-type="float">
            <text:p>12977.5</text:p>
          </table:table-cell>
          <table:table-cell table:style-name="ce61" office:value-type="float" office:value="-5.5464" calcext:value-type="float">
            <text:p>-5.5464</text:p>
          </table:table-cell>
          <table:table-cell table:style-name="ce61" office:value-type="float" office:value="0.00306207" calcext:value-type="float">
            <text:p>0.00306207</text:p>
          </table:table-cell>
          <table:table-cell table:style-name="ce61" office:value-type="float" office:value="4.72557" calcext:value-type="float">
            <text:p>4.72557</text:p>
          </table:table-cell>
          <table:table-cell table:style-name="ce61" office:value-type="float" office:value="-0.00405656" calcext:value-type="float">
            <text:p>-0.00405656</text:p>
          </table:table-cell>
          <table:table-cell table:style-name="ce61" office:value-type="float" office:value="0.00000372586" calcext:value-type="float">
            <text:p>0.00000372586</text:p>
          </table:table-cell>
          <table:table-cell table:style-name="ce61" table:formula="of:=[.$F$84]+3*[.D19]/([.$B$14]/[.$F$85])" office:value-type="float" office:value="8839.55232130876" calcext:value-type="float">
            <text:p>8839.55232130876</text:p>
          </table:table-cell>
          <table:table-cell table:style-name="ce61" table:formula="of:=VLOOKUP(1/[.J72];[.$B$58:.$I$79];3)" office:value-type="float" office:value="9222.059" calcext:value-type="float">
            <text:p>9222.059</text:p>
          </table:table-cell>
          <table:table-cell table:style-name="ce61" table:formula="of:=VLOOKUP(1/[.J72];[.$B$58:.$I$79];4)" office:value-type="float" office:value="-3.66916" calcext:value-type="float">
            <text:p>-3.66916</text:p>
          </table:table-cell>
          <table:table-cell table:style-name="ce61" table:formula="of:=VLOOKUP(1/[.J72];[.$B$58:.$I$79];5)" office:value-type="float" office:value="0.00045401" calcext:value-type="float">
            <text:p>0.00045401</text:p>
          </table:table-cell>
          <table:table-cell table:style-name="ce61" table:formula="of:=VLOOKUP(1/[.J72];[.$B$58:.$I$79];6)" office:value-type="float" office:value="2.57801" calcext:value-type="float">
            <text:p>2.57801</text:p>
          </table:table-cell>
          <table:table-cell table:style-name="ce61" table:formula="of:=VLOOKUP(1/[.J72];[.$B$58:.$I$79];7)" office:value-type="float" office:value="-0.00163915" calcext:value-type="float">
            <text:p>-0.00163915</text:p>
          </table:table-cell>
          <table:table-cell table:style-name="ce61" table:formula="of:=VLOOKUP(1/[.J72];[.$B$58:.$I$79];8)" office:value-type="float" office:value="0.000000568494" calcext:value-type="float">
            <text:p>0.000000568494</text:p>
          </table:table-cell>
          <table:table-cell table:style-name="ce61" table:formula="of:=[.N73]+[.O73]*([.E19]-[.R73])+[.P73]*([.E19]-[.R73])^2" office:value-type="float" office:value="2.4112100884667" calcext:value-type="float">
            <text:p>2.4112100884667</text:p>
          </table:table-cell>
          <table:table-cell table:style-name="ce61" table:formula="of:=VLOOKUP(1/[.J72];[.$B$58:.$I$79];2)" office:value-type="float" office:value="2250" calcext:value-type="float">
            <text:p>2250</text:p>
          </table:table-cell>
          <table:table-cell table:style-name="ce61" table:formula="of:=([.$B$14]/[.$F$85])*([.Q73]-[.$F$83])" office:value-type="float" office:value="0.198058715451484" calcext:value-type="float">
            <text:p>0.198058715451484</text:p>
          </table:table-cell>
          <table:table-cell table:style-name="ce61" table:formula="of:=14.0069+6.59285*(([.E19]/[.$B$12])-0.65)-1.94051*(([.E19]/[.$B$12])-0.65)^2" office:value-type="float" office:value="15.5578429798774" calcext:value-type="float">
            <text:p>15.5578429798774</text:p>
          </table:table-cell>
          <table:table-cell table:number-columns-repeated="237"/>
        </table:table-row>
        <table:table-row table:style-name="ro3">
          <table:table-cell table:style-name="ce61" office:value-type="float" office:value="12330.3" calcext:value-type="float">
            <text:p>12330.3</text:p>
          </table:table-cell>
          <table:table-cell table:style-name="ce61" table:formula="of:=1/[.A74]" office:value-type="float" office:value="0.0000811010275500191" calcext:value-type="float">
            <text:p>8.11010275500191E-05</text:p>
          </table:table-cell>
          <table:table-cell table:style-name="ce61" office:value-type="float" office:value="1750" calcext:value-type="float">
            <text:p>1750</text:p>
          </table:table-cell>
          <table:table-cell table:style-name="ce61" office:value-type="float" office:value="11189.1" calcext:value-type="float">
            <text:p>11189.1</text:p>
          </table:table-cell>
          <table:table-cell table:style-name="ce61" office:value-type="float" office:value="-4.31589" calcext:value-type="float">
            <text:p>-4.31589</text:p>
          </table:table-cell>
          <table:table-cell table:style-name="ce61" office:value-type="float" office:value="0.000960342" calcext:value-type="float">
            <text:p>0.000960342</text:p>
          </table:table-cell>
          <table:table-cell table:style-name="ce61" office:value-type="float" office:value="3.56969" calcext:value-type="float">
            <text:p>3.56969</text:p>
          </table:table-cell>
          <table:table-cell table:style-name="ce61" office:value-type="float" office:value="-0.00249074" calcext:value-type="float">
            <text:p>-0.00249074</text:p>
          </table:table-cell>
          <table:table-cell table:style-name="ce61" office:value-type="float" office:value="0.00000127366" calcext:value-type="float">
            <text:p>0.00000127366</text:p>
          </table:table-cell>
          <table:table-cell table:style-name="ce61" table:formula="of:=[.$F$84]+3*[.D20]/([.$B$14]/[.$F$85])" office:value-type="float" office:value="8897.23274445757" calcext:value-type="float">
            <text:p>8897.23274445757</text:p>
          </table:table-cell>
          <table:table-cell table:style-name="ce61" table:formula="of:=VLOOKUP(1/[.J73];[.$B$58:.$I$79];3)" office:value-type="float" office:value="9222.059" calcext:value-type="float">
            <text:p>9222.059</text:p>
          </table:table-cell>
          <table:table-cell table:style-name="ce61" table:formula="of:=VLOOKUP(1/[.J73];[.$B$58:.$I$79];4)" office:value-type="float" office:value="-3.66916" calcext:value-type="float">
            <text:p>-3.66916</text:p>
          </table:table-cell>
          <table:table-cell table:style-name="ce61" table:formula="of:=VLOOKUP(1/[.J73];[.$B$58:.$I$79];5)" office:value-type="float" office:value="0.00045401" calcext:value-type="float">
            <text:p>0.00045401</text:p>
          </table:table-cell>
          <table:table-cell table:style-name="ce61" table:formula="of:=VLOOKUP(1/[.J73];[.$B$58:.$I$79];6)" office:value-type="float" office:value="2.57801" calcext:value-type="float">
            <text:p>2.57801</text:p>
          </table:table-cell>
          <table:table-cell table:style-name="ce61" table:formula="of:=VLOOKUP(1/[.J73];[.$B$58:.$I$79];7)" office:value-type="float" office:value="-0.00163915" calcext:value-type="float">
            <text:p>-0.00163915</text:p>
          </table:table-cell>
          <table:table-cell table:style-name="ce61" table:formula="of:=VLOOKUP(1/[.J73];[.$B$58:.$I$79];8)" office:value-type="float" office:value="0.000000568494" calcext:value-type="float">
            <text:p>0.000000568494</text:p>
          </table:table-cell>
          <table:table-cell table:style-name="ce61" table:formula="of:=[.N74]+[.O74]*([.E20]-[.R74])+[.P74]*([.E20]-[.R74])^2" office:value-type="float" office:value="2.43582850169393" calcext:value-type="float">
            <text:p>2.43582850169393</text:p>
          </table:table-cell>
          <table:table-cell table:style-name="ce61" table:formula="of:=VLOOKUP(1/[.J73];[.$B$58:.$I$79];2)" office:value-type="float" office:value="2250" calcext:value-type="float">
            <text:p>2250</text:p>
          </table:table-cell>
          <table:table-cell table:style-name="ce61" table:formula="of:=([.$B$14]/[.$F$85])*([.Q74]-[.$F$83])" office:value-type="float" office:value="0.212061572544428" calcext:value-type="float">
            <text:p>0.212061572544428</text:p>
          </table:table-cell>
          <table:table-cell table:style-name="ce61" table:formula="of:=14.0069+6.59285*(([.E20]/[.$B$12])-0.65)-1.94051*(([.E20]/[.$B$12])-0.65)^2" office:value-type="float" office:value="15.5231010943813" calcext:value-type="float">
            <text:p>15.5231010943813</text:p>
          </table:table-cell>
          <table:table-cell table:number-columns-repeated="237"/>
        </table:table-row>
        <table:table-row table:style-name="ro3">
          <table:table-cell table:style-name="ce61" office:value-type="float" office:value="10168.1" calcext:value-type="float">
            <text:p>10168.1</text:p>
          </table:table-cell>
          <table:table-cell table:style-name="ce61" table:formula="of:=1/[.A75]" office:value-type="float" office:value="0.0000983467904524936" calcext:value-type="float">
            <text:p>9.83467904524936E-05</text:p>
          </table:table-cell>
          <table:table-cell table:style-name="ce61" office:value-type="float" office:value="2250" calcext:value-type="float">
            <text:p>2250</text:p>
          </table:table-cell>
          <table:table-cell table:style-name="ce61" office:value-type="float" office:value="9222.059" calcext:value-type="float">
            <text:p>9222.059</text:p>
          </table:table-cell>
          <table:table-cell table:style-name="ce61" office:value-type="float" office:value="-3.66916" calcext:value-type="float">
            <text:p>-3.66916</text:p>
          </table:table-cell>
          <table:table-cell table:style-name="ce61" office:value-type="float" office:value="0.00045401" calcext:value-type="float">
            <text:p>0.00045401</text:p>
          </table:table-cell>
          <table:table-cell table:style-name="ce61" office:value-type="float" office:value="2.57801" calcext:value-type="float">
            <text:p>2.57801</text:p>
          </table:table-cell>
          <table:table-cell table:style-name="ce61" office:value-type="float" office:value="-0.00163915" calcext:value-type="float">
            <text:p>-0.00163915</text:p>
          </table:table-cell>
          <table:table-cell table:style-name="ce61" office:value-type="float" office:value="0.000000568494" calcext:value-type="float">
            <text:p>0.000000568494</text:p>
          </table:table-cell>
          <table:table-cell table:style-name="ce61" table:formula="of:=[.$F$84]+3*[.D21]/([.$B$14]/[.$F$85])" office:value-type="float" office:value="8954.91316760638" calcext:value-type="float">
            <text:p>8954.91316760638</text:p>
          </table:table-cell>
          <table:table-cell table:style-name="ce61" table:formula="of:=VLOOKUP(1/[.J74];[.$B$58:.$I$79];3)" office:value-type="float" office:value="9222.059" calcext:value-type="float">
            <text:p>9222.059</text:p>
          </table:table-cell>
          <table:table-cell table:style-name="ce61" table:formula="of:=VLOOKUP(1/[.J74];[.$B$58:.$I$79];4)" office:value-type="float" office:value="-3.66916" calcext:value-type="float">
            <text:p>-3.66916</text:p>
          </table:table-cell>
          <table:table-cell table:style-name="ce61" table:formula="of:=VLOOKUP(1/[.J74];[.$B$58:.$I$79];5)" office:value-type="float" office:value="0.00045401" calcext:value-type="float">
            <text:p>0.00045401</text:p>
          </table:table-cell>
          <table:table-cell table:style-name="ce61" table:formula="of:=VLOOKUP(1/[.J74];[.$B$58:.$I$79];6)" office:value-type="float" office:value="2.57801" calcext:value-type="float">
            <text:p>2.57801</text:p>
          </table:table-cell>
          <table:table-cell table:style-name="ce61" table:formula="of:=VLOOKUP(1/[.J74];[.$B$58:.$I$79];7)" office:value-type="float" office:value="-0.00163915" calcext:value-type="float">
            <text:p>-0.00163915</text:p>
          </table:table-cell>
          <table:table-cell table:style-name="ce61" table:formula="of:=VLOOKUP(1/[.J74];[.$B$58:.$I$79];8)" office:value-type="float" office:value="0.000000568494" calcext:value-type="float">
            <text:p>0.000000568494</text:p>
          </table:table-cell>
          <table:table-cell table:style-name="ce61" table:formula="of:=[.N75]+[.O75]*([.E21]-[.R75])+[.P75]*([.E21]-[.R75])^2" office:value-type="float" office:value="2.46064021918958" calcext:value-type="float">
            <text:p>2.46064021918958</text:p>
          </table:table-cell>
          <table:table-cell table:style-name="ce61" table:formula="of:=VLOOKUP(1/[.J74];[.$B$58:.$I$79];2)" office:value-type="float" office:value="2250" calcext:value-type="float">
            <text:p>2250</text:p>
          </table:table-cell>
          <table:table-cell table:style-name="ce61" table:formula="of:=([.$B$14]/[.$F$85])*([.Q75]-[.$F$83])" office:value-type="float" office:value="0.226174380348701" calcext:value-type="float">
            <text:p>0.226174380348701</text:p>
          </table:table-cell>
          <table:table-cell table:style-name="ce61" table:formula="of:=14.0069+6.59285*(([.E21]/[.$B$12])-0.65)-1.94051*(([.E21]/[.$B$12])-0.65)^2" office:value-type="float" office:value="15.4883527596284" calcext:value-type="float">
            <text:p>15.4883527596284</text:p>
          </table:table-cell>
          <table:table-cell table:number-columns-repeated="237"/>
        </table:table-row>
        <table:table-row table:style-name="ro3">
          <table:table-cell table:style-name="ce61" office:value-type="float" office:value="8332.83" calcext:value-type="float">
            <text:p>8332.83</text:p>
          </table:table-cell>
          <table:table-cell table:style-name="ce61" table:formula="of:=1/[.A76]" office:value-type="float" office:value="0.000120007248437806" calcext:value-type="float">
            <text:p>0.000120007248437806</text:p>
          </table:table-cell>
          <table:table-cell table:style-name="ce61" office:value-type="float" office:value="2750" calcext:value-type="float">
            <text:p>2750</text:p>
          </table:table-cell>
          <table:table-cell table:style-name="ce61" office:value-type="float" office:value="7492.73" calcext:value-type="float">
            <text:p>7492.73</text:p>
          </table:table-cell>
          <table:table-cell table:style-name="ce61" office:value-type="float" office:value="-3.26733" calcext:value-type="float">
            <text:p>-3.26733</text:p>
          </table:table-cell>
          <table:table-cell table:style-name="ce61" office:value-type="float" office:value="0.000371407" calcext:value-type="float">
            <text:p>0.000371407</text:p>
          </table:table-cell>
          <table:table-cell table:style-name="ce61" office:value-type="float" office:value="1.88267" calcext:value-type="float">
            <text:p>1.88267</text:p>
          </table:table-cell>
          <table:table-cell table:style-name="ce61" office:value-type="float" office:value="-0.0011924" calcext:value-type="float">
            <text:p>-0.0011924</text:p>
          </table:table-cell>
          <table:table-cell table:style-name="ce61" office:value-type="float" office:value="0.000000352828" calcext:value-type="float">
            <text:p>0.000000352828</text:p>
          </table:table-cell>
          <table:table-cell table:style-name="ce61" table:formula="of:=[.$F$84]+3*[.D22]/([.$B$14]/[.$F$85])" office:value-type="float" office:value="9012.59359075519" calcext:value-type="float">
            <text:p>9012.59359075519</text:p>
          </table:table-cell>
          <table:table-cell table:style-name="ce61" table:formula="of:=VLOOKUP(1/[.J75];[.$B$58:.$I$79];3)" office:value-type="float" office:value="9222.059" calcext:value-type="float">
            <text:p>9222.059</text:p>
          </table:table-cell>
          <table:table-cell table:style-name="ce61" table:formula="of:=VLOOKUP(1/[.J75];[.$B$58:.$I$79];4)" office:value-type="float" office:value="-3.66916" calcext:value-type="float">
            <text:p>-3.66916</text:p>
          </table:table-cell>
          <table:table-cell table:style-name="ce61" table:formula="of:=VLOOKUP(1/[.J75];[.$B$58:.$I$79];5)" office:value-type="float" office:value="0.00045401" calcext:value-type="float">
            <text:p>0.00045401</text:p>
          </table:table-cell>
          <table:table-cell table:style-name="ce61" table:formula="of:=VLOOKUP(1/[.J75];[.$B$58:.$I$79];6)" office:value-type="float" office:value="2.57801" calcext:value-type="float">
            <text:p>2.57801</text:p>
          </table:table-cell>
          <table:table-cell table:style-name="ce61" table:formula="of:=VLOOKUP(1/[.J75];[.$B$58:.$I$79];7)" office:value-type="float" office:value="-0.00163915" calcext:value-type="float">
            <text:p>-0.00163915</text:p>
          </table:table-cell>
          <table:table-cell table:style-name="ce61" table:formula="of:=VLOOKUP(1/[.J75];[.$B$58:.$I$79];8)" office:value-type="float" office:value="0.000000568494" calcext:value-type="float">
            <text:p>0.000000568494</text:p>
          </table:table-cell>
          <table:table-cell table:style-name="ce61" table:formula="of:=[.N76]+[.O76]*([.E22]-[.R76])+[.P76]*([.E22]-[.R76])^2" office:value-type="float" office:value="2.48564290520578" calcext:value-type="float">
            <text:p>2.48564290520578</text:p>
          </table:table-cell>
          <table:table-cell table:style-name="ce61" table:formula="of:=VLOOKUP(1/[.J75];[.$B$58:.$I$79];2)" office:value-type="float" office:value="2250" calcext:value-type="float">
            <text:p>2250</text:p>
          </table:table-cell>
          <table:table-cell table:style-name="ce61" table:formula="of:=([.$B$14]/[.$F$85])*([.Q76]-[.$F$83])" office:value-type="float" office:value="0.240395810300054" calcext:value-type="float">
            <text:p>0.240395810300054</text:p>
          </table:table-cell>
          <table:table-cell table:style-name="ce61" table:formula="of:=14.0069+6.59285*(([.E22]/[.$B$12])-0.65)-1.94051*(([.E22]/[.$B$12])-0.65)^2" office:value-type="float" office:value="15.4535980535469" calcext:value-type="float">
            <text:p>15.4535980535469</text:p>
          </table:table-cell>
          <table:table-cell table:number-columns-repeated="237"/>
        </table:table-row>
        <table:table-row table:style-name="ro3">
          <table:table-cell table:style-name="ce61" office:value-type="float" office:value="6699.05" calcext:value-type="float">
            <text:p>6699.05</text:p>
          </table:table-cell>
          <table:table-cell table:style-name="ce61" table:formula="of:=1/[.A77]" office:value-type="float" office:value="0.000149274897186915" calcext:value-type="float">
            <text:p>0.000149274897186915</text:p>
          </table:table-cell>
          <table:table-cell table:style-name="ce61" office:value-type="float" office:value="3250" calcext:value-type="float">
            <text:p>3250</text:p>
          </table:table-cell>
          <table:table-cell table:style-name="ce61" office:value-type="float" office:value="5950.45" calcext:value-type="float">
            <text:p>5950.45</text:p>
          </table:table-cell>
          <table:table-cell table:style-name="ce61" office:value-type="float" office:value="-2.90704" calcext:value-type="float">
            <text:p>-2.90704</text:p>
          </table:table-cell>
          <table:table-cell table:style-name="ce61" office:value-type="float" office:value="0.000348885" calcext:value-type="float">
            <text:p>0.000348885</text:p>
          </table:table-cell>
          <table:table-cell table:style-name="ce61" office:value-type="float" office:value="1.36656" calcext:value-type="float">
            <text:p>1.36656</text:p>
          </table:table-cell>
          <table:table-cell table:style-name="ce61" office:value-type="float" office:value="-0.000897071" calcext:value-type="float">
            <text:p>-0.000897071</text:p>
          </table:table-cell>
          <table:table-cell table:style-name="ce61" office:value-type="float" office:value="0.000000245908" calcext:value-type="float">
            <text:p>0.000000245908</text:p>
          </table:table-cell>
          <table:table-cell table:style-name="ce61" table:formula="of:=[.$F$84]+3*[.D23]/([.$B$14]/[.$F$85])" office:value-type="float" office:value="9070.274013904" calcext:value-type="float">
            <text:p>9070.274013904</text:p>
          </table:table-cell>
          <table:table-cell table:style-name="ce61" table:formula="of:=VLOOKUP(1/[.J76];[.$B$58:.$I$79];3)" office:value-type="float" office:value="9222.059" calcext:value-type="float">
            <text:p>9222.059</text:p>
          </table:table-cell>
          <table:table-cell table:style-name="ce61" table:formula="of:=VLOOKUP(1/[.J76];[.$B$58:.$I$79];4)" office:value-type="float" office:value="-3.66916" calcext:value-type="float">
            <text:p>-3.66916</text:p>
          </table:table-cell>
          <table:table-cell table:style-name="ce61" table:formula="of:=VLOOKUP(1/[.J76];[.$B$58:.$I$79];5)" office:value-type="float" office:value="0.00045401" calcext:value-type="float">
            <text:p>0.00045401</text:p>
          </table:table-cell>
          <table:table-cell table:style-name="ce61" table:formula="of:=VLOOKUP(1/[.J76];[.$B$58:.$I$79];6)" office:value-type="float" office:value="2.57801" calcext:value-type="float">
            <text:p>2.57801</text:p>
          </table:table-cell>
          <table:table-cell table:style-name="ce61" table:formula="of:=VLOOKUP(1/[.J76];[.$B$58:.$I$79];7)" office:value-type="float" office:value="-0.00163915" calcext:value-type="float">
            <text:p>-0.00163915</text:p>
          </table:table-cell>
          <table:table-cell table:style-name="ce61" table:formula="of:=VLOOKUP(1/[.J76];[.$B$58:.$I$79];8)" office:value-type="float" office:value="0.000000568494" calcext:value-type="float">
            <text:p>0.000000568494</text:p>
          </table:table-cell>
          <table:table-cell table:style-name="ce61" table:formula="of:=[.N77]+[.O77]*([.E23]-[.R77])+[.P77]*([.E23]-[.R77])^2" office:value-type="float" office:value="2.51083427065825" calcext:value-type="float">
            <text:p>2.51083427065825</text:p>
          </table:table-cell>
          <table:table-cell table:style-name="ce61" table:formula="of:=VLOOKUP(1/[.J76];[.$B$58:.$I$79];2)" office:value-type="float" office:value="2250" calcext:value-type="float">
            <text:p>2250</text:p>
          </table:table-cell>
          <table:table-cell table:style-name="ce61" table:formula="of:=([.$B$14]/[.$F$85])*([.Q77]-[.$F$83])" office:value-type="float" office:value="0.254724560376312" calcext:value-type="float">
            <text:p>0.254724560376312</text:p>
          </table:table-cell>
          <table:table-cell table:style-name="ce61" table:formula="of:=14.0069+6.59285*(([.E23]/[.$B$12])-0.65)-1.94051*(([.E23]/[.$B$12])-0.65)^2" office:value-type="float" office:value="15.418837052508" calcext:value-type="float">
            <text:p>15.418837052508</text:p>
          </table:table-cell>
          <table:table-cell table:number-columns-repeated="237"/>
        </table:table-row>
        <table:table-row table:style-name="ro3">
          <table:table-cell table:style-name="ce61" office:value-type="float" office:value="5245.45" calcext:value-type="float">
            <text:p>5245.45</text:p>
          </table:table-cell>
          <table:table-cell table:style-name="ce61" table:formula="of:=1/[.A78]" office:value-type="float" office:value="0.000190641413034153" calcext:value-type="float">
            <text:p>0.000190641413034153</text:p>
          </table:table-cell>
          <table:table-cell table:style-name="ce61" office:value-type="float" office:value="3750" calcext:value-type="float">
            <text:p>3750</text:p>
          </table:table-cell>
          <table:table-cell table:style-name="ce61" office:value-type="float" office:value="4582.38" calcext:value-type="float">
            <text:p>4582.38</text:p>
          </table:table-cell>
          <table:table-cell table:style-name="ce61" office:value-type="float" office:value="-2.57414" calcext:value-type="float">
            <text:p>-2.57414</text:p>
          </table:table-cell>
          <table:table-cell table:style-name="ce61" office:value-type="float" office:value="0.000310524" calcext:value-type="float">
            <text:p>0.000310524</text:p>
          </table:table-cell>
          <table:table-cell table:style-name="ce61" office:value-type="float" office:value="0.974457" calcext:value-type="float">
            <text:p>0.974457</text:p>
          </table:table-cell>
          <table:table-cell table:style-name="ce61" office:value-type="float" office:value="-0.0006880031" calcext:value-type="float">
            <text:p>-0.0006880031</text:p>
          </table:table-cell>
          <table:table-cell table:style-name="ce61" office:value-type="float" office:value="0.000000174925" calcext:value-type="float">
            <text:p>0.000000174925</text:p>
          </table:table-cell>
          <table:table-cell table:style-name="ce61" table:formula="of:=[.$F$84]+3*[.D24]/([.$B$14]/[.$F$85])" office:value-type="float" office:value="9127.95443705281" calcext:value-type="float">
            <text:p>9127.95443705281</text:p>
          </table:table-cell>
          <table:table-cell table:style-name="ce61" table:formula="of:=VLOOKUP(1/[.J77];[.$B$58:.$I$79];3)" office:value-type="float" office:value="9222.059" calcext:value-type="float">
            <text:p>9222.059</text:p>
          </table:table-cell>
          <table:table-cell table:style-name="ce61" table:formula="of:=VLOOKUP(1/[.J77];[.$B$58:.$I$79];4)" office:value-type="float" office:value="-3.66916" calcext:value-type="float">
            <text:p>-3.66916</text:p>
          </table:table-cell>
          <table:table-cell table:style-name="ce61" table:formula="of:=VLOOKUP(1/[.J77];[.$B$58:.$I$79];5)" office:value-type="float" office:value="0.00045401" calcext:value-type="float">
            <text:p>0.00045401</text:p>
          </table:table-cell>
          <table:table-cell table:style-name="ce61" table:formula="of:=VLOOKUP(1/[.J77];[.$B$58:.$I$79];6)" office:value-type="float" office:value="2.57801" calcext:value-type="float">
            <text:p>2.57801</text:p>
          </table:table-cell>
          <table:table-cell table:style-name="ce61" table:formula="of:=VLOOKUP(1/[.J77];[.$B$58:.$I$79];7)" office:value-type="float" office:value="-0.00163915" calcext:value-type="float">
            <text:p>-0.00163915</text:p>
          </table:table-cell>
          <table:table-cell table:style-name="ce61" table:formula="of:=VLOOKUP(1/[.J77];[.$B$58:.$I$79];8)" office:value-type="float" office:value="0.000000568494" calcext:value-type="float">
            <text:p>0.000000568494</text:p>
          </table:table-cell>
          <table:table-cell table:style-name="ce61" table:formula="of:=[.N78]+[.O78]*([.E24]-[.R78])+[.P78]*([.E24]-[.R78])^2" office:value-type="float" office:value="2.53621207183152" calcext:value-type="float">
            <text:p>2.53621207183152</text:p>
          </table:table-cell>
          <table:table-cell table:style-name="ce61" table:formula="of:=VLOOKUP(1/[.J77];[.$B$58:.$I$79];2)" office:value-type="float" office:value="2250" calcext:value-type="float">
            <text:p>2250</text:p>
          </table:table-cell>
          <table:table-cell table:style-name="ce61" table:formula="of:=([.$B$14]/[.$F$85])*([.Q78]-[.$F$83])" office:value-type="float" office:value="0.26915935436089" calcext:value-type="float">
            <text:p>0.26915935436089</text:p>
          </table:table-cell>
          <table:table-cell table:style-name="ce61" table:formula="of:=14.0069+6.59285*(([.E24]/[.$B$12])-0.65)-1.94051*(([.E24]/[.$B$12])-0.65)^2" office:value-type="float" office:value="15.3840698313693" calcext:value-type="float">
            <text:p>15.3840698313693</text:p>
          </table:table-cell>
          <table:table-cell table:number-columns-repeated="237"/>
        </table:table-row>
        <table:table-row table:style-name="ro3">
          <table:table-cell table:style-name="ce61" office:value-type="float" office:value="3958.11" calcext:value-type="float">
            <text:p>3958.11</text:p>
          </table:table-cell>
          <table:table-cell table:style-name="ce61" table:formula="of:=1/[.A79]" office:value-type="float" office:value="0.000252645833491237" calcext:value-type="float">
            <text:p>0.000252645833491237</text:p>
          </table:table-cell>
          <table:table-cell table:style-name="ce61" office:value-type="float" office:value="4250" calcext:value-type="float">
            <text:p>4250</text:p>
          </table:table-cell>
          <table:table-cell table:style-name="ce61" office:value-type="float" office:value="3369.09" calcext:value-type="float">
            <text:p>3369.09</text:p>
          </table:table-cell>
          <table:table-cell table:style-name="ce61" office:value-type="float" office:value="-2.29123" calcext:value-type="float">
            <text:p>-2.29123</text:p>
          </table:table-cell>
          <table:table-cell table:style-name="ce61" office:value-type="float" office:value="0.000257709" calcext:value-type="float">
            <text:p>0.000257709</text:p>
          </table:table-cell>
          <table:table-cell table:style-name="ce61" office:value-type="float" office:value="0.670381" calcext:value-type="float">
            <text:p>0.670381</text:p>
          </table:table-cell>
          <table:table-cell table:style-name="ce61" office:value-type="float" office:value="-0.000540083" calcext:value-type="float">
            <text:p>-0.000540083</text:p>
          </table:table-cell>
          <table:table-cell table:style-name="ce61" office:value-type="float" office:value="0.000000124357" calcext:value-type="float">
            <text:p>0.000000124357</text:p>
          </table:table-cell>
          <table:table-cell table:style-name="ce61" table:formula="of:=[.$F$84]+3*[.D25]/([.$B$14]/[.$F$85])" office:value-type="float" office:value="9185.63486020161" calcext:value-type="float">
            <text:p>9185.63486020161</text:p>
          </table:table-cell>
          <table:table-cell table:style-name="ce61" table:formula="of:=VLOOKUP(1/[.J78];[.$B$58:.$I$79];3)" office:value-type="float" office:value="9222.059" calcext:value-type="float">
            <text:p>9222.059</text:p>
          </table:table-cell>
          <table:table-cell table:style-name="ce61" table:formula="of:=VLOOKUP(1/[.J78];[.$B$58:.$I$79];4)" office:value-type="float" office:value="-3.66916" calcext:value-type="float">
            <text:p>-3.66916</text:p>
          </table:table-cell>
          <table:table-cell table:style-name="ce61" table:formula="of:=VLOOKUP(1/[.J78];[.$B$58:.$I$79];5)" office:value-type="float" office:value="0.00045401" calcext:value-type="float">
            <text:p>0.00045401</text:p>
          </table:table-cell>
          <table:table-cell table:style-name="ce61" table:formula="of:=VLOOKUP(1/[.J78];[.$B$58:.$I$79];6)" office:value-type="float" office:value="2.57801" calcext:value-type="float">
            <text:p>2.57801</text:p>
          </table:table-cell>
          <table:table-cell table:style-name="ce61" table:formula="of:=VLOOKUP(1/[.J78];[.$B$58:.$I$79];7)" office:value-type="float" office:value="-0.00163915" calcext:value-type="float">
            <text:p>-0.00163915</text:p>
          </table:table-cell>
          <table:table-cell table:style-name="ce61" table:formula="of:=VLOOKUP(1/[.J78];[.$B$58:.$I$79];8)" office:value-type="float" office:value="0.000000568494" calcext:value-type="float">
            <text:p>0.000000568494</text:p>
          </table:table-cell>
          <table:table-cell table:style-name="ce61" table:formula="of:=[.N79]+[.O79]*([.E25]-[.R79])+[.P79]*([.E25]-[.R79])^2" office:value-type="float" office:value="2.56177410912991" calcext:value-type="float">
            <text:p>2.56177410912991</text:p>
          </table:table-cell>
          <table:table-cell table:style-name="ce61" table:formula="of:=VLOOKUP(1/[.J78];[.$B$58:.$I$79];2)" office:value-type="float" office:value="2250" calcext:value-type="float">
            <text:p>2250</text:p>
          </table:table-cell>
          <table:table-cell table:style-name="ce61" table:formula="of:=([.$B$14]/[.$F$85])*([.Q79]-[.$F$83])" office:value-type="float" office:value="0.283698941132384" calcext:value-type="float">
            <text:p>0.283698941132384</text:p>
          </table:table-cell>
          <table:table-cell table:style-name="ce61" table:formula="of:=14.0069+6.59285*(([.E25]/[.$B$12])-0.65)-1.94051*(([.E25]/[.$B$12])-0.65)^2" office:value-type="float" office:value="15.3492964635164" calcext:value-type="float">
            <text:p>15.3492964635164</text:p>
          </table:table-cell>
          <table:table-cell table:number-columns-repeated="237"/>
        </table:table-row>
        <table:table-row table:style-name="ro3">
          <table:table-cell table:style-name="ce58" table:number-columns-repeated="9"/>
          <table:table-cell table:style-name="ce61" table:formula="of:=[.$F$84]+3*[.D26]/([.$B$14]/[.$F$85])" office:value-type="float" office:value="9243.31528335042" calcext:value-type="float">
            <text:p>9243.31528335042</text:p>
          </table:table-cell>
          <table:table-cell table:style-name="ce61" table:formula="of:=VLOOKUP(1/[.J79];[.$B$58:.$I$79];3)" office:value-type="float" office:value="9222.059" calcext:value-type="float">
            <text:p>9222.059</text:p>
          </table:table-cell>
          <table:table-cell table:style-name="ce61" table:formula="of:=VLOOKUP(1/[.J79];[.$B$58:.$I$79];4)" office:value-type="float" office:value="-3.66916" calcext:value-type="float">
            <text:p>-3.66916</text:p>
          </table:table-cell>
          <table:table-cell table:style-name="ce61" table:formula="of:=VLOOKUP(1/[.J79];[.$B$58:.$I$79];5)" office:value-type="float" office:value="0.00045401" calcext:value-type="float">
            <text:p>0.00045401</text:p>
          </table:table-cell>
          <table:table-cell table:style-name="ce61" table:formula="of:=VLOOKUP(1/[.J79];[.$B$58:.$I$79];6)" office:value-type="float" office:value="2.57801" calcext:value-type="float">
            <text:p>2.57801</text:p>
          </table:table-cell>
          <table:table-cell table:style-name="ce61" table:formula="of:=VLOOKUP(1/[.J79];[.$B$58:.$I$79];7)" office:value-type="float" office:value="-0.00163915" calcext:value-type="float">
            <text:p>-0.00163915</text:p>
          </table:table-cell>
          <table:table-cell table:style-name="ce61" table:formula="of:=VLOOKUP(1/[.J79];[.$B$58:.$I$79];8)" office:value-type="float" office:value="0.000000568494" calcext:value-type="float">
            <text:p>0.000000568494</text:p>
          </table:table-cell>
          <table:table-cell table:style-name="ce61" table:formula="of:=[.N80]+[.O80]*([.E26]-[.R80])+[.P80]*([.E26]-[.R80])^2" office:value-type="float" office:value="2.58751822587246" calcext:value-type="float">
            <text:p>2.58751822587246</text:p>
          </table:table-cell>
          <table:table-cell table:style-name="ce61" table:formula="of:=VLOOKUP(1/[.J79];[.$B$58:.$I$79];2)" office:value-type="float" office:value="2250" calcext:value-type="float">
            <text:p>2250</text:p>
          </table:table-cell>
          <table:table-cell table:style-name="ce61" table:formula="of:=([.$B$14]/[.$F$85])*([.Q80]-[.$F$83])" office:value-type="float" office:value="0.298342093979103" calcext:value-type="float">
            <text:p>0.298342093979103</text:p>
          </table:table-cell>
          <table:table-cell table:style-name="ce61" table:formula="of:=14.0069+6.59285*(([.E26]/[.$B$12])-0.65)-1.94051*(([.E26]/[.$B$12])-0.65)^2" office:value-type="float" office:value="15.3145170209033" calcext:value-type="float">
            <text:p>15.3145170209033</text:p>
          </table:table-cell>
          <table:table-cell table:number-columns-repeated="237"/>
        </table:table-row>
        <table:table-row table:style-name="ro3">
          <table:table-cell table:style-name="ce58" table:number-columns-repeated="9"/>
          <table:table-cell table:style-name="ce61" table:formula="of:=[.$F$84]+3*[.D27]/([.$B$14]/[.$F$85])" office:value-type="float" office:value="9300.99570649923" calcext:value-type="float">
            <text:p>9300.99570649923</text:p>
          </table:table-cell>
          <table:table-cell table:style-name="ce61" table:formula="of:=VLOOKUP(1/[.J80];[.$B$58:.$I$79];3)" office:value-type="float" office:value="9222.059" calcext:value-type="float">
            <text:p>9222.059</text:p>
          </table:table-cell>
          <table:table-cell table:style-name="ce61" table:formula="of:=VLOOKUP(1/[.J80];[.$B$58:.$I$79];4)" office:value-type="float" office:value="-3.66916" calcext:value-type="float">
            <text:p>-3.66916</text:p>
          </table:table-cell>
          <table:table-cell table:style-name="ce61" table:formula="of:=VLOOKUP(1/[.J80];[.$B$58:.$I$79];5)" office:value-type="float" office:value="0.00045401" calcext:value-type="float">
            <text:p>0.00045401</text:p>
          </table:table-cell>
          <table:table-cell table:style-name="ce61" table:formula="of:=VLOOKUP(1/[.J80];[.$B$58:.$I$79];6)" office:value-type="float" office:value="2.57801" calcext:value-type="float">
            <text:p>2.57801</text:p>
          </table:table-cell>
          <table:table-cell table:style-name="ce61" table:formula="of:=VLOOKUP(1/[.J80];[.$B$58:.$I$79];7)" office:value-type="float" office:value="-0.00163915" calcext:value-type="float">
            <text:p>-0.00163915</text:p>
          </table:table-cell>
          <table:table-cell table:style-name="ce61" table:formula="of:=VLOOKUP(1/[.J80];[.$B$58:.$I$79];8)" office:value-type="float" office:value="0.000000568494" calcext:value-type="float">
            <text:p>0.000000568494</text:p>
          </table:table-cell>
          <table:table-cell table:style-name="ce61" table:formula="of:=[.N81]+[.O81]*([.E27]-[.R81])+[.P81]*([.E27]-[.R81])^2" office:value-type="float" office:value="2.6134423071298" calcext:value-type="float">
            <text:p>2.6134423071298</text:p>
          </table:table-cell>
          <table:table-cell table:style-name="ce61" table:formula="of:=VLOOKUP(1/[.J80];[.$B$58:.$I$79];2)" office:value-type="float" office:value="2250" calcext:value-type="float">
            <text:p>2250</text:p>
          </table:table-cell>
          <table:table-cell table:style-name="ce61" table:formula="of:=([.$B$14]/[.$F$85])*([.Q81]-[.$F$83])" office:value-type="float" office:value="0.313087609937489" calcext:value-type="float">
            <text:p>0.313087609937489</text:p>
          </table:table-cell>
          <table:table-cell table:style-name="ce61" table:formula="of:=14.0069+6.59285*(([.E27]/[.$B$12])-0.65)-1.94051*(([.E27]/[.$B$12])-0.65)^2" office:value-type="float" office:value="15.2797315740909" calcext:value-type="float">
            <text:p>15.2797315740909</text:p>
          </table:table-cell>
          <table:table-cell table:number-columns-repeated="237"/>
        </table:table-row>
        <table:table-row table:style-name="ro3">
          <table:table-cell table:style-name="ce58" table:number-columns-repeated="9"/>
          <table:table-cell table:style-name="ce61" table:formula="of:=[.$F$84]+3*[.D28]/([.$B$14]/[.$F$85])" office:value-type="float" office:value="9358.67612964804" calcext:value-type="float">
            <text:p>9358.67612964804</text:p>
          </table:table-cell>
          <table:table-cell table:style-name="ce61" table:formula="of:=VLOOKUP(1/[.J81];[.$B$58:.$I$79];3)" office:value-type="float" office:value="9222.059" calcext:value-type="float">
            <text:p>9222.059</text:p>
          </table:table-cell>
          <table:table-cell table:style-name="ce61" table:formula="of:=VLOOKUP(1/[.J81];[.$B$58:.$I$79];4)" office:value-type="float" office:value="-3.66916" calcext:value-type="float">
            <text:p>-3.66916</text:p>
          </table:table-cell>
          <table:table-cell table:style-name="ce61" table:formula="of:=VLOOKUP(1/[.J81];[.$B$58:.$I$79];5)" office:value-type="float" office:value="0.00045401" calcext:value-type="float">
            <text:p>0.00045401</text:p>
          </table:table-cell>
          <table:table-cell table:style-name="ce61" table:formula="of:=VLOOKUP(1/[.J81];[.$B$58:.$I$79];6)" office:value-type="float" office:value="2.57801" calcext:value-type="float">
            <text:p>2.57801</text:p>
          </table:table-cell>
          <table:table-cell table:style-name="ce61" table:formula="of:=VLOOKUP(1/[.J81];[.$B$58:.$I$79];7)" office:value-type="float" office:value="-0.00163915" calcext:value-type="float">
            <text:p>-0.00163915</text:p>
          </table:table-cell>
          <table:table-cell table:style-name="ce61" table:formula="of:=VLOOKUP(1/[.J81];[.$B$58:.$I$79];8)" office:value-type="float" office:value="0.000000568494" calcext:value-type="float">
            <text:p>0.000000568494</text:p>
          </table:table-cell>
          <table:table-cell table:style-name="ce61" table:formula="of:=[.N82]+[.O82]*([.E28]-[.R82])+[.P82]*([.E28]-[.R82])^2" office:value-type="float" office:value="2.63954427860121" calcext:value-type="float">
            <text:p>2.63954427860121</text:p>
          </table:table-cell>
          <table:table-cell table:style-name="ce61" table:formula="of:=VLOOKUP(1/[.J81];[.$B$58:.$I$79];2)" office:value-type="float" office:value="2250" calcext:value-type="float">
            <text:p>2250</text:p>
          </table:table-cell>
          <table:table-cell table:style-name="ce61" table:formula="of:=([.$B$14]/[.$F$85])*([.Q82]-[.$F$83])" office:value-type="float" office:value="0.327934309153424" calcext:value-type="float">
            <text:p>0.327934309153424</text:p>
          </table:table-cell>
          <table:table-cell table:style-name="ce61" table:formula="of:=14.0069+6.59285*(([.E28]/[.$B$12])-0.65)-1.94051*(([.E28]/[.$B$12])-0.65)^2" office:value-type="float" office:value="15.2449401922844" calcext:value-type="float">
            <text:p>15.2449401922844</text:p>
          </table:table-cell>
          <table:table-cell table:number-columns-repeated="237"/>
        </table:table-row>
        <table:table-row table:style-name="ro3">
          <table:table-cell table:style-name="ce58" table:number-columns-repeated="5"/>
          <table:table-cell table:style-name="ce61" table:formula="of:=[.N58]+[.O58]*([.$B$12]-[.$R$58])+[.P58]*([.$B$12]-[.$R$58])^2" office:value-type="float" office:value="2.06300319983846" calcext:value-type="float">
            <text:p>2.06300319983846</text:p>
          </table:table-cell>
          <table:table-cell table:style-name="ce61"/>
          <table:table-cell table:style-name="ce60" office:value-type="string" calcext:value-type="string">
            <text:p>TV</text:p>
          </table:table-cell>
          <table:table-cell table:style-name="ce58"/>
          <table:table-cell table:style-name="ce61" table:formula="of:=[.$F$84]+3*[.D29]/([.$B$14]/[.$F$85])" office:value-type="float" office:value="9416.35655279685" calcext:value-type="float">
            <text:p>9416.35655279685</text:p>
          </table:table-cell>
          <table:table-cell table:style-name="ce61" table:formula="of:=VLOOKUP(1/[.J82];[.$B$58:.$I$79];3)" office:value-type="float" office:value="9222.059" calcext:value-type="float">
            <text:p>9222.059</text:p>
          </table:table-cell>
          <table:table-cell table:style-name="ce61" table:formula="of:=VLOOKUP(1/[.J82];[.$B$58:.$I$79];4)" office:value-type="float" office:value="-3.66916" calcext:value-type="float">
            <text:p>-3.66916</text:p>
          </table:table-cell>
          <table:table-cell table:style-name="ce61" table:formula="of:=VLOOKUP(1/[.J82];[.$B$58:.$I$79];5)" office:value-type="float" office:value="0.00045401" calcext:value-type="float">
            <text:p>0.00045401</text:p>
          </table:table-cell>
          <table:table-cell table:style-name="ce61" table:formula="of:=VLOOKUP(1/[.J82];[.$B$58:.$I$79];6)" office:value-type="float" office:value="2.57801" calcext:value-type="float">
            <text:p>2.57801</text:p>
          </table:table-cell>
          <table:table-cell table:style-name="ce61" table:formula="of:=VLOOKUP(1/[.J82];[.$B$58:.$I$79];7)" office:value-type="float" office:value="-0.00163915" calcext:value-type="float">
            <text:p>-0.00163915</text:p>
          </table:table-cell>
          <table:table-cell table:style-name="ce61" table:formula="of:=VLOOKUP(1/[.J82];[.$B$58:.$I$79];8)" office:value-type="float" office:value="0.000000568494" calcext:value-type="float">
            <text:p>0.000000568494</text:p>
          </table:table-cell>
          <table:table-cell table:style-name="ce61" table:formula="of:=[.N83]+[.O83]*([.E29]-[.R83])+[.P83]*([.E29]-[.R83])^2" office:value-type="float" office:value="2.66582210553032" calcext:value-type="float">
            <text:p>2.66582210553032</text:p>
          </table:table-cell>
          <table:table-cell table:style-name="ce61" table:formula="of:=VLOOKUP(1/[.J82];[.$B$58:.$I$79];2)" office:value-type="float" office:value="2250" calcext:value-type="float">
            <text:p>2250</text:p>
          </table:table-cell>
          <table:table-cell table:style-name="ce61" table:formula="of:=([.$B$14]/[.$F$85])*([.Q83]-[.$F$83])" office:value-type="float" office:value="0.342881034265436" calcext:value-type="float">
            <text:p>0.342881034265436</text:p>
          </table:table-cell>
          <table:table-cell table:style-name="ce61" table:formula="of:=14.0069+6.59285*(([.E29]/[.$B$12])-0.65)-1.94051*(([.E29]/[.$B$12])-0.65)^2" office:value-type="float" office:value="15.2101429433701" calcext:value-type="float">
            <text:p>15.2101429433701</text:p>
          </table:table-cell>
          <table:table-cell table:number-columns-repeated="237"/>
        </table:table-row>
        <table:table-row table:style-name="ro3">
          <table:table-cell table:style-name="ce58" table:number-columns-repeated="5"/>
          <table:table-cell table:style-name="ce61" table:formula="of:=[.K58]+[.L58]*([.$B$12]-[.R58])+[.M58]*([.$B$12]-[.R58])^2" office:value-type="float" office:value="7974.34597407663" calcext:value-type="float">
            <text:p>7974.34597407663</text:p>
          </table:table-cell>
          <table:table-cell table:style-name="ce61"/>
          <table:table-cell table:style-name="ce60" office:value-type="string" calcext:value-type="string">
            <text:p>SV</text:p>
          </table:table-cell>
          <table:table-cell table:style-name="ce58"/>
          <table:table-cell table:style-name="ce61" table:formula="of:=[.$F$84]+3*[.D30]/([.$B$14]/[.$F$85])" office:value-type="float" office:value="9474.03697594566" calcext:value-type="float">
            <text:p>9474.03697594566</text:p>
          </table:table-cell>
          <table:table-cell table:style-name="ce61" table:formula="of:=VLOOKUP(1/[.J83];[.$B$58:.$I$79];3)" office:value-type="float" office:value="9222.059" calcext:value-type="float">
            <text:p>9222.059</text:p>
          </table:table-cell>
          <table:table-cell table:style-name="ce61" table:formula="of:=VLOOKUP(1/[.J83];[.$B$58:.$I$79];4)" office:value-type="float" office:value="-3.66916" calcext:value-type="float">
            <text:p>-3.66916</text:p>
          </table:table-cell>
          <table:table-cell table:style-name="ce61" table:formula="of:=VLOOKUP(1/[.J83];[.$B$58:.$I$79];5)" office:value-type="float" office:value="0.00045401" calcext:value-type="float">
            <text:p>0.00045401</text:p>
          </table:table-cell>
          <table:table-cell table:style-name="ce61" table:formula="of:=VLOOKUP(1/[.J83];[.$B$58:.$I$79];6)" office:value-type="float" office:value="2.57801" calcext:value-type="float">
            <text:p>2.57801</text:p>
          </table:table-cell>
          <table:table-cell table:style-name="ce61" table:formula="of:=VLOOKUP(1/[.J83];[.$B$58:.$I$79];7)" office:value-type="float" office:value="-0.00163915" calcext:value-type="float">
            <text:p>-0.00163915</text:p>
          </table:table-cell>
          <table:table-cell table:style-name="ce61" table:formula="of:=VLOOKUP(1/[.J83];[.$B$58:.$I$79];8)" office:value-type="float" office:value="0.000000568494" calcext:value-type="float">
            <text:p>0.000000568494</text:p>
          </table:table-cell>
          <table:table-cell table:style-name="ce61" table:formula="of:=[.N84]+[.O84]*([.E30]-[.R84])+[.P84]*([.E30]-[.R84])^2" office:value-type="float" office:value="2.69227379165761" calcext:value-type="float">
            <text:p>2.69227379165761</text:p>
          </table:table-cell>
          <table:table-cell table:style-name="ce61" table:formula="of:=VLOOKUP(1/[.J83];[.$B$58:.$I$79];2)" office:value-type="float" office:value="2250" calcext:value-type="float">
            <text:p>2250</text:p>
          </table:table-cell>
          <table:table-cell table:style-name="ce61" table:formula="of:=([.$B$14]/[.$F$85])*([.Q84]-[.$F$83])" office:value-type="float" office:value="0.357926649808929" calcext:value-type="float">
            <text:p>0.357926649808929</text:p>
          </table:table-cell>
          <table:table-cell table:style-name="ce61" table:formula="of:=14.0069+6.59285*(([.E30]/[.$B$12])-0.65)-1.94051*(([.E30]/[.$B$12])-0.65)^2" office:value-type="float" office:value="15.1753398939495" calcext:value-type="float">
            <text:p>15.1753398939495</text:p>
          </table:table-cell>
          <table:table-cell table:number-columns-repeated="237"/>
        </table:table-row>
        <table:table-row table:style-name="ro3">
          <table:table-cell table:style-name="ce58" table:number-columns-repeated="5"/>
          <table:table-cell table:style-name="ce61" table:formula="of:=[.$F$86]*[.$F$87]" office:value-type="float" office:value="0.97047081258018" calcext:value-type="float">
            <text:p>0.97047081258018</text:p>
          </table:table-cell>
          <table:table-cell table:style-name="ce61"/>
          <table:table-cell table:style-name="ce60" office:value-type="string" calcext:value-type="string">
            <text:p>RO</text:p>
          </table:table-cell>
          <table:table-cell table:style-name="ce58"/>
          <table:table-cell table:style-name="ce61" table:formula="of:=[.$F$84]+3*[.D31]/([.$B$14]/[.$F$85])" office:value-type="float" office:value="9531.71739909447" calcext:value-type="float">
            <text:p>9531.71739909447</text:p>
          </table:table-cell>
          <table:table-cell table:style-name="ce61" table:formula="of:=VLOOKUP(1/[.J84];[.$B$58:.$I$79];3)" office:value-type="float" office:value="9222.059" calcext:value-type="float">
            <text:p>9222.059</text:p>
          </table:table-cell>
          <table:table-cell table:style-name="ce61" table:formula="of:=VLOOKUP(1/[.J84];[.$B$58:.$I$79];4)" office:value-type="float" office:value="-3.66916" calcext:value-type="float">
            <text:p>-3.66916</text:p>
          </table:table-cell>
          <table:table-cell table:style-name="ce61" table:formula="of:=VLOOKUP(1/[.J84];[.$B$58:.$I$79];5)" office:value-type="float" office:value="0.00045401" calcext:value-type="float">
            <text:p>0.00045401</text:p>
          </table:table-cell>
          <table:table-cell table:style-name="ce61" table:formula="of:=VLOOKUP(1/[.J84];[.$B$58:.$I$79];6)" office:value-type="float" office:value="2.57801" calcext:value-type="float">
            <text:p>2.57801</text:p>
          </table:table-cell>
          <table:table-cell table:style-name="ce61" table:formula="of:=VLOOKUP(1/[.J84];[.$B$58:.$I$79];7)" office:value-type="float" office:value="-0.00163915" calcext:value-type="float">
            <text:p>-0.00163915</text:p>
          </table:table-cell>
          <table:table-cell table:style-name="ce61" table:formula="of:=VLOOKUP(1/[.J84];[.$B$58:.$I$79];8)" office:value-type="float" office:value="0.000000568494" calcext:value-type="float">
            <text:p>0.000000568494</text:p>
          </table:table-cell>
          <table:table-cell table:style-name="ce61" table:formula="of:=[.N85]+[.O85]*([.E31]-[.R85])+[.P85]*([.E31]-[.R85])^2" office:value-type="float" office:value="2.7188973782084" calcext:value-type="float">
            <text:p>2.7188973782084</text:p>
          </table:table-cell>
          <table:table-cell table:style-name="ce61" table:formula="of:=VLOOKUP(1/[.J84];[.$B$58:.$I$79];2)" office:value-type="float" office:value="2250" calcext:value-type="float">
            <text:p>2250</text:p>
          </table:table-cell>
          <table:table-cell table:style-name="ce61" table:formula="of:=([.$B$14]/[.$F$85])*([.Q85]-[.$F$83])" office:value-type="float" office:value="0.373070041640535" calcext:value-type="float">
            <text:p>0.373070041640535</text:p>
          </table:table-cell>
          <table:table-cell table:style-name="ce61" table:formula="of:=14.0069+6.59285*(([.E31]/[.$B$12])-0.65)-1.94051*(([.E31]/[.$B$12])-0.65)^2" office:value-type="float" office:value="15.1405311093737" calcext:value-type="float">
            <text:p>15.1405311093737</text:p>
          </table:table-cell>
          <table:table-cell table:number-columns-repeated="237"/>
        </table:table-row>
        <table:table-row table:style-name="ro3">
          <table:table-cell table:style-name="ce58" table:number-columns-repeated="5"/>
          <table:table-cell table:style-name="ce61" table:formula="of:=1-0.0000359596*[.$B$17]+0.00000000047741*[.$B$17]^2" office:value-type="float" office:value="0.953631131640041" calcext:value-type="float">
            <text:p>0.953631131640041</text:p>
          </table:table-cell>
          <table:table-cell table:style-name="ce61"/>
          <table:table-cell table:style-name="ce60" office:value-type="string" calcext:value-type="string">
            <text:p>AF</text:p>
          </table:table-cell>
          <table:table-cell table:style-name="ce58"/>
          <table:table-cell table:style-name="ce61" table:formula="of:=[.$F$84]+3*[.D32]/([.$B$14]/[.$F$85])" office:value-type="float" office:value="9589.39782224328" calcext:value-type="float">
            <text:p>9589.39782224328</text:p>
          </table:table-cell>
          <table:table-cell table:style-name="ce61" table:formula="of:=VLOOKUP(1/[.J85];[.$B$58:.$I$79];3)" office:value-type="float" office:value="9222.059" calcext:value-type="float">
            <text:p>9222.059</text:p>
          </table:table-cell>
          <table:table-cell table:style-name="ce61" table:formula="of:=VLOOKUP(1/[.J85];[.$B$58:.$I$79];4)" office:value-type="float" office:value="-3.66916" calcext:value-type="float">
            <text:p>-3.66916</text:p>
          </table:table-cell>
          <table:table-cell table:style-name="ce61" table:formula="of:=VLOOKUP(1/[.J85];[.$B$58:.$I$79];5)" office:value-type="float" office:value="0.00045401" calcext:value-type="float">
            <text:p>0.00045401</text:p>
          </table:table-cell>
          <table:table-cell table:style-name="ce61" table:formula="of:=VLOOKUP(1/[.J85];[.$B$58:.$I$79];6)" office:value-type="float" office:value="2.57801" calcext:value-type="float">
            <text:p>2.57801</text:p>
          </table:table-cell>
          <table:table-cell table:style-name="ce61" table:formula="of:=VLOOKUP(1/[.J85];[.$B$58:.$I$79];7)" office:value-type="float" office:value="-0.00163915" calcext:value-type="float">
            <text:p>-0.00163915</text:p>
          </table:table-cell>
          <table:table-cell table:style-name="ce61" table:formula="of:=VLOOKUP(1/[.J85];[.$B$58:.$I$79];8)" office:value-type="float" office:value="0.000000568494" calcext:value-type="float">
            <text:p>0.000000568494</text:p>
          </table:table-cell>
          <table:table-cell table:style-name="ce61" table:formula="of:=[.N86]+[.O86]*([.E32]-[.R86])+[.P86]*([.E32]-[.R86])^2" office:value-type="float" office:value="2.7456909429148" calcext:value-type="float">
            <text:p>2.7456909429148</text:p>
          </table:table-cell>
          <table:table-cell table:style-name="ce61" table:formula="of:=VLOOKUP(1/[.J85];[.$B$58:.$I$79];2)" office:value-type="float" office:value="2250" calcext:value-type="float">
            <text:p>2250</text:p>
          </table:table-cell>
          <table:table-cell table:style-name="ce61" table:formula="of:=([.$B$14]/[.$F$85])*([.Q86]-[.$F$83])" office:value-type="float" office:value="0.38831011638179" calcext:value-type="float">
            <text:p>0.38831011638179</text:p>
          </table:table-cell>
          <table:table-cell table:style-name="ce61" table:formula="of:=14.0069+6.59285*(([.E32]/[.$B$12])-0.65)-1.94051*(([.E32]/[.$B$12])-0.65)^2" office:value-type="float" office:value="15.1057166537759" calcext:value-type="float">
            <text:p>15.1057166537759</text:p>
          </table:table-cell>
          <table:table-cell table:number-columns-repeated="237"/>
        </table:table-row>
        <table:table-row table:style-name="ro3">
          <table:table-cell table:style-name="ce58" table:number-columns-repeated="5"/>
          <table:table-cell table:style-name="ce61" table:formula="of:=518.67/(459.67+[.$B$18])" office:value-type="float" office:value="1.017658484902" calcext:value-type="float">
            <text:p>1.017658484902</text:p>
          </table:table-cell>
          <table:table-cell table:style-name="ce61"/>
          <table:table-cell table:style-name="ce60" office:value-type="string" calcext:value-type="string">
            <text:p>RF</text:p>
          </table:table-cell>
          <table:table-cell table:style-name="ce58"/>
          <table:table-cell table:style-name="ce61" table:formula="of:=[.$F$84]+3*[.D33]/([.$B$14]/[.$F$85])" office:value-type="float" office:value="9647.07824539209" calcext:value-type="float">
            <text:p>9647.07824539209</text:p>
          </table:table-cell>
          <table:table-cell table:style-name="ce61" table:formula="of:=VLOOKUP(1/[.J86];[.$B$58:.$I$79];3)" office:value-type="float" office:value="9222.059" calcext:value-type="float">
            <text:p>9222.059</text:p>
          </table:table-cell>
          <table:table-cell table:style-name="ce61" table:formula="of:=VLOOKUP(1/[.J86];[.$B$58:.$I$79];4)" office:value-type="float" office:value="-3.66916" calcext:value-type="float">
            <text:p>-3.66916</text:p>
          </table:table-cell>
          <table:table-cell table:style-name="ce61" table:formula="of:=VLOOKUP(1/[.J86];[.$B$58:.$I$79];5)" office:value-type="float" office:value="0.00045401" calcext:value-type="float">
            <text:p>0.00045401</text:p>
          </table:table-cell>
          <table:table-cell table:style-name="ce61" table:formula="of:=VLOOKUP(1/[.J86];[.$B$58:.$I$79];6)" office:value-type="float" office:value="2.57801" calcext:value-type="float">
            <text:p>2.57801</text:p>
          </table:table-cell>
          <table:table-cell table:style-name="ce61" table:formula="of:=VLOOKUP(1/[.J86];[.$B$58:.$I$79];7)" office:value-type="float" office:value="-0.00163915" calcext:value-type="float">
            <text:p>-0.00163915</text:p>
          </table:table-cell>
          <table:table-cell table:style-name="ce61" table:formula="of:=VLOOKUP(1/[.J86];[.$B$58:.$I$79];8)" office:value-type="float" office:value="0.000000568494" calcext:value-type="float">
            <text:p>0.000000568494</text:p>
          </table:table-cell>
          <table:table-cell table:style-name="ce61" table:formula="of:=[.N87]+[.O87]*([.E33]-[.R87])+[.P87]*([.E33]-[.R87])^2" office:value-type="float" office:value="2.77265259907012" calcext:value-type="float">
            <text:p>2.77265259907012</text:p>
          </table:table-cell>
          <table:table-cell table:style-name="ce61" table:formula="of:=VLOOKUP(1/[.J86];[.$B$58:.$I$79];2)" office:value-type="float" office:value="2250" calcext:value-type="float">
            <text:p>2250</text:p>
          </table:table-cell>
          <table:table-cell table:style-name="ce61" table:formula="of:=([.$B$14]/[.$F$85])*([.Q87]-[.$F$83])" office:value-type="float" office:value="0.403645800881327" calcext:value-type="float">
            <text:p>0.403645800881327</text:p>
          </table:table-cell>
          <table:table-cell table:style-name="ce61" table:formula="of:=14.0069+6.59285*(([.E33]/[.$B$12])-0.65)-1.94051*(([.E33]/[.$B$12])-0.65)^2" office:value-type="float" office:value="15.0708965901027" calcext:value-type="float">
            <text:p>15.0708965901027</text:p>
          </table:table-cell>
          <table:table-cell table:number-columns-repeated="237"/>
        </table:table-row>
        <table:table-row table:style-name="ro3">
          <table:table-cell table:style-name="ce58" table:number-columns-repeated="9"/>
          <table:table-cell table:style-name="ce61" table:formula="of:=[.$F$84]+3*[.D34]/([.$B$14]/[.$F$85])" office:value-type="float" office:value="9704.7586685409" calcext:value-type="float">
            <text:p>9704.7586685409</text:p>
          </table:table-cell>
          <table:table-cell table:style-name="ce61" table:formula="of:=VLOOKUP(1/[.J87];[.$B$58:.$I$79];3)" office:value-type="float" office:value="9222.059" calcext:value-type="float">
            <text:p>9222.059</text:p>
          </table:table-cell>
          <table:table-cell table:style-name="ce61" table:formula="of:=VLOOKUP(1/[.J87];[.$B$58:.$I$79];4)" office:value-type="float" office:value="-3.66916" calcext:value-type="float">
            <text:p>-3.66916</text:p>
          </table:table-cell>
          <table:table-cell table:style-name="ce61" table:formula="of:=VLOOKUP(1/[.J87];[.$B$58:.$I$79];5)" office:value-type="float" office:value="0.00045401" calcext:value-type="float">
            <text:p>0.00045401</text:p>
          </table:table-cell>
          <table:table-cell table:style-name="ce61" table:formula="of:=VLOOKUP(1/[.J87];[.$B$58:.$I$79];6)" office:value-type="float" office:value="2.57801" calcext:value-type="float">
            <text:p>2.57801</text:p>
          </table:table-cell>
          <table:table-cell table:style-name="ce61" table:formula="of:=VLOOKUP(1/[.J87];[.$B$58:.$I$79];7)" office:value-type="float" office:value="-0.00163915" calcext:value-type="float">
            <text:p>-0.00163915</text:p>
          </table:table-cell>
          <table:table-cell table:style-name="ce61" table:formula="of:=VLOOKUP(1/[.J87];[.$B$58:.$I$79];8)" office:value-type="float" office:value="0.000000568494" calcext:value-type="float">
            <text:p>0.000000568494</text:p>
          </table:table-cell>
          <table:table-cell table:style-name="ce61" table:formula="of:=[.N88]+[.O88]*([.E34]-[.R88])+[.P88]*([.E34]-[.R88])^2" office:value-type="float" office:value="2.79978049461469" calcext:value-type="float">
            <text:p>2.79978049461469</text:p>
          </table:table-cell>
          <table:table-cell table:style-name="ce61" table:formula="of:=VLOOKUP(1/[.J87];[.$B$58:.$I$79];2)" office:value-type="float" office:value="2250" calcext:value-type="float">
            <text:p>2250</text:p>
          </table:table-cell>
          <table:table-cell table:style-name="ce61" table:formula="of:=([.$B$14]/[.$F$85])*([.Q88]-[.$F$83])" office:value-type="float" office:value="0.419076041694847" calcext:value-type="float">
            <text:p>0.419076041694847</text:p>
          </table:table-cell>
          <table:table-cell table:style-name="ce61" table:formula="of:=14.0069+6.59285*(([.E34]/[.$B$12])-0.65)-1.94051*(([.E34]/[.$B$12])-0.65)^2" office:value-type="float" office:value="15.0360709801448" calcext:value-type="float">
            <text:p>15.0360709801448</text:p>
          </table:table-cell>
          <table:table-cell table:number-columns-repeated="237"/>
        </table:table-row>
        <table:table-row table:style-name="ro3">
          <table:table-cell table:style-name="ce58" table:number-columns-repeated="9"/>
          <table:table-cell table:style-name="ce61" table:formula="of:=[.$F$84]+3*[.D35]/([.$B$14]/[.$F$85])" office:value-type="float" office:value="9762.4390916897" calcext:value-type="float">
            <text:p>9762.4390916897</text:p>
          </table:table-cell>
          <table:table-cell table:style-name="ce61" table:formula="of:=VLOOKUP(1/[.J88];[.$B$58:.$I$79];3)" office:value-type="float" office:value="9222.059" calcext:value-type="float">
            <text:p>9222.059</text:p>
          </table:table-cell>
          <table:table-cell table:style-name="ce61" table:formula="of:=VLOOKUP(1/[.J88];[.$B$58:.$I$79];4)" office:value-type="float" office:value="-3.66916" calcext:value-type="float">
            <text:p>-3.66916</text:p>
          </table:table-cell>
          <table:table-cell table:style-name="ce61" table:formula="of:=VLOOKUP(1/[.J88];[.$B$58:.$I$79];5)" office:value-type="float" office:value="0.00045401" calcext:value-type="float">
            <text:p>0.00045401</text:p>
          </table:table-cell>
          <table:table-cell table:style-name="ce61" table:formula="of:=VLOOKUP(1/[.J88];[.$B$58:.$I$79];6)" office:value-type="float" office:value="2.57801" calcext:value-type="float">
            <text:p>2.57801</text:p>
          </table:table-cell>
          <table:table-cell table:style-name="ce61" table:formula="of:=VLOOKUP(1/[.J88];[.$B$58:.$I$79];7)" office:value-type="float" office:value="-0.00163915" calcext:value-type="float">
            <text:p>-0.00163915</text:p>
          </table:table-cell>
          <table:table-cell table:style-name="ce61" table:formula="of:=VLOOKUP(1/[.J88];[.$B$58:.$I$79];8)" office:value-type="float" office:value="0.000000568494" calcext:value-type="float">
            <text:p>0.000000568494</text:p>
          </table:table-cell>
          <table:table-cell table:style-name="ce61" table:formula="of:=[.N89]+[.O89]*([.E35]-[.R89])+[.P89]*([.E35]-[.R89])^2" office:value-type="float" office:value="2.82707281125157" calcext:value-type="float">
            <text:p>2.82707281125157</text:p>
          </table:table-cell>
          <table:table-cell table:style-name="ce61" table:formula="of:=VLOOKUP(1/[.J88];[.$B$58:.$I$79];2)" office:value-type="float" office:value="2250" calcext:value-type="float">
            <text:p>2250</text:p>
          </table:table-cell>
          <table:table-cell table:style-name="ce61" table:formula="of:=([.$B$14]/[.$F$85])*([.Q89]-[.$F$83])" office:value-type="float" office:value="0.434599804582161" calcext:value-type="float">
            <text:p>0.434599804582161</text:p>
          </table:table-cell>
          <table:table-cell table:style-name="ce61" table:formula="of:=14.0069+6.59285*(([.E35]/[.$B$12])-0.65)-1.94051*(([.E35]/[.$B$12])-0.65)^2" office:value-type="float" office:value="15.0012398845664" calcext:value-type="float">
            <text:p>15.0012398845664</text:p>
          </table:table-cell>
          <table:table-cell table:number-columns-repeated="237"/>
        </table:table-row>
        <table:table-row table:style-name="ro3">
          <table:table-cell table:style-name="ce58" table:number-columns-repeated="9"/>
          <table:table-cell table:style-name="ce61" table:formula="of:=[.$F$84]+3*[.D36]/([.$B$14]/[.$F$85])" office:value-type="float" office:value="9820.11951483851" calcext:value-type="float">
            <text:p>9820.11951483851</text:p>
          </table:table-cell>
          <table:table-cell table:style-name="ce61" table:formula="of:=VLOOKUP(1/[.J89];[.$B$58:.$I$79];3)" office:value-type="float" office:value="9222.059" calcext:value-type="float">
            <text:p>9222.059</text:p>
          </table:table-cell>
          <table:table-cell table:style-name="ce61" table:formula="of:=VLOOKUP(1/[.J89];[.$B$58:.$I$79];4)" office:value-type="float" office:value="-3.66916" calcext:value-type="float">
            <text:p>-3.66916</text:p>
          </table:table-cell>
          <table:table-cell table:style-name="ce61" table:formula="of:=VLOOKUP(1/[.J89];[.$B$58:.$I$79];5)" office:value-type="float" office:value="0.00045401" calcext:value-type="float">
            <text:p>0.00045401</text:p>
          </table:table-cell>
          <table:table-cell table:style-name="ce61" table:formula="of:=VLOOKUP(1/[.J89];[.$B$58:.$I$79];6)" office:value-type="float" office:value="2.57801" calcext:value-type="float">
            <text:p>2.57801</text:p>
          </table:table-cell>
          <table:table-cell table:style-name="ce61" table:formula="of:=VLOOKUP(1/[.J89];[.$B$58:.$I$79];7)" office:value-type="float" office:value="-0.00163915" calcext:value-type="float">
            <text:p>-0.00163915</text:p>
          </table:table-cell>
          <table:table-cell table:style-name="ce61" table:formula="of:=VLOOKUP(1/[.J89];[.$B$58:.$I$79];8)" office:value-type="float" office:value="0.000000568494" calcext:value-type="float">
            <text:p>0.000000568494</text:p>
          </table:table-cell>
          <table:table-cell table:style-name="ce61" table:formula="of:=[.N90]+[.O90]*([.E36]-[.R90])+[.P90]*([.E36]-[.R90])^2" office:value-type="float" office:value="2.85452776359107" calcext:value-type="float">
            <text:p>2.85452776359107</text:p>
          </table:table-cell>
          <table:table-cell table:style-name="ce61" table:formula="of:=VLOOKUP(1/[.J89];[.$B$58:.$I$79];2)" office:value-type="float" office:value="2250" calcext:value-type="float">
            <text:p>2250</text:p>
          </table:table-cell>
          <table:table-cell table:style-name="ce61" table:formula="of:=([.$B$14]/[.$F$85])*([.Q90]-[.$F$83])" office:value-type="float" office:value="0.450216074020613" calcext:value-type="float">
            <text:p>0.450216074020613</text:p>
          </table:table-cell>
          <table:table-cell table:style-name="ce61" table:formula="of:=14.0069+6.59285*(([.E36]/[.$B$12])-0.65)-1.94051*(([.E36]/[.$B$12])-0.65)^2" office:value-type="float" office:value="14.966403362934" calcext:value-type="float">
            <text:p>14.966403362934</text:p>
          </table:table-cell>
          <table:table-cell table:number-columns-repeated="237"/>
        </table:table-row>
        <table:table-row table:style-name="ro3">
          <table:table-cell table:style-name="ce58" table:number-columns-repeated="9"/>
          <table:table-cell table:style-name="ce61" table:formula="of:=[.$F$84]+3*[.D37]/([.$B$14]/[.$F$85])" office:value-type="float" office:value="9877.79993798732" calcext:value-type="float">
            <text:p>9877.79993798732</text:p>
          </table:table-cell>
          <table:table-cell table:style-name="ce61" table:formula="of:=VLOOKUP(1/[.J90];[.$B$58:.$I$79];3)" office:value-type="float" office:value="9222.059" calcext:value-type="float">
            <text:p>9222.059</text:p>
          </table:table-cell>
          <table:table-cell table:style-name="ce61" table:formula="of:=VLOOKUP(1/[.J90];[.$B$58:.$I$79];4)" office:value-type="float" office:value="-3.66916" calcext:value-type="float">
            <text:p>-3.66916</text:p>
          </table:table-cell>
          <table:table-cell table:style-name="ce61" table:formula="of:=VLOOKUP(1/[.J90];[.$B$58:.$I$79];5)" office:value-type="float" office:value="0.00045401" calcext:value-type="float">
            <text:p>0.00045401</text:p>
          </table:table-cell>
          <table:table-cell table:style-name="ce61" table:formula="of:=VLOOKUP(1/[.J90];[.$B$58:.$I$79];6)" office:value-type="float" office:value="2.57801" calcext:value-type="float">
            <text:p>2.57801</text:p>
          </table:table-cell>
          <table:table-cell table:style-name="ce61" table:formula="of:=VLOOKUP(1/[.J90];[.$B$58:.$I$79];7)" office:value-type="float" office:value="-0.00163915" calcext:value-type="float">
            <text:p>-0.00163915</text:p>
          </table:table-cell>
          <table:table-cell table:style-name="ce61" table:formula="of:=VLOOKUP(1/[.J90];[.$B$58:.$I$79];8)" office:value-type="float" office:value="0.000000568494" calcext:value-type="float">
            <text:p>0.000000568494</text:p>
          </table:table-cell>
          <table:table-cell table:style-name="ce61" table:formula="of:=[.N91]+[.O91]*([.E37]-[.R91])+[.P91]*([.E37]-[.R91])^2" office:value-type="float" office:value="2.88214359832302" calcext:value-type="float">
            <text:p>2.88214359832302</text:p>
          </table:table-cell>
          <table:table-cell table:style-name="ce61" table:formula="of:=VLOOKUP(1/[.J90];[.$B$58:.$I$79];2)" office:value-type="float" office:value="2250" calcext:value-type="float">
            <text:p>2250</text:p>
          </table:table-cell>
          <table:table-cell table:style-name="ce61" table:formula="of:=([.$B$14]/[.$F$85])*([.Q91]-[.$F$83])" office:value-type="float" office:value="0.465923852734232" calcext:value-type="float">
            <text:p>0.465923852734232</text:p>
          </table:table-cell>
          <table:table-cell table:style-name="ce61" table:formula="of:=14.0069+6.59285*(([.E37]/[.$B$12])-0.65)-1.94051*(([.E37]/[.$B$12])-0.65)^2" office:value-type="float" office:value="14.9315614737436" calcext:value-type="float">
            <text:p>14.9315614737436</text:p>
          </table:table-cell>
          <table:table-cell table:number-columns-repeated="237"/>
        </table:table-row>
        <table:table-row table:style-name="ro3">
          <table:table-cell table:style-name="ce58" table:number-columns-repeated="9"/>
          <table:table-cell table:style-name="ce61" table:formula="of:=[.$F$84]+3*[.D38]/([.$B$14]/[.$F$85])" office:value-type="float" office:value="9935.48036113613" calcext:value-type="float">
            <text:p>9935.48036113613</text:p>
          </table:table-cell>
          <table:table-cell table:style-name="ce61" table:formula="of:=VLOOKUP(1/[.J91];[.$B$58:.$I$79];3)" office:value-type="float" office:value="9222.059" calcext:value-type="float">
            <text:p>9222.059</text:p>
          </table:table-cell>
          <table:table-cell table:style-name="ce61" table:formula="of:=VLOOKUP(1/[.J91];[.$B$58:.$I$79];4)" office:value-type="float" office:value="-3.66916" calcext:value-type="float">
            <text:p>-3.66916</text:p>
          </table:table-cell>
          <table:table-cell table:style-name="ce61" table:formula="of:=VLOOKUP(1/[.J91];[.$B$58:.$I$79];5)" office:value-type="float" office:value="0.00045401" calcext:value-type="float">
            <text:p>0.00045401</text:p>
          </table:table-cell>
          <table:table-cell table:style-name="ce61" table:formula="of:=VLOOKUP(1/[.J91];[.$B$58:.$I$79];6)" office:value-type="float" office:value="2.57801" calcext:value-type="float">
            <text:p>2.57801</text:p>
          </table:table-cell>
          <table:table-cell table:style-name="ce61" table:formula="of:=VLOOKUP(1/[.J91];[.$B$58:.$I$79];7)" office:value-type="float" office:value="-0.00163915" calcext:value-type="float">
            <text:p>-0.00163915</text:p>
          </table:table-cell>
          <table:table-cell table:style-name="ce61" table:formula="of:=VLOOKUP(1/[.J91];[.$B$58:.$I$79];8)" office:value-type="float" office:value="0.000000568494" calcext:value-type="float">
            <text:p>0.000000568494</text:p>
          </table:table-cell>
          <table:table-cell table:style-name="ce61" table:formula="of:=[.N92]+[.O92]*([.E38]-[.R92])+[.P92]*([.E38]-[.R92])^2" office:value-type="float" office:value="2.90991859341552" calcext:value-type="float">
            <text:p>2.90991859341552</text:p>
          </table:table-cell>
          <table:table-cell table:style-name="ce61" table:formula="of:=VLOOKUP(1/[.J91];[.$B$58:.$I$79];2)" office:value-type="float" office:value="2250" calcext:value-type="float">
            <text:p>2250</text:p>
          </table:table-cell>
          <table:table-cell table:style-name="ce61" table:formula="of:=([.$B$14]/[.$F$85])*([.Q92]-[.$F$83])" office:value-type="float" office:value="0.481722161238018" calcext:value-type="float">
            <text:p>0.481722161238018</text:p>
          </table:table-cell>
          <table:table-cell table:style-name="ce61" table:formula="of:=14.0069+6.59285*(([.E38]/[.$B$12])-0.65)-1.94051*(([.E38]/[.$B$12])-0.65)^2" office:value-type="float" office:value="14.8967142744479" calcext:value-type="float">
            <text:p>14.8967142744479</text:p>
          </table:table-cell>
          <table:table-cell table:number-columns-repeated="237"/>
        </table:table-row>
        <table:table-row table:style-name="ro3">
          <table:table-cell table:style-name="ce58" table:number-columns-repeated="9"/>
          <table:table-cell table:style-name="ce61" table:formula="of:=[.$F$84]+3*[.D39]/([.$B$14]/[.$F$85])" office:value-type="float" office:value="9993.16078428494" calcext:value-type="float">
            <text:p>9993.16078428494</text:p>
          </table:table-cell>
          <table:table-cell table:style-name="ce61" table:formula="of:=VLOOKUP(1/[.J92];[.$B$58:.$I$79];3)" office:value-type="float" office:value="9222.059" calcext:value-type="float">
            <text:p>9222.059</text:p>
          </table:table-cell>
          <table:table-cell table:style-name="ce61" table:formula="of:=VLOOKUP(1/[.J92];[.$B$58:.$I$79];4)" office:value-type="float" office:value="-3.66916" calcext:value-type="float">
            <text:p>-3.66916</text:p>
          </table:table-cell>
          <table:table-cell table:style-name="ce61" table:formula="of:=VLOOKUP(1/[.J92];[.$B$58:.$I$79];5)" office:value-type="float" office:value="0.00045401" calcext:value-type="float">
            <text:p>0.00045401</text:p>
          </table:table-cell>
          <table:table-cell table:style-name="ce61" table:formula="of:=VLOOKUP(1/[.J92];[.$B$58:.$I$79];6)" office:value-type="float" office:value="2.57801" calcext:value-type="float">
            <text:p>2.57801</text:p>
          </table:table-cell>
          <table:table-cell table:style-name="ce61" table:formula="of:=VLOOKUP(1/[.J92];[.$B$58:.$I$79];7)" office:value-type="float" office:value="-0.00163915" calcext:value-type="float">
            <text:p>-0.00163915</text:p>
          </table:table-cell>
          <table:table-cell table:style-name="ce61" table:formula="of:=VLOOKUP(1/[.J92];[.$B$58:.$I$79];8)" office:value-type="float" office:value="0.000000568494" calcext:value-type="float">
            <text:p>0.000000568494</text:p>
          </table:table-cell>
          <table:table-cell table:style-name="ce61" table:formula="of:=[.N93]+[.O93]*([.E39]-[.R93])+[.P93]*([.E39]-[.R93])^2" office:value-type="float" office:value="2.93785105733932" calcext:value-type="float">
            <text:p>2.93785105733932</text:p>
          </table:table-cell>
          <table:table-cell table:style-name="ce61" table:formula="of:=VLOOKUP(1/[.J92];[.$B$58:.$I$79];2)" office:value-type="float" office:value="2250" calcext:value-type="float">
            <text:p>2250</text:p>
          </table:table-cell>
          <table:table-cell table:style-name="ce61" table:formula="of:=([.$B$14]/[.$F$85])*([.Q93]-[.$F$83])" office:value-type="float" office:value="0.497610037396748" calcext:value-type="float">
            <text:p>0.497610037396748</text:p>
          </table:table-cell>
          <table:table-cell table:style-name="ce61" table:formula="of:=14.0069+6.59285*(([.E39]/[.$B$12])-0.65)-1.94051*(([.E39]/[.$B$12])-0.65)^2" office:value-type="float" office:value="14.8618618214817" calcext:value-type="float">
            <text:p>14.8618618214817</text:p>
          </table:table-cell>
          <table:table-cell table:number-columns-repeated="237"/>
        </table:table-row>
        <table:table-row table:style-name="ro3">
          <table:table-cell table:style-name="ce58" table:number-columns-repeated="9"/>
          <table:table-cell table:style-name="ce61" table:formula="of:=[.$F$84]+3*[.D40]/([.$B$14]/[.$F$85])" office:value-type="float" office:value="10050.8412074337" calcext:value-type="float">
            <text:p>10050.8412074337</text:p>
          </table:table-cell>
          <table:table-cell table:style-name="ce61" table:formula="of:=VLOOKUP(1/[.J93];[.$B$58:.$I$79];3)" office:value-type="float" office:value="9222.059" calcext:value-type="float">
            <text:p>9222.059</text:p>
          </table:table-cell>
          <table:table-cell table:style-name="ce61" table:formula="of:=VLOOKUP(1/[.J93];[.$B$58:.$I$79];4)" office:value-type="float" office:value="-3.66916" calcext:value-type="float">
            <text:p>-3.66916</text:p>
          </table:table-cell>
          <table:table-cell table:style-name="ce61" table:formula="of:=VLOOKUP(1/[.J93];[.$B$58:.$I$79];5)" office:value-type="float" office:value="0.00045401" calcext:value-type="float">
            <text:p>0.00045401</text:p>
          </table:table-cell>
          <table:table-cell table:style-name="ce61" table:formula="of:=VLOOKUP(1/[.J93];[.$B$58:.$I$79];6)" office:value-type="float" office:value="2.57801" calcext:value-type="float">
            <text:p>2.57801</text:p>
          </table:table-cell>
          <table:table-cell table:style-name="ce61" table:formula="of:=VLOOKUP(1/[.J93];[.$B$58:.$I$79];7)" office:value-type="float" office:value="-0.00163915" calcext:value-type="float">
            <text:p>-0.00163915</text:p>
          </table:table-cell>
          <table:table-cell table:style-name="ce61" table:formula="of:=VLOOKUP(1/[.J93];[.$B$58:.$I$79];8)" office:value-type="float" office:value="0.000000568494" calcext:value-type="float">
            <text:p>0.000000568494</text:p>
          </table:table-cell>
          <table:table-cell table:style-name="ce61" table:formula="of:=[.N94]+[.O94]*([.E40]-[.R94])+[.P94]*([.E40]-[.R94])^2" office:value-type="float" office:value="2.96593932831668" calcext:value-type="float">
            <text:p>2.96593932831668</text:p>
          </table:table-cell>
          <table:table-cell table:style-name="ce61" table:formula="of:=VLOOKUP(1/[.J93];[.$B$58:.$I$79];2)" office:value-type="float" office:value="2250" calcext:value-type="float">
            <text:p>2250</text:p>
          </table:table-cell>
          <table:table-cell table:style-name="ce61" table:formula="of:=([.$B$14]/[.$F$85])*([.Q94]-[.$F$83])" office:value-type="float" office:value="0.513586535997754" calcext:value-type="float">
            <text:p>0.513586535997754</text:p>
          </table:table-cell>
          <table:table-cell table:style-name="ce61" table:formula="of:=14.0069+6.59285*(([.E40]/[.$B$12])-0.65)-1.94051*(([.E40]/[.$B$12])-0.65)^2" office:value-type="float" office:value="14.8270041702873" calcext:value-type="float">
            <text:p>14.8270041702873</text:p>
          </table:table-cell>
          <table:table-cell table:number-columns-repeated="237"/>
        </table:table-row>
        <table:table-row table:style-name="ro3">
          <table:table-cell table:style-name="ce58" table:number-columns-repeated="9"/>
          <table:table-cell table:style-name="ce61" table:formula="of:=[.$F$84]+3*[.D41]/([.$B$14]/[.$F$85])" office:value-type="float" office:value="10108.5216305826" calcext:value-type="float">
            <text:p>10108.5216305826</text:p>
          </table:table-cell>
          <table:table-cell table:style-name="ce61" table:formula="of:=VLOOKUP(1/[.J94];[.$B$58:.$I$79];3)" office:value-type="float" office:value="9222.059" calcext:value-type="float">
            <text:p>9222.059</text:p>
          </table:table-cell>
          <table:table-cell table:style-name="ce61" table:formula="of:=VLOOKUP(1/[.J94];[.$B$58:.$I$79];4)" office:value-type="float" office:value="-3.66916" calcext:value-type="float">
            <text:p>-3.66916</text:p>
          </table:table-cell>
          <table:table-cell table:style-name="ce61" table:formula="of:=VLOOKUP(1/[.J94];[.$B$58:.$I$79];5)" office:value-type="float" office:value="0.00045401" calcext:value-type="float">
            <text:p>0.00045401</text:p>
          </table:table-cell>
          <table:table-cell table:style-name="ce61" table:formula="of:=VLOOKUP(1/[.J94];[.$B$58:.$I$79];6)" office:value-type="float" office:value="2.57801" calcext:value-type="float">
            <text:p>2.57801</text:p>
          </table:table-cell>
          <table:table-cell table:style-name="ce61" table:formula="of:=VLOOKUP(1/[.J94];[.$B$58:.$I$79];7)" office:value-type="float" office:value="-0.00163915" calcext:value-type="float">
            <text:p>-0.00163915</text:p>
          </table:table-cell>
          <table:table-cell table:style-name="ce61" table:formula="of:=VLOOKUP(1/[.J94];[.$B$58:.$I$79];8)" office:value-type="float" office:value="0.000000568494" calcext:value-type="float">
            <text:p>0.000000568494</text:p>
          </table:table-cell>
          <table:table-cell table:style-name="ce61" table:formula="of:=[.N95]+[.O95]*([.E41]-[.R95])+[.P95]*([.E41]-[.R95])^2" office:value-type="float" office:value="2.99418177359393" calcext:value-type="float">
            <text:p>2.99418177359393</text:p>
          </table:table-cell>
          <table:table-cell table:style-name="ce61" table:formula="of:=VLOOKUP(1/[.J94];[.$B$58:.$I$79];2)" office:value-type="float" office:value="2250" calcext:value-type="float">
            <text:p>2250</text:p>
          </table:table-cell>
          <table:table-cell table:style-name="ce61" table:formula="of:=([.$B$14]/[.$F$85])*([.Q95]-[.$F$83])" office:value-type="float" office:value="0.529650728337132" calcext:value-type="float">
            <text:p>0.529650728337132</text:p>
          </table:table-cell>
          <table:table-cell table:style-name="ce61" table:formula="of:=14.0069+6.59285*(([.E41]/[.$B$12])-0.65)-1.94051*(([.E41]/[.$B$12])-0.65)^2" office:value-type="float" office:value="14.7921413753387" calcext:value-type="float">
            <text:p>14.7921413753387</text:p>
          </table:table-cell>
          <table:table-cell table:number-columns-repeated="237"/>
        </table:table-row>
        <table:table-row table:style-name="ro3">
          <table:table-cell table:style-name="ce58" table:number-columns-repeated="9"/>
          <table:table-cell table:style-name="ce61" table:formula="of:=[.$F$84]+3*[.D42]/([.$B$14]/[.$F$85])" office:value-type="float" office:value="10166.2020537314" calcext:value-type="float">
            <text:p>10166.2020537314</text:p>
          </table:table-cell>
          <table:table-cell table:style-name="ce61" table:formula="of:=VLOOKUP(1/[.J95];[.$B$58:.$I$79];3)" office:value-type="float" office:value="9222.059" calcext:value-type="float">
            <text:p>9222.059</text:p>
          </table:table-cell>
          <table:table-cell table:style-name="ce61" table:formula="of:=VLOOKUP(1/[.J95];[.$B$58:.$I$79];4)" office:value-type="float" office:value="-3.66916" calcext:value-type="float">
            <text:p>-3.66916</text:p>
          </table:table-cell>
          <table:table-cell table:style-name="ce61" table:formula="of:=VLOOKUP(1/[.J95];[.$B$58:.$I$79];5)" office:value-type="float" office:value="0.00045401" calcext:value-type="float">
            <text:p>0.00045401</text:p>
          </table:table-cell>
          <table:table-cell table:style-name="ce61" table:formula="of:=VLOOKUP(1/[.J95];[.$B$58:.$I$79];6)" office:value-type="float" office:value="2.57801" calcext:value-type="float">
            <text:p>2.57801</text:p>
          </table:table-cell>
          <table:table-cell table:style-name="ce61" table:formula="of:=VLOOKUP(1/[.J95];[.$B$58:.$I$79];7)" office:value-type="float" office:value="-0.00163915" calcext:value-type="float">
            <text:p>-0.00163915</text:p>
          </table:table-cell>
          <table:table-cell table:style-name="ce61" table:formula="of:=VLOOKUP(1/[.J95];[.$B$58:.$I$79];8)" office:value-type="float" office:value="0.000000568494" calcext:value-type="float">
            <text:p>0.000000568494</text:p>
          </table:table-cell>
          <table:table-cell table:style-name="ce61" table:formula="of:=[.N96]+[.O96]*([.E42]-[.R96])+[.P96]*([.E42]-[.R96])^2" office:value-type="float" office:value="3.02257678873665" calcext:value-type="float">
            <text:p>3.02257678873665</text:p>
          </table:table-cell>
          <table:table-cell table:style-name="ce61" table:formula="of:=VLOOKUP(1/[.J95];[.$B$58:.$I$79];2)" office:value-type="float" office:value="2250" calcext:value-type="float">
            <text:p>2250</text:p>
          </table:table-cell>
          <table:table-cell table:style-name="ce61" table:formula="of:=([.$B$14]/[.$F$85])*([.Q96]-[.$F$83])" office:value-type="float" office:value="0.545801701818867" calcext:value-type="float">
            <text:p>0.545801701818867</text:p>
          </table:table-cell>
          <table:table-cell table:style-name="ce61" table:formula="of:=14.0069+6.59285*(([.E42]/[.$B$12])-0.65)-1.94051*(([.E42]/[.$B$12])-0.65)^2" office:value-type="float" office:value="14.757273490165" calcext:value-type="float">
            <text:p>14.757273490165</text:p>
          </table:table-cell>
          <table:table-cell table:number-columns-repeated="237"/>
        </table:table-row>
        <table:table-row table:style-name="ro3">
          <table:table-cell table:style-name="ce58" table:number-columns-repeated="9"/>
          <table:table-cell table:style-name="ce61" table:formula="of:=[.$F$84]+3*[.D43]/([.$B$14]/[.$F$85])" office:value-type="float" office:value="10223.8824768802" calcext:value-type="float">
            <text:p>10223.8824768802</text:p>
          </table:table-cell>
          <table:table-cell table:style-name="ce61" table:formula="of:=VLOOKUP(1/[.J96];[.$B$58:.$I$79];3)" office:value-type="float" office:value="9222.059" calcext:value-type="float">
            <text:p>9222.059</text:p>
          </table:table-cell>
          <table:table-cell table:style-name="ce61" table:formula="of:=VLOOKUP(1/[.J96];[.$B$58:.$I$79];4)" office:value-type="float" office:value="-3.66916" calcext:value-type="float">
            <text:p>-3.66916</text:p>
          </table:table-cell>
          <table:table-cell table:style-name="ce61" table:formula="of:=VLOOKUP(1/[.J96];[.$B$58:.$I$79];5)" office:value-type="float" office:value="0.00045401" calcext:value-type="float">
            <text:p>0.00045401</text:p>
          </table:table-cell>
          <table:table-cell table:style-name="ce61" table:formula="of:=VLOOKUP(1/[.J96];[.$B$58:.$I$79];6)" office:value-type="float" office:value="2.57801" calcext:value-type="float">
            <text:p>2.57801</text:p>
          </table:table-cell>
          <table:table-cell table:style-name="ce61" table:formula="of:=VLOOKUP(1/[.J96];[.$B$58:.$I$79];7)" office:value-type="float" office:value="-0.00163915" calcext:value-type="float">
            <text:p>-0.00163915</text:p>
          </table:table-cell>
          <table:table-cell table:style-name="ce61" table:formula="of:=VLOOKUP(1/[.J96];[.$B$58:.$I$79];8)" office:value-type="float" office:value="0.000000568494" calcext:value-type="float">
            <text:p>0.000000568494</text:p>
          </table:table-cell>
          <table:table-cell table:style-name="ce61" table:formula="of:=[.N97]+[.O97]*([.E43]-[.R97])+[.P97]*([.E43]-[.R97])^2" office:value-type="float" office:value="3.05112279694677" calcext:value-type="float">
            <text:p>3.05112279694677</text:p>
          </table:table-cell>
          <table:table-cell table:style-name="ce61" table:formula="of:=VLOOKUP(1/[.J96];[.$B$58:.$I$79];2)" office:value-type="float" office:value="2250" calcext:value-type="float">
            <text:p>2250</text:p>
          </table:table-cell>
          <table:table-cell table:style-name="ce61" table:formula="of:=([.$B$14]/[.$F$85])*([.Q97]-[.$F$83])" office:value-type="float" office:value="0.562038559566392" calcext:value-type="float">
            <text:p>0.562038559566392</text:p>
          </table:table-cell>
          <table:table-cell table:style-name="ce61" table:formula="of:=14.0069+6.59285*(([.E43]/[.$B$12])-0.65)-1.94051*(([.E43]/[.$B$12])-0.65)^2" office:value-type="float" office:value="14.7224005673732" calcext:value-type="float">
            <text:p>14.7224005673732</text:p>
          </table:table-cell>
          <table:table-cell table:number-columns-repeated="237"/>
        </table:table-row>
        <table:table-row table:style-name="ro3">
          <table:table-cell table:style-name="ce58" table:number-columns-repeated="9"/>
          <table:table-cell table:style-name="ce61" table:formula="of:=[.$F$84]+3*[.D44]/([.$B$14]/[.$F$85])" office:value-type="float" office:value="10281.562900029" calcext:value-type="float">
            <text:p>10281.562900029</text:p>
          </table:table-cell>
          <table:table-cell table:style-name="ce61" table:formula="of:=VLOOKUP(1/[.J97];[.$B$58:.$I$79];3)" office:value-type="float" office:value="11189.1" calcext:value-type="float">
            <text:p>11189.1</text:p>
          </table:table-cell>
          <table:table-cell table:style-name="ce61" table:formula="of:=VLOOKUP(1/[.J97];[.$B$58:.$I$79];4)" office:value-type="float" office:value="-4.31589" calcext:value-type="float">
            <text:p>-4.31589</text:p>
          </table:table-cell>
          <table:table-cell table:style-name="ce61" table:formula="of:=VLOOKUP(1/[.J97];[.$B$58:.$I$79];5)" office:value-type="float" office:value="0.000960342" calcext:value-type="float">
            <text:p>0.000960342</text:p>
          </table:table-cell>
          <table:table-cell table:style-name="ce61" table:formula="of:=VLOOKUP(1/[.J97];[.$B$58:.$I$79];6)" office:value-type="float" office:value="3.56969" calcext:value-type="float">
            <text:p>3.56969</text:p>
          </table:table-cell>
          <table:table-cell table:style-name="ce61" table:formula="of:=VLOOKUP(1/[.J97];[.$B$58:.$I$79];7)" office:value-type="float" office:value="-0.00249074" calcext:value-type="float">
            <text:p>-0.00249074</text:p>
          </table:table-cell>
          <table:table-cell table:style-name="ce61" table:formula="of:=VLOOKUP(1/[.J97];[.$B$58:.$I$79];8)" office:value-type="float" office:value="0.00000127366" calcext:value-type="float">
            <text:p>0.00000127366</text:p>
          </table:table-cell>
          <table:table-cell table:style-name="ce61" table:formula="of:=[.N98]+[.O98]*([.E44]-[.R98])+[.P98]*([.E44]-[.R98])^2" office:value-type="float" office:value="3.0811314720266" calcext:value-type="float">
            <text:p>3.0811314720266</text:p>
          </table:table-cell>
          <table:table-cell table:style-name="ce61" table:formula="of:=VLOOKUP(1/[.J97];[.$B$58:.$I$79];2)" office:value-type="float" office:value="1750" calcext:value-type="float">
            <text:p>1750</text:p>
          </table:table-cell>
          <table:table-cell table:style-name="ce61" table:formula="of:=([.$B$14]/[.$F$85])*([.Q98]-[.$F$83])" office:value-type="float" office:value="0.57910737650487" calcext:value-type="float">
            <text:p>0.57910737650487</text:p>
          </table:table-cell>
          <table:table-cell table:style-name="ce61" table:formula="of:=14.0069+6.59285*(([.E44]/[.$B$12])-0.65)-1.94051*(([.E44]/[.$B$12])-0.65)^2" office:value-type="float" office:value="14.6881891669242" calcext:value-type="float">
            <text:p>14.6881891669242</text:p>
          </table:table-cell>
          <table:table-cell table:number-columns-repeated="237"/>
        </table:table-row>
        <table:table-row table:style-name="ro3">
          <table:table-cell table:style-name="ce58" table:number-columns-repeated="9"/>
          <table:table-cell table:style-name="ce61" table:formula="of:=[.$F$84]+3*[#REF!]/([.$B$14]/[.$F$85])" office:value-type="string" office:string-value="" calcext:value-type="error">
            <text:p>#REF!</text:p>
          </table:table-cell>
          <table:table-cell table:style-name="ce61" table:formula="of:=VLOOKUP(1/[.J98];[.$B$58:.$I$79];3)" office:value-type="float" office:value="11189.1" calcext:value-type="float">
            <text:p>11189.1</text:p>
          </table:table-cell>
          <table:table-cell table:style-name="ce61" table:formula="of:=VLOOKUP(1/[.J98];[.$B$58:.$I$79];4)" office:value-type="float" office:value="-4.31589" calcext:value-type="float">
            <text:p>-4.31589</text:p>
          </table:table-cell>
          <table:table-cell table:style-name="ce61" table:formula="of:=VLOOKUP(1/[.J98];[.$B$58:.$I$79];5)" office:value-type="float" office:value="0.000960342" calcext:value-type="float">
            <text:p>0.000960342</text:p>
          </table:table-cell>
          <table:table-cell table:style-name="ce61" table:formula="of:=VLOOKUP(1/[.J98];[.$B$58:.$I$79];6)" office:value-type="float" office:value="3.56969" calcext:value-type="float">
            <text:p>3.56969</text:p>
          </table:table-cell>
          <table:table-cell table:style-name="ce61" table:formula="of:=VLOOKUP(1/[.J98];[.$B$58:.$I$79];7)" office:value-type="float" office:value="-0.00249074" calcext:value-type="float">
            <text:p>-0.00249074</text:p>
          </table:table-cell>
          <table:table-cell table:style-name="ce61" table:formula="of:=VLOOKUP(1/[.J98];[.$B$58:.$I$79];8)" office:value-type="float" office:value="0.00000127366" calcext:value-type="float">
            <text:p>0.00000127366</text:p>
          </table:table-cell>
          <table:table-cell table:style-name="ce61" table:formula="of:=[.N99]+[.O99]*([#REF!]-[.R99])+[.P99]*([#REF!]-[.R99])^2" office:value-type="string" office:string-value="" calcext:value-type="error">
            <text:p>#REF!</text:p>
          </table:table-cell>
          <table:table-cell table:style-name="ce61" table:formula="of:=VLOOKUP(1/[.J98];[.$B$58:.$I$79];2)" office:value-type="float" office:value="1750" calcext:value-type="float">
            <text:p>1750</text:p>
          </table:table-cell>
          <table:table-cell table:style-name="ce61" table:formula="of:=([.$B$14]/[.$F$85])*([.Q99]-[.$F$83])" office:value-type="string" office:string-value="" calcext:value-type="error">
            <text:p>#REF!</text:p>
          </table:table-cell>
          <table:table-cell table:style-name="ce61" table:formula="of:=14.0069+6.59285*(([#REF!]/[.$B$12])-0.65)-1.94051*(([#REF!]/[.$B$12])-0.65)^2" office:value-type="string" office:string-value="" calcext:value-type="error">
            <text:p>#REF!</text:p>
          </table:table-cell>
          <table:table-cell table:number-columns-repeated="237"/>
        </table:table-row>
        <table:table-row table:style-name="ro3" table:number-rows-repeated="11">
          <table:table-cell table:style-name="ce58" table:number-columns-repeated="9"/>
          <table:table-cell table:number-columns-repeated="2"/>
          <table:table-cell table:style-name="ce58" table:number-columns-repeated="9"/>
          <table:table-cell table:number-columns-repeated="237"/>
        </table:table-row>
        <table:table-row table:style-name="ro3" table:number-rows-repeated="12">
          <table:table-cell table:number-columns-repeated="257"/>
        </table:table-row>
        <table:table-row table:style-name="ro3">
          <table:table-cell table:number-columns-repeated="9"/>
          <table:table-cell table:style-name="ce58" table:number-columns-repeated="2"/>
          <table:table-cell table:number-columns-repeated="246"/>
        </table:table-row>
        <table:table-row table:style-name="ro3" table:number-rows-repeated="1048452">
          <table:table-cell table:number-columns-repeated="257"/>
        </table:table-row>
        <table:table-row table:style-name="ro3">
          <table:table-cell table:number-columns-repeated="257"/>
        </table:table-row>
        <table:named-expressions>
          <table:named-range table:name="Excel_BuiltIn_Print_Area" table:base-cell-address="$Vstup.$A$1" table:cell-range-address="$Ballistics.$D$1:.$S$47" table:range-usable-as="print-range"/>
          <table:named-range table:name="Excel_BuiltIn_Print_Titles" table:base-cell-address="$Vstup.$A$1" table:cell-range-address="$Ballistics.$1:.$1" table:range-usable-as="repeat-column repeat-row"/>
          <table:named-range table:name="Print_Area_MI" table:base-cell-address="$Vstup.$A$1" table:cell-range-address="$Ballistics.$A$2:.$H$19"/>
          <table:named-range table:name="Print_Titles_MI" table:base-cell-address="$Vstup.$A$1" table:cell-range-address="#REF!"/>
          <table:named-expression table:name="_Regression_Int" table:base-cell-address="$Vstup.$A$1" table:expression="1"/>
        </table:named-expressions>
      </table:table>
      <table:named-expressions>
        <table:named-expression table:name="clcm" table:base-cell-address="$Vstup.$A$1" table:expression="['file:///home/kulich/Downloads/bt6555-9.xls'#$vert.$D$67]"/>
        <table:named-range table:name="__123Graph_B" table:base-cell-address="$Vstup.$A$1" table:cell-range-address="$Ballistics.$H$4:.$H$20"/>
        <table:named-range table:name="__123Graph_X" table:base-cell-address="$Vstup.$A$1" table:cell-range-address="$Ballistics.$D$4:.$D$20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mic Sans MS" svg:font-family="'Comic Sans MS'" style:font-family-generic="script"/>
    <style:font-face style:name="Courier" svg:font-family="Courier" style:font-family-generic="modern" style:font-pitch="fixed"/>
    <style:font-face style:name="Courier1" svg:font-family="Courier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  <number:text> Kč</number:text>
    </number:number-style>
    <number:number-style style:name="N129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Kč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Kč</number:text>
    </number:number-style>
    <number:number-style style:name="N131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Kč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Kč </number:text>
    </number:number-style>
    <number:number-style style:name="N134P2" style:volatile="true">
      <number:text loext:blank-width-char="-"> </number:text>
      <number:fill-character> </number:fill-character>
      <number:text loext:blank-width-char="-4">- Kč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Kč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Kč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number number:decimal-places="0" number:min-decimal-places="0" number:min-integer-digits="1" number:grouping="true"/>
      <number:text> Sk</number:text>
    </number:number-style>
    <number:number-style style:name="N141">
      <number:text>-</number:text>
      <number:number number:decimal-places="0" number:min-decimal-places="0" number:min-integer-digits="1" number:grouping="true"/>
      <number:text> Sk</number:text>
      <style:map style:condition="value()&gt;=0" style:apply-style-name="N141P0"/>
    </number:number-style>
    <number:number-style style:name="N142P0" style:volatile="true">
      <number:number number:decimal-places="0" number:min-decimal-places="0" number:min-integer-digits="1" number:grouping="true"/>
      <number:text> Sk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Sk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> Sk</number:text>
    </number:number-style>
    <number:number-style style:name="N143">
      <number:text>-</number:text>
      <number:number number:decimal-places="2" number:min-decimal-places="2" number:min-integer-digits="1" number:grouping="true"/>
      <number:text> Sk</number:text>
      <style:map style:condition="value()&gt;=0" style:apply-style-name="N143P0"/>
    </number:number-style>
    <number:number-style style:name="N144P0" style:volatile="true">
      <number:number number:decimal-places="2" number:min-decimal-places="2" number:min-integer-digits="1" number:grouping="true"/>
      <number:text> Sk</number:text>
    </number:number-style>
    <number:number-style style:name="N144">
      <style:text-properties fo:color="#ff0000"/>
      <number:text>-</number:text>
      <number:number number:decimal-places="2" number:min-decimal-places="2" number:min-integer-digits="1" number:grouping="true"/>
      <number:text> Sk</number:text>
      <style:map style:condition="value()&gt;=0" style:apply-style-name="N144P0"/>
    </number:number-style>
    <number:number-style style:name="N145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Sk </number:text>
    </number:number-style>
    <number:number-style style:name="N145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Sk </number:text>
    </number:number-style>
    <number:number-style style:name="N145P2" style:volatile="true">
      <number:text loext:blank-width-char="-"> </number:text>
      <number:fill-character> </number:fill-character>
      <number:text loext:blank-width-char="-4">- Sk </number:text>
    </number:number-style>
    <number:text-style style:name="N145">
      <number:text loext:blank-width-char="-"> </number:text>
      <number:text-content/>
      <number:text loext:blank-width-char="-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S1_k3_-5">      </number:text>
    </number:number-style>
    <number:number-style style:name="N14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S1_k3_-5">      </number:text>
    </number:number-style>
    <number:number-style style:name="N146P2" style:volatile="true">
      <number:text loext:blank-width-char="-"> </number:text>
      <number:fill-character> </number:fill-character>
      <number:text loext:blank-width-char="S2_k4_-6">-      </number:text>
    </number:number-style>
    <number:text-style style:name="N146">
      <number:text loext:blank-width-char="-"> </number:text>
      <number:text-content/>
      <number:text loext:blank-width-char="-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Sk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Sk </number:text>
    </number:number-style>
    <number:number-style style:name="N147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Sk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S1_k3_-5">     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S1_k3_-5">     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S1_k3_-5">     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49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49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50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51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52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3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3P2" style:volatile="true">
      <number:text loext:blank-width-char="("> $</number:text>
      <number:fill-character> </number:fill-character>
      <number:text loext:blank-width-char=")1">- </number:text>
    </number:number-style>
    <number:text-style style:name="N153">
      <number:text loext:blank-width-char="("> </number:text>
      <number:text-content/>
      <number:text loext:blank-width-char=")"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4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4P2" style:volatile="true">
      <number:text loext:blank-width-char="("> </number:text>
      <number:fill-character> </number:fill-character>
      <number:text loext:blank-width-char=")1">- </number:text>
    </number:number-style>
    <number:text-style style:name="N154">
      <number:text loext:blank-width-char="("> </number:text>
      <number:text-content/>
      <number:text loext:blank-width-char=")"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5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5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">
      <number:number number:decimal-places="2" number:min-decimal-places="2" number:min-integer-digits="1"/>
      <number:text loext:blank-width-char=")"> </number:text>
    </number:number-style>
    <number:date-style style:name="N158">
      <number:day number:style="long"/>
      <number:text>-</number:text>
      <number:month number:textual="true"/>
      <number:text>-</number:text>
      <number:year/>
      <number:text loext:blank-width-char=")"> </number:text>
    </number:date-style>
    <number:number-style style:name="N159">
      <number:number number:decimal-places="0" number:min-decimal-places="0" number:min-integer-digits="1"/>
      <number:text loext:blank-width-char=")"> </number:text>
    </number:number-style>
    <number:number-style style:name="N160">
      <number:number number:decimal-places="1" number:min-decimal-places="1" number:min-integer-digits="1"/>
      <number:text loext:blank-width-char=")"> </number:text>
    </number:number-style>
    <number:number-style style:name="N161">
      <number:number number:decimal-places="3" number:min-decimal-places="3" number:min-integer-digits="1"/>
      <number:text loext:blank-width-char=")"> </number:text>
    </number:number-style>
    <number:number-style style:name="N162">
      <number:number number:decimal-places="1" number:min-decimal-places="1" number:min-integer-digits="1"/>
    </number:number-style>
    <number:number-style style:name="N163">
      <number:number number:decimal-places="3" number:min-decimal-places="3" number:min-integer-digits="1"/>
    </number:number-style>
    <number:number-style style:name="N164P0" style:volatile="true">
      <number:number number:decimal-places="1" number:min-decimal-places="1" number:min-integer-digits="1"/>
    </number:number-style>
    <number:number-style style:name="N164">
      <style:text-properties fo:color="#ff0000"/>
      <number:number number:decimal-places="1" number:min-decimal-places="1" number:min-integer-digits="1"/>
      <style:map style:condition="value()&gt;=0" style:apply-style-name="N164P0"/>
    </number:number-style>
    <number:number-style style:name="N165">
      <number:number number:decimal-places="15" number:min-decimal-places="15" number:min-integer-digits="1"/>
    </number:number-style>
    <number:number-style style:name="N166">
      <number:number number:decimal-places="14" number:min-decimal-places="14" number:min-integer-digits="1"/>
    </number:number-style>
    <number:number-style style:name="N167">
      <number:number number:decimal-places="10" number:min-decimal-places="10" number:min-integer-digits="1"/>
    </number:number-style>
    <number:number-style style:name="N168">
      <number:number number:decimal-places="9" number:min-decimal-places="9" number:min-integer-digits="1"/>
    </number:number-style>
    <number:number-style style:name="N169">
      <number:number number:decimal-places="8" number:min-decimal-places="8" number:min-integer-digits="1"/>
    </number:number-style>
    <number:number-style style:name="N170">
      <number:number number:decimal-places="7" number:min-decimal-places="7" number:min-integer-digits="1"/>
    </number:number-style>
    <number:number-style style:name="N171">
      <number:number number:decimal-places="6" number:min-decimal-places="6" number:min-integer-digits="1"/>
    </number:number-style>
    <number:number-style style:name="N172">
      <number:number number:decimal-places="5" number:min-decimal-places="5" number:min-integer-digits="1"/>
    </number:number-style>
    <number:number-style style:name="N173">
      <number:number number:decimal-places="4" number:min-decimal-places="4" number:min-integer-digits="1"/>
    </number:number-style>
    <number:number-style style:name="N174">
      <number:number number:decimal-places="1" number:min-decimal-places="1" number:min-integer-digits="1" number:grouping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background-color="#ffffff" fo:padding="0.028in" style:rotation-align="none"/>
      <style:text-properties style:use-window-font-color="true" style:font-name="Courier1" fo:font-family="Courier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60%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5">
      <style:page-layout-properties fo:page-width="11in" fo:page-height="8.5in" style:num-format="1" style:print-orientation="landscape" fo:margin-top="0.5in" fo:margin-bottom="0.25in" fo:margin-left="0.5in" fo:margin-right="0.25in" style:first-page-number="continue" style:scale-to="100%" style:writing-mode="lr-tb"/>
      <style:header-style>
        <style:header-footer-properties fo:min-height="0.2953in" fo:margin-left="0.248in" fo:margin-right="0.498in" fo:margin-bottom="0in"/>
      </style:header-style>
      <style:footer-style>
        <style:header-footer-properties fo:min-height="0.2953in" fo:margin-left="0.248in" fo:margin-right="0.498in" fo:margin-top="0.111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Vstup" style:display-name="PageStyle_Vstu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ta" style:display-name="PageStyle_Da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Ballistics" style:display-name="PageStyle_Ballistics" style:page-layout-name="Mpm5">
      <style:header style:display="false"/>
      <style:header-left style:display="false"/>
      <style:header-first style:display="false"/>
      <style:footer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>
      <style:footer-left style:display="false"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-left>
      <style:footer-first style:display="false">
        <text:p><text:span text:style-name="MT1">Page </text:span><text:span text:style-name="MT1"><text:page-number>1</text:page-number></text:span><text:span text:style-name="MT1"><text:s/>of </text:span><text:span text:style-name="MT1"><text:page-count>99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Ballistics Calculator Enhanced Version</dc:title>
    <dc:subject>Exterior Ballistics for MS Excel</dc:subject>
    <dc:description>This is a modification of an existing spreadsheet.  The version I received from the Internet site PcV was also modified from the original.  This version projects more trajectory data (additional yardage capability).</dc:description>
    <meta:initial-creator>David L.King</meta:initial-creator>
    <meta:creation-date>1998-06-19T04:33:35</meta:creation-date>
    <dc:date>2024-09-21T20:07:18.312871087</dc:date>
    <meta:print-date>2005-05-04T11:17:01</meta:print-date>
    <meta:editing-duration>PT9M10S</meta:editing-duration>
    <meta:editing-cycles>2</meta:editing-cycles>
    <meta:generator>LibreOffice/24.8.1.2$Linux_X86_64 LibreOffice_project/480$Build-2</meta:generator>
    <meta:document-statistic meta:table-count="3" meta:cell-count="1724" meta:object-count="0"/>
  </office:meta>
</office:document-meta>
</file>